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/>
  </office:font-face-decls>
  <office:automatic-styles>
    <style:style style:name="co1" style:family="table-column">
      <style:table-column-properties fo:break-before="auto" style:column-width="2.82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666666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Дело</text:p>
          </table:table-cell>
          <table:table-cell table:style-name="ce1" office:value-type="string" calcext:value-type="string">
            <text:p>Статус/Дело</text:p>
          </table:table-cell>
          <table:table-cell table:style-name="ce1" office:value-type="string" calcext:value-type="string">
            <text:p>Тип дело</text:p>
          </table:table-cell>
          <table:table-cell table:style-name="ce1" office:value-type="string" calcext:value-type="string">
            <text:p>Риск</text:p>
          </table:table-cell>
          <table:table-cell table:style-name="ce1" office:value-type="string" calcext:value-type="string">
            <text:p>Взискатели</text:p>
          </table:table-cell>
          <table:table-cell table:style-name="ce1" office:value-type="string" calcext:value-type="string">
            <text:p>Лице</text:p>
          </table:table-cell>
          <table:table-cell table:style-name="ce1" office:value-type="string" calcext:value-type="string">
            <text:p>Запориран Договор</text:p>
          </table:table-cell>
          <table:table-cell table:style-name="ce1" office:value-type="string" calcext:value-type="string">
            <text:p>Активни договори</text:p>
          </table:table-cell>
          <table:table-cell table:style-name="ce1" office:value-type="string" calcext:value-type="string">
            <text:p>Заплата</text:p>
          </table:table-cell>
          <table:table-cell table:style-name="ce1" office:value-type="string" calcext:value-type="string">
            <text:p>Създаден</text:p>
          </table:table-cell>
          <table:table-cell table:style-name="ce1" office:value-type="string" calcext:value-type="string">
            <text:p>Наш запор</text:p>
          </table:table-cell>
          <table:table-cell table:style-name="ce1" office:value-type="string" calcext:value-type="string">
            <text:p>Запор/потвърден</text:p>
          </table:table-cell>
          <table:table-cell table:style-name="ce1" office:value-type="string" calcext:value-type="string">
            <text:p>Запор вдигнат</text:p>
          </table:table-cell>
          <table:table-cell table:style-name="ce1" office:value-type="string" calcext:value-type="string">
            <text:p>Запор вдигнат/потвърден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58410401933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Николай Валериев Шолевски</text:p>
          </table:table-cell>
          <table:table-cell office:value-type="string" calcext:value-type="string">
            <text:p>Пегасус Софтуер ЕООД/Пегасус Софтуер ЕООД</text:p>
          </table:table-cell>
          <table:table-cell office:value-type="string" calcext:value-type="string">
            <text:p>Пегасус Софтуер ЕООД/Пегасус Софтуер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488</text:p>
          </table:table-cell>
          <table:table-cell office:value-type="string" calcext:value-type="string">
            <text:p>Образувано/03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ЕМИЛИЯ КРАСИМИРОВА ФОТЕНЛ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488</text:p>
          </table:table-cell>
          <table:table-cell office:value-type="string" calcext:value-type="string">
            <text:p>Образувано/03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ЕМИЛИЯ КРАСИМИРОВА ФОТЕНЛ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486</text:p>
          </table:table-cell>
          <table:table-cell office:value-type="string" calcext:value-type="string">
            <text:p>Образувано/03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ли АХМЕДОВ ФОТЕНЛ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5603</text:p>
          </table:table-cell>
          <table:table-cell office:value-type="string" calcext:value-type="string">
            <text:p>Образувано/01/06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Василка Милчова Кръстанова</text:p>
          </table:table-cell>
          <table:table-cell office:value-type="string" calcext:value-type="string">
            <text:p>ДИМИТЪР ФЕРДИНАНДОВ 97 ЕООД/ДИМИТЪР ФЕРДИНАНДОВ 97 ЕООД</text:p>
          </table:table-cell>
          <table:table-cell office:value-type="string" calcext:value-type="string">
            <text:p>ДИМИТЪР ФЕРДИНАНДОВ 97 ЕООД/ДИМИТЪР ФЕРДИНАНДОВ 97 ЕООД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481</text:p>
          </table:table-cell>
          <table:table-cell office:value-type="string" calcext:value-type="string">
            <text:p>Образувано/03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ВАСИЛ ТОДОРОВ ВАСИЛЕВ</text:p>
          </table:table-cell>
          <table:table-cell office:value-type="string" calcext:value-type="string">
            <text:p>ИМПАЙЪР СЕКЮРИТИ ГРУП /ООД//ИМПАЙЪР СЕКЮРИТИ ГРУП /ООД/</text:p>
          </table:table-cell>
          <table:table-cell office:value-type="string" calcext:value-type="string">
            <text:p>ИМПАЙЪР СЕКЮРИТИ ГРУП /ООД//ИМПАЙЪР СЕКЮРИТИ ГРУП /ООД/ - 780 лева</text:p>
          </table:table-cell>
          <table:table-cell office:value-type="string" calcext:value-type="string">
            <text:p>780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25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Тошко Кирчев Баръмов</text:p>
          </table:table-cell>
          <table:table-cell office:value-type="string" calcext:value-type="string">
            <text:p>КАРИ 87 /ЕООД//КАРИ 87 /ЕООД/</text:p>
          </table:table-cell>
          <table:table-cell office:value-type="string" calcext:value-type="string">
            <text:p>ЕТ ДИМИТЪР ПЕТРОВ - ИНТЕКС/ЕТ ДИМИТЪР ПЕТРОВ - ИНТЕКС - 580 лева; КАРИ 87 /ЕООД//КАРИ 87 /ЕООД/ - 310 лева</text:p>
          </table:table-cell>
          <table:table-cell office:value-type="string" calcext:value-type="string">
            <text:p>89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25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Тошко Кирчев Баръмов</text:p>
          </table:table-cell>
          <table:table-cell office:value-type="string" calcext:value-type="string">
            <text:p>ЕТ ДИМИТЪР ПЕТРОВ - ИНТЕКС/ЕТ ДИМИТЪР ПЕТРОВ - ИНТЕКС</text:p>
          </table:table-cell>
          <table:table-cell office:value-type="string" calcext:value-type="string">
            <text:p>ЕТ ДИМИТЪР ПЕТРОВ - ИНТЕКС/ЕТ ДИМИТЪР ПЕТРОВ - ИНТЕКС - 580 лева; КАРИ 87 /ЕООД//КАРИ 87 /ЕООД/ - 310 лева</text:p>
          </table:table-cell>
          <table:table-cell office:value-type="string" calcext:value-type="string">
            <text:p>89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481</text:p>
          </table:table-cell>
          <table:table-cell office:value-type="string" calcext:value-type="string">
            <text:p>Образувано/03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ВАСИЛ ТОДОРОВ ВАСИЛ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ИМПАЙЪР СЕКЮРИТИ ГРУП /ООД//ИМПАЙЪР СЕКЮРИТИ ГРУП /ООД/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5603</text:p>
          </table:table-cell>
          <table:table-cell office:value-type="string" calcext:value-type="string">
            <text:p>Образувано/01/06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Йорданка Тодорова Чола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0946</text:p>
          </table:table-cell>
          <table:table-cell office:value-type="string" calcext:value-type="string">
            <text:p>Образувано/16/02/2022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Чавдар Чавдаров Весел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32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Дария Тодорова Райкова</text:p>
          </table:table-cell>
          <table:table-cell office:value-type="string" calcext:value-type="string">
            <text:p><text:s/>Ц.П.Н.-БГ ЕООД / Ц.П.Н.-БГ ЕООД </text:p>
          </table:table-cell>
          <table:table-cell office:value-type="string" calcext:value-type="string">
            <text:p><text:s/>Ц.П.Н.-БГ ЕООД / Ц.П.Н.-БГ ЕООД <text:s/>- 900 лева</text:p>
          </table:table-cell>
          <table:table-cell office:value-type="string" calcext:value-type="string">
            <text:p>900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58410403733</text:p>
          </table:table-cell>
          <table:table-cell office:value-type="string" calcext:value-type="string">
            <text:p>Образувано/27/03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ХАРА Ауто България ЕООД</text:p>
          </table:table-cell>
          <table:table-cell office:value-type="string" calcext:value-type="string">
            <text:p>Петко Борисов Пет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286</text:p>
          </table:table-cell>
          <table:table-cell office:value-type="string" calcext:value-type="string">
            <text:p>Образувано/30/07/2024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алица Найденова Чикова</text:p>
          </table:table-cell>
          <table:table-cell office:value-type="string" calcext:value-type="string">
            <text:p>НОМЕР 12 ЕООД/НОМЕР 12 ЕООД</text:p>
          </table:table-cell>
          <table:table-cell office:value-type="string" calcext:value-type="string">
            <text:p>НОМЕР 12 ЕООД/НОМЕР 12 ЕООД - null лева</text:p>
          </table:table-cell>
          <table:table-cell office:value-type="string" calcext:value-type="string">
            <text:p>0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28410405421</text:p>
          </table:table-cell>
          <table:table-cell office:value-type="string" calcext:value-type="string">
            <text:p>Образувано/02/12/2022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алица Найденова Чикова</text:p>
          </table:table-cell>
          <table:table-cell office:value-type="string" calcext:value-type="string">
            <text:p>НОМЕР 12 ЕООД/НОМЕР 12 ЕООД</text:p>
          </table:table-cell>
          <table:table-cell office:value-type="string" calcext:value-type="string">
            <text:p>НОМЕР 12 ЕООД/НОМЕР 12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7873</text:p>
          </table:table-cell>
          <table:table-cell office:value-type="string" calcext:value-type="string">
            <text:p>Образувано/13/09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</text:p>
          </table:table-cell>
          <table:table-cell office:value-type="string" calcext:value-type="string">
            <text:p>Красимир Методиев Маринов</text:p>
          </table:table-cell>
          <table:table-cell office:value-type="string" calcext:value-type="string">
            <text:p>ГОЛД ЕНЕРДЖИ ЕООД/ГОЛД ЕНЕРДЖИ ЕООД</text:p>
          </table:table-cell>
          <table:table-cell office:value-type="string" calcext:value-type="string">
            <text:p>ГОЛД ЕНЕРДЖИ ЕООД/ГОЛД ЕНЕРДЖИ ЕООД - 400 лева</text:p>
          </table:table-cell>
          <table:table-cell office:value-type="string" calcext:value-type="string">
            <text:p>4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5134</text:p>
          </table:table-cell>
          <table:table-cell office:value-type="string" calcext:value-type="string">
            <text:p>Образувано/20/05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Росица Божилова Спасова</text:p>
          </table:table-cell>
          <table:table-cell office:value-type="string" calcext:value-type="string">
            <text:p>ДЗЕН 1 ЕООД/ДЗЕН 1 ЕООД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289</text:p>
          </table:table-cell>
          <table:table-cell office:value-type="string" calcext:value-type="string">
            <text:p>Образувано/30/07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алица Найденова Чикова</text:p>
          </table:table-cell>
          <table:table-cell office:value-type="string" calcext:value-type="string">
            <text:p>НОМЕР 12 ЕООД/НОМЕР 12 ЕООД</text:p>
          </table:table-cell>
          <table:table-cell office:value-type="string" calcext:value-type="string">
            <text:p>НОМЕР 12 ЕООД/НОМЕР 12 ЕООД - null лева</text:p>
          </table:table-cell>
          <table:table-cell office:value-type="string" calcext:value-type="string">
            <text:p>0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098410400501</text:p>
          </table:table-cell>
          <table:table-cell office:value-type="string" calcext:value-type="string">
            <text:p>Образувано/21/01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Траянка Любчова Шонева</text:p>
          </table:table-cell>
          <table:table-cell office:value-type="string" calcext:value-type="string">
            <text:p>СТОЛИЧНА ОБЩИНА; РАЙОН ПОДУЯНЕ/СТОЛИЧНА ОБЩИНА; РАЙОН ПОДУЯНЕ</text:p>
          </table:table-cell>
          <table:table-cell office:value-type="string" calcext:value-type="string">
            <text:p>ДЗЗД СЪРВИЗ КЛИЙН БГ/ДЗЗД СЪРВИЗ КЛИЙН БГ - null лева; СТОЛИЧНА ОБЩИНА; РАЙОН ПОДУЯНЕ/СТОЛИЧНА ОБЩИНА; РАЙОН ПОДУЯНЕ - null лева; БОРИВАН ООД/БОРИВАН ООД - 195 лева; ДИРЕКЦИЯ СОЦИАЛНО ПОДПОМАГАНЕ - ОБОРИЩЕ/ДИРЕКЦИЯ СОЦИАЛНО ПОДПОМАГАНЕ - ОБОРИЩЕ - 160 лева</text:p>
          </table:table-cell>
          <table:table-cell office:value-type="string" calcext:value-type="string">
            <text:p>355 лева</text:p>
          </table:table-cell>
          <table:table-cell office:value-type="string" calcext:value-type="string">
            <text:p>16/10/2024</text:p>
          </table:table-cell>
          <table:table-cell office:value-type="string" calcext:value-type="string">
            <text:p>21/05/2025</text:p>
          </table:table-cell>
          <table:table-cell office:value-type="string" calcext:value-type="string">
            <text:p>31/10/20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098410400501</text:p>
          </table:table-cell>
          <table:table-cell office:value-type="string" calcext:value-type="string">
            <text:p>Образувано/21/01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Траянка Любчова Шонева</text:p>
          </table:table-cell>
          <table:table-cell office:value-type="string" calcext:value-type="string">
            <text:p>СТОЛИЧНА ОБЩИНА; РАЙОН ПОДУЯНЕ/СТОЛИЧНА ОБЩИНА; РАЙОН ПОДУЯНЕ</text:p>
          </table:table-cell>
          <table:table-cell office:value-type="string" calcext:value-type="string">
            <text:p>ДЗЗД СЪРВИЗ КЛИЙН БГ/ДЗЗД СЪРВИЗ КЛИЙН БГ - null лева; СТОЛИЧНА ОБЩИНА; РАЙОН ПОДУЯНЕ/СТОЛИЧНА ОБЩИНА; РАЙОН ПОДУЯНЕ - null лева; БОРИВАН ООД/БОРИВАН ООД - 195 лева; ДИРЕКЦИЯ СОЦИАЛНО ПОДПОМАГАНЕ - ОБОРИЩЕ/ДИРЕКЦИЯ СОЦИАЛНО ПОДПОМАГАНЕ - ОБОРИЩЕ - 160 лева</text:p>
          </table:table-cell>
          <table:table-cell office:value-type="string" calcext:value-type="string">
            <text:p>355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98410400501</text:p>
          </table:table-cell>
          <table:table-cell office:value-type="string" calcext:value-type="string">
            <text:p>Образувано/21/01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Траянка Любчова Шонева</text:p>
          </table:table-cell>
          <table:table-cell office:value-type="string" calcext:value-type="string">
            <text:p>БОРИВАН ООД/БОРИВАН ООД</text:p>
          </table:table-cell>
          <table:table-cell office:value-type="string" calcext:value-type="string">
            <text:p>ДЗЗД СЪРВИЗ КЛИЙН БГ/ДЗЗД СЪРВИЗ КЛИЙН БГ - null лева; СТОЛИЧНА ОБЩИНА; РАЙОН ПОДУЯНЕ/СТОЛИЧНА ОБЩИНА; РАЙОН ПОДУЯНЕ - null лева; БОРИВАН ООД/БОРИВАН ООД - 195 лева; ДИРЕКЦИЯ СОЦИАЛНО ПОДПОМАГАНЕ - ОБОРИЩЕ/ДИРЕКЦИЯ СОЦИАЛНО ПОДПОМАГАНЕ - ОБОРИЩЕ - 160 лева</text:p>
          </table:table-cell>
          <table:table-cell office:value-type="string" calcext:value-type="string">
            <text:p>355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98410400501</text:p>
          </table:table-cell>
          <table:table-cell office:value-type="string" calcext:value-type="string">
            <text:p>Образувано/21/01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Траянка Любчова Шонева</text:p>
          </table:table-cell>
          <table:table-cell office:value-type="string" calcext:value-type="string">
            <text:p>ДЗЗД СЪРВИЗ КЛИЙН БГ/ДЗЗД СЪРВИЗ КЛИЙН БГ</text:p>
          </table:table-cell>
          <table:table-cell office:value-type="string" calcext:value-type="string">
            <text:p>ДЗЗД СЪРВИЗ КЛИЙН БГ/ДЗЗД СЪРВИЗ КЛИЙН БГ - null лева; СТОЛИЧНА ОБЩИНА; РАЙОН ПОДУЯНЕ/СТОЛИЧНА ОБЩИНА; РАЙОН ПОДУЯНЕ - null лева; БОРИВАН ООД/БОРИВАН ООД - 195 лева; ДИРЕКЦИЯ СОЦИАЛНО ПОДПОМАГАНЕ - ОБОРИЩЕ/ДИРЕКЦИЯ СОЦИАЛНО ПОДПОМАГАНЕ - ОБОРИЩЕ - 160 лева</text:p>
          </table:table-cell>
          <table:table-cell office:value-type="string" calcext:value-type="string">
            <text:p>355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98410400501</text:p>
          </table:table-cell>
          <table:table-cell office:value-type="string" calcext:value-type="string">
            <text:p>Образувано/21/01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Траянка Любчова Шонева</text:p>
          </table:table-cell>
          <table:table-cell office:value-type="string" calcext:value-type="string">
            <text:p>ДИРЕКЦИЯ СОЦИАЛНО ПОДПОМАГАНЕ - ОБОРИЩЕ/ДИРЕКЦИЯ СОЦИАЛНО ПОДПОМАГАНЕ - ОБОРИЩЕ</text:p>
          </table:table-cell>
          <table:table-cell office:value-type="string" calcext:value-type="string">
            <text:p>ДЗЗД СЪРВИЗ КЛИЙН БГ/ДЗЗД СЪРВИЗ КЛИЙН БГ - null лева; СТОЛИЧНА ОБЩИНА; РАЙОН ПОДУЯНЕ/СТОЛИЧНА ОБЩИНА; РАЙОН ПОДУЯНЕ - null лева; БОРИВАН ООД/БОРИВАН ООД - 195 лева; ДИРЕКЦИЯ СОЦИАЛНО ПОДПОМАГАНЕ - ОБОРИЩЕ/ДИРЕКЦИЯ СОЦИАЛНО ПОДПОМАГАНЕ - ОБОРИЩЕ - 160 лева</text:p>
          </table:table-cell>
          <table:table-cell office:value-type="string" calcext:value-type="string">
            <text:p>355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287</text:p>
          </table:table-cell>
          <table:table-cell office:value-type="string" calcext:value-type="string">
            <text:p>Образувано/30/07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услан Анатолие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2125</text:p>
          </table:table-cell>
          <table:table-cell office:value-type="string" calcext:value-type="string">
            <text:p>Образувано/21/06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</text:p>
          </table:table-cell>
          <table:table-cell office:value-type="string" calcext:value-type="string">
            <text:p>Любомир Георгиев Стоянов</text:p>
          </table:table-cell>
          <table:table-cell office:value-type="string" calcext:value-type="string">
            <text:p>ЕМС <text:s/>ИНЖЕНЕРИНГ ООД/ЕМС <text:s/>ИНЖЕНЕРИНГ ООД</text:p>
          </table:table-cell>
          <table:table-cell office:value-type="string" calcext:value-type="string">
            <text:p>ЕМС <text:s/>ИНЖЕНЕРИНГ ООД/ЕМС <text:s/>ИНЖЕНЕРИНГ ОО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479</text:p>
          </table:table-cell>
          <table:table-cell office:value-type="string" calcext:value-type="string">
            <text:p>Образувано/03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; АГЕНЦИЯ <text:s/>ЗА <text:s/>СЪБИРАНЕ <text:s/>НА <text:s/>ВЗЕМАНИЯ ЕАД</text:p>
          </table:table-cell>
          <table:table-cell office:value-type="string" calcext:value-type="string">
            <text:p>МИХАЕЛА ДИМИТРОВА ЛАЗА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11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рина Валентинова Василева</text:p>
          </table:table-cell>
          <table:table-cell office:value-type="string" calcext:value-type="string">
            <text:p>УНИКАМ АГРО ТУР ЕООД/УНИКАМ АГРО ТУР ЕООД</text:p>
          </table:table-cell>
          <table:table-cell office:value-type="string" calcext:value-type="string">
            <text:p>УНИКАМ АГРО ТУР ЕООД/УНИКАМ АГРО ТУР ЕООД - 780 лева; ЛЮЛИН 2018 /ЕООД/</text:p>
            <text:p>гр.СОФИЯ;  жк Люлин-10 бл.145 ет.9 ап.45/ЛЮЛИН 2018 /ЕООД/</text:p>
            <text:p>гр.СОФИЯ;  жк Люлин-10 бл.145 ет.9 ап.45 - 650 лева</text:p>
          </table:table-cell>
          <table:table-cell office:value-type="string" calcext:value-type="string">
            <text:p>143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11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рина Валентинова Василева</text:p>
          </table:table-cell>
          <table:table-cell office:value-type="string" calcext:value-type="string">
            <text:p>ЛЮЛИН 2018 /ЕООД/</text:p>
            <text:p>гр.СОФИЯ;  жк Люлин-10 бл.145 ет.9 ап.45/ЛЮЛИН 2018 /ЕООД/</text:p>
            <text:p>гр.СОФИЯ;  жк Люлин-10 бл.145 ет.9 ап.45</text:p>
          </table:table-cell>
          <table:table-cell office:value-type="string" calcext:value-type="string">
            <text:p>УНИКАМ АГРО ТУР ЕООД/УНИКАМ АГРО ТУР ЕООД - 780 лева; ЛЮЛИН 2018 /ЕООД/</text:p>
            <text:p>гр.СОФИЯ;  жк Люлин-10 бл.145 ет.9 ап.45/ЛЮЛИН 2018 /ЕООД/</text:p>
            <text:p>гр.СОФИЯ;  жк Люлин-10 бл.145 ет.9 ап.45 - 650 лева</text:p>
          </table:table-cell>
          <table:table-cell office:value-type="string" calcext:value-type="string">
            <text:p>143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11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рина Валентинова Василева</text:p>
          </table:table-cell>
          <table:table-cell office:value-type="string" calcext:value-type="string">
            <text:p>УНИКАМ АГРО ТУР ЕООД/УНИКАМ АГРО ТУР ЕООД</text:p>
          </table:table-cell>
          <table:table-cell office:value-type="string" calcext:value-type="string">
            <text:p>УНИКАМ АГРО ТУР ЕООД/УНИКАМ АГРО ТУР ЕООД - 780 лева; ЛЮЛИН 2018 /ЕООД/</text:p>
            <text:p>гр.СОФИЯ;  жк Люлин-10 бл.145 ет.9 ап.45/ЛЮЛИН 2018 /ЕООД/</text:p>
            <text:p>гр.СОФИЯ;  жк Люлин-10 бл.145 ет.9 ап.45 - 650 лева</text:p>
          </table:table-cell>
          <table:table-cell office:value-type="string" calcext:value-type="string">
            <text:p>143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11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рина Валентинова Василева</text:p>
          </table:table-cell>
          <table:table-cell office:value-type="string" calcext:value-type="string">
            <text:p>ЛЮЛИН 2018 /ЕООД/</text:p>
            <text:p>гр.СОФИЯ;  жк Люлин-10 бл.145 ет.9 ап.45/ЛЮЛИН 2018 /ЕООД/</text:p>
            <text:p>гр.СОФИЯ;  жк Люлин-10 бл.145 ет.9 ап.45</text:p>
          </table:table-cell>
          <table:table-cell office:value-type="string" calcext:value-type="string">
            <text:p>УНИКАМ АГРО ТУР ЕООД/УНИКАМ АГРО ТУР ЕООД - 780 лева; ЛЮЛИН 2018 /ЕООД/</text:p>
            <text:p>гр.СОФИЯ;  жк Люлин-10 бл.145 ет.9 ап.45/ЛЮЛИН 2018 /ЕООД/</text:p>
            <text:p>гр.СОФИЯ;  жк Люлин-10 бл.145 ет.9 ап.45 - 650 лева</text:p>
          </table:table-cell>
          <table:table-cell office:value-type="string" calcext:value-type="string">
            <text:p>143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1984</text:p>
          </table:table-cell>
          <table:table-cell office:value-type="string" calcext:value-type="string">
            <text:p>Образувано/18/02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ХАРА Ауто България ЕООД</text:p>
          </table:table-cell>
          <table:table-cell office:value-type="string" calcext:value-type="string">
            <text:p>Пламен Антониев Ковачев</text:p>
          </table:table-cell>
          <table:table-cell office:value-type="string" calcext:value-type="string">
            <text:p>АДЕЛ АВТО ТРАНС ООД/АДЕЛ АВТО ТРАНС ООД</text:p>
          </table:table-cell>
          <table:table-cell office:value-type="string" calcext:value-type="string">
            <text:p>АДЕЛ АВТО ТРАНС ООД/АДЕЛ АВТО ТРАНС ООД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5421</text:p>
          </table:table-cell>
          <table:table-cell office:value-type="string" calcext:value-type="string">
            <text:p>Образувано/02/12/2022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алица Найденова Чикова</text:p>
          </table:table-cell>
          <table:table-cell office:value-type="string" calcext:value-type="string">
            <text:p>НОМЕР 12 ЕООД/НОМЕР 12 ЕООД</text:p>
          </table:table-cell>
          <table:table-cell office:value-type="string" calcext:value-type="string">
            <text:p>НОМЕР 12 ЕООД/НОМЕР 12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5421</text:p>
          </table:table-cell>
          <table:table-cell office:value-type="string" calcext:value-type="string">
            <text:p>Образувано/02/12/2022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алица Найденова Чикова</text:p>
          </table:table-cell>
          <table:table-cell office:value-type="string" calcext:value-type="string">
            <text:p>АДА 2010 ООД/АДА 2010 ООД</text:p>
          </table:table-cell>
          <table:table-cell office:value-type="string" calcext:value-type="string">
            <text:p>НОМЕР 12 ЕООД/НОМЕР 12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284</text:p>
          </table:table-cell>
          <table:table-cell office:value-type="string" calcext:value-type="string">
            <text:p>Образувано/30/07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осен Симеонов Стоянов</text:p>
          </table:table-cell>
          <table:table-cell office:value-type="string" calcext:value-type="string">
            <text:p>КОЦИ - 03 - ЖИВКА НИКОЛОВА /ЕТ//КОЦИ - 03 - ЖИВКА НИКОЛОВА /ЕТ/</text:p>
          </table:table-cell>
          <table:table-cell office:value-type="string" calcext:value-type="string">
            <text:p>ГЕБС ЕООД/ГЕБС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284</text:p>
          </table:table-cell>
          <table:table-cell office:value-type="string" calcext:value-type="string">
            <text:p>Образувано/30/07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осен Симеонов Стоянов</text:p>
          </table:table-cell>
          <table:table-cell office:value-type="string" calcext:value-type="string">
            <text:p>ГЕБС ЕООД/ГЕБС ЕООД</text:p>
          </table:table-cell>
          <table:table-cell office:value-type="string" calcext:value-type="string">
            <text:p>ГЕБС ЕООД/ГЕБС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476</text:p>
          </table:table-cell>
          <table:table-cell office:value-type="string" calcext:value-type="string">
            <text:p>Образувано/03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ЛЮБКА МАРИНОВА БАД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471</text:p>
          </table:table-cell>
          <table:table-cell office:value-type="string" calcext:value-type="string">
            <text:p>Образувано/03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ТОЯН ВАСКОВ ДРАГОМАНСКИ</text:p>
          </table:table-cell>
          <table:table-cell office:value-type="string" calcext:value-type="string">
            <text:p>АНТОНИЙ ЕООД/АНТОНИЙ ЕООД</text:p>
          </table:table-cell>
          <table:table-cell office:value-type="string" calcext:value-type="string">
            <text:p>АНТОНИЙ ЕООД/АНТОНИЙ ЕООД - 650 лева</text:p>
          </table:table-cell>
          <table:table-cell office:value-type="string" calcext:value-type="string">
            <text:p>650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0996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Петя Венциславова Дими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997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Натали Томова Том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ВБД ФИНАНС ООД/ВБД ФИНАНС ООД - 1000 лева</text:p>
          </table:table-cell>
          <table:table-cell office:value-type="string" calcext:value-type="string">
            <text:p>10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3375</text:p>
          </table:table-cell>
          <table:table-cell office:value-type="string" calcext:value-type="string">
            <text:p>Образувано/11/08/2022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; ИНОВАТИВНИ ФИНАНСИ ООД</text:p>
          </table:table-cell>
          <table:table-cell office:value-type="string" calcext:value-type="string">
            <text:p>Натали Анева Георг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47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Георги Стефанов Христ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10024</text:p>
          </table:table-cell>
          <table:table-cell office:value-type="string" calcext:value-type="string">
            <text:p>Перемирано/09/01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Димитър Викторов Соко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05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ИНОВАТИВНИ ФИНАНСИ ООД; АГЕНЦИЯ <text:s/>ЗА <text:s/>СЪБИРАНЕ <text:s/>НА <text:s/>ВЗЕМАНИЯ ЕАД; ТИ БИ АЙ Банк ЕАД</text:p>
          </table:table-cell>
          <table:table-cell office:value-type="string" calcext:value-type="string">
            <text:p>Вера Ангелова Ко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9419</text:p>
          </table:table-cell>
          <table:table-cell office:value-type="string" calcext:value-type="string">
            <text:p>Образувано/11/10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Иванина Павлова Шиш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КУЛТ ГУРМЕ КЕТЪРИНГ ЕООД/КУЛТ ГУРМЕ КЕТЪРИНГ ЕООД - 1100 лева</text:p>
          </table:table-cell>
          <table:table-cell office:value-type="string" calcext:value-type="string">
            <text:p>11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08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атей Илвиянов 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ИРИУС ЛОГИСТИКА ООД/СИРИУС ЛОГИСТИКА ООД - 800 лева</text:p>
          </table:table-cell>
          <table:table-cell office:value-type="string" calcext:value-type="string">
            <text:p>8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00</text:p>
          </table:table-cell>
          <table:table-cell office:value-type="string" calcext:value-type="string">
            <text:p>Образувано/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Уржум Георгиев Лулан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02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али Романова Стеф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РИЪЛ ЕСТЕЙТ СЪРВИЗ ГРУП БЪЛГАРИЯ ООД/РИЪЛ ЕСТЕЙТ СЪРВИЗ ГРУП БЪЛГАРИЯ ООД - 244 лева</text:p>
          </table:table-cell>
          <table:table-cell office:value-type="string" calcext:value-type="string">
            <text:p>244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1896</text:p>
          </table:table-cell>
          <table:table-cell office:value-type="string" calcext:value-type="string">
            <text:p>Образувано/13/04/2022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Светла Каменова Кичу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МС ГРУП ООД/БМС ГРУП ООД - 950 лева</text:p>
          </table:table-cell>
          <table:table-cell office:value-type="string" calcext:value-type="string">
            <text:p>95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23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вайло Стефанов Васил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38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ОЛГА МАРИЯНОВА БОЯ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ю ФМ /ЕООД//Ню ФМ /ЕООД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34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БОРИС ЙОРДАНОВ ЕМИЛОВ</text:p>
          </table:table-cell>
          <table:table-cell office:value-type="string" calcext:value-type="string">
            <text:p>ГЛОБАЛ 22 /ГЛОБАЛ 22 </text:p>
          </table:table-cell>
          <table:table-cell office:value-type="string" calcext:value-type="string">
            <text:p>ГЛОБАЛ 22 /ГЛОБАЛ 22 <text:s/>- 1077 лева</text:p>
          </table:table-cell>
          <table:table-cell office:value-type="string" calcext:value-type="string">
            <text:p>1077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1042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ИНОВАТИВНИ ФИНАНСИ ООД; АГЕНЦИЯ <text:s/>ЗА <text:s/>СЪБИРАНЕ <text:s/>НА <text:s/>ВЗЕМАНИЯ ЕАД; ТИ БИ АЙ Банк ЕАД</text:p>
          </table:table-cell>
          <table:table-cell office:value-type="string" calcext:value-type="string">
            <text:p>Исус Асенов Ил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57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имеон Василев Том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0511</text:p>
          </table:table-cell>
          <table:table-cell office:value-type="string" calcext:value-type="string">
            <text:p>Образувано/01/02/2022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Магдалена Йованова Петрович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03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Калинка Галинова Георг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12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ИНОВАТИВНИ ФИНАНСИ ООД; АГЕНЦИЯ <text:s/>ЗА <text:s/>СЪБИРАНЕ <text:s/>НА <text:s/>ВЗЕМАНИЯ ЕАД; ТИ БИ АЙ Банк ЕАД</text:p>
          </table:table-cell>
          <table:table-cell office:value-type="string" calcext:value-type="string">
            <text:p>Стефани Смаил Черноив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40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ария Цветанова Цан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АКТИВ - 02 ООД/АКТИВ - 02 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41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Йордан Виолетов Ста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43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ИНОВАТИВНИ ФИНАНСИ ООД; АГЕНЦИЯ <text:s/>ЗА <text:s/>СЪБИРАНЕ <text:s/>НА <text:s/>ВЗЕМАНИЯ ЕАД; ТИ БИ АЙ Банк ЕАД</text:p>
          </table:table-cell>
          <table:table-cell office:value-type="string" calcext:value-type="string">
            <text:p>Запрян Христинов Мат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ГРИЙНТАУН ЕООД/ГРИЙНТАУН ЕООД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44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артин Атанасов Костад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45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Желяз Андреев Турла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6423</text:p>
          </table:table-cell>
          <table:table-cell office:value-type="string" calcext:value-type="string">
            <text:p>Перемирано/08/06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лектрохолд Продажби ЕАД</text:p>
          </table:table-cell>
          <table:table-cell office:value-type="string" calcext:value-type="string">
            <text:p>Асен Стефанов Кол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62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Цветан Стоянов Цинца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13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Николай Трайков Филип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ТАР СИТИ ЕООД/СТАР СИТИ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15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Любка Христова Филип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КОЛЬОВ КОНСУЛТ ЕООД/КОЛЬОВ КОНСУЛТ ЕООД - 460 лева</text:p>
          </table:table-cell>
          <table:table-cell office:value-type="string" calcext:value-type="string">
            <text:p>46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16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нтония Божидарова Стеф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18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Йордан Мариев Мит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ИК СТРОЙ 2000 ЕООД/НИК СТРОЙ 2000 Е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19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Любомир Запрянов Георг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21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тоян Кузманов Паскал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37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ПЕТЯ НИКОЛОВА ЯН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Добрите Съседи ЕООД/Добрите Съседи ЕООД - 470 лева</text:p>
          </table:table-cell>
          <table:table-cell office:value-type="string" calcext:value-type="string">
            <text:p>47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33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авид Даниелов Балъ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694</text:p>
          </table:table-cell>
          <table:table-cell office:value-type="string" calcext:value-type="string">
            <text:p>Образувано/0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; ИНОВАТИВНИ ФИНАНСИ ООД</text:p>
          </table:table-cell>
          <table:table-cell office:value-type="string" calcext:value-type="string">
            <text:p>Милен Иванов Панде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К и М 005 ООД/К и М 005 ООД - 935 лева</text:p>
          </table:table-cell>
          <table:table-cell office:value-type="string" calcext:value-type="string">
            <text:p>935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701</text:p>
          </table:table-cell>
          <table:table-cell office:value-type="string" calcext:value-type="string">
            <text:p>Образувано/0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Огнян Петров Чакъ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699</text:p>
          </table:table-cell>
          <table:table-cell office:value-type="string" calcext:value-type="string">
            <text:p>Образувано/0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ОВАТИВНИ ФИНАНСИ ООД; АГЕНЦИЯ <text:s/>ЗА <text:s/>СЪБИРАНЕ <text:s/>НА <text:s/>ВЗЕМАНИЯ ЕАД; ТИ БИ АЙ Банк ЕАД</text:p>
          </table:table-cell>
          <table:table-cell office:value-type="string" calcext:value-type="string">
            <text:p>Георги Желев Кол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ДЕ ЛЬОН ООД/ДЕ ЛЬОН 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702</text:p>
          </table:table-cell>
          <table:table-cell office:value-type="string" calcext:value-type="string">
            <text:p>Образувано/0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Елизабет Русева Де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КАПЛАН ЛЕС ГРУП ЕООД/КАПЛАН ЛЕС ГРУП ЕОО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704</text:p>
          </table:table-cell>
          <table:table-cell office:value-type="string" calcext:value-type="string">
            <text:p>Образувано/0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Петър Красимиро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6842</text:p>
          </table:table-cell>
          <table:table-cell office:value-type="string" calcext:value-type="string">
            <text:p>Образувано/01/11/2021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Борислав Ивайлов Буг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КЛК КАНСТРАКШЪН ГРУП ЕООД/КЛК КАНСТРАКШЪН ГРУП ЕООД - 539 лева</text:p>
          </table:table-cell>
          <table:table-cell office:value-type="string" calcext:value-type="string">
            <text:p>539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709</text:p>
          </table:table-cell>
          <table:table-cell office:value-type="string" calcext:value-type="string">
            <text:p>Образувано/0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омника Димитрова Крум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АЗ;МЕСАРЯ /ООД//АЗ;МЕСАРЯ /ООД/ - 540 лева</text:p>
          </table:table-cell>
          <table:table-cell office:value-type="string" calcext:value-type="string">
            <text:p>54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713</text:p>
          </table:table-cell>
          <table:table-cell office:value-type="string" calcext:value-type="string">
            <text:p>Образувано/0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Зоя Сашкова Арабадж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703</text:p>
          </table:table-cell>
          <table:table-cell office:value-type="string" calcext:value-type="string">
            <text:p>Образувано/0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илвия Владимирова Ко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УЛ ПРО КОНСУЛТИНГ ЕООД/БУЛ ПРО КОНСУЛТИНГ ЕООД - 1100 лева</text:p>
          </table:table-cell>
          <table:table-cell office:value-type="string" calcext:value-type="string">
            <text:p>11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1636</text:p>
          </table:table-cell>
          <table:table-cell office:value-type="string" calcext:value-type="string">
            <text:p>Образувано/18/0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ван Ангело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889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аниела Драгомирова Пе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884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Коста Борисов Кар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885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имитър Атанас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887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танаска Янкова Борис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16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илвия Василева Ил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ШЕРИТА-М ООД/ШЕРИТА-М 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14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НДРЕЙ ГИГ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20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Ели МАРИОВА ДЕН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ИК Клийнинг ЕООД/НИК Клийнинг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22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РАЙНА ВАСИЛЕВА ПАВ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19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ОНИКА НИКОЛАЕВА АРНАУД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УОК ФУУД П ООД/УОК ФУУД П ООД - 800 лева</text:p>
          </table:table-cell>
          <table:table-cell office:value-type="string" calcext:value-type="string">
            <text:p>8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21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ЖЕЙЛЯН ИБРЯМ АЛ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23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ТОЯН ГЕОРГИЕВ ГОЦ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35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танимир Огнянов Драгоми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698</text:p>
          </table:table-cell>
          <table:table-cell office:value-type="string" calcext:value-type="string">
            <text:p>Свършено/19/11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Цветан Минков Хадж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36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во Стефанов Николов</text:p>
          </table:table-cell>
          <table:table-cell office:value-type="string" calcext:value-type="string">
            <text:p>КАУФЛАНД БЪЛГАРИЯ ЕООД ЕНД КО КД/КАУФЛАНД БЪЛГАРИЯ ЕООД ЕНД КО КД</text:p>
          </table:table-cell>
          <table:table-cell office:value-type="string" calcext:value-type="string">
            <text:p>КАУФЛАНД БЪЛГАРИЯ ЕООД ЕНД КО КД/КАУФЛАНД БЪЛГАРИЯ ЕООД ЕНД КО КД - 1900 лева; Зоди - Рай ООД/Зоди - Рай ООД - 545 лева</text:p>
          </table:table-cell>
          <table:table-cell office:value-type="string" calcext:value-type="string">
            <text:p>2445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1894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лбена Димитрова Михай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1479</text:p>
          </table:table-cell>
          <table:table-cell office:value-type="string" calcext:value-type="string">
            <text:p>Перемирано/07/06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лектрохолд Продажби ЕАД</text:p>
          </table:table-cell>
          <table:table-cell office:value-type="string" calcext:value-type="string">
            <text:p>Владимир Горанов Трифо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60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ИНОВАТИВНИ ФИНАНСИ ООД; АГЕНЦИЯ <text:s/>ЗА <text:s/>СЪБИРАНЕ <text:s/>НА <text:s/>ВЗЕМАНИЯ ЕАД; ТИ БИ АЙ Банк ЕАД</text:p>
          </table:table-cell>
          <table:table-cell office:value-type="string" calcext:value-type="string">
            <text:p>Галина Мариянова Мари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АДЖАНАЦИ ЕООД/БАДЖАНАЦИ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01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Румен Максимо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03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нгел Владимиров Симео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ХОЛИ КОНСУЛТ /ЕООД//ХОЛИ КОНСУЛТ /ЕООД/ - 1080 лева</text:p>
          </table:table-cell>
          <table:table-cell office:value-type="string" calcext:value-type="string">
            <text:p>108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04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тефан Димитров Стеф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ТОП ДРИНКС ЕООД/ТОП ДРИНКС ЕООД - 1100 лева</text:p>
          </table:table-cell>
          <table:table-cell office:value-type="string" calcext:value-type="string">
            <text:p>11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05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Йорданка Сотирова Евтим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ТИЛ КЛИЙНИНГ /ООД//СТИЛ КЛИЙНИНГ /ООД/ - 270 лева</text:p>
          </table:table-cell>
          <table:table-cell office:value-type="string" calcext:value-type="string">
            <text:p>27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06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Павел Николаев Ас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27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Тодор Цветанов Григо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12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ВЕНЕТА ДИМИТРОВА АЛЕКСАНД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11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рина Валентинова Васи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УНИКАМ АГРО ТУР ЕООД/УНИКАМ АГРО ТУР ЕООД - 780 лева; ЛЮЛИН 2018 /ЕООД/</text:p>
            <text:p>гр.СОФИЯ;  жк Люлин-10 бл.145 ет.9 ап.45/ЛЮЛИН 2018 /ЕООД/</text:p>
            <text:p>гр.СОФИЯ;  жк Люлин-10 бл.145 ет.9 ап.45 - 650 лева</text:p>
          </table:table-cell>
          <table:table-cell office:value-type="string" calcext:value-type="string">
            <text:p>143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42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ИНОВАТИВНИ ФИНАНСИ ООД; АГЕНЦИЯ <text:s/>ЗА <text:s/>СЪБИРАНЕ <text:s/>НА <text:s/>ВЗЕМАНИЯ ЕАД; ТИ БИ АЙ Банк ЕАД</text:p>
          </table:table-cell>
          <table:table-cell office:value-type="string" calcext:value-type="string">
            <text:p>Исус Асенов Ил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10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арика Стоянова Ко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ТОЛИЧНА ОБЩИНА; РАЙОН КРЕМИКОВЦИ/СТОЛИЧНА ОБЩИНА; РАЙОН КРЕМИКОВЦИ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09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Цветан Наталиев Ас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5028</text:p>
          </table:table-cell>
          <table:table-cell office:value-type="string" calcext:value-type="string">
            <text:p>Образувано/09/11/2022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ЗА КОНТРОЛ НА ПРОСРОЧЕНИ ЗАДЪЛЖЕНИЯ АД; ТИ БИ АЙ Банк ЕАД</text:p>
          </table:table-cell>
          <table:table-cell office:value-type="string" calcext:value-type="string">
            <text:p>Йордан Заков Тодо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273</text:p>
          </table:table-cell>
          <table:table-cell office:value-type="string" calcext:value-type="string">
            <text:p>Образувано/29/06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лисия Драгова Ил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278</text:p>
          </table:table-cell>
          <table:table-cell office:value-type="string" calcext:value-type="string">
            <text:p>Образувано/29/06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ДРИАН ПЕТРОВ БОРИСЛАВ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ЛЮЛИН 3300 /ЕООД//ЛЮЛИН 3300 /ЕООД/ - 1000 лева</text:p>
          </table:table-cell>
          <table:table-cell office:value-type="string" calcext:value-type="string">
            <text:p>10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279</text:p>
          </table:table-cell>
          <table:table-cell office:value-type="string" calcext:value-type="string">
            <text:p>Образувано/29/06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РЕНИ ТРАЯНКОВА ПЕШ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267</text:p>
          </table:table-cell>
          <table:table-cell office:value-type="string" calcext:value-type="string">
            <text:p>Образувано/25/07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ва Емилова Ни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701</text:p>
          </table:table-cell>
          <table:table-cell office:value-type="string" calcext:value-type="string">
            <text:p>Образувано/0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Огнян Петров Чакъ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264</text:p>
          </table:table-cell>
          <table:table-cell office:value-type="string" calcext:value-type="string">
            <text:p>Образувано/29/06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Владимира Владимирова Владими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263</text:p>
          </table:table-cell>
          <table:table-cell office:value-type="string" calcext:value-type="string">
            <text:p>Образувано/29/06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енис Николаев Нико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262</text:p>
          </table:table-cell>
          <table:table-cell office:value-type="string" calcext:value-type="string">
            <text:p>Образувано/29/06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ария Силвиева Георг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3704</text:p>
          </table:table-cell>
          <table:table-cell office:value-type="string" calcext:value-type="string">
            <text:p>Свършено/1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Мохамед Вахаб Одал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МАРИО 03 ЕООД/МАРИО 03 ЕООД - 400 лева; ЕЛБИ ВКУС /ЕООД/</text:p>
            <text:p>гр.СОФИЯ;  жк ЛЕВСКИ В бл.12 вх.В ет.1 ап.63/ЕЛБИ ВКУС /ЕООД/</text:p>
            <text:p>гр.СОФИЯ;  жк ЛЕВСКИ В бл.12 вх.В ет.1 ап.63 - 340 лева</text:p>
          </table:table-cell>
          <table:table-cell office:value-type="string" calcext:value-type="string">
            <text:p>74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271</text:p>
          </table:table-cell>
          <table:table-cell office:value-type="string" calcext:value-type="string">
            <text:p>Образувано/29/06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Веселка Руменова Ни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АЛКАМ ГРУП ООД/БАЛКАМ ГРУП 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51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артин Росенов 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62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имитър Георгиев Въл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58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хмед Ахмед Ал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67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Яна Емилова Средкова</text:p>
          </table:table-cell>
          <table:table-cell office:value-type="string" calcext:value-type="string">
            <text:p>СВЕТИЯ ЧИСТАЧ ЕООД/СВЕТИЯ ЧИСТАЧ ЕООД</text:p>
          </table:table-cell>
          <table:table-cell office:value-type="string" calcext:value-type="string">
            <text:p>СВЕТИЯ ЧИСТАЧ ЕООД/СВЕТИЯ ЧИСТАЧ ЕООД - 1082 лева</text:p>
          </table:table-cell>
          <table:table-cell office:value-type="string" calcext:value-type="string">
            <text:p>1082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2768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Пане <text:s text:c="2"/>Стояновск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88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имитър Веселинов Исмаи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ВСА ТРАНС /ЕООД//ВСА ТРАНС /ЕООД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96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нгелина Димитринова Младе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806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Гергана Методиева Пен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ИДИАН /ЕООД//ИДИАН /ЕООД/ - 467 лева</text:p>
          </table:table-cell>
          <table:table-cell office:value-type="string" calcext:value-type="string">
            <text:p>467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809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еница Стефанова Ив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МАЙЛ 2017 ЕООД/СМАЙЛ 2017 ЕООД - 1100 лева</text:p>
          </table:table-cell>
          <table:table-cell office:value-type="string" calcext:value-type="string">
            <text:p>11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889</text:p>
          </table:table-cell>
          <table:table-cell office:value-type="string" calcext:value-type="string">
            <text:p>Образувано/23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аниела Драгомирова Пе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76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артин Стефанов Нико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ДОМАШНА КУХНЯ ЕООД/ДОМАШНА КУХНЯ ЕООД - 850 лева</text:p>
          </table:table-cell>
          <table:table-cell office:value-type="string" calcext:value-type="string">
            <text:p>85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75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Раффи Пиринов 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74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лексзандър Дойчино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МАЙЯ ЕООД/МАЙЯ ЕООД - 500 лева</text:p>
          </table:table-cell>
          <table:table-cell office:value-type="string" calcext:value-type="string">
            <text:p>5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59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вилен Китков Ваньов</text:p>
          </table:table-cell>
          <table:table-cell office:value-type="string" calcext:value-type="string">
            <text:p>ВОЛФ 2009/ВОЛФ 2009</text:p>
          </table:table-cell>
          <table:table-cell office:value-type="string" calcext:value-type="string">
            <text:p>ВОЛФ 2009/ВОЛФ 2009 - 1000 лева</text:p>
          </table:table-cell>
          <table:table-cell office:value-type="string" calcext:value-type="string">
            <text:p>1000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2787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арио Виолетов Рум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ВИКСТРОЙ ЕООД/ВИКСТРОЙ ЕООД - 539 лева</text:p>
          </table:table-cell>
          <table:table-cell office:value-type="string" calcext:value-type="string">
            <text:p>539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91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Надка Руменова Мат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ГРИЙН ПАРТНЪРС-БКС ДЗЗД/ГРИЙН ПАРТНЪРС-БКС ДЗЗД - 610 лева</text:p>
          </table:table-cell>
          <table:table-cell office:value-type="string" calcext:value-type="string">
            <text:p>61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33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авид Даниелов Балъ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94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лександър Бориславов Александров</text:p>
          </table:table-cell>
          <table:table-cell office:value-type="string" calcext:value-type="string">
            <text:p>ПУЛСИО/ПУЛСИО</text:p>
          </table:table-cell>
          <table:table-cell office:value-type="string" calcext:value-type="string">
            <text:p>ПУЛСИО/ПУЛСИО - 933 лева; ДЕКОР - 2000 ЕООД/ДЕКОР - 2000 ЕООД - 300 лева</text:p>
          </table:table-cell>
          <table:table-cell office:value-type="string" calcext:value-type="string">
            <text:p>1233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2795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имеон Петков Гар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98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ВЯРА ЕМИЛОВА СТОЙ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трим Комерс ЕООД/Стрим Комерс ЕООД - 2550 лева</text:p>
          </table:table-cell>
          <table:table-cell office:value-type="string" calcext:value-type="string">
            <text:p>255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50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илвия Христова Трай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Мейд бай Сосайети - България ЕООД/Мейд бай Сосайети - България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819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Наум Бисеров Гълъб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432</text:p>
          </table:table-cell>
          <table:table-cell office:value-type="string" calcext:value-type="string">
            <text:p>Образувано/17/07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Боян Ивов Драгановск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09</text:p>
          </table:table-cell>
          <table:table-cell office:value-type="string" calcext:value-type="string">
            <text:p>Образувано/11/10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П СОФИЯ — ОФИС ЦЕНТЪР ; АГЕНЦИЯ <text:s/>ЗА <text:s/>СЪБИРАНЕ <text:s/>НА <text:s/>ВЗЕМАНИЯ ЕАД; ТИ БИ АЙ Банк ЕАД</text:p>
          </table:table-cell>
          <table:table-cell office:value-type="string" calcext:value-type="string">
            <text:p>Петър Петров Чупетловск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184</text:p>
          </table:table-cell>
          <table:table-cell office:value-type="string" calcext:value-type="string">
            <text:p>Образувано/11/10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тефан Павлов Метод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МАКРО-КОР ООД/МАКРО-КОР 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13143</text:p>
          </table:table-cell>
          <table:table-cell office:value-type="string" calcext:value-type="string">
            <text:p>Образувано/13/12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АСТРАХОВАТЕЛНА КОМПАНИЯ ЛЕВ ИНС АД</text:p>
          </table:table-cell>
          <table:table-cell office:value-type="string" calcext:value-type="string">
            <text:p>Веселин Петров Йорд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2481</text:p>
          </table:table-cell>
          <table:table-cell office:value-type="string" calcext:value-type="string">
            <text:p>Образувано/14/04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ФИ КРЕДИТ БЪЛГАРИЯ ЕООД</text:p>
          </table:table-cell>
          <table:table-cell office:value-type="string" calcext:value-type="string">
            <text:p>Маргарита Цанкова Христ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2151</text:p>
          </table:table-cell>
          <table:table-cell office:value-type="string" calcext:value-type="string">
            <text:p>Образувано/23/06/202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Йоанна Занкова Стан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ОЛЯ М /ООД//ОЛЯ М /ООД/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05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Емануила Надкова Борис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ЛУКС КЛИНИНГ ТИЙМ ЕООД/ЛУКС КЛИНИНГ ТИЙМ ЕООД - null лева; Кристал Ринг ЕООД/Кристал Ринг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02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Стефани Матеева Стай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ТЕФИ ЕКСПРЕС ЕООД/СТЕФИ ЕКСПРЕС ЕООД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09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Красимир Стоянков Мат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06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Ася Иванова Слав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ЛИЗНАЦИ - ЯВОРКА ДАНИ ЕООД/БЛИЗНАЦИ - ЯВОРКА ДАНИ ЕООД - 710 лева</text:p>
          </table:table-cell>
          <table:table-cell office:value-type="string" calcext:value-type="string">
            <text:p>71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16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АГЕНЦИЯ <text:s/>ЗА <text:s/>СЪБИРАНЕ <text:s/>НА <text:s/>ВЗЕМАНИЯ ЕАД; ЗАЛИЧЕН ТЪРГОВЕЦ - АГЕНЦИЯ ЗА КОНТРОЛ НА ПРОСРОЧЕНИ ЗАДЪЛЖЕНИЯ ЕООД</text:p>
          </table:table-cell>
          <table:table-cell office:value-type="string" calcext:value-type="string">
            <text:p>Катя Христова Цвет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20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Светослав Димитров Георг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ДЕЙТА ФОРС ЕООД/ДЕЙТА ФОРС ЕООД - 360 лева</text:p>
          </table:table-cell>
          <table:table-cell office:value-type="string" calcext:value-type="string">
            <text:p>36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4522</text:p>
          </table:table-cell>
          <table:table-cell office:value-type="string" calcext:value-type="string">
            <text:p>Образувано/20/1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Елена Георгиева Лаза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11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МАРИЯ ЛЮДМИЛОВА БАКАЛОВА</text:p>
          </table:table-cell>
          <table:table-cell office:value-type="string" calcext:value-type="string">
            <text:p>Изипей АД/Изипей АД</text:p>
          </table:table-cell>
          <table:table-cell office:value-type="string" calcext:value-type="string">
            <text:p>Изипей АД/Изипей АД - 1485 лева</text:p>
          </table:table-cell>
          <table:table-cell office:value-type="string" calcext:value-type="string">
            <text:p>1485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3315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Иван Спасов Спас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МАЙ ДООР СЕРВИЗ/МАЙ ДООР СЕРВИЗ - 710 лева</text:p>
          </table:table-cell>
          <table:table-cell office:value-type="string" calcext:value-type="string">
            <text:p>71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12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АНГЕЛ СТОЯН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ДИАНА КОМЕРС - 1 ЕООД/ДИАНА КОМЕРС - 1 ЕОО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14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БОРИС МИРОСЛАВОВ ЙОСИФ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ИТИ КЛИНИК ДИАГНОСТИЧНО-КОНСУЛТАТИВЕН ЦЕНТЪР ЕООД/СИТИ КЛИНИК ДИАГНОСТИЧНО-КОНСУЛТАТИВЕН ЦЕНТЪР ЕООД - null лева; АДЖИБАДЕМ СИТИ КЛИНИК УНИВЕРСИТЕТСКА МНОГОПРОФИЛНА БОЛНИЦА ЗА АКТИВНО ЛЕЧЕНИЕ ЕООД/АДЖИБАДЕМ СИТИ КЛИНИК УНИВЕРСИТЕТСКА МНОГОПРОФИЛНА БОЛНИЦА ЗА АКТИВНО ЛЕЧЕНИЕ ЕООД - 2100 лева</text:p>
          </table:table-cell>
          <table:table-cell office:value-type="string" calcext:value-type="string">
            <text:p>21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14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СТЕФАН МИРОСЛАВОВ ЙОСИФ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14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МИРОСЛАВ БОРИСЛАВОВ ЙОСИФ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13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Мария Борисова Мин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ТОЛИЧНА ОБЩИНА; РАЙОН "СТУДЕНТСКИ"/СТОЛИЧНА ОБЩИНА; РАЙОН "СТУДЕНТСКИ" - 833 лева</text:p>
          </table:table-cell>
          <table:table-cell office:value-type="string" calcext:value-type="string">
            <text:p>8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01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Йордан Първанов Александ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ИК-ИНЖЕНЕРИНГ ЕООД/НИК-ИНЖЕНЕРИНГ ЕООД - 1000 лева; ЧИСТОТА СОФИЯ АД/ЧИСТОТА СОФИЯ АД - 120 лева</text:p>
          </table:table-cell>
          <table:table-cell office:value-type="string" calcext:value-type="string">
            <text:p>112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93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Цветан Виденов Кръст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АНВАСИ ЕООД/АНВАСИ ЕООД - 400 лева</text:p>
          </table:table-cell>
          <table:table-cell office:value-type="string" calcext:value-type="string">
            <text:p>4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94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Стефан Маринов Спас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25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Александър Радев Ил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37</text:p>
          </table:table-cell>
          <table:table-cell office:value-type="string" calcext:value-type="string">
            <text:p>Образувано/20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Борис Христов Георг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Храни; напитки и кетъринг ООД/Храни; напитки и кетъринг ООД - 305 лева</text:p>
          </table:table-cell>
          <table:table-cell office:value-type="string" calcext:value-type="string">
            <text:p>305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6020</text:p>
          </table:table-cell>
          <table:table-cell office:value-type="string" calcext:value-type="string">
            <text:p>Образувано/28/09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Гица Ангелова Васи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ВЕТИЯ ЧИСТАЧ ЕООД/СВЕТИЯ ЧИСТАЧ ЕООД - 810 лева</text:p>
          </table:table-cell>
          <table:table-cell office:value-type="string" calcext:value-type="string">
            <text:p>81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46</text:p>
          </table:table-cell>
          <table:table-cell office:value-type="string" calcext:value-type="string">
            <text:p>Образувано/20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ВЕРА АНГЕЛОВА ГЪЛЪБ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45</text:p>
          </table:table-cell>
          <table:table-cell office:value-type="string" calcext:value-type="string">
            <text:p>Образувано/20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Мариета Александрова Георг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45</text:p>
          </table:table-cell>
          <table:table-cell office:value-type="string" calcext:value-type="string">
            <text:p>Образувано/20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Борислав Александров Георг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ВЕРОНИС ЕООД/ВЕРОНИС ЕООД - 566 лева</text:p>
          </table:table-cell>
          <table:table-cell office:value-type="string" calcext:value-type="string">
            <text:p>566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3683</text:p>
          </table:table-cell>
          <table:table-cell office:value-type="string" calcext:value-type="string">
            <text:p>Образувано/24/09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лбена Николова Тарап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ДЕТСКА ГРАДИНА N186 ДЕНИЦА/ДЕТСКА ГРАДИНА N186 ДЕНИЦА - 936 лева</text:p>
          </table:table-cell>
          <table:table-cell office:value-type="string" calcext:value-type="string">
            <text:p>936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05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ИНОВАТИВНИ ФИНАНСИ ООД; АГЕНЦИЯ <text:s/>ЗА <text:s/>СЪБИРАНЕ <text:s/>НА <text:s/>ВЗЕМАНИЯ ЕАД; ТИ БИ АЙ Банк ЕАД</text:p>
          </table:table-cell>
          <table:table-cell office:value-type="string" calcext:value-type="string">
            <text:p>Вера Ангелова Ко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94</text:p>
          </table:table-cell>
          <table:table-cell office:value-type="string" calcext:value-type="string">
            <text:p>Образувано/22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АГЕНЦИЯ ЗА КОНТРОЛ НА ПРОСРОЧЕНИ ЗАДЪЛЖЕНИЯ АД</text:p>
          </table:table-cell>
          <table:table-cell office:value-type="string" calcext:value-type="string">
            <text:p>Велко Димитров Вел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775</text:p>
          </table:table-cell>
          <table:table-cell office:value-type="string" calcext:value-type="string">
            <text:p>Образувано/29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ЗАЛИЧЕН ТЪРГОВЕЦ - АГЕНЦИЯ ЗА КОНТРОЛ НА ПРОСРОЧЕНИ ЗАДЪЛЖЕНИЯ ЕООД</text:p>
          </table:table-cell>
          <table:table-cell office:value-type="string" calcext:value-type="string">
            <text:p>Събина Костадинова Костади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3181</text:p>
          </table:table-cell>
          <table:table-cell office:value-type="string" calcext:value-type="string">
            <text:p>Образувано/03/09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С КОЛЕКТ ЕООД</text:p>
          </table:table-cell>
          <table:table-cell office:value-type="string" calcext:value-type="string">
            <text:p>Николай Георгиев Ге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11307</text:p>
          </table:table-cell>
          <table:table-cell office:value-type="string" calcext:value-type="string">
            <text:p>Перемирано/31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БНП ПАРИБА ПЪРСЪНЪЛ ФАЙНЕНС ЕАД</text:p>
          </table:table-cell>
          <table:table-cell office:value-type="string" calcext:value-type="string">
            <text:p>Румяна Цветанова Александ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ЕТ С+С - СИЛВА БОЖИЛОВА/ЕТ С+С - СИЛВА БОЖИЛОВА - 200 лева</text:p>
          </table:table-cell>
          <table:table-cell office:value-type="string" calcext:value-type="string">
            <text:p>2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812</text:p>
          </table:table-cell>
          <table:table-cell office:value-type="string" calcext:value-type="string">
            <text:p>Образувано/30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Кристиана Ненкова Ни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ИЖУ ТРЕНДИ ЕООД/БИЖУ ТРЕНДИ ЕООД - 467 лева</text:p>
          </table:table-cell>
          <table:table-cell office:value-type="string" calcext:value-type="string">
            <text:p>467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0239</text:p>
          </table:table-cell>
          <table:table-cell office:value-type="string" calcext:value-type="string">
            <text:p>Образувано/20/01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Радосвет Димитров Рай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817</text:p>
          </table:table-cell>
          <table:table-cell office:value-type="string" calcext:value-type="string">
            <text:p>Образувано/30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Мартин Борисов Борис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Аутсорс партнерс /ЕООД//Аутсорс партнерс /ЕООД/ - 510 лева; ПИНА-ПШ ЕООД/ПИНА-ПШ ЕООД - 27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832</text:p>
          </table:table-cell>
          <table:table-cell office:value-type="string" calcext:value-type="string">
            <text:p>Образувано/04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Лидия Стефанова Крум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813</text:p>
          </table:table-cell>
          <table:table-cell office:value-type="string" calcext:value-type="string">
            <text:p>Образувано/30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Йорданка Николова Анге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тамфи /Стамфи <text:s/>- 470 лева</text:p>
          </table:table-cell>
          <table:table-cell office:value-type="string" calcext:value-type="string">
            <text:p>47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3909</text:p>
          </table:table-cell>
          <table:table-cell office:value-type="string" calcext:value-type="string">
            <text:p>Образувано/23/03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Теодор Никол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1412</text:p>
          </table:table-cell>
          <table:table-cell office:value-type="string" calcext:value-type="string">
            <text:p>Перемир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Мирослав Евгениев Красими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0965</text:p>
          </table:table-cell>
          <table:table-cell office:value-type="string" calcext:value-type="string">
            <text:p>Образувано/08/03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ФИ КРЕДИТ БЪЛГАРИЯ ЕООД</text:p>
          </table:table-cell>
          <table:table-cell office:value-type="string" calcext:value-type="string">
            <text:p>Атанас Иванов Кири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6923</text:p>
          </table:table-cell>
          <table:table-cell office:value-type="string" calcext:value-type="string">
            <text:p>Перемирано/17/03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Айше Мехмед Ив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ПРОФЕСИОНАЛЕН УЧЕБЕН ЦЕНТЪР АВТОТРАНСПОРТ 99 ЕООД/ПРОФЕСИОНАЛЕН УЧЕБЕН ЦЕНТЪР АВТОТРАНСПОРТ 99 ЕООД - 2000 лева</text:p>
          </table:table-cell>
          <table:table-cell office:value-type="string" calcext:value-type="string">
            <text:p>20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10003</text:p>
          </table:table-cell>
          <table:table-cell office:value-type="string" calcext:value-type="string">
            <text:p>Перемирано/04/02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ронтекс Интернешънъл ЕАД</text:p>
          </table:table-cell>
          <table:table-cell office:value-type="string" calcext:value-type="string">
            <text:p>Траян Найденов Трая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893</text:p>
          </table:table-cell>
          <table:table-cell office:value-type="string" calcext:value-type="string">
            <text:p>Образувано/08/1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Антоанета Дачева Христ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904</text:p>
          </table:table-cell>
          <table:table-cell office:value-type="string" calcext:value-type="string">
            <text:p>Образувано/08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Нанси Александрова Борис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Експрес Дом Консулт България /ООД//Експрес Дом Консулт България /ООД/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907</text:p>
          </table:table-cell>
          <table:table-cell office:value-type="string" calcext:value-type="string">
            <text:p>Образувано/08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Цеца Анкова Арги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АНГЛО-БОЛКАН ЕООД/АНГЛО-БОЛКАН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0212</text:p>
          </table:table-cell>
          <table:table-cell office:value-type="string" calcext:value-type="string">
            <text:p>Образувано/04/01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Силвия Стоянова Дермендж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КАРОЛИНА <text:s/>ТРЕЙД ЕООД/КАРОЛИНА <text:s/>ТРЕЙД ЕООД - 900 лева</text:p>
          </table:table-cell>
          <table:table-cell office:value-type="string" calcext:value-type="string">
            <text:p>9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906</text:p>
          </table:table-cell>
          <table:table-cell office:value-type="string" calcext:value-type="string">
            <text:p>Образувано/08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Спас Светлов Василев</text:p>
          </table:table-cell>
          <table:table-cell office:value-type="string" calcext:value-type="string">
            <text:p>СТРОЙ-ДУМ ЕООД/СТРОЙ-ДУМ ЕООД</text:p>
          </table:table-cell>
          <table:table-cell office:value-type="string" calcext:value-type="string">
            <text:p>СТРОЙ-ДУМ ЕООД/СТРОЙ-ДУМ ЕООД - 1000 лева</text:p>
          </table:table-cell>
          <table:table-cell office:value-type="string" calcext:value-type="string">
            <text:p>1000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3905</text:p>
          </table:table-cell>
          <table:table-cell office:value-type="string" calcext:value-type="string">
            <text:p>Образувано/08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Пламен Константинов Стеф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3917</text:p>
          </table:table-cell>
          <table:table-cell office:value-type="string" calcext:value-type="string">
            <text:p>Образувано/29/03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Нина Алексиева Метод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3745</text:p>
          </table:table-cell>
          <table:table-cell office:value-type="string" calcext:value-type="string">
            <text:p>Перемирано/18/02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Фархад Собхан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<text:s/>СЕЛ - ЕКСПОРТ ЕООД/ СЕЛ - ЕКСПОРТ ЕООД - 1000 лева; ПМГ <text:s/>АУТО ГРУП ООД/ПМГ <text:s/>АУТО ГРУП ООД - 935 лева; МЕГА ТРЕЙДИНГ НРГ ООД/МЕГА ТРЕЙДИНГ НРГ ООД - 650 лева; СТЕФИ ГЕОРГИЕВА ЕООД/СТЕФИ ГЕОРГИЕВА ЕООД - 570 лева; ЕЛБИ 2 ЕООД/ЕЛБИ 2 ЕООД - 340 лева</text:p>
          </table:table-cell>
          <table:table-cell office:value-type="string" calcext:value-type="string">
            <text:p>3495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0142</text:p>
          </table:table-cell>
          <table:table-cell office:value-type="string" calcext:value-type="string">
            <text:p>Образувано/14/01/2025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Живко Владимиров Карадж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ОНУР 2009 ЕООД/ОНУР 2009 ЕООД - 1850 лева</text:p>
          </table:table-cell>
          <table:table-cell office:value-type="string" calcext:value-type="string">
            <text:p>185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709</text:p>
          </table:table-cell>
          <table:table-cell office:value-type="string" calcext:value-type="string">
            <text:p>Перемирано/16/06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ПЕТКО БОЖИДАРО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0349</text:p>
          </table:table-cell>
          <table:table-cell office:value-type="string" calcext:value-type="string">
            <text:p>Образувано/01/02/2022</text:p>
          </table:table-cell>
          <table:table-cell office:value-type="string" calcext:value-type="string">
            <text:p>Публични държавн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АНГЕЛ ЛЮБОМИРОВ МЕТОД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7237</text:p>
          </table:table-cell>
          <table:table-cell office:value-type="string" calcext:value-type="string">
            <text:p>Образувано/29/07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ЛАДИМИР АЛЕКСЕЕВ ГЪР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0287</text:p>
          </table:table-cell>
          <table:table-cell office:value-type="string" calcext:value-type="string">
            <text:p>Перемирано/09/05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Николай Тодоров Мин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7304</text:p>
          </table:table-cell>
          <table:table-cell office:value-type="string" calcext:value-type="string">
            <text:p>Перемирано/10/04/2025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ДАЯНА ЮЛИЯНОВА ДЖИЛЯ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ТИ ЕС ДЖУЛЪРИ ООД/ТИ ЕС ДЖУЛЪРИ ООД - 1300 лева</text:p>
          </table:table-cell>
          <table:table-cell office:value-type="string" calcext:value-type="string">
            <text:p>13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914</text:p>
          </table:table-cell>
          <table:table-cell office:value-type="string" calcext:value-type="string">
            <text:p>Образувано/08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Искра Кирчева Симео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4078</text:p>
          </table:table-cell>
          <table:table-cell office:value-type="string" calcext:value-type="string">
            <text:p>Свършено/15/04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; БНП Париба Пърсънъл Файненс С.А.; клон България КЧТ; БНП ПАРИБА ПЪРСЪНЪЛ ФАЙНЕНС ЕАД</text:p>
          </table:table-cell>
          <table:table-cell office:value-type="string" calcext:value-type="string">
            <text:p>Галина Ангелова Исак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/ - 118 лева</text:p>
          </table:table-cell>
          <table:table-cell office:value-type="string" calcext:value-type="string">
            <text:p>118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911</text:p>
          </table:table-cell>
          <table:table-cell office:value-type="string" calcext:value-type="string">
            <text:p>Образувано/08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Блажка Асенова Дими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4858</text:p>
          </table:table-cell>
          <table:table-cell office:value-type="string" calcext:value-type="string">
            <text:p>Образувано/08/06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я Нинова Ни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УРГЕР МАНИЯ 2018 /ЕООД//БУРГЕР МАНИЯ 2018 /ЕООД/ - 540 лева</text:p>
          </table:table-cell>
          <table:table-cell office:value-type="string" calcext:value-type="string">
            <text:p>54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0486</text:p>
          </table:table-cell>
          <table:table-cell office:value-type="string" calcext:value-type="string">
            <text:p>Образувано/01/02/2022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Мария Тодорова Ив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896</text:p>
          </table:table-cell>
          <table:table-cell office:value-type="string" calcext:value-type="string">
            <text:p>Перемир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Недал Емил Хаддад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0288</text:p>
          </table:table-cell>
          <table:table-cell office:value-type="string" calcext:value-type="string">
            <text:p>Перемирано/19/04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Драгомир Илиев 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АЛЕКСАНДЪР ЕЛЕКТРИК ЕООД/АЛЕКСАНДЪР ЕЛЕКТРИК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4263</text:p>
          </table:table-cell>
          <table:table-cell office:value-type="string" calcext:value-type="string">
            <text:p>Образувано/20/04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БЕДИНЕНА БЪЛГАРСКА БАНКА АД; ЗАСТРАХОВАТЕЛНА КОМПАНИЯ ЛЕВ ИНС АД</text:p>
          </table:table-cell>
          <table:table-cell office:value-type="string" calcext:value-type="string">
            <text:p>Нина Валентинова Миц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8314</text:p>
          </table:table-cell>
          <table:table-cell office:value-type="string" calcext:value-type="string">
            <text:p>Образувано/21/07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Цветан Тошков Ач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ЕВРОТРАНС-05 ЕООД/ЕВРОТРАНС-05 ЕОО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3060</text:p>
          </table:table-cell>
          <table:table-cell office:value-type="string" calcext:value-type="string">
            <text:p>Перемирано/16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П СОФИЯ — ОФИС ЛЮЛИН ; АГЕНЦИЯ <text:s/>ЗА <text:s/>СЪБИРАНЕ <text:s/>НА <text:s/>ВЗЕМАНИЯ ЕАД; УниКредит Булбанк АД</text:p>
          </table:table-cell>
          <table:table-cell office:value-type="string" calcext:value-type="string">
            <text:p>Павел Георгиев Герг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3060</text:p>
          </table:table-cell>
          <table:table-cell office:value-type="string" calcext:value-type="string">
            <text:p>Перемирано/16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П СОФИЯ — ОФИС ЛЮЛИН ; АГЕНЦИЯ <text:s/>ЗА <text:s/>СЪБИРАНЕ <text:s/>НА <text:s/>ВЗЕМАНИЯ ЕАД; УниКредит Булбанк АД</text:p>
          </table:table-cell>
          <table:table-cell office:value-type="string" calcext:value-type="string">
            <text:p>Любомир Сашков Деми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3441</text:p>
          </table:table-cell>
          <table:table-cell office:value-type="string" calcext:value-type="string">
            <text:p>Перемирано/23/08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Цветомир Петьов Йорд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Колева енд Костов ЕООД/Колева енд Костов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3087</text:p>
          </table:table-cell>
          <table:table-cell office:value-type="string" calcext:value-type="string">
            <text:p>Перемир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Гриша Георгиев Масларск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ЕТ БЛЕК ХОУКС - СТАНИСЛАВ <text:s/>РАДКОВ/ЕТ БЛЕК ХОУКС - СТАНИСЛАВ <text:s/>РАДКОВ - 600 лева</text:p>
          </table:table-cell>
          <table:table-cell office:value-type="string" calcext:value-type="string">
            <text:p>6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4324</text:p>
          </table:table-cell>
          <table:table-cell office:value-type="string" calcext:value-type="string">
            <text:p>Перемир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БНП ПАРИБА ПЪРСЪНЪЛ ФАЙНЕНС ЕАД</text:p>
          </table:table-cell>
          <table:table-cell office:value-type="string" calcext:value-type="string">
            <text:p>Дочка Тодорова Григо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0661</text:p>
          </table:table-cell>
          <table:table-cell office:value-type="string" calcext:value-type="string">
            <text:p>Образувано/24/01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Юлияна Младенова Георг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2630</text:p>
          </table:table-cell>
          <table:table-cell office:value-type="string" calcext:value-type="string">
            <text:p>Перемирано/04/07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Елена Любомирова Ишева-коц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5176</text:p>
          </table:table-cell>
          <table:table-cell office:value-type="string" calcext:value-type="string">
            <text:p>Образувано/24/07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МЪНИ ПЛЮС МЕНИДЖМЪНТ АД</text:p>
          </table:table-cell>
          <table:table-cell office:value-type="string" calcext:value-type="string">
            <text:p>Васил Живков Стеф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9194</text:p>
          </table:table-cell>
          <table:table-cell office:value-type="string" calcext:value-type="string">
            <text:p>Образувано/08/08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Стоянка Силвиева Руме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3748</text:p>
          </table:table-cell>
          <table:table-cell office:value-type="string" calcext:value-type="string">
            <text:p>Перемирано/01/07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Костадин Димчов Костад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5722</text:p>
          </table:table-cell>
          <table:table-cell office:value-type="string" calcext:value-type="string">
            <text:p>Перемирано/10/04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МАРТ КЪЛЕКТ ЕООД; АГЕНЦИЯ <text:s/>ЗА <text:s/>СЪБИРАНЕ <text:s/>НА <text:s/>ВЗЕМАНИЯ ЕАД</text:p>
          </table:table-cell>
          <table:table-cell office:value-type="string" calcext:value-type="string">
            <text:p>Слави Петков Пушка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2932</text:p>
          </table:table-cell>
          <table:table-cell office:value-type="string" calcext:value-type="string">
            <text:p>Перемирано/29/04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; СТОЯН КОСТАДИНОВ КОСТОВ; УниКредит Булбанк АД</text:p>
          </table:table-cell>
          <table:table-cell office:value-type="string" calcext:value-type="string">
            <text:p>Антония Николова Николова-Марин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ИЛЛА БЪЛГАРИЯ ЕООД/БИЛЛА БЪЛГАРИЯ ЕООД - 850 лева; СТОЯН КОСТОВ /ЕТ/</text:p>
            <text:p>гр.СОФИЯ;  СВЕТИ КИПРИЯН  №60/СТОЯН КОСТОВ /ЕТ/</text:p>
            <text:p>гр.СОФИЯ;  СВЕТИ КИПРИЯН  №60 - 520 лева</text:p>
          </table:table-cell>
          <table:table-cell office:value-type="string" calcext:value-type="string">
            <text:p>137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10489</text:p>
          </table:table-cell>
          <table:table-cell office:value-type="string" calcext:value-type="string">
            <text:p>Образувано/13/06/2022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Марио Йорданов Александ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9753</text:p>
          </table:table-cell>
          <table:table-cell office:value-type="string" calcext:value-type="string">
            <text:p>Перемирано/28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Веселина Станчева Тит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283</text:p>
          </table:table-cell>
          <table:table-cell office:value-type="string" calcext:value-type="string">
            <text:p>Образувано/30/07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умен Станев Гор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437</text:p>
          </table:table-cell>
          <table:table-cell office:value-type="string" calcext:value-type="string">
            <text:p>Перемирано/21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ГАЛИНА ГЕОРГИЕВА ИВ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5647</text:p>
          </table:table-cell>
          <table:table-cell office:value-type="string" calcext:value-type="string">
            <text:p>Образувано/02/12/2022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Николай Цветков Борисов</text:p>
          </table:table-cell>
          <table:table-cell office:value-type="string" calcext:value-type="string">
            <text:p>Ес Гранд Груп Секюрити Къмпани ЕООД/Ес Гранд Груп Секюрити Къмпани ЕООД</text:p>
          </table:table-cell>
          <table:table-cell office:value-type="string" calcext:value-type="string">
            <text:p>Ес Гранд Груп Секюрити Къмпани ЕООД/Ес Гранд Груп Секюрити Къмпани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36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на Красимирова Василева</text:p>
          </table:table-cell>
          <table:table-cell office:value-type="string" calcext:value-type="string">
            <text:p>Ви Джи фуудс лоджистикс къмпани /Ви Джи фуудс лоджистикс къмпани </text:p>
          </table:table-cell>
          <table:table-cell office:value-type="string" calcext:value-type="string">
            <text:p>Ви Джи фуудс лоджистикс къмпани /Ви Джи фуудс лоджистикс къмпани <text:s/>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956</text:p>
          </table:table-cell>
          <table:table-cell office:value-type="string" calcext:value-type="string">
            <text:p>Образувано/05/07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ниКредит Булбанк АД</text:p>
          </table:table-cell>
          <table:table-cell office:value-type="string" calcext:value-type="string">
            <text:p>БОРИС ЕМИЛОВ МИЛЕВ</text:p>
          </table:table-cell>
          <table:table-cell office:value-type="string" calcext:value-type="string">
            <text:p>КСФ ТРАНС 97 /ЕООД//КСФ ТРАНС 97 /ЕООД/</text:p>
          </table:table-cell>
          <table:table-cell office:value-type="string" calcext:value-type="string">
            <text:p>ТИП ТРАНС 2324/ТИП ТРАНС 2324 - 1299 лева</text:p>
          </table:table-cell>
          <table:table-cell office:value-type="string" calcext:value-type="string">
            <text:p>1299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956</text:p>
          </table:table-cell>
          <table:table-cell office:value-type="string" calcext:value-type="string">
            <text:p>Образувано/05/07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ниКредит Булбанк АД</text:p>
          </table:table-cell>
          <table:table-cell office:value-type="string" calcext:value-type="string">
            <text:p>БОРИС ЕМИЛОВ МИЛЕВ</text:p>
          </table:table-cell>
          <table:table-cell office:value-type="string" calcext:value-type="string">
            <text:p>ТИП ТРАНС 2324/ТИП ТРАНС 2324</text:p>
          </table:table-cell>
          <table:table-cell office:value-type="string" calcext:value-type="string">
            <text:p>ТИП ТРАНС 2324/ТИП ТРАНС 2324 - 1299 лева</text:p>
          </table:table-cell>
          <table:table-cell office:value-type="string" calcext:value-type="string">
            <text:p>1299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607</text:p>
          </table:table-cell>
          <table:table-cell office:value-type="string" calcext:value-type="string">
            <text:p>Образувано/14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Георги Антонов Ба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2123</text:p>
          </table:table-cell>
          <table:table-cell office:value-type="string" calcext:value-type="string">
            <text:p>Образувано/21/06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</text:p>
          </table:table-cell>
          <table:table-cell office:value-type="string" calcext:value-type="string">
            <text:p>Тони Димитров Пен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283</text:p>
          </table:table-cell>
          <table:table-cell office:value-type="string" calcext:value-type="string">
            <text:p>Образувано/30/07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умен Станев Гор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283</text:p>
          </table:table-cell>
          <table:table-cell office:value-type="string" calcext:value-type="string">
            <text:p>Образувано/30/07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умен Станев Гор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306</text:p>
          </table:table-cell>
          <table:table-cell office:value-type="string" calcext:value-type="string">
            <text:p>Образувано/05/07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ЙОРДАН АНГЕЛОВ ИВАНОВ</text:p>
          </table:table-cell>
          <table:table-cell office:value-type="string" calcext:value-type="string">
            <text:p>ПЪРВА ИНВЕСТИЦИОННА БАНКА АД/ПЪРВА ИНВЕСТИЦИОННА БАНКА АД</text:p>
          </table:table-cell>
          <table:table-cell office:value-type="string" calcext:value-type="string">
            <text:p>ПЪРВА ИНВЕСТИЦИОННА БАНКА АД/ПЪРВА ИНВЕСТИЦИОННА БАНКА АД - 1000 лева</text:p>
          </table:table-cell>
          <table:table-cell office:value-type="string" calcext:value-type="string">
            <text:p>10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074</text:p>
          </table:table-cell>
          <table:table-cell office:value-type="string" calcext:value-type="string">
            <text:p>Свършено/21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Татяна Димитрова Стоименова</text:p>
          </table:table-cell>
          <table:table-cell office:value-type="string" calcext:value-type="string">
            <text:p>ЕВРО ГЕЙМС ТЕХНОЛОДЖИ ООД/ЕВРО ГЕЙМС ТЕХНОЛОДЖИ ООД</text:p>
          </table:table-cell>
          <table:table-cell office:value-type="string" calcext:value-type="string">
            <text:p>ЕВРО ГЕЙМС ТЕХНОЛОДЖИ ООД/ЕВРО ГЕЙМС ТЕХНОЛОДЖИ 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18410400271</text:p>
          </table:table-cell>
          <table:table-cell office:value-type="string" calcext:value-type="string">
            <text:p>Образувано/26/01/2011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ЮРОБАНК БЪЛГАРИЯ АД; ЕОС МАТРИКС ЕООД</text:p>
          </table:table-cell>
          <table:table-cell office:value-type="string" calcext:value-type="string">
            <text:p>Севда Асенова Симеонова</text:p>
          </table:table-cell>
          <table:table-cell office:value-type="string" calcext:value-type="string">
            <text:p>МАГИМЕКС/МАГИМЕКС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12324</text:p>
          </table:table-cell>
          <table:table-cell office:value-type="string" calcext:value-type="string">
            <text:p>Образувано/17/1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Петър Василев Лазаров</text:p>
          </table:table-cell>
          <table:table-cell office:value-type="string" calcext:value-type="string">
            <text:p>АРТСТРОЙ ПРО ООД/АРТСТРОЙ ПРО ООД</text:p>
          </table:table-cell>
          <table:table-cell office:value-type="string" calcext:value-type="string">
            <text:p>АРТСТРОЙ ПРО ООД/АРТСТРОЙ ПРО 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267</text:p>
          </table:table-cell>
          <table:table-cell office:value-type="string" calcext:value-type="string">
            <text:p>Образувано/01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РОБЕРТ СТОЯНОВ ГЕОРГ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35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Йордан Спасов Илиев</text:p>
          </table:table-cell>
          <table:table-cell office:value-type="string" calcext:value-type="string">
            <text:p>ДАРБИЛД ЕООД/ДАРБИЛД ЕООД</text:p>
          </table:table-cell>
          <table:table-cell office:value-type="string" calcext:value-type="string">
            <text:p>ДАРБИЛД ЕООД/ДАРБИЛД ЕООД - 940 лева</text:p>
          </table:table-cell>
          <table:table-cell office:value-type="string" calcext:value-type="string">
            <text:p>940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2800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рагомир Иванов Драг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МЕНПАУЪР БЪЛГАРИЯ ООД/МЕНПАУЪР БЪЛГАРИЯ ООД - 2000 лева</text:p>
          </table:table-cell>
          <table:table-cell office:value-type="string" calcext:value-type="string">
            <text:p>20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27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Валентина Стефанова Раш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РИТАНСКО УЧИЛИЩЕ В СОФИЯ ООД/БРИТАНСКО УЧИЛИЩЕ В СОФИЯ ООД - 1538 лева</text:p>
          </table:table-cell>
          <table:table-cell office:value-type="string" calcext:value-type="string">
            <text:p>1538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2820</text:p>
          </table:table-cell>
          <table:table-cell office:value-type="string" calcext:value-type="string">
            <text:p>Перемир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БНП ПАРИБА ПЪРСЪНЪЛ ФАЙНЕНС ЕАД</text:p>
          </table:table-cell>
          <table:table-cell office:value-type="string" calcext:value-type="string">
            <text:p>Милен Мирославов Пе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8992</text:p>
          </table:table-cell>
          <table:table-cell office:value-type="string" calcext:value-type="string">
            <text:p>Образувано/03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рия Атанасова Ян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43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риела Богомилова Халачева</text:p>
          </table:table-cell>
          <table:table-cell office:value-type="string" calcext:value-type="string">
            <text:p>РОСИ ЕСТАБИЛИШМЕНТ ЕООД/РОСИ ЕСТАБИЛИШМЕНТ ЕООД</text:p>
          </table:table-cell>
          <table:table-cell office:value-type="string" calcext:value-type="string">
            <text:p>РОСИ ЕСТАБИЛИШМЕНТ ЕООД/РОСИ ЕСТАБИЛИШМЕНТ ЕООД - 180 лева</text:p>
          </table:table-cell>
          <table:table-cell office:value-type="string" calcext:value-type="string">
            <text:p>180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3343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Любомира Богомилова Каплангъ</text:p>
          </table:table-cell>
          <table:table-cell office:value-type="string" calcext:value-type="string">
            <text:p>РОСИ ЕСТАБИЛИШМЕНТ ЕООД/РОСИ ЕСТАБИЛИШМЕНТ ЕООД</text:p>
          </table:table-cell>
          <table:table-cell office:value-type="string" calcext:value-type="string">
            <text:p>РОСИ ЕСТАБИЛИШМЕНТ ЕООД/РОСИ ЕСТАБИЛИШМЕНТ ЕООД - 470 лева</text:p>
          </table:table-cell>
          <table:table-cell office:value-type="string" calcext:value-type="string">
            <text:p>470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890</text:p>
          </table:table-cell>
          <table:table-cell office:value-type="string" calcext:value-type="string">
            <text:p>Образувано/16/05/2025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Веселин Руменов Анастасов</text:p>
          </table:table-cell>
          <table:table-cell office:value-type="string" calcext:value-type="string">
            <text:p>РАЙОН "СРЕДЕЦ"/РАЙОН "СРЕДЕЦ"</text:p>
          </table:table-cell>
          <table:table-cell office:value-type="string" calcext:value-type="string">
            <text:p>РАЙОН "СРЕДЕЦ"/РАЙОН "СРЕДЕЦ"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27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Валентина Стефанова Рашкова</text:p>
          </table:table-cell>
          <table:table-cell office:value-type="string" calcext:value-type="string">
            <text:p>БРИТАНСКО УЧИЛИЩЕ В СОФИЯ ООД/БРИТАНСКО УЧИЛИЩЕ В СОФИЯ ООД</text:p>
          </table:table-cell>
          <table:table-cell office:value-type="string" calcext:value-type="string">
            <text:p>БРИТАНСКО УЧИЛИЩЕ В СОФИЯ ООД/БРИТАНСКО УЧИЛИЩЕ В СОФИЯ ООД - 1538 лева</text:p>
          </table:table-cell>
          <table:table-cell office:value-type="string" calcext:value-type="string">
            <text:p>1538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38410407205</text:p>
          </table:table-cell>
          <table:table-cell office:value-type="string" calcext:value-type="string">
            <text:p>Образувано/05/07/201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Елена Руменова Демирева</text:p>
          </table:table-cell>
          <table:table-cell office:value-type="string" calcext:value-type="string">
            <text:p>СОЦИАЛНИ УСЛУГИ В ОБЩНОСТТА/СОЦИАЛНИ УСЛУГИ В ОБЩНОСТТА</text:p>
          </table:table-cell>
          <table:table-cell office:value-type="string" calcext:value-type="string">
            <text:p>СОЦИАЛНИ УСЛУГИ В ОБЩНОСТТА/СОЦИАЛНИ УСЛУГИ В ОБЩНОСТТА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3489</text:p>
          </table:table-cell>
          <table:table-cell office:value-type="string" calcext:value-type="string">
            <text:p>Образувано/22/10/201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БЕДИНЕНА БЪЛГАРСКА БАНКА АД; ЕОС МАТРИКС ЕООД</text:p>
          </table:table-cell>
          <table:table-cell office:value-type="string" calcext:value-type="string">
            <text:p>Величка Борисова Къ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91</text:p>
          </table:table-cell>
          <table:table-cell office:value-type="string" calcext:value-type="string">
            <text:p>Образувано/16/05/2025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Йонка Борисова Не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8991</text:p>
          </table:table-cell>
          <table:table-cell office:value-type="string" calcext:value-type="string">
            <text:p>Образувано/03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Татяна Александрова Червеня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85</text:p>
          </table:table-cell>
          <table:table-cell office:value-type="string" calcext:value-type="string">
            <text:p>Образувано/16/05/2025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Красимир Димитров Ли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8990</text:p>
          </table:table-cell>
          <table:table-cell office:value-type="string" calcext:value-type="string">
            <text:p>Образувано/03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Пенка Кинчева Кал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169</text:p>
          </table:table-cell>
          <table:table-cell office:value-type="string" calcext:value-type="string">
            <text:p>Образувано/05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Антоанета Радостинова Хариз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298</text:p>
          </table:table-cell>
          <table:table-cell office:value-type="string" calcext:value-type="string">
            <text:p>Образувано/07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Никола Милчев Милуш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456</text:p>
          </table:table-cell>
          <table:table-cell office:value-type="string" calcext:value-type="string">
            <text:p>Образувано/12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Костадин Огнянов Мух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4414</text:p>
          </table:table-cell>
          <table:table-cell office:value-type="string" calcext:value-type="string">
            <text:p>Образувано/14/04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Цанка Милчова Ц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1957</text:p>
          </table:table-cell>
          <table:table-cell office:value-type="string" calcext:value-type="string">
            <text:p>Образувано/23/05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; ТИ БИ АЙ Банк ЕАД</text:p>
          </table:table-cell>
          <table:table-cell office:value-type="string" calcext:value-type="string">
            <text:p>Пламен Асенов Кирилов</text:p>
          </table:table-cell>
          <table:table-cell office:value-type="string" calcext:value-type="string">
            <text:p>В–ПЛАН/В–ПЛАН</text:p>
          </table:table-cell>
          <table:table-cell office:value-type="string" calcext:value-type="string">
            <text:p>В–ПЛАН/В–ПЛАН - 460 лева</text:p>
          </table:table-cell>
          <table:table-cell office:value-type="string" calcext:value-type="string">
            <text:p>46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4190</text:p>
          </table:table-cell>
          <table:table-cell office:value-type="string" calcext:value-type="string">
            <text:p>Образувано/08/04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Петьо Валериев Петру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800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рагомир Иванов Драг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МЕНПАУЪР БЪЛГАРИЯ ООД/МЕНПАУЪР БЪЛГАРИЯ ООД - 2000 лева</text:p>
          </table:table-cell>
          <table:table-cell office:value-type="string" calcext:value-type="string">
            <text:p>200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44</text:p>
          </table:table-cell>
          <table:table-cell office:value-type="string" calcext:value-type="string">
            <text:p>Образувано/20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Полина Веселинова Ко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0072</text:p>
          </table:table-cell>
          <table:table-cell office:value-type="string" calcext:value-type="string">
            <text:p>Образувано/13/01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Елисавета Радкова Иванова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 - 1022 лева</text:p>
          </table:table-cell>
          <table:table-cell office:value-type="string" calcext:value-type="string">
            <text:p>1022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4486</text:p>
          </table:table-cell>
          <table:table-cell office:value-type="string" calcext:value-type="string">
            <text:p>Образувано/15/04/201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ЮРОБАНК БЪЛГАРИЯ АД; ЕОС МАТРИКС ЕООД</text:p>
          </table:table-cell>
          <table:table-cell office:value-type="string" calcext:value-type="string">
            <text:p>Ася Димитрова Трифо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8812</text:p>
          </table:table-cell>
          <table:table-cell office:value-type="string" calcext:value-type="string">
            <text:p>Образувано/09/08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Илиян Бойков Ге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1303</text:p>
          </table:table-cell>
          <table:table-cell office:value-type="string" calcext:value-type="string">
            <text:p>Образувано/23/04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БНП ПАРИБА ПЪРСЪНЪЛ ФАЙНЕНС ЕАД</text:p>
          </table:table-cell>
          <table:table-cell office:value-type="string" calcext:value-type="string">
            <text:p>Цвета Владимирова Вит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4078</text:p>
          </table:table-cell>
          <table:table-cell office:value-type="string" calcext:value-type="string">
            <text:p>Свършено/15/04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; БНП Париба Пърсънъл Файненс С.А.; клон България КЧТ; БНП ПАРИБА ПЪРСЪНЪЛ ФАЙНЕНС ЕАД</text:p>
          </table:table-cell>
          <table:table-cell office:value-type="string" calcext:value-type="string">
            <text:p>Галина Ангелова Исакиева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 - 118 лева</text:p>
          </table:table-cell>
          <table:table-cell office:value-type="string" calcext:value-type="string">
            <text:p>118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548</text:p>
          </table:table-cell>
          <table:table-cell office:value-type="string" calcext:value-type="string">
            <text:p>Образувано/08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Лиляна Якова Нистерова</text:p>
          </table:table-cell>
          <table:table-cell office:value-type="string" calcext:value-type="string">
            <text:p>ФУУД ЗОН ЕООД/ФУУД ЗОН ЕООД</text:p>
          </table:table-cell>
          <table:table-cell office:value-type="string" calcext:value-type="string">
            <text:p>ФУУД ЗОН ЕООД/ФУУД ЗОН ЕООД - 710 лева; ПЪРВО ОБЕДИНЕНО СЧЕТОВОДСТВО УЧИЛИЩА - РАЙОН МЛАДОСТ/ПЪРВО ОБЕДИНЕНО СЧЕТОВОДСТВО УЧИЛИЩА - РАЙОН МЛАДОСТ - 114 лева</text:p>
          </table:table-cell>
          <table:table-cell office:value-type="string" calcext:value-type="string">
            <text:p>824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548</text:p>
          </table:table-cell>
          <table:table-cell office:value-type="string" calcext:value-type="string">
            <text:p>Образувано/08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Лиляна Якова Нистерова</text:p>
          </table:table-cell>
          <table:table-cell office:value-type="string" calcext:value-type="string">
            <text:p>ПЪРВО ОБЕДИНЕНО СЧЕТОВОДСТВО УЧИЛИЩА - РАЙОН МЛАДОСТ/ПЪРВО ОБЕДИНЕНО СЧЕТОВОДСТВО УЧИЛИЩА - РАЙОН МЛАДОСТ</text:p>
          </table:table-cell>
          <table:table-cell office:value-type="string" calcext:value-type="string">
            <text:p>ФУУД ЗОН ЕООД/ФУУД ЗОН ЕООД - 710 лева; ПЪРВО ОБЕДИНЕНО СЧЕТОВОДСТВО УЧИЛИЩА - РАЙОН МЛАДОСТ/ПЪРВО ОБЕДИНЕНО СЧЕТОВОДСТВО УЧИЛИЩА - РАЙОН МЛАДОСТ - 114 лева</text:p>
          </table:table-cell>
          <table:table-cell office:value-type="string" calcext:value-type="string">
            <text:p>824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8133</text:p>
          </table:table-cell>
          <table:table-cell office:value-type="string" calcext:value-type="string">
            <text:p>Образувано/15/09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Нистор Димитров Нисте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4202</text:p>
          </table:table-cell>
          <table:table-cell office:value-type="string" calcext:value-type="string">
            <text:p>Възобновено/02/12/201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УниКредит Булбанк АД</text:p>
          </table:table-cell>
          <table:table-cell office:value-type="string" calcext:value-type="string">
            <text:p>Мирослав Славейков Ми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85</text:p>
          </table:table-cell>
          <table:table-cell office:value-type="string" calcext:value-type="string">
            <text:p>Образувано/16/05/2025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Красимир Димитров Ли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298</text:p>
          </table:table-cell>
          <table:table-cell office:value-type="string" calcext:value-type="string">
            <text:p>Образувано/07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Никола Милчев Милуш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298</text:p>
          </table:table-cell>
          <table:table-cell office:value-type="string" calcext:value-type="string">
            <text:p>Образувано/07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Никола Милчев Милуш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298</text:p>
          </table:table-cell>
          <table:table-cell office:value-type="string" calcext:value-type="string">
            <text:p>Образувано/07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Никола Милчев Милуш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298</text:p>
          </table:table-cell>
          <table:table-cell office:value-type="string" calcext:value-type="string">
            <text:p>Образувано/07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Никола Милчев Милуш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298</text:p>
          </table:table-cell>
          <table:table-cell office:value-type="string" calcext:value-type="string">
            <text:p>Образувано/07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Никола Милчев Милуш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7016</text:p>
          </table:table-cell>
          <table:table-cell office:value-type="string" calcext:value-type="string">
            <text:p>Перемирано/04/04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БНП ПАРИБА ПЪРСЪНЪЛ ФАЙНЕНС ЕАД</text:p>
          </table:table-cell>
          <table:table-cell office:value-type="string" calcext:value-type="string">
            <text:p>Емилиян Христов Пет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800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рагомир Иванов Драганов</text:p>
          </table:table-cell>
          <table:table-cell office:value-type="string" calcext:value-type="string">
            <text:p>МЕНПАУЪР БЪЛГАРИЯ ООД/МЕНПАУЪР БЪЛГАРИЯ ООД</text:p>
          </table:table-cell>
          <table:table-cell office:value-type="string" calcext:value-type="string">
            <text:p>МЕНПАУЪР БЪЛГАРИЯ ООД/МЕНПАУЪР БЪЛГАРИЯ ООД - 2000 лева</text:p>
          </table:table-cell>
          <table:table-cell office:value-type="string" calcext:value-type="string">
            <text:p>2000 лева</text:p>
          </table:table-cell>
          <table:table-cell table:number-columns-repeated="2"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2801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Гинка Иванова Васи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95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имеон Петков Гар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32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лександър Димитров Анге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02</text:p>
          </table:table-cell>
          <table:table-cell office:value-type="string" calcext:value-type="string">
            <text:p>Образувано/11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Евгени Стойчев Петров</text:p>
          </table:table-cell>
          <table:table-cell office:value-type="string" calcext:value-type="string">
            <text:p>ЕЛНЕТ БГ ЕООД/ЕЛНЕТ БГ ЕООД</text:p>
          </table:table-cell>
          <table:table-cell office:value-type="string" calcext:value-type="string">
            <text:p>ЕЛНЕТ БГ ЕООД/ЕЛНЕТ БГ Е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32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нелия Димитрова Анге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1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283</text:p>
          </table:table-cell>
          <table:table-cell office:value-type="string" calcext:value-type="string">
            <text:p>Образувано/30/07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умен Станев Гор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99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Иван Шибилов Димитров</text:p>
          </table:table-cell>
          <table:table-cell office:value-type="string" calcext:value-type="string">
            <text:p>БЪРГАН ИНВЕСТ /ЕООД//БЪРГАН ИНВЕСТ /ЕООД/</text:p>
          </table:table-cell>
          <table:table-cell office:value-type="string" calcext:value-type="string">
            <text:p>БЪРГАН ИНВЕСТ /ЕООД//БЪРГАН ИНВЕСТ /ЕООД/ - 1077 лева</text:p>
          </table:table-cell>
          <table:table-cell office:value-type="string" calcext:value-type="string">
            <text:p>1077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04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нгелина Георгиева Илиева</text:p>
          </table:table-cell>
          <table:table-cell office:value-type="string" calcext:value-type="string">
            <text:p>СМИД фешън груп ЕООД/СМИД фешън груп ЕООД</text:p>
          </table:table-cell>
          <table:table-cell office:value-type="string" calcext:value-type="string">
            <text:p>СМИД фешън груп ЕООД/СМИД фешън груп ЕООД - 1080 лева</text:p>
          </table:table-cell>
          <table:table-cell office:value-type="string" calcext:value-type="string">
            <text:p>108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68410407016</text:p>
          </table:table-cell>
          <table:table-cell office:value-type="string" calcext:value-type="string">
            <text:p>Перемирано/04/04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БНП ПАРИБА ПЪРСЪНЪЛ ФАЙНЕНС ЕАД</text:p>
          </table:table-cell>
          <table:table-cell office:value-type="string" calcext:value-type="string">
            <text:p>Христо Маринов Петков</text:p>
          </table:table-cell>
          <table:table-cell office:value-type="string" calcext:value-type="string">
            <text:p>ПРОИЗВОДСТВЕНО ПРЕДПРИЯТИЕ УСПЕХ/ПРОИЗВОДСТВЕНО ПРЕДПРИЯТИЕ УСПЕХ</text:p>
          </table:table-cell>
          <table:table-cell office:value-type="string" calcext:value-type="string">
            <text:p>ПРОИЗВОДСТВЕНО ПРЕДПРИЯТИЕ УСПЕХ/ПРОИЗВОДСТВЕНО ПРЕДПРИЯТИЕ УСПЕХ - 160 лева</text:p>
          </table:table-cell>
          <table:table-cell office:value-type="string" calcext:value-type="string">
            <text:p>16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17</text:p>
          </table:table-cell>
          <table:table-cell office:value-type="string" calcext:value-type="string">
            <text:p>Образувано/13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Цветелина Борисова Петкова</text:p>
          </table:table-cell>
          <table:table-cell office:value-type="string" calcext:value-type="string">
            <text:p>ЗАСТРАХОВАТЕЛНА КОМПАНИЯ ЛЕВ ИНС АД/ЗАСТРАХОВАТЕЛНА КОМПАНИЯ ЛЕВ ИНС АД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18410409318</text:p>
          </table:table-cell>
          <table:table-cell office:value-type="string" calcext:value-type="string">
            <text:p>Перемирано/07/06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Електрохолд Продажби ЕАД</text:p>
          </table:table-cell>
          <table:table-cell office:value-type="string" calcext:value-type="string">
            <text:p>Зоя Димитрова Саш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2242</text:p>
          </table:table-cell>
          <table:table-cell office:value-type="string" calcext:value-type="string">
            <text:p>Прекратено и приключено чл. 433/ГПК/07/04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БНП ПАРИБА ПЪРСЪНЪЛ ФАЙНЕНС ЕАД</text:p>
          </table:table-cell>
          <table:table-cell office:value-type="string" calcext:value-type="string">
            <text:p>Светла Стоянчева Младенова</text:p>
          </table:table-cell>
          <table:table-cell office:value-type="string" calcext:value-type="string">
            <text:p>НЕГРОНИ-68 ЕООД/НЕГРОНИ-68 ЕООД</text:p>
          </table:table-cell>
          <table:table-cell office:value-type="string" calcext:value-type="string">
            <text:p>НЕГРОНИ-68 ЕООД/НЕГРОНИ-68 ЕООД - 285 лева</text:p>
          </table:table-cell>
          <table:table-cell office:value-type="string" calcext:value-type="string">
            <text:p>285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503</text:p>
          </table:table-cell>
          <table:table-cell office:value-type="string" calcext:value-type="string">
            <text:p>Образувано/24/0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Иван Найденов Нацев</text:p>
          </table:table-cell>
          <table:table-cell office:value-type="string" calcext:value-type="string">
            <text:p>ИВО ТРАНС ПРЕС ЕООД/ИВО ТРАНС ПРЕС ЕООД</text:p>
          </table:table-cell>
          <table:table-cell office:value-type="string" calcext:value-type="string">
            <text:p>ИВО ТРАНС ПРЕС ЕООД/ИВО ТРАНС ПРЕС ЕООД - 539 лева</text:p>
          </table:table-cell>
          <table:table-cell office:value-type="string" calcext:value-type="string">
            <text:p>539 лева</text:p>
          </table:table-cell>
          <table:table-cell office:value-type="string" calcext:value-type="string">
            <text:p>11/11/2024</text:p>
          </table:table-cell>
          <table:table-cell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08410400503</text:p>
          </table:table-cell>
          <table:table-cell office:value-type="string" calcext:value-type="string">
            <text:p>Образувано/24/0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Иван Найденов Нацев</text:p>
          </table:table-cell>
          <table:table-cell office:value-type="string" calcext:value-type="string">
            <text:p>ИВО ТРАНС ПРЕС ЕООД/ИВО ТРАНС ПРЕС ЕООД</text:p>
          </table:table-cell>
          <table:table-cell office:value-type="string" calcext:value-type="string">
            <text:p>ИВО ТРАНС ПРЕС ЕООД/ИВО ТРАНС ПРЕС ЕООД - 539 лева</text:p>
          </table:table-cell>
          <table:table-cell office:value-type="string" calcext:value-type="string">
            <text:p>539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503</text:p>
          </table:table-cell>
          <table:table-cell office:value-type="string" calcext:value-type="string">
            <text:p>Образувано/24/0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Иван Найденов Нацев</text:p>
          </table:table-cell>
          <table:table-cell office:value-type="string" calcext:value-type="string">
            <text:p>КРЕМЕНА 22 ЕООД/КРЕМЕНА 22 ЕООД</text:p>
          </table:table-cell>
          <table:table-cell office:value-type="string" calcext:value-type="string">
            <text:p>ИВО ТРАНС ПРЕС ЕООД/ИВО ТРАНС ПРЕС ЕООД - 539 лева</text:p>
          </table:table-cell>
          <table:table-cell office:value-type="string" calcext:value-type="string">
            <text:p>539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505</text:p>
          </table:table-cell>
          <table:table-cell office:value-type="string" calcext:value-type="string">
            <text:p>Образувано/24/0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Георги Петров Митов</text:p>
          </table:table-cell>
          <table:table-cell office:value-type="string" calcext:value-type="string">
            <text:p>АЛТЕХ ТЕХНОЛОДЖИ ЕООД/АЛТЕХ ТЕХНОЛОДЖИ ЕООД</text:p>
          </table:table-cell>
          <table:table-cell office:value-type="string" calcext:value-type="string">
            <text:p>АЛТЕХ ТЕХНОЛОДЖИ ЕООД/АЛТЕХ ТЕХНОЛОДЖИ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513</text:p>
          </table:table-cell>
          <table:table-cell office:value-type="string" calcext:value-type="string">
            <text:p>Образувано/24/0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Владимир Валериев Ил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507</text:p>
          </table:table-cell>
          <table:table-cell office:value-type="string" calcext:value-type="string">
            <text:p>Образувано/24/0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Полина Ангелова Славо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507</text:p>
          </table:table-cell>
          <table:table-cell office:value-type="string" calcext:value-type="string">
            <text:p>Образувано/24/0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Полина Ангелова Славо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574</text:p>
          </table:table-cell>
          <table:table-cell office:value-type="string" calcext:value-type="string">
            <text:p>Образувано/29/0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Георги Евлогиев Глинджев</text:p>
          </table:table-cell>
          <table:table-cell office:value-type="string" calcext:value-type="string">
            <text:p>БЕЛОПОЛСКИ ТРЕЙДИНГ ООД/БЕЛОПОЛСКИ ТРЕЙДИНГ ООД</text:p>
          </table:table-cell>
          <table:table-cell office:value-type="string" calcext:value-type="string">
            <text:p>БЕЛОПОЛСКИ ТРЕЙДИНГ ООД/БЕЛОПОЛСКИ ТРЕЙДИНГ 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1041</text:p>
          </table:table-cell>
          <table:table-cell office:value-type="string" calcext:value-type="string">
            <text:p>Образувано/09/03/202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ОС МАТРИКС ЕООД; БНП Париба Пърсънъл Файненс С.А.; клон България КЧТ</text:p>
          </table:table-cell>
          <table:table-cell office:value-type="string" calcext:value-type="string">
            <text:p>Славчо Митков Млад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1041</text:p>
          </table:table-cell>
          <table:table-cell office:value-type="string" calcext:value-type="string">
            <text:p>Образувано/09/03/202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ОС МАТРИКС ЕООД; БНП Париба Пърсънъл Файненс С.А.; клон България КЧТ</text:p>
          </table:table-cell>
          <table:table-cell office:value-type="string" calcext:value-type="string">
            <text:p>Славчо Митков Млад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0824</text:p>
          </table:table-cell>
          <table:table-cell office:value-type="string" calcext:value-type="string">
            <text:p>Образувано/10/02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нежанка Драганова Анастас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0824</text:p>
          </table:table-cell>
          <table:table-cell office:value-type="string" calcext:value-type="string">
            <text:p>Образувано/10/02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нежанка Драганова Анастас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3867</text:p>
          </table:table-cell>
          <table:table-cell office:value-type="string" calcext:value-type="string">
            <text:p>Образувано/22/10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ВЕТОСЛАВ ИВАНОВ ДО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1159</text:p>
          </table:table-cell>
          <table:table-cell office:value-type="string" calcext:value-type="string">
            <text:p>Образувано/10/03/202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; ТИ БИ АЙ Банк ЕАД; АГЕНЦИЯ <text:s/>ЗА <text:s/>СЪБИРАНЕ <text:s/>НА <text:s/>ВЗЕМАНИЯ ЕАД</text:p>
          </table:table-cell>
          <table:table-cell office:value-type="string" calcext:value-type="string">
            <text:p>МИНЧО КИРИЛОВ ХРИСТОВ</text:p>
          </table:table-cell>
          <table:table-cell office:value-type="string" calcext:value-type="string">
            <text:p>СВЕСТНИТЕ 21 ЕООД/СВЕСТНИТЕ 21 ЕООД</text:p>
          </table:table-cell>
          <table:table-cell office:value-type="string" calcext:value-type="string">
            <text:p>СВЕСТНИТЕ 21 ЕООД/СВЕСТНИТЕ 21 ЕОО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10370</text:p>
          </table:table-cell>
          <table:table-cell office:value-type="string" calcext:value-type="string">
            <text:p>Образувано/23/09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Лидия Симеонова Ангелова</text:p>
          </table:table-cell>
          <table:table-cell office:value-type="string" calcext:value-type="string">
            <text:p>МУРКИ ГРУП БГ /ЕООД//МУРКИ ГРУП БГ /ЕООД/</text:p>
          </table:table-cell>
          <table:table-cell office:value-type="string" calcext:value-type="string">
            <text:p>МУРКИ ГРУП БГ /ЕООД//МУРКИ ГРУП БГ /ЕООД/ - 933 лева</text:p>
          </table:table-cell>
          <table:table-cell office:value-type="string" calcext:value-type="string">
            <text:p>933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38410411368</text:p>
          </table:table-cell>
          <table:table-cell office:value-type="string" calcext:value-type="string">
            <text:p>Образувано/11/11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Александър Митк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1158</text:p>
          </table:table-cell>
          <table:table-cell office:value-type="string" calcext:value-type="string">
            <text:p>Образувано/10/03/202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; ТИ БИ АЙ Банк ЕАД; АГЕНЦИЯ <text:s/>ЗА <text:s/>СЪБИРАНЕ <text:s/>НА <text:s/>ВЗЕМАНИЯ ЕАД</text:p>
          </table:table-cell>
          <table:table-cell office:value-type="string" calcext:value-type="string">
            <text:p>ПЕТЪР АТАНАСОВ 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7957</text:p>
          </table:table-cell>
          <table:table-cell office:value-type="string" calcext:value-type="string">
            <text:p>Образувано/25/08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Василка Костова Мих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3039</text:p>
          </table:table-cell>
          <table:table-cell office:value-type="string" calcext:value-type="string">
            <text:p>Образувано/07/03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Ива Алдомирова Мил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0185</text:p>
          </table:table-cell>
          <table:table-cell office:value-type="string" calcext:value-type="string">
            <text:p>Образувано/21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Стоил Йорданов Атанас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0728</text:p>
          </table:table-cell>
          <table:table-cell office:value-type="string" calcext:value-type="string">
            <text:p>Образувано/11/1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Росица Иванова Христ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3039</text:p>
          </table:table-cell>
          <table:table-cell office:value-type="string" calcext:value-type="string">
            <text:p>Образувано/07/03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Ива Алдомирова Мил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0185</text:p>
          </table:table-cell>
          <table:table-cell office:value-type="string" calcext:value-type="string">
            <text:p>Образувано/21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Стоил Йорданов Атанас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13255</text:p>
          </table:table-cell>
          <table:table-cell office:value-type="string" calcext:value-type="string">
            <text:p>Перемирано/20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Фронтекс Интернешънъл ЕАД; Фронтекс Интернешънъл ЕАД; С. Г. ГРУП ЕАД</text:p>
          </table:table-cell>
          <table:table-cell office:value-type="string" calcext:value-type="string">
            <text:p>Атанаса Илиева Момъкова</text:p>
          </table:table-cell>
          <table:table-cell office:value-type="string" calcext:value-type="string">
            <text:p>ЕТ АКАЦИЯ - ЙОРДАН ЙОРДАНОВ/ЕТ АКАЦИЯ - ЙОРДАН ЙОРДАНОВ</text:p>
          </table:table-cell>
          <table:table-cell office:value-type="string" calcext:value-type="string">
            <text:p>АКАЦИЯ ГРАНД ООД/АКАЦИЯ ГРАНД ООД - 325 лева</text:p>
          </table:table-cell>
          <table:table-cell office:value-type="string" calcext:value-type="string">
            <text:p>325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13255</text:p>
          </table:table-cell>
          <table:table-cell office:value-type="string" calcext:value-type="string">
            <text:p>Перемирано/20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Фронтекс Интернешънъл ЕАД; Фронтекс Интернешънъл ЕАД; С. Г. ГРУП ЕАД</text:p>
          </table:table-cell>
          <table:table-cell office:value-type="string" calcext:value-type="string">
            <text:p>Атанаса Илиева Момъкова</text:p>
          </table:table-cell>
          <table:table-cell office:value-type="string" calcext:value-type="string">
            <text:p>АКАЦИЯ ГРАНД ООД/АКАЦИЯ ГРАНД ООД</text:p>
          </table:table-cell>
          <table:table-cell office:value-type="string" calcext:value-type="string">
            <text:p>АКАЦИЯ ГРАНД ООД/АКАЦИЯ ГРАНД ООД - 325 лева</text:p>
          </table:table-cell>
          <table:table-cell office:value-type="string" calcext:value-type="string">
            <text:p>325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9211</text:p>
          </table:table-cell>
          <table:table-cell office:value-type="string" calcext:value-type="string">
            <text:p>Образувано/11/08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Михаил Георгиев Пет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1473</text:p>
          </table:table-cell>
          <table:table-cell office:value-type="string" calcext:value-type="string">
            <text:p>Образувано/16/03/2020</text:p>
          </table:table-cell>
          <table:table-cell office:value-type="string" calcext:value-type="string">
            <text:p>Публич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Михаил Венцеславов Михайлов</text:p>
          </table:table-cell>
          <table:table-cell office:value-type="string" calcext:value-type="string">
            <text:p>МЕРИ ТЕКС ТРЕЙД ЕООД/МЕРИ ТЕКС ТРЕЙД ЕООД</text:p>
          </table:table-cell>
          <table:table-cell office:value-type="string" calcext:value-type="string">
            <text:p>МЕРИ ТЕКС ТРЕЙД ЕООД/МЕРИ ТЕКС ТРЕЙД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3140</text:p>
          </table:table-cell>
          <table:table-cell office:value-type="string" calcext:value-type="string">
            <text:p>Образувано/21/03/201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Зоя Петрова Це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345</text:p>
          </table:table-cell>
          <table:table-cell office:value-type="string" calcext:value-type="string">
            <text:p>Образувано/1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Иванка Котева Васи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424</text:p>
          </table:table-cell>
          <table:table-cell office:value-type="string" calcext:value-type="string">
            <text:p>Образувано/27/03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Валентина Валентинова Генад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424</text:p>
          </table:table-cell>
          <table:table-cell office:value-type="string" calcext:value-type="string">
            <text:p>Образувано/27/03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Иван Валентинов Генадиев</text:p>
          </table:table-cell>
          <table:table-cell office:value-type="string" calcext:value-type="string">
            <text:p>СЪРВИЗ ЛОГИСТИК ООД/СЪРВИЗ ЛОГИСТИК ООД</text:p>
          </table:table-cell>
          <table:table-cell office:value-type="string" calcext:value-type="string">
            <text:p>СЪРВИЗ ЛОГИСТИК ООД/СЪРВИЗ ЛОГИСТИК ООД - 1150 лева</text:p>
          </table:table-cell>
          <table:table-cell office:value-type="string" calcext:value-type="string">
            <text:p>115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10395</text:p>
          </table:table-cell>
          <table:table-cell office:value-type="string" calcext:value-type="string">
            <text:p>Прекратено и приключено чл. 433/ГПК/10/10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БНП ПАРИБА ПЪРСЪНЪЛ ФАЙНЕНС ЕАД</text:p>
          </table:table-cell>
          <table:table-cell office:value-type="string" calcext:value-type="string">
            <text:p>Димитър Кирилов Крок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88</text:p>
          </table:table-cell>
          <table:table-cell office:value-type="string" calcext:value-type="string">
            <text:p>Образувано/16/05/2025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Донка Величкова Стоя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402</text:p>
          </table:table-cell>
          <table:table-cell office:value-type="string" calcext:value-type="string">
            <text:p>Образувано/15/0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ван Михайлов Ръсин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2820</text:p>
          </table:table-cell>
          <table:table-cell office:value-type="string" calcext:value-type="string">
            <text:p>Перемир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БНП ПАРИБА ПЪРСЪНЪЛ ФАЙНЕНС ЕАД</text:p>
          </table:table-cell>
          <table:table-cell office:value-type="string" calcext:value-type="string">
            <text:p>Милен Мирославов Пе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2150</text:p>
          </table:table-cell>
          <table:table-cell office:value-type="string" calcext:value-type="string">
            <text:p>Образувано/05/06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Цвета Любенова Ни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814</text:p>
          </table:table-cell>
          <table:table-cell office:value-type="string" calcext:value-type="string">
            <text:p>Образувано/13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дриана Неделчева Ил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814</text:p>
          </table:table-cell>
          <table:table-cell office:value-type="string" calcext:value-type="string">
            <text:p>Образувано/13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дриана Неделчева Ил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15</text:p>
          </table:table-cell>
          <table:table-cell office:value-type="string" calcext:value-type="string">
            <text:p>Образувано/13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нка Христова Момчи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2881</text:p>
          </table:table-cell>
          <table:table-cell office:value-type="string" calcext:value-type="string">
            <text:p>Образувано/04/08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Теодора Любомирова Вой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445</text:p>
          </table:table-cell>
          <table:table-cell office:value-type="string" calcext:value-type="string">
            <text:p>Образувано/02/06/2022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РГАРИТА ПЕТРОВА ДЕЛЧЕВА</text:p>
          </table:table-cell>
          <table:table-cell office:value-type="string" calcext:value-type="string">
            <text:p>МИДОС /ЕООД//МИДОС /ЕООД/</text:p>
          </table:table-cell>
          <table:table-cell office:value-type="string" calcext:value-type="string">
            <text:p>МИДОС /ЕООД//МИДОС /ЕООД/ - 130 лева</text:p>
          </table:table-cell>
          <table:table-cell office:value-type="string" calcext:value-type="string">
            <text:p>13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445</text:p>
          </table:table-cell>
          <table:table-cell office:value-type="string" calcext:value-type="string">
            <text:p>Образувано/02/06/2022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РГАРИТА ПЕТРОВА ДЕЛЧЕВА</text:p>
          </table:table-cell>
          <table:table-cell office:value-type="string" calcext:value-type="string">
            <text:p>ЗОО ГРУП СТЕФАНОВ ООД/ЗОО ГРУП СТЕФАНОВ ООД</text:p>
          </table:table-cell>
          <table:table-cell office:value-type="string" calcext:value-type="string">
            <text:p>МИДОС /ЕООД//МИДОС /ЕООД/ - 130 лева</text:p>
          </table:table-cell>
          <table:table-cell office:value-type="string" calcext:value-type="string">
            <text:p>13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445</text:p>
          </table:table-cell>
          <table:table-cell office:value-type="string" calcext:value-type="string">
            <text:p>Образувано/02/06/2022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РГАРИТА ПЕТРОВА ДЕЛЧЕВА</text:p>
          </table:table-cell>
          <table:table-cell office:value-type="string" calcext:value-type="string">
            <text:p>ЗОО ГРУП СТЕФАНОВ ЕООД/ЗОО ГРУП СТЕФАНОВ ЕООД</text:p>
          </table:table-cell>
          <table:table-cell office:value-type="string" calcext:value-type="string">
            <text:p>МИДОС /ЕООД//МИДОС /ЕООД/ - 130 лева</text:p>
          </table:table-cell>
          <table:table-cell office:value-type="string" calcext:value-type="string">
            <text:p>13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445</text:p>
          </table:table-cell>
          <table:table-cell office:value-type="string" calcext:value-type="string">
            <text:p>Образувано/02/06/2022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ГРИГОР ВАЛЕНТИНОВ ДЕЛЧЕВ</text:p>
          </table:table-cell>
          <table:table-cell office:value-type="string" calcext:value-type="string">
            <text:p>МГ СТРОЙ ГРУП ООД/МГ СТРОЙ ГРУП ООД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84</text:p>
          </table:table-cell>
          <table:table-cell office:value-type="string" calcext:value-type="string">
            <text:p>Образувано/16/05/2025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Кирил Емилов Кароле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3609</text:p>
          </table:table-cell>
          <table:table-cell office:value-type="string" calcext:value-type="string">
            <text:p>Перемирано/30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Валентин Петков 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173</text:p>
          </table:table-cell>
          <table:table-cell office:value-type="string" calcext:value-type="string">
            <text:p>Образувано/21/06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Димитър Христов Асенов</text:p>
          </table:table-cell>
          <table:table-cell office:value-type="string" calcext:value-type="string">
            <text:p>ЛЕВЪЛ КЕ /ЕООД//ЛЕВЪЛ КЕ /ЕООД/</text:p>
          </table:table-cell>
          <table:table-cell office:value-type="string" calcext:value-type="string">
            <text:p>ЛЕВЪЛ КЕ /ЕООД//ЛЕВЪЛ КЕ /ЕООД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04/07/2023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3/07/202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38410402173</text:p>
          </table:table-cell>
          <table:table-cell office:value-type="string" calcext:value-type="string">
            <text:p>Образувано/21/06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Димитър Христов Асенов</text:p>
          </table:table-cell>
          <table:table-cell office:value-type="string" calcext:value-type="string">
            <text:p>ЛЕВЪЛ КЕ /ЕООД//ЛЕВЪЛ КЕ /ЕООД/</text:p>
          </table:table-cell>
          <table:table-cell office:value-type="string" calcext:value-type="string">
            <text:p>ЛЕВЪЛ КЕ /ЕООД//ЛЕВЪЛ КЕ /ЕООД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173</text:p>
          </table:table-cell>
          <table:table-cell office:value-type="string" calcext:value-type="string">
            <text:p>Образувано/21/06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Димитър Христов Асенов</text:p>
          </table:table-cell>
          <table:table-cell office:value-type="string" calcext:value-type="string">
            <text:p>ХИБРИТ 12 /ЕООД//ХИБРИТ 12 /ЕООД/</text:p>
          </table:table-cell>
          <table:table-cell office:value-type="string" calcext:value-type="string">
            <text:p>ЛЕВЪЛ КЕ /ЕООД//ЛЕВЪЛ КЕ /ЕООД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541</text:p>
          </table:table-cell>
          <table:table-cell office:value-type="string" calcext:value-type="string">
            <text:p>Образувано/11/04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КРЕМИКОВЦИ </text:p>
          </table:table-cell>
          <table:table-cell office:value-type="string" calcext:value-type="string">
            <text:p>Йордан Димитров Петков</text:p>
          </table:table-cell>
          <table:table-cell office:value-type="string" calcext:value-type="string">
            <text:p>МЕМОРИУМ /ЕООД/гр.СОФИЯ; <text:s/>бул.АНДРЕЙ ЛЯПЧЕВ <text:s/>№1 ет.6/МЕМОРИУМ /ЕООД/гр.СОФИЯ; <text:s/>бул.АНДРЕЙ ЛЯПЧЕВ <text:s/>№1 ет.6</text:p>
          </table:table-cell>
          <table:table-cell office:value-type="string" calcext:value-type="string">
            <text:p>МОБА ЕООД/МОБА ЕООД - 360 лева</text:p>
          </table:table-cell>
          <table:table-cell office:value-type="string" calcext:value-type="string">
            <text:p>36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541</text:p>
          </table:table-cell>
          <table:table-cell office:value-type="string" calcext:value-type="string">
            <text:p>Образувано/11/04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КРЕМИКОВЦИ </text:p>
          </table:table-cell>
          <table:table-cell office:value-type="string" calcext:value-type="string">
            <text:p>Йордан Димитров Петков</text:p>
          </table:table-cell>
          <table:table-cell office:value-type="string" calcext:value-type="string">
            <text:p>МОБА ЕООД/МОБА ЕООД</text:p>
          </table:table-cell>
          <table:table-cell office:value-type="string" calcext:value-type="string">
            <text:p>МОБА ЕООД/МОБА ЕООД - 360 лева</text:p>
          </table:table-cell>
          <table:table-cell office:value-type="string" calcext:value-type="string">
            <text:p>36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10489</text:p>
          </table:table-cell>
          <table:table-cell office:value-type="string" calcext:value-type="string">
            <text:p>Образувано/13/06/2022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Марио Йорданов Александ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1732</text:p>
          </table:table-cell>
          <table:table-cell office:value-type="string" calcext:value-type="string">
            <text:p>Образувано/22/05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П ФАКТОРИНГ БЪЛГАРИЯ ЕАД; ЕОС МАТРИКС ЕООД; Банка ДСК АД; ЕОС МАТРИКС ЕООД</text:p>
          </table:table-cell>
          <table:table-cell office:value-type="string" calcext:value-type="string">
            <text:p>Андрея Огнянов Михайлов</text:p>
          </table:table-cell>
          <table:table-cell office:value-type="string" calcext:value-type="string">
            <text:p>ВЕЛИС 99 /ЕООД//ВЕЛИС 99 /ЕООД/</text:p>
          </table:table-cell>
          <table:table-cell office:value-type="string" calcext:value-type="string">
            <text:p>ВЕЛИС 99 /ЕООД//ВЕЛИС 99 /ЕООД/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3/04/20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08410401732</text:p>
          </table:table-cell>
          <table:table-cell office:value-type="string" calcext:value-type="string">
            <text:p>Образувано/22/05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П ФАКТОРИНГ БЪЛГАРИЯ ЕАД; ЕОС МАТРИКС ЕООД; Банка ДСК АД; ЕОС МАТРИКС ЕООД</text:p>
          </table:table-cell>
          <table:table-cell office:value-type="string" calcext:value-type="string">
            <text:p>Андрея Огнянов Михайлов</text:p>
          </table:table-cell>
          <table:table-cell office:value-type="string" calcext:value-type="string">
            <text:p>ВЕЛИС 99 /ЕООД//ВЕЛИС 99 /ЕООД/</text:p>
          </table:table-cell>
          <table:table-cell office:value-type="string" calcext:value-type="string">
            <text:p>ВЕЛИС 99 /ЕООД//ВЕЛИС 99 /ЕООД/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1732</text:p>
          </table:table-cell>
          <table:table-cell office:value-type="string" calcext:value-type="string">
            <text:p>Образувано/22/05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П ФАКТОРИНГ БЪЛГАРИЯ ЕАД; ЕОС МАТРИКС ЕООД; Банка ДСК АД; ЕОС МАТРИКС ЕООД</text:p>
          </table:table-cell>
          <table:table-cell office:value-type="string" calcext:value-type="string">
            <text:p>Андрея Огнянов Михайлов</text:p>
          </table:table-cell>
          <table:table-cell office:value-type="string" calcext:value-type="string">
            <text:p>САРАНДА ДИСТРИБЮШЪН ООД/САРАНДА ДИСТРИБЮШЪН ООД</text:p>
          </table:table-cell>
          <table:table-cell office:value-type="string" calcext:value-type="string">
            <text:p>ВЕЛИС 99 /ЕООД//ВЕЛИС 99 /ЕООД/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1991</text:p>
          </table:table-cell>
          <table:table-cell office:value-type="string" calcext:value-type="string">
            <text:p>Перемирано/30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Богомил Василев Васил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812</text:p>
          </table:table-cell>
          <table:table-cell office:value-type="string" calcext:value-type="string">
            <text:p>Образувано/13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тефан Веселинов Матеев</text:p>
          </table:table-cell>
          <table:table-cell office:value-type="string" calcext:value-type="string">
            <text:p>ГАРДЕНИЯ 2014 /ГАРДЕНИЯ 2014 </text:p>
          </table:table-cell>
          <table:table-cell office:value-type="string" calcext:value-type="string">
            <text:p>ГАРДЕНИЯ 2014 /ГАРДЕНИЯ 2014 <text:s/>- 710 лева</text:p>
          </table:table-cell>
          <table:table-cell office:value-type="string" calcext:value-type="string">
            <text:p>71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2699</text:p>
          </table:table-cell>
          <table:table-cell office:value-type="string" calcext:value-type="string">
            <text:p>Образувано/16/08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ЗА КОНТРОЛ НА ПРОСРОЧЕНИ ЗАДЪЛЖЕНИЯ АД</text:p>
          </table:table-cell>
          <table:table-cell office:value-type="string" calcext:value-type="string">
            <text:p>Таньо Пламенов Желанов</text:p>
          </table:table-cell>
          <table:table-cell office:value-type="string" calcext:value-type="string">
            <text:p>МБ СЪРВИС ООД/МБ СЪРВИС ООД</text:p>
          </table:table-cell>
          <table:table-cell office:value-type="string" calcext:value-type="string">
            <text:p>МБ СЪРВИС ООД/МБ СЪРВИС ООД - 1050 лева</text:p>
          </table:table-cell>
          <table:table-cell office:value-type="string" calcext:value-type="string">
            <text:p>105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1737</text:p>
          </table:table-cell>
          <table:table-cell office:value-type="string" calcext:value-type="string">
            <text:p>Образувано/26/05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П ФАКТОРИНГ БЪЛГАРИЯ ЕАД; ЕОС МАТРИКС ЕООД; Банка ДСК АД; ЕОС МАТРИКС ЕООД</text:p>
          </table:table-cell>
          <table:table-cell office:value-type="string" calcext:value-type="string">
            <text:p>Венцислав Йоханов Григо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2421</text:p>
          </table:table-cell>
          <table:table-cell office:value-type="string" calcext:value-type="string">
            <text:p>Перемирано/09/04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Костадин Йорданов Методиев</text:p>
          </table:table-cell>
          <table:table-cell office:value-type="string" calcext:value-type="string">
            <text:p>ИВ ИНТЕРНЕШЪНЪЛ ЕООД/ИВ ИНТЕРНЕШЪНЪЛ ЕООД</text:p>
          </table:table-cell>
          <table:table-cell office:value-type="string" calcext:value-type="string">
            <text:p>ИВ ИНТЕРНЕШЪНЪЛ ЕООД/ИВ ИНТЕРНЕШЪНЪЛ ЕООД - 710 лева</text:p>
          </table:table-cell>
          <table:table-cell office:value-type="string" calcext:value-type="string">
            <text:p>71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9753</text:p>
          </table:table-cell>
          <table:table-cell office:value-type="string" calcext:value-type="string">
            <text:p>Перемирано/28/05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Веселина Станчева Тит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1673</text:p>
          </table:table-cell>
          <table:table-cell office:value-type="string" calcext:value-type="string">
            <text:p>Образувано/05/02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Захарина Иванова Любенова</text:p>
          </table:table-cell>
          <table:table-cell office:value-type="string" calcext:value-type="string">
            <text:p>АКВА СПОРТ-М ЕООД/АКВА СПОРТ-М ЕООД</text:p>
          </table:table-cell>
          <table:table-cell office:value-type="string" calcext:value-type="string">
            <text:p>АКВА СПОРТ-М ЕООД/АКВА СПОРТ-М ЕООД - 520 лева; ГАРАНТ ФУУД ООД/ГАРАНТ ФУУД ООД - 360 лева</text:p>
          </table:table-cell>
          <table:table-cell office:value-type="string" calcext:value-type="string">
            <text:p>88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1673</text:p>
          </table:table-cell>
          <table:table-cell office:value-type="string" calcext:value-type="string">
            <text:p>Образувано/05/02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Захарина Иванова Любенова</text:p>
          </table:table-cell>
          <table:table-cell office:value-type="string" calcext:value-type="string">
            <text:p>ГАРАНТ ФУУД ООД/ГАРАНТ ФУУД ООД</text:p>
          </table:table-cell>
          <table:table-cell office:value-type="string" calcext:value-type="string">
            <text:p>АКВА СПОРТ-М ЕООД/АКВА СПОРТ-М ЕООД - 520 лева; ГАРАНТ ФУУД ООД/ГАРАНТ ФУУД ООД - 360 лева</text:p>
          </table:table-cell>
          <table:table-cell office:value-type="string" calcext:value-type="string">
            <text:p>88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23</text:p>
          </table:table-cell>
          <table:table-cell office:value-type="string" calcext:value-type="string">
            <text:p>Спряно чл. 432/ГПК/19/03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Нина Бориславова Савова-Младенова</text:p>
          </table:table-cell>
          <table:table-cell office:value-type="string" calcext:value-type="string">
            <text:p>НЕКСТ БАСКЕТ СЪРВИС ЕООД/НЕКСТ БАСКЕТ СЪРВИС ЕООД</text:p>
          </table:table-cell>
          <table:table-cell office:value-type="string" calcext:value-type="string">
            <text:p>НЕКСТ БАСКЕТ СЪРВИС ЕООД/НЕКСТ БАСКЕТ СЪРВИС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0222</text:p>
          </table:table-cell>
          <table:table-cell office:value-type="string" calcext:value-type="string">
            <text:p>Образувано/20/01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Георги Младенов Млад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56</text:p>
          </table:table-cell>
          <table:table-cell office:value-type="string" calcext:value-type="string">
            <text:p>Образувано/19/1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тоян Александров Филип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87</text:p>
          </table:table-cell>
          <table:table-cell office:value-type="string" calcext:value-type="string">
            <text:p>Образувано/16/05/2025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Евгения Цветкова Христова</text:p>
          </table:table-cell>
          <table:table-cell office:value-type="string" calcext:value-type="string">
            <text:p>ШКОЛСНАБ 2001 /ЕООД//ШКОЛСНАБ 2001 /ЕООД/</text:p>
          </table:table-cell>
          <table:table-cell office:value-type="string" calcext:value-type="string">
            <text:p>ШКОЛСНАБ 2001 /ЕООД//ШКОЛСНАБ 2001 /ЕООД/ - 2000 лева</text:p>
          </table:table-cell>
          <table:table-cell office:value-type="string" calcext:value-type="string">
            <text:p>200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3169</text:p>
          </table:table-cell>
          <table:table-cell office:value-type="string" calcext:value-type="string">
            <text:p>Образувано/06/10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ВИТОША </text:p>
          </table:table-cell>
          <table:table-cell office:value-type="string" calcext:value-type="string">
            <text:p>Рашко Левчов Пешев</text:p>
          </table:table-cell>
          <table:table-cell office:value-type="string" calcext:value-type="string">
            <text:p>АНТИЧНИЯТ КЛАДЕНЕЦ ЕООД/АНТИЧНИЯТ КЛАДЕНЕЦ ЕООД</text:p>
          </table:table-cell>
          <table:table-cell office:value-type="string" calcext:value-type="string">
            <text:p>АНТИЧНИЯТ КЛАДЕНЕЦ ЕООД/АНТИЧНИЯТ КЛАДЕНЕЦ ЕООД - 950 лева</text:p>
          </table:table-cell>
          <table:table-cell office:value-type="string" calcext:value-type="string">
            <text:p>95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68410404377</text:p>
          </table:table-cell>
          <table:table-cell office:value-type="string" calcext:value-type="string">
            <text:p>Образувано/25/04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Лъчезар Панков Драганов</text:p>
          </table:table-cell>
          <table:table-cell office:value-type="string" calcext:value-type="string">
            <text:p>ГРУП-7 ЕООД/ГРУП-7 ЕООД</text:p>
          </table:table-cell>
          <table:table-cell office:value-type="string" calcext:value-type="string">
            <text:p>ГРУП-7 ЕООД/ГРУП-7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169</text:p>
          </table:table-cell>
          <table:table-cell office:value-type="string" calcext:value-type="string">
            <text:p>Образувано/06/10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ВИТОША </text:p>
          </table:table-cell>
          <table:table-cell office:value-type="string" calcext:value-type="string">
            <text:p>Рашко Левчов Пешев</text:p>
          </table:table-cell>
          <table:table-cell office:value-type="string" calcext:value-type="string">
            <text:p>АНТИЧНИЯТ КЛАДЕНЕЦ ЕООД/АНТИЧНИЯТ КЛАДЕНЕЦ ЕООД</text:p>
          </table:table-cell>
          <table:table-cell office:value-type="string" calcext:value-type="string">
            <text:p>АНТИЧНИЯТ КЛАДЕНЕЦ ЕООД/АНТИЧНИЯТ КЛАДЕНЕЦ ЕООД - 950 лева</text:p>
          </table:table-cell>
          <table:table-cell office:value-type="string" calcext:value-type="string">
            <text:p>95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169</text:p>
          </table:table-cell>
          <table:table-cell office:value-type="string" calcext:value-type="string">
            <text:p>Образувано/06/10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ВИТОША </text:p>
          </table:table-cell>
          <table:table-cell office:value-type="string" calcext:value-type="string">
            <text:p>Рашко Левчов Пешев</text:p>
          </table:table-cell>
          <table:table-cell office:value-type="string" calcext:value-type="string">
            <text:p>АНТИЧЕН КЛАДЕНЕЦ ООД/АНТИЧЕН КЛАДЕНЕЦ ООД</text:p>
          </table:table-cell>
          <table:table-cell office:value-type="string" calcext:value-type="string">
            <text:p>АНТИЧНИЯТ КЛАДЕНЕЦ ЕООД/АНТИЧНИЯТ КЛАДЕНЕЦ ЕООД - 950 лева</text:p>
          </table:table-cell>
          <table:table-cell office:value-type="string" calcext:value-type="string">
            <text:p>95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54</text:p>
          </table:table-cell>
          <table:table-cell office:value-type="string" calcext:value-type="string">
            <text:p>Образувано/19/1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Жаклина Станкова Яхия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54</text:p>
          </table:table-cell>
          <table:table-cell office:value-type="string" calcext:value-type="string">
            <text:p>Образувано/19/1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Неделчо Станков Недел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1347</text:p>
          </table:table-cell>
          <table:table-cell office:value-type="string" calcext:value-type="string">
            <text:p>Образувано/15/02/2017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УниКредит Булбанк АД</text:p>
          </table:table-cell>
          <table:table-cell office:value-type="string" calcext:value-type="string">
            <text:p>Кирил Димитров Том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1347</text:p>
          </table:table-cell>
          <table:table-cell office:value-type="string" calcext:value-type="string">
            <text:p>Образувано/15/02/2017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УниКредит Булбанк АД</text:p>
          </table:table-cell>
          <table:table-cell office:value-type="string" calcext:value-type="string">
            <text:p>Люба Борисова Со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55</text:p>
          </table:table-cell>
          <table:table-cell office:value-type="string" calcext:value-type="string">
            <text:p>Образувано/19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онстантин Панталеев 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5864</text:p>
          </table:table-cell>
          <table:table-cell office:value-type="string" calcext:value-type="string">
            <text:p>Образувано/24/06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нтон Альоше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804</text:p>
          </table:table-cell>
          <table:table-cell office:value-type="string" calcext:value-type="string">
            <text:p>Прекратено и приключено чл. 433/ГПК/26/09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ОС МАТРИКС ЕООД; ТИ БИ АЙ Банк ЕАД</text:p>
          </table:table-cell>
          <table:table-cell office:value-type="string" calcext:value-type="string">
            <text:p>Валери Христофоров Фидосов</text:p>
          </table:table-cell>
          <table:table-cell office:value-type="string" calcext:value-type="string">
            <text:p>МЕЛИНС ООД/МЕЛИНС ООД</text:p>
          </table:table-cell>
          <table:table-cell office:value-type="string" calcext:value-type="string">
            <text:p>МЕЛИНС ООД/МЕЛИНС ОО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812</text:p>
          </table:table-cell>
          <table:table-cell office:value-type="string" calcext:value-type="string">
            <text:p>Образувано/13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тефан Веселинов Матеев</text:p>
          </table:table-cell>
          <table:table-cell office:value-type="string" calcext:value-type="string">
            <text:p>ГАРДЕНИЯ 2014 /ГАРДЕНИЯ 2014 </text:p>
          </table:table-cell>
          <table:table-cell office:value-type="string" calcext:value-type="string">
            <text:p>ГАРДЕНИЯ 2014 /ГАРДЕНИЯ 2014 <text:s/>- 710 лева</text:p>
          </table:table-cell>
          <table:table-cell office:value-type="string" calcext:value-type="string">
            <text:p>71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95</text:p>
          </table:table-cell>
          <table:table-cell office:value-type="string" calcext:value-type="string">
            <text:p>Образувано/28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имеон Петков Гарванов</text:p>
          </table:table-cell>
          <table:table-cell office:value-type="string" calcext:value-type="string">
            <text:p>„Си Ви Си” ЕООД/„Си Ви Си” ЕООД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440</text:p>
          </table:table-cell>
          <table:table-cell office:value-type="string" calcext:value-type="string">
            <text:p>Образувано/09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Станислава Георгиева Стоя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6574</text:p>
          </table:table-cell>
          <table:table-cell office:value-type="string" calcext:value-type="string">
            <text:p>Образувано/12/06/201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ЮРОБАНК БЪЛГАРИЯ АД; ЕОС МАТРИКС ЕООД</text:p>
          </table:table-cell>
          <table:table-cell office:value-type="string" calcext:value-type="string">
            <text:p>Велика Темелкова Костади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221</text:p>
          </table:table-cell>
          <table:table-cell office:value-type="string" calcext:value-type="string">
            <text:p>Образувано/01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лия Георгиев Георгиев</text:p>
          </table:table-cell>
          <table:table-cell office:value-type="string" calcext:value-type="string">
            <text:p>КАМПОС ЕООД/КАМПОС ЕООД</text:p>
          </table:table-cell>
          <table:table-cell office:value-type="string" calcext:value-type="string">
            <text:p>МЕБЕЛИ ВИДЕНОВ ЕООД/МЕБЕЛИ ВИДЕНОВ ЕООД - 900 лева; КАМПОС ЕООД/КАМПОС ЕООД - 320 лева</text:p>
          </table:table-cell>
          <table:table-cell office:value-type="string" calcext:value-type="string">
            <text:p>122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221</text:p>
          </table:table-cell>
          <table:table-cell office:value-type="string" calcext:value-type="string">
            <text:p>Образувано/01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лия Георгиев Георгиев</text:p>
          </table:table-cell>
          <table:table-cell office:value-type="string" calcext:value-type="string">
            <text:p>МЕБЕЛИ ВИДЕНОВ ЕООД/МЕБЕЛИ ВИДЕНОВ ЕООД</text:p>
          </table:table-cell>
          <table:table-cell office:value-type="string" calcext:value-type="string">
            <text:p>МЕБЕЛИ ВИДЕНОВ ЕООД/МЕБЕЛИ ВИДЕНОВ ЕООД - 900 лева; КАМПОС ЕООД/КАМПОС ЕООД - 320 лева</text:p>
          </table:table-cell>
          <table:table-cell office:value-type="string" calcext:value-type="string">
            <text:p>122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0748</text:p>
          </table:table-cell>
          <table:table-cell office:value-type="string" calcext:value-type="string">
            <text:p>Образувано/27/0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Йордан Недев Христов</text:p>
          </table:table-cell>
          <table:table-cell office:value-type="string" calcext:value-type="string">
            <text:p>МИСТ ТРЕЙД /ООД//МИСТ ТРЕЙД /ООД/</text:p>
          </table:table-cell>
          <table:table-cell office:value-type="string" calcext:value-type="string">
            <text:p>МИСТ ТРЕЙД /ООД//МИСТ ТРЕЙД /ООД/ - 940 лева</text:p>
          </table:table-cell>
          <table:table-cell office:value-type="string" calcext:value-type="string">
            <text:p>94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68410411221</text:p>
          </table:table-cell>
          <table:table-cell office:value-type="string" calcext:value-type="string">
            <text:p>Образувано/01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лавка Георгиева Чоратекин</text:p>
          </table:table-cell>
          <table:table-cell office:value-type="string" calcext:value-type="string">
            <text:p>КЪЛЪЧ ЛОГИСТИК /ООД//КЪЛЪЧ ЛОГИСТИК /ООД/</text:p>
          </table:table-cell>
          <table:table-cell office:value-type="string" calcext:value-type="string">
            <text:p>КЪЛЪЧ ЛОГИСТИК /ООД//КЪЛЪЧ ЛОГИСТИК /ООД/ - 212 лева</text:p>
          </table:table-cell>
          <table:table-cell office:value-type="string" calcext:value-type="string">
            <text:p>212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2042</text:p>
          </table:table-cell>
          <table:table-cell office:value-type="string" calcext:value-type="string">
            <text:p>Перемирано/20/03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Валери Тодоров Мин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06</text:p>
          </table:table-cell>
          <table:table-cell office:value-type="string" calcext:value-type="string">
            <text:p>Образувано/11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ОС МАТРИКС ЕООД; ТИ БИ АЙ Банк ЕАД</text:p>
          </table:table-cell>
          <table:table-cell office:value-type="string" calcext:value-type="string">
            <text:p>Ниа Любомирова Стайкова</text:p>
          </table:table-cell>
          <table:table-cell office:value-type="string" calcext:value-type="string">
            <text:p>ДОПАМИН ЕООД/ДОПАМИН ЕООД</text:p>
          </table:table-cell>
          <table:table-cell office:value-type="string" calcext:value-type="string">
            <text:p>ДОПАМИН ЕООД/ДОПАМИН ЕООД - 1900 лева</text:p>
          </table:table-cell>
          <table:table-cell office:value-type="string" calcext:value-type="string">
            <text:p>19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06</text:p>
          </table:table-cell>
          <table:table-cell office:value-type="string" calcext:value-type="string">
            <text:p>Образувано/11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ОС МАТРИКС ЕООД; ТИ БИ АЙ Банк ЕАД</text:p>
          </table:table-cell>
          <table:table-cell office:value-type="string" calcext:value-type="string">
            <text:p>Ниа Любомирова Стайкова</text:p>
          </table:table-cell>
          <table:table-cell office:value-type="string" calcext:value-type="string">
            <text:p>АмРест ЕООД/АмРест ЕООД</text:p>
          </table:table-cell>
          <table:table-cell office:value-type="string" calcext:value-type="string">
            <text:p>ДОПАМИН ЕООД/ДОПАМИН ЕООД - 1900 лева</text:p>
          </table:table-cell>
          <table:table-cell office:value-type="string" calcext:value-type="string">
            <text:p>19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5120</text:p>
          </table:table-cell>
          <table:table-cell office:value-type="string" calcext:value-type="string">
            <text:p>Образувано/06/01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сен Петров Милад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763</text:p>
          </table:table-cell>
          <table:table-cell office:value-type="string" calcext:value-type="string">
            <text:p>Образувано/09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ниКредит Булбанк АД</text:p>
          </table:table-cell>
          <table:table-cell office:value-type="string" calcext:value-type="string">
            <text:p>Любомир Велино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981</text:p>
          </table:table-cell>
          <table:table-cell office:value-type="string" calcext:value-type="string">
            <text:p>Образувано/23/10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; Фронтекс Интернешънъл ЕАД; Фронтекс Интернешънъл ЕАД; Фронтекс Интернешънъл ЕАД</text:p>
          </table:table-cell>
          <table:table-cell office:value-type="string" calcext:value-type="string">
            <text:p>Евгени Борисов Жел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3142</text:p>
          </table:table-cell>
          <table:table-cell office:value-type="string" calcext:value-type="string">
            <text:p>Образувано/19/1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Милен Ванков Валянов</text:p>
          </table:table-cell>
          <table:table-cell office:value-type="string" calcext:value-type="string">
            <text:p>АРТДЕКО БЮТИ /ЕООД//АРТДЕКО БЮТИ /ЕООД/</text:p>
          </table:table-cell>
          <table:table-cell office:value-type="string" calcext:value-type="string">
            <text:p>АРТДЕКО БЮТИ /ЕООД//АРТДЕКО БЮТИ /ЕООД/ - 4000 лева</text:p>
          </table:table-cell>
          <table:table-cell office:value-type="string" calcext:value-type="string">
            <text:p>400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48410403143</text:p>
          </table:table-cell>
          <table:table-cell office:value-type="string" calcext:value-type="string">
            <text:p>Образувано/19/1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Мария Иванова Цветкова</text:p>
          </table:table-cell>
          <table:table-cell office:value-type="string" calcext:value-type="string">
            <text:p>МАРТИ 2023 ЕООД/МАРТИ 2023 ЕООД</text:p>
          </table:table-cell>
          <table:table-cell office:value-type="string" calcext:value-type="string">
            <text:p>МАРТИ 2023 ЕООД/МАРТИ 2023 Е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1576</text:p>
          </table:table-cell>
          <table:table-cell office:value-type="string" calcext:value-type="string">
            <text:p>Образувано/02/02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НИКРЕДИТ КЪНСЮМЪР ФАЙНЕНСИНГ ЕАД; ЕОС МАТРИКС ЕООД</text:p>
          </table:table-cell>
          <table:table-cell office:value-type="string" calcext:value-type="string">
            <text:p>Борис Найденов Борис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03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Мортада Хасан Ибад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02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Мустафа Юсеинов Фъндъ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17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нгелина Георгиева Ил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МИД фешън груп ЕООД/СМИД фешън груп ЕООД - 1080 лева</text:p>
          </table:table-cell>
          <table:table-cell office:value-type="string" calcext:value-type="string">
            <text:p>108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98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Петя Георгиева Стамбол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ФАНТАСТИКО ГРУП ООД/ФАНТАСТИКО ГРУП ООД - 1300 лева</text:p>
          </table:table-cell>
          <table:table-cell office:value-type="string" calcext:value-type="string">
            <text:p>13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01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нна Илиян Ив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ХИПОЛЕНД АД/ХИПОЛЕНД А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99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Иван Шибил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ЪРГАН ИНВЕСТ /ЕООД//БЪРГАН ИНВЕСТ /ЕООД/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96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Сергей Димитров Найд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0263</text:p>
          </table:table-cell>
          <table:table-cell office:value-type="string" calcext:value-type="string">
            <text:p>Образувано/17/01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Владислав Пламенов Пет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ТИТАН СОФИЯ ИЗТОК 1 ДЗЗД/ТИТАН СОФИЯ ИЗТОК 1 ДЗЗД - 1000 лева</text:p>
          </table:table-cell>
          <table:table-cell office:value-type="string" calcext:value-type="string">
            <text:p>10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797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Кристина Красимирова Герм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РАЙОН "БАНКЯ"/РАЙОН "БАНКЯ" - 1527 лева</text:p>
          </table:table-cell>
          <table:table-cell office:value-type="string" calcext:value-type="string">
            <text:p>1527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97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Димитър Стоянов Стоя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ХОБИ РЕСТ ЕООД/ХОБИ РЕСТ ЕООД - 400 лева</text:p>
          </table:table-cell>
          <table:table-cell office:value-type="string" calcext:value-type="string">
            <text:p>4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09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дриана Иванова Манои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Евтин Дом /ЕООД//Евтин Дом /ЕООД/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08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Катя Траянова Анге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ЕДИННО БЮДЖЕТНО СЧЕТОВОДСТВО ПРОСВЕТА/ЕДИННО БЮДЖЕТНО СЧЕТОВОДСТВО ПРОСВЕТА - 110 лева</text:p>
          </table:table-cell>
          <table:table-cell office:value-type="string" calcext:value-type="string">
            <text:p>11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13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Габриела Александрова Учегбуе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АМЕРИКАНСКИ СТИЛ /ЕООД//АМЕРИКАНСКИ СТИЛ /ЕООД/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0286</text:p>
          </table:table-cell>
          <table:table-cell office:value-type="string" calcext:value-type="string">
            <text:p>Образувано/17/01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Наталия Асенова Добр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10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Екатерина Евгенчова Алекс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12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Лилиян Стоилов Ил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ГЛОБАЛ 22 /ГЛОБАЛ 22 <text:s/>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19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Даниел Гинов Кост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23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нри Андреев Пав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МЕТАИНОКС /ЕООД//МЕТАИНОКС /ЕООД/ - 710 лева</text:p>
          </table:table-cell>
          <table:table-cell office:value-type="string" calcext:value-type="string">
            <text:p>71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22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Добринка Ненова Не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Д.М. СЕКЮРИТИ ГРУП ООД/Д.М. СЕКЮРИТИ ГРУП ООД - 933 лева; МИРЕЛЛ /ООД//МИРЕЛЛ /ООД/ - 110 лева</text:p>
          </table:table-cell>
          <table:table-cell office:value-type="string" calcext:value-type="string">
            <text:p>1043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11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Валентина Кирилова Кири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Изипей АД/Изипей АД - 1550 лева</text:p>
          </table:table-cell>
          <table:table-cell office:value-type="string" calcext:value-type="string">
            <text:p>155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08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нчо Андрее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ДЕРА ООД/ДЕРА 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21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Георги Колев Топа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ДЖИ БИ ЕМ КОМЕРС ЕООД/ДЖИ БИ ЕМ КОМЕРС ЕООД - 640 лева</text:p>
          </table:table-cell>
          <table:table-cell office:value-type="string" calcext:value-type="string">
            <text:p>64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18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Владислав Людмилов Мит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АмРест ЕООД/АмРест ЕООД - 9 лева</text:p>
          </table:table-cell>
          <table:table-cell office:value-type="string" calcext:value-type="string">
            <text:p>9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24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Николай Николаев За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А УЛИЦАТА 2015/НА УЛИЦАТА 2015 - 800 лева</text:p>
          </table:table-cell>
          <table:table-cell office:value-type="string" calcext:value-type="string">
            <text:p>8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17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Йордан Димитров Стоя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АЛИДАР ЕООД/АЛИДАР ЕООД - 710 лева</text:p>
          </table:table-cell>
          <table:table-cell office:value-type="string" calcext:value-type="string">
            <text:p>71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15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ся Илиева Анге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07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Лора Стоянова Дъб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05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Стефан Стойчев Петровалиев</text:p>
          </table:table-cell>
          <table:table-cell office:value-type="string" calcext:value-type="string">
            <text:p>ВИТУ ООД/ВИТУ ООД</text:p>
          </table:table-cell>
          <table:table-cell office:value-type="string" calcext:value-type="string">
            <text:p>ВИТУ ООД/ВИТУ ООД - 933 лева</text:p>
          </table:table-cell>
          <table:table-cell office:value-type="string" calcext:value-type="string">
            <text:p>933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18410404329</text:p>
          </table:table-cell>
          <table:table-cell office:value-type="string" calcext:value-type="string">
            <text:p>Образувано/12/07/2021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ЛСА ВАСИЛЕВА ТАШЕВА</text:p>
          </table:table-cell>
          <table:table-cell office:value-type="string" calcext:value-type="string">
            <text:p>Стефан Борисов Стои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ФЕНИКС 1980 /ЕООД//ФЕНИКС 1980 /ЕООД/ - 1100 лева</text:p>
          </table:table-cell>
          <table:table-cell office:value-type="string" calcext:value-type="string">
            <text:p>11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16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Гошо Цветков Трай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27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Станислава Бориславова Петкова</text:p>
          </table:table-cell>
          <table:table-cell office:value-type="string" calcext:value-type="string">
            <text:p>Паулина ГмбХ /Чужд. НФЛ - осигурител/Паулина ГмбХ /Чужд. НФЛ - осигурител</text:p>
          </table:table-cell>
          <table:table-cell office:value-type="string" calcext:value-type="string">
            <text:p>Паулина ГмбХ /Чужд. НФЛ - осигурител/Паулина ГмбХ /Чужд. НФЛ - осигурител - 3861 лева</text:p>
          </table:table-cell>
          <table:table-cell office:value-type="string" calcext:value-type="string">
            <text:p>3861 лева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25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Тошко Кирчев Баръмов</text:p>
          </table:table-cell>
          <table:table-cell office:value-type="string" calcext:value-type="string">
            <text:p>ЕТ ДИМИТЪР ПЕТРОВ - ИНТЕКС/ЕТ ДИМИТЪР ПЕТРОВ - ИНТЕКС</text:p>
          </table:table-cell>
          <table:table-cell office:value-type="string" calcext:value-type="string">
            <text:p>ЕТ ДИМИТЪР ПЕТРОВ - ИНТЕКС/ЕТ ДИМИТЪР ПЕТРОВ - ИНТЕКС - 580 лева; КАРИ 87 /ЕООД//КАРИ 87 /ЕООД/ - 310 лева</text:p>
          </table:table-cell>
          <table:table-cell office:value-type="string" calcext:value-type="string">
            <text:p>890 лева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48410403265</text:p>
          </table:table-cell>
          <table:table-cell office:value-type="string" calcext:value-type="string">
            <text:p>Образувано/26/11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Дария Тодорова Рай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<text:s/>Ц.П.Н.-БГ ЕООД / Ц.П.Н.-БГ ЕООД <text:s/>- 900 лева</text:p>
          </table:table-cell>
          <table:table-cell office:value-type="string" calcext:value-type="string">
            <text:p>9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30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Венцислава Енчова Ко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28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Пламен Димитров Йорданов</text:p>
          </table:table-cell>
          <table:table-cell office:value-type="string" calcext:value-type="string">
            <text:p>ВЕЛЕКА 2005 ЕООД /ВЕЛЕКА 2005 ЕООД </text:p>
          </table:table-cell>
          <table:table-cell office:value-type="string" calcext:value-type="string">
            <text:p>ВЕЛЕКА 2005 ЕООД /ВЕЛЕКА 2005 ЕООД <text:s/>- 300 лева</text:p>
          </table:table-cell>
          <table:table-cell office:value-type="string" calcext:value-type="string">
            <text:p>300 лева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29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Василка Трайчева Петрова</text:p>
          </table:table-cell>
          <table:table-cell office:value-type="string" calcext:value-type="string">
            <text:p>УНИВЕРСИТЕТСКА МНОГОПРОФИЛНА БОЛНИЦА ЗА АКТИВНО ЛЕЧЕНИЕ "АЛЕКСАНДРОВСКА" ЕАД/УНИВЕРСИТЕТСКА МНОГОПРОФИЛНА БОЛНИЦА ЗА АКТИВНО ЛЕЧЕНИЕ "АЛЕКСАНДРОВСКА" ЕАД</text:p>
          </table:table-cell>
          <table:table-cell office:value-type="string" calcext:value-type="string">
            <text:p>УНИВЕРСИТЕТСКА МНОГОПРОФИЛНА БОЛНИЦА ЗА АКТИВНО ЛЕЧЕНИЕ "АЛЕКСАНДРОВСКА" ЕАД/УНИВЕРСИТЕТСКА МНОГОПРОФИЛНА БОЛНИЦА ЗА АКТИВНО ЛЕЧЕНИЕ "АЛЕКСАНДРОВСКА" ЕАД - 1050 лева</text:p>
          </table:table-cell>
          <table:table-cell office:value-type="string" calcext:value-type="string">
            <text:p>1050 лева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31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Рая Милкова Саева</text:p>
          </table:table-cell>
          <table:table-cell office:value-type="string" calcext:value-type="string">
            <text:p>МЕДИЦИНСКИ ФАКУЛТЕТ - ДЕКАНАТ/МЕДИЦИНСКИ ФАКУЛТЕТ - ДЕКАНАТ</text:p>
          </table:table-cell>
          <table:table-cell office:value-type="string" calcext:value-type="string">
            <text:p>МЕДИЦИНСКИ ФАКУЛТЕТ - ДЕКАНАТ/МЕДИЦИНСКИ ФАКУЛТЕТ - ДЕКАНАТ - 1432 лева; УНИВЕРСИТЕТСКА МНОГОПРОФИЛНА БОЛНИЦА ЗА АКТИВНО ЛЕЧЕНИЕ "АЛЕКСАНДРОВСКА" ЕАД/УНИВЕРСИТЕТСКА МНОГОПРОФИЛНА БОЛНИЦА ЗА АКТИВНО ЛЕЧЕНИЕ "АЛЕКСАНДРОВСКА" ЕАД - 636 лева</text:p>
          </table:table-cell>
          <table:table-cell office:value-type="string" calcext:value-type="string">
            <text:p>2068 лева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26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Иванка Ангелова Слав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33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Николай Валериев Шолевски</text:p>
          </table:table-cell>
          <table:table-cell office:value-type="string" calcext:value-type="string">
            <text:p>Пегасус Софтуер ЕООД/Пегасус Софтуер ЕООД</text:p>
          </table:table-cell>
          <table:table-cell office:value-type="string" calcext:value-type="string">
            <text:p>Пегасус Софтуер ЕООД/Пегасус Софтуер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34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нджела Бориславова Истилиянова</text:p>
          </table:table-cell>
          <table:table-cell office:value-type="string" calcext:value-type="string">
            <text:p>Телематик Интерактив България /АД//Телематик Интерактив България /АД/</text:p>
          </table:table-cell>
          <table:table-cell office:value-type="string" calcext:value-type="string">
            <text:p>Телематик Интерактив България /АД//Телематик Интерактив България /АД/ - 950 лева</text:p>
          </table:table-cell>
          <table:table-cell office:value-type="string" calcext:value-type="string">
            <text:p>950 лева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43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Янислав Явор Алекс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11336</text:p>
          </table:table-cell>
          <table:table-cell office:value-type="string" calcext:value-type="string">
            <text:p>Свършено/29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С КОЛЕКТ ЕООД</text:p>
          </table:table-cell>
          <table:table-cell office:value-type="string" calcext:value-type="string">
            <text:p>Йордан Спасов Ил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ДАРБИЛД ЕООД/ДАРБИЛД ЕООД - 940 лева</text:p>
          </table:table-cell>
          <table:table-cell office:value-type="string" calcext:value-type="string">
            <text:p>94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41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Людмила Методиева Симео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40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Стела Гаврилова Димитрова</text:p>
          </table:table-cell>
          <table:table-cell office:value-type="string" calcext:value-type="string">
            <text:p>КОЛПОЙНТ НЮ ЮРЪП ЕАД/КОЛПОЙНТ НЮ ЮРЪП ЕАД</text:p>
          </table:table-cell>
          <table:table-cell office:value-type="string" calcext:value-type="string">
            <text:p>КОЛПОЙНТ НЮ ЮРЪП ЕАД/КОЛПОЙНТ НЮ ЮРЪП ЕАД - 1650 лева</text:p>
          </table:table-cell>
          <table:table-cell office:value-type="string" calcext:value-type="string">
            <text:p>1650 лева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42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Севда Иванова Желязкова</text:p>
          </table:table-cell>
          <table:table-cell office:value-type="string" calcext:value-type="string">
            <text:p>СЕВ ПАК ЕООД/СЕВ ПАК ЕООД</text:p>
          </table:table-cell>
          <table:table-cell office:value-type="string" calcext:value-type="string">
            <text:p>СЕВ ПАК ЕООД/СЕВ ПАК ЕООД - 460 лева</text:p>
          </table:table-cell>
          <table:table-cell office:value-type="string" calcext:value-type="string">
            <text:p>460 лева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39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Вера Георгиева Васи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938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Кристиана Десиславова Кирилова</text:p>
          </table:table-cell>
          <table:table-cell office:value-type="string" calcext:value-type="string">
            <text:p>ХЕПИ ДИЛАЙТ ЕООД/ХЕПИ ДИЛАЙТ ЕООД</text:p>
          </table:table-cell>
          <table:table-cell office:value-type="string" calcext:value-type="string">
            <text:p>ХЕПИ ДИЛАЙТ ЕООД/ХЕПИ ДИЛАЙТ ЕООД - 2184 лева</text:p>
          </table:table-cell>
          <table:table-cell office:value-type="string" calcext:value-type="string">
            <text:p>2184 лева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36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на Красимирова Василева</text:p>
          </table:table-cell>
          <table:table-cell office:value-type="string" calcext:value-type="string">
            <text:p>Ви Джи фуудс лоджистикс къмпани /Ви Джи фуудс лоджистикс къмпани </text:p>
          </table:table-cell>
          <table:table-cell office:value-type="string" calcext:value-type="string">
            <text:p>Ви Джи фуудс лоджистикс къмпани /Ви Джи фуудс лоджистикс къмпани <text:s/>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0/05/2025</text:p>
          </table:table-cell>
          <table:table-cell office:value-type="string" calcext:value-type="string">
            <text:p>21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937</text:p>
          </table:table-cell>
          <table:table-cell office:value-type="string" calcext:value-type="string">
            <text:p>Образувано/20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Даниел Руменов Анге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811</text:p>
          </table:table-cell>
          <table:table-cell office:value-type="string" calcext:value-type="string">
            <text:p>Образувано/13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Даринчо Найденов Пет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811</text:p>
          </table:table-cell>
          <table:table-cell office:value-type="string" calcext:value-type="string">
            <text:p>Образувано/13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Петко Найденов Пет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0369</text:p>
          </table:table-cell>
          <table:table-cell office:value-type="string" calcext:value-type="string">
            <text:p>Образувано/01/02/2022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Атанас Петров Ле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811</text:p>
          </table:table-cell>
          <table:table-cell office:value-type="string" calcext:value-type="string">
            <text:p>Образувано/13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Петко Найденов Пет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3386</text:p>
          </table:table-cell>
          <table:table-cell office:value-type="string" calcext:value-type="string">
            <text:p>Образувано/02/12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Асен Фердинандов Димитров</text:p>
          </table:table-cell>
          <table:table-cell office:value-type="string" calcext:value-type="string">
            <text:p>АБРОС БИЛД ЕООД/АБРОС БИЛД ЕООД</text:p>
          </table:table-cell>
          <table:table-cell office:value-type="string" calcext:value-type="string">
            <text:p>АБРОС БИЛД ЕООД/АБРОС БИЛД ЕООД - 270 лева</text:p>
          </table:table-cell>
          <table:table-cell office:value-type="string" calcext:value-type="string">
            <text:p>27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3387</text:p>
          </table:table-cell>
          <table:table-cell office:value-type="string" calcext:value-type="string">
            <text:p>Образувано/02/12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Анелия Миткова Михай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811</text:p>
          </table:table-cell>
          <table:table-cell office:value-type="string" calcext:value-type="string">
            <text:p>Образувано/13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Петко Найденов Пет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3548</text:p>
          </table:table-cell>
          <table:table-cell office:value-type="string" calcext:value-type="string">
            <text:p>Образувано/18/09/202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ОВАТИВНИ ФИНАНСИ ООД; ТИ БИ АЙ Банк ЕАД; ИНОВАТИВНИ ФИНАНСИ ООД</text:p>
          </table:table-cell>
          <table:table-cell office:value-type="string" calcext:value-type="string">
            <text:p>Васил Георгиев Поп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3548</text:p>
          </table:table-cell>
          <table:table-cell office:value-type="string" calcext:value-type="string">
            <text:p>Образувано/18/09/202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ОВАТИВНИ ФИНАНСИ ООД; ТИ БИ АЙ Банк ЕАД; ИНОВАТИВНИ ФИНАНСИ ООД</text:p>
          </table:table-cell>
          <table:table-cell office:value-type="string" calcext:value-type="string">
            <text:p>Васил Георгиев Поп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29</text:p>
          </table:table-cell>
          <table:table-cell office:value-type="string" calcext:value-type="string">
            <text:p>Образувано/28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амелия Петрова Илиева</text:p>
          </table:table-cell>
          <table:table-cell office:value-type="string" calcext:value-type="string">
            <text:p>ДЕЛИ КАФЕ ООД/ДЕЛИ КАФЕ ООД</text:p>
          </table:table-cell>
          <table:table-cell office:value-type="string" calcext:value-type="string">
            <text:p>ДЕЛИ КАФЕ ООД/ДЕЛИ КАФЕ ООД - 1300 лева</text:p>
          </table:table-cell>
          <table:table-cell office:value-type="string" calcext:value-type="string">
            <text:p>130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48410400729</text:p>
          </table:table-cell>
          <table:table-cell office:value-type="string" calcext:value-type="string">
            <text:p>Образувано/28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амелия Петрова Илиева</text:p>
          </table:table-cell>
          <table:table-cell office:value-type="string" calcext:value-type="string">
            <text:p>ДЕЛИ КАФЕ ООД/ДЕЛИ КАФЕ ООД</text:p>
          </table:table-cell>
          <table:table-cell office:value-type="string" calcext:value-type="string">
            <text:p>ДЕЛИ КАФЕ ООД/ДЕЛИ КАФЕ ООД - 1300 лева</text:p>
          </table:table-cell>
          <table:table-cell office:value-type="string" calcext:value-type="string">
            <text:p>13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29</text:p>
          </table:table-cell>
          <table:table-cell office:value-type="string" calcext:value-type="string">
            <text:p>Образувано/28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амелия Петрова Илиева</text:p>
          </table:table-cell>
          <table:table-cell office:value-type="string" calcext:value-type="string">
            <text:p>АЙ ТИ ЕКС БЪЛГАРИЯ ЕООД/АЙ ТИ ЕКС БЪЛГАРИЯ ЕООД</text:p>
          </table:table-cell>
          <table:table-cell office:value-type="string" calcext:value-type="string">
            <text:p>ДЕЛИ КАФЕ ООД/ДЕЛИ КАФЕ ООД - 1300 лева</text:p>
          </table:table-cell>
          <table:table-cell office:value-type="string" calcext:value-type="string">
            <text:p>13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577</text:p>
          </table:table-cell>
          <table:table-cell office:value-type="string" calcext:value-type="string">
            <text:p>Образувано/26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Николай Милков Стой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020</text:p>
          </table:table-cell>
          <table:table-cell office:value-type="string" calcext:value-type="string">
            <text:p>Образувано/11/07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ЦИОНАЛНА АГЕНЦИЯ ЗА ПРИХОДИТЕ </text:p>
          </table:table-cell>
          <table:table-cell office:value-type="string" calcext:value-type="string">
            <text:p>Пламен Йорданов Тош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28</text:p>
          </table:table-cell>
          <table:table-cell office:value-type="string" calcext:value-type="string">
            <text:p>Образувано/28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Румяна Цекова Вълч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914</text:p>
          </table:table-cell>
          <table:table-cell office:value-type="string" calcext:value-type="string">
            <text:p>Перемирано/19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 ЛЕГО АД</text:p>
          </table:table-cell>
          <table:table-cell office:value-type="string" calcext:value-type="string">
            <text:p>Панчо Павлов Благоев</text:p>
          </table:table-cell>
          <table:table-cell office:value-type="string" calcext:value-type="string">
            <text:p>АДАМАНТ СЪРВИС ГРУП ЕАД/АДАМАНТ СЪРВИС ГРУП ЕАД</text:p>
          </table:table-cell>
          <table:table-cell office:value-type="string" calcext:value-type="string">
            <text:p>АДАМАНТ СЪРВИС ГРУП ЕАД/АДАМАНТ СЪРВИС ГРУП ЕАД - 77 лева</text:p>
          </table:table-cell>
          <table:table-cell office:value-type="string" calcext:value-type="string">
            <text:p>77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822</text:p>
          </table:table-cell>
          <table:table-cell office:value-type="string" calcext:value-type="string">
            <text:p>Образувано/26/06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КРЕМИКОВЦИ </text:p>
          </table:table-cell>
          <table:table-cell office:value-type="string" calcext:value-type="string">
            <text:p>Николай Петров Стоя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822</text:p>
          </table:table-cell>
          <table:table-cell office:value-type="string" calcext:value-type="string">
            <text:p>Образувано/26/06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КРЕМИКОВЦИ </text:p>
          </table:table-cell>
          <table:table-cell office:value-type="string" calcext:value-type="string">
            <text:p>Гергана Стоянова Тош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822</text:p>
          </table:table-cell>
          <table:table-cell office:value-type="string" calcext:value-type="string">
            <text:p>Образувано/26/06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КРЕМИКОВЦИ </text:p>
          </table:table-cell>
          <table:table-cell office:value-type="string" calcext:value-type="string">
            <text:p>Стоян Петров Тошев</text:p>
          </table:table-cell>
          <table:table-cell office:value-type="string" calcext:value-type="string">
            <text:p>ГОСПОДИНОВИ КОМЕРС /ООД//ГОСПОДИНОВИ КОМЕРС /ООД/</text:p>
          </table:table-cell>
          <table:table-cell office:value-type="string" calcext:value-type="string">
            <text:p>ГОСПОДИНОВИ СТРОЙМАРКЕТ ООД/ГОСПОДИНОВИ СТРОЙМАРКЕТ ООД - 390 лева; ГОСПОДИНОВИ КОМЕРС /ООД//ГОСПОДИНОВИ КОМЕРС /ООД/ - 375 лева</text:p>
          </table:table-cell>
          <table:table-cell office:value-type="string" calcext:value-type="string">
            <text:p>765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822</text:p>
          </table:table-cell>
          <table:table-cell office:value-type="string" calcext:value-type="string">
            <text:p>Образувано/26/06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КРЕМИКОВЦИ </text:p>
          </table:table-cell>
          <table:table-cell office:value-type="string" calcext:value-type="string">
            <text:p>Стоян Петров Тошев</text:p>
          </table:table-cell>
          <table:table-cell office:value-type="string" calcext:value-type="string">
            <text:p>ГОСПОДИНОВИ СТРОЙМАРКЕТ ООД/ГОСПОДИНОВИ СТРОЙМАРКЕТ ООД</text:p>
          </table:table-cell>
          <table:table-cell office:value-type="string" calcext:value-type="string">
            <text:p>ГОСПОДИНОВИ СТРОЙМАРКЕТ ООД/ГОСПОДИНОВИ СТРОЙМАРКЕТ ООД - 390 лева; ГОСПОДИНОВИ КОМЕРС /ООД//ГОСПОДИНОВИ КОМЕРС /ООД/ - 375 лева</text:p>
          </table:table-cell>
          <table:table-cell office:value-type="string" calcext:value-type="string">
            <text:p>765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48410401816</text:p>
          </table:table-cell>
          <table:table-cell office:value-type="string" calcext:value-type="string">
            <text:p>Образувано/21/06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ЦИОНАЛНА АГЕНЦИЯ ЗА ПРИХОДИТЕ </text:p>
          </table:table-cell>
          <table:table-cell office:value-type="string" calcext:value-type="string">
            <text:p>Радко Асенов Георг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666</text:p>
          </table:table-cell>
          <table:table-cell office:value-type="string" calcext:value-type="string">
            <text:p>Образувано/05/06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ЦИОНАЛНА АГЕНЦИЯ ЗА ПРИХОДИТЕ </text:p>
          </table:table-cell>
          <table:table-cell office:value-type="string" calcext:value-type="string">
            <text:p>Светослав Кирилов Милушев</text:p>
          </table:table-cell>
          <table:table-cell office:value-type="string" calcext:value-type="string">
            <text:p>ВАТАН КОМУНИКАЦИИ ЕООД/ВАТАН КОМУНИКАЦИИ ЕООД</text:p>
          </table:table-cell>
          <table:table-cell office:value-type="string" calcext:value-type="string">
            <text:p>ВАТАН КОМУНИКАЦИИ ЕООД/ВАТАН КОМУНИКАЦИИ ЕООД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664</text:p>
          </table:table-cell>
          <table:table-cell office:value-type="string" calcext:value-type="string">
            <text:p>Образувано/05/06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ЦИОНАЛНА АГЕНЦИЯ ЗА ПРИХОДИТЕ </text:p>
          </table:table-cell>
          <table:table-cell office:value-type="string" calcext:value-type="string">
            <text:p>Петър Любомиров 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28</text:p>
          </table:table-cell>
          <table:table-cell office:value-type="string" calcext:value-type="string">
            <text:p>Образувано/28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Гергана Цекова Гергова</text:p>
          </table:table-cell>
          <table:table-cell office:value-type="string" calcext:value-type="string">
            <text:p>УНИВЕРСИТЕТ ЗА НАЦИОНАЛНО И СВЕТОВНО СТОПАНСТВО - ПОДЕЛЕНИЕ "СТУДЕНТСКИ СТОЛОВЕ И ОБЩЕЖИТИЯ"/УНИВЕРСИТЕТ ЗА НАЦИОНАЛНО И СВЕТОВНО СТОПАНСТВО - ПОДЕЛЕНИЕ "СТУДЕНТСКИ СТОЛОВЕ И ОБЩЕЖИТИЯ"</text:p>
          </table:table-cell>
          <table:table-cell office:value-type="string" calcext:value-type="string">
            <text:p>УНИВЕРСИТЕТ ЗА НАЦИОНАЛНО И СВЕТОВНО СТОПАНСТВО - ПОДЕЛЕНИЕ "СТУДЕНТСКИ СТОЛОВЕ И ОБЩЕЖИТИЯ"/УНИВЕРСИТЕТ ЗА НАЦИОНАЛНО И СВЕТОВНО СТОПАНСТВО - ПОДЕЛЕНИЕ "СТУДЕНТСКИ СТОЛОВЕ И ОБЩЕЖИТИЯ" - 540 лева</text:p>
          </table:table-cell>
          <table:table-cell office:value-type="string" calcext:value-type="string">
            <text:p>54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734</text:p>
          </table:table-cell>
          <table:table-cell office:value-type="string" calcext:value-type="string">
            <text:p>Образувано/30/04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ниКредит Булбанк АД</text:p>
          </table:table-cell>
          <table:table-cell office:value-type="string" calcext:value-type="string">
            <text:p>РУМЕН ЕЛЕНКО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28</text:p>
          </table:table-cell>
          <table:table-cell office:value-type="string" calcext:value-type="string">
            <text:p>Образувано/28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Румяна Цекова Вълч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28</text:p>
          </table:table-cell>
          <table:table-cell office:value-type="string" calcext:value-type="string">
            <text:p>Образувано/28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Гергана Цекова Гергова</text:p>
          </table:table-cell>
          <table:table-cell office:value-type="string" calcext:value-type="string">
            <text:p>УНИВЕРСИТЕТ ЗА НАЦИОНАЛНО И СВЕТОВНО СТОПАНСТВО - ПОДЕЛЕНИЕ "СТУДЕНТСКИ СТОЛОВЕ И ОБЩЕЖИТИЯ"/УНИВЕРСИТЕТ ЗА НАЦИОНАЛНО И СВЕТОВНО СТОПАНСТВО - ПОДЕЛЕНИЕ "СТУДЕНТСКИ СТОЛОВЕ И ОБЩЕЖИТИЯ"</text:p>
          </table:table-cell>
          <table:table-cell office:value-type="string" calcext:value-type="string">
            <text:p>УНИВЕРСИТЕТ ЗА НАЦИОНАЛНО И СВЕТОВНО СТОПАНСТВО - ПОДЕЛЕНИЕ "СТУДЕНТСКИ СТОЛОВЕ И ОБЩЕЖИТИЯ"/УНИВЕРСИТЕТ ЗА НАЦИОНАЛНО И СВЕТОВНО СТОПАНСТВО - ПОДЕЛЕНИЕ "СТУДЕНТСКИ СТОЛОВЕ И ОБЩЕЖИТИЯ" - 540 лева</text:p>
          </table:table-cell>
          <table:table-cell office:value-type="string" calcext:value-type="string">
            <text:p>54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702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Иво Валентинов Йосифов</text:p>
          </table:table-cell>
          <table:table-cell office:value-type="string" calcext:value-type="string">
            <text:p>ЕС О ЕС ЛОКСМИТ ООД/ЕС О ЕС ЛОКСМИТ ООД</text:p>
          </table:table-cell>
          <table:table-cell office:value-type="string" calcext:value-type="string">
            <text:p>ЕС О ЕС ЛОКСМИТ ООД/ЕС О ЕС ЛОКСМИТ ООД - 270 лева</text:p>
          </table:table-cell>
          <table:table-cell office:value-type="string" calcext:value-type="string">
            <text:p>27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88410404258</text:p>
          </table:table-cell>
          <table:table-cell office:value-type="string" calcext:value-type="string">
            <text:p>Перемирано/20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танка Александрова Бенинск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702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Иво Валентинов Йосифов</text:p>
          </table:table-cell>
          <table:table-cell office:value-type="string" calcext:value-type="string">
            <text:p>ЕС О ЕС ЛОКСМИТ ООД/ЕС О ЕС ЛОКСМИТ ООД</text:p>
          </table:table-cell>
          <table:table-cell office:value-type="string" calcext:value-type="string">
            <text:p>ЕС О ЕС ЛОКСМИТ ООД/ЕС О ЕС ЛОКСМИТ ООД - 270 лева</text:p>
          </table:table-cell>
          <table:table-cell office:value-type="string" calcext:value-type="string">
            <text:p>27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0248</text:p>
          </table:table-cell>
          <table:table-cell office:value-type="string" calcext:value-type="string">
            <text:p>Образувано/23/01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ндрияна Иванова Тасева-Шилд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0248</text:p>
          </table:table-cell>
          <table:table-cell office:value-type="string" calcext:value-type="string">
            <text:p>Образувано/23/01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риана Иванова Ни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8687</text:p>
          </table:table-cell>
          <table:table-cell office:value-type="string" calcext:value-type="string">
            <text:p>Образувано/28/09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Йовица Гогич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937</text:p>
          </table:table-cell>
          <table:table-cell office:value-type="string" calcext:value-type="string">
            <text:p>Образувано/22/10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; Фронтекс Интернешънъл ЕАД; Фронтекс Интернешънъл ЕАД; Фронтекс Интернешънъл ЕАД</text:p>
          </table:table-cell>
          <table:table-cell office:value-type="string" calcext:value-type="string">
            <text:p>Иван Атанасов Дангов</text:p>
          </table:table-cell>
          <table:table-cell office:value-type="string" calcext:value-type="string">
            <text:p>ДАЯНА - 91 АД/ДАЯНА - 91 АД</text:p>
          </table:table-cell>
          <table:table-cell office:value-type="string" calcext:value-type="string">
            <text:p>ДАЯНА - 91 АД/ДАЯНА - 91 АД - 700 лева</text:p>
          </table:table-cell>
          <table:table-cell office:value-type="string" calcext:value-type="string">
            <text:p>7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337</text:p>
          </table:table-cell>
          <table:table-cell office:value-type="string" calcext:value-type="string">
            <text:p>Образувано/22/04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Иван b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008</text:p>
          </table:table-cell>
          <table:table-cell office:value-type="string" calcext:value-type="string">
            <text:p>Образувано/09/07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П Централно управление на НАП </text:p>
          </table:table-cell>
          <table:table-cell office:value-type="string" calcext:value-type="string">
            <text:p>Димитър Андреев До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7089</text:p>
          </table:table-cell>
          <table:table-cell office:value-type="string" calcext:value-type="string">
            <text:p>Образувано/17/11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ван Пенчев Величков</text:p>
          </table:table-cell>
          <table:table-cell office:value-type="string" calcext:value-type="string">
            <text:p>МЕТАЛ ГРУП 2020 ЕООД/МЕТАЛ ГРУП 2020 ЕООД</text:p>
          </table:table-cell>
          <table:table-cell office:value-type="string" calcext:value-type="string">
            <text:p>МЕТАЛ ГРУП 2020 ЕООД/МЕТАЛ ГРУП 2020 ЕООД - 1000 лева</text:p>
          </table:table-cell>
          <table:table-cell office:value-type="string" calcext:value-type="string">
            <text:p>10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7089</text:p>
          </table:table-cell>
          <table:table-cell office:value-type="string" calcext:value-type="string">
            <text:p>Образувано/17/11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ера Пенчева Миливо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97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Йордан Асенов Ас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7436</text:p>
          </table:table-cell>
          <table:table-cell office:value-type="string" calcext:value-type="string">
            <text:p>Образувано/03/08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Наталия Георгиева Георгиева</text:p>
          </table:table-cell>
          <table:table-cell office:value-type="string" calcext:value-type="string">
            <text:p>РЕГИОНАЛНО УПРАВЛЕНИЕ "ЗАПАДЕН РЕГИОН"/РЕГИОНАЛНО УПРАВЛЕНИЕ "ЗАПАДЕН РЕГИОН"</text:p>
          </table:table-cell>
          <table:table-cell office:value-type="string" calcext:value-type="string">
            <text:p>РЕГИОНАЛНО УПРАВЛЕНИЕ "ЗАПАДЕН РЕГИОН"/РЕГИОНАЛНО УПРАВЛЕНИЕ "ЗАПАДЕН РЕГИОН" - 530 лева</text:p>
          </table:table-cell>
          <table:table-cell office:value-type="string" calcext:value-type="string">
            <text:p>53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95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Ирена Каменова Георг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383</text:p>
          </table:table-cell>
          <table:table-cell office:value-type="string" calcext:value-type="string">
            <text:p>Образувано/07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Десислава Тодорова Филипова</text:p>
          </table:table-cell>
          <table:table-cell office:value-type="string" calcext:value-type="string">
            <text:p>КЕТЪРИНГ ВБ /ДЗЗД//КЕТЪРИНГ ВБ /ДЗЗД/</text:p>
          </table:table-cell>
          <table:table-cell office:value-type="string" calcext:value-type="string">
            <text:p>КЕТЪРИНГ ВБ /ДЗЗД//КЕТЪРИНГ ВБ /ДЗЗД/ - 500 лева</text:p>
          </table:table-cell>
          <table:table-cell office:value-type="string" calcext:value-type="string">
            <text:p>50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08410403006</text:p>
          </table:table-cell>
          <table:table-cell office:value-type="string" calcext:value-type="string">
            <text:p>Образувано/18/08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ладимир Йорданов Христ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18410409666</text:p>
          </table:table-cell>
          <table:table-cell office:value-type="string" calcext:value-type="string">
            <text:p>Образувано/23/11/201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Десислава Тодорова Филипова</text:p>
          </table:table-cell>
          <table:table-cell office:value-type="string" calcext:value-type="string">
            <text:p>КЕТЪРИНГ ВБ /ДЗЗД//КЕТЪРИНГ ВБ /ДЗЗД/</text:p>
          </table:table-cell>
          <table:table-cell office:value-type="string" calcext:value-type="string">
            <text:p>КЕТЪРИНГ ВБ /ДЗЗД//КЕТЪРИНГ ВБ /ДЗЗД/ - 500 лева</text:p>
          </table:table-cell>
          <table:table-cell office:value-type="string" calcext:value-type="string">
            <text:p>5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29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Неда Спасова Владими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КОЦКАТА ЕООД/КОЦКАТА ЕООД - null лева; МЕРИТ КЕПИТЪЛ ПАРТНЪРС ООД/МЕРИТ КЕПИТЪЛ ПАРТНЪРС ООД - 1500 лева</text:p>
          </table:table-cell>
          <table:table-cell office:value-type="string" calcext:value-type="string">
            <text:p>15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30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Гюнай Тефик Феим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ТЕОГАР ЕООД/ТЕОГАР ЕООД - 275 лева</text:p>
          </table:table-cell>
          <table:table-cell office:value-type="string" calcext:value-type="string">
            <text:p>275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94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Янислав Йорданов Христов</text:p>
          </table:table-cell>
          <table:table-cell office:value-type="string" calcext:value-type="string">
            <text:p>ТОНИ ЕМО - АУТО ЕООД/ТОНИ ЕМО - АУТО ЕООД</text:p>
          </table:table-cell>
          <table:table-cell office:value-type="string" calcext:value-type="string">
            <text:p>ТОНИ ЕМО - АУТО ЕООД/ТОНИ ЕМО - АУТО ЕООД - 234 лева</text:p>
          </table:table-cell>
          <table:table-cell office:value-type="string" calcext:value-type="string">
            <text:p>234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68410409526</text:p>
          </table:table-cell>
          <table:table-cell office:value-type="string" calcext:value-type="string">
            <text:p>Образувано/13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Камелия Кръстева Давид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3006</text:p>
          </table:table-cell>
          <table:table-cell office:value-type="string" calcext:value-type="string">
            <text:p>Образувано/18/08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Янислав Йорданов Христов</text:p>
          </table:table-cell>
          <table:table-cell office:value-type="string" calcext:value-type="string">
            <text:p>ТОНИ ЕМО - АУТО ЕООД/ТОНИ ЕМО - АУТО ЕООД</text:p>
          </table:table-cell>
          <table:table-cell office:value-type="string" calcext:value-type="string">
            <text:p>ТОНИ ЕМО - АУТО ЕООД/ТОНИ ЕМО - АУТО ЕООД - 234 лева</text:p>
          </table:table-cell>
          <table:table-cell office:value-type="string" calcext:value-type="string">
            <text:p>234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427</text:p>
          </table:table-cell>
          <table:table-cell office:value-type="string" calcext:value-type="string">
            <text:p>Образувано/12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СТ ФИНАНС МЕНИДЖМЪНТ АД; ТИ БИ АЙ Банк ЕАД</text:p>
          </table:table-cell>
          <table:table-cell office:value-type="string" calcext:value-type="string">
            <text:p>Алън Невенов Ангелов</text:p>
          </table:table-cell>
          <table:table-cell office:value-type="string" calcext:value-type="string">
            <text:p>ЕАД "БАНКА ДСК - РЕГИОНАЛЕН ЦЕНТЪР БЛАГОЕВГРАД"/ЕАД "БАНКА ДСК - РЕГИОНАЛЕН ЦЕНТЪР БЛАГОЕВГРАД"</text:p>
          </table:table-cell>
          <table:table-cell office:value-type="string" calcext:value-type="string">
            <text:p>ЕАД "БАНКА ДСК - РЕГИОНАЛЕН ЦЕНТЪР БЛАГОЕВГРАД"/ЕАД "БАНКА ДСК - РЕГИОНАЛЕН ЦЕНТЪР БЛАГОЕВГРАД" - 1585 лева</text:p>
          </table:table-cell>
          <table:table-cell office:value-type="string" calcext:value-type="string">
            <text:p>1585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08410403006</text:p>
          </table:table-cell>
          <table:table-cell office:value-type="string" calcext:value-type="string">
            <text:p>Образувано/18/08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Янислав Йорданов Христов</text:p>
          </table:table-cell>
          <table:table-cell office:value-type="string" calcext:value-type="string">
            <text:p>ТОНИ ЕМО - АУТО ЕООД/ТОНИ ЕМО - АУТО ЕООД</text:p>
          </table:table-cell>
          <table:table-cell office:value-type="string" calcext:value-type="string">
            <text:p>ТОНИ ЕМО - АУТО ЕООД/ТОНИ ЕМО - АУТО ЕООД - 234 лева</text:p>
          </table:table-cell>
          <table:table-cell office:value-type="string" calcext:value-type="string">
            <text:p>234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528</text:p>
          </table:table-cell>
          <table:table-cell office:value-type="string" calcext:value-type="string">
            <text:p>Образувано/15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СОФИЙСКИ РАЙОНЕН СЪД </text:p>
          </table:table-cell>
          <table:table-cell office:value-type="string" calcext:value-type="string">
            <text:p>Искрен Венциславов Йов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2251</text:p>
          </table:table-cell>
          <table:table-cell office:value-type="string" calcext:value-type="string">
            <text:p>Образувано/31/03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Жасмина Сотирова Костади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34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лавен Николаев Мин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3292</text:p>
          </table:table-cell>
          <table:table-cell office:value-type="string" calcext:value-type="string">
            <text:p>Образувано/26/11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Даниела Ярославова Джамбазова-тодор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528</text:p>
          </table:table-cell>
          <table:table-cell office:value-type="string" calcext:value-type="string">
            <text:p>Образувано/13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лиян Матьов Крайчев</text:p>
          </table:table-cell>
          <table:table-cell office:value-type="string" calcext:value-type="string">
            <text:p>МС Констръкшън ЕООД/МС Констръкшън ЕООД</text:p>
          </table:table-cell>
          <table:table-cell office:value-type="string" calcext:value-type="string">
            <text:p>МС Констръкшън ЕООД/МС Констръкшън ЕООД - null лева; РАМЗИСТРОЙ ГРУП /ЕООД//РАМЗИСТРОЙ ГРУП /ЕООД/ - 540 лева</text:p>
          </table:table-cell>
          <table:table-cell office:value-type="string" calcext:value-type="string">
            <text:p>54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528</text:p>
          </table:table-cell>
          <table:table-cell office:value-type="string" calcext:value-type="string">
            <text:p>Образувано/13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Илиян Матьов Крайчев</text:p>
          </table:table-cell>
          <table:table-cell office:value-type="string" calcext:value-type="string">
            <text:p>РАМЗИСТРОЙ ГРУП /ЕООД//РАМЗИСТРОЙ ГРУП /ЕООД/</text:p>
          </table:table-cell>
          <table:table-cell office:value-type="string" calcext:value-type="string">
            <text:p>МС Констръкшън ЕООД/МС Констръкшън ЕООД - null лева; РАМЗИСТРОЙ ГРУП /ЕООД//РАМЗИСТРОЙ ГРУП /ЕООД/ - 540 лева</text:p>
          </table:table-cell>
          <table:table-cell office:value-type="string" calcext:value-type="string">
            <text:p>54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48410403389</text:p>
          </table:table-cell>
          <table:table-cell office:value-type="string" calcext:value-type="string">
            <text:p>Образувано/02/12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Атанас Светославов Лазаров</text:p>
          </table:table-cell>
          <table:table-cell office:value-type="string" calcext:value-type="string">
            <text:p>Маркал Груп /ЕООД//Маркал Груп /ЕООД/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3529</text:p>
          </table:table-cell>
          <table:table-cell office:value-type="string" calcext:value-type="string">
            <text:p>Образувано/20/12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</text:p>
          </table:table-cell>
          <table:table-cell office:value-type="string" calcext:value-type="string">
            <text:p>Габриела Георгиева Тинчева</text:p>
          </table:table-cell>
          <table:table-cell office:value-type="string" calcext:value-type="string">
            <text:p>Симо Йорданов ЕООД/Симо Йорданов ЕООД</text:p>
          </table:table-cell>
          <table:table-cell office:value-type="string" calcext:value-type="string">
            <text:p>Симо Йорданов ЕООД/Симо Йорданов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2234</text:p>
          </table:table-cell>
          <table:table-cell office:value-type="string" calcext:value-type="string">
            <text:p>Образувано/25/02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Красимира Ценкова Весели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4294</text:p>
          </table:table-cell>
          <table:table-cell office:value-type="string" calcext:value-type="string">
            <text:p>Образувано/03/04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ИЛИАНА ПАВЛОВА ЮНИН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3918</text:p>
          </table:table-cell>
          <table:table-cell office:value-type="string" calcext:value-type="string">
            <text:p>Образувано/04/04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Весела Петрова Карампел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15231</text:p>
          </table:table-cell>
          <table:table-cell office:value-type="string" calcext:value-type="string">
            <text:p>Образувано/26/11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Силвия Мариянова Сим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15231</text:p>
          </table:table-cell>
          <table:table-cell office:value-type="string" calcext:value-type="string">
            <text:p>Образувано/26/11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Катерина Мариянова Христ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15231</text:p>
          </table:table-cell>
          <table:table-cell office:value-type="string" calcext:value-type="string">
            <text:p>Образувано/26/11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Силвия Мариянова Сим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0402</text:p>
          </table:table-cell>
          <table:table-cell office:value-type="string" calcext:value-type="string">
            <text:p>Образувано/22/10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Ружа Сидерова Карамфи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0402</text:p>
          </table:table-cell>
          <table:table-cell office:value-type="string" calcext:value-type="string">
            <text:p>Образувано/22/10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ергей Добрев Христ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6680</text:p>
          </table:table-cell>
          <table:table-cell office:value-type="string" calcext:value-type="string">
            <text:p>Образувано/04/08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; ЕОС МАТРИКС ЕООД; ЕОС МАТРИКС ЕООД; ЮРОБАНК БЪЛГАРИЯ АД</text:p>
          </table:table-cell>
          <table:table-cell office:value-type="string" calcext:value-type="string">
            <text:p>Иван Георгиев Редж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0288</text:p>
          </table:table-cell>
          <table:table-cell office:value-type="string" calcext:value-type="string">
            <text:p>Образувано/01/1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Нури Сабриев Ас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417</text:p>
          </table:table-cell>
          <table:table-cell office:value-type="string" calcext:value-type="string">
            <text:p>Образувано/25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ва Венелинова Хараламп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824</text:p>
          </table:table-cell>
          <table:table-cell office:value-type="string" calcext:value-type="string">
            <text:p>Образувано/02/0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Диана Стефанова Пангелова</text:p>
          </table:table-cell>
          <table:table-cell office:value-type="string" calcext:value-type="string">
            <text:p>БТХ ПАНГЕЛОВ И КО ООД/БТХ ПАНГЕЛОВ И КО ООД</text:p>
          </table:table-cell>
          <table:table-cell office:value-type="string" calcext:value-type="string">
            <text:p>БТХ ПАНГЕЛОВ И КО ООД/БТХ ПАНГЕЛОВ И КО 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823</text:p>
          </table:table-cell>
          <table:table-cell office:value-type="string" calcext:value-type="string">
            <text:p>Образувано/02/0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Еленка Методиева Чавдарск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2841</text:p>
          </table:table-cell>
          <table:table-cell office:value-type="string" calcext:value-type="string">
            <text:p>Образувано/03/04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ЗАЛИЧЕН ТЪРГОВЕЦ - АГЕНЦИЯ ЗА КОНТРОЛ НА ПРОСРОЧЕНИ ЗАДЪЛЖЕНИЯ ЕООД</text:p>
          </table:table-cell>
          <table:table-cell office:value-type="string" calcext:value-type="string">
            <text:p>Теодора Здравкова Алекс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0289</text:p>
          </table:table-cell>
          <table:table-cell office:value-type="string" calcext:value-type="string">
            <text:p>Образувано/01/1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ЦИОНАЛНА АГЕНЦИЯ ЗА ПРИХОДИТЕ ; МАКРОАДВАНС АД</text:p>
          </table:table-cell>
          <table:table-cell office:value-type="string" calcext:value-type="string">
            <text:p>Михал Атанасов Добрев</text:p>
          </table:table-cell>
          <table:table-cell office:value-type="string" calcext:value-type="string">
            <text:p>ТЕОПЛАН /ЕООД//ТЕОПЛАН /ЕООД/</text:p>
          </table:table-cell>
          <table:table-cell office:value-type="string" calcext:value-type="string">
            <text:p>ТЕОПЛАН /ЕООД//ТЕОПЛАН /ЕООД/ - 1080 лева</text:p>
          </table:table-cell>
          <table:table-cell office:value-type="string" calcext:value-type="string">
            <text:p>108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28410400499</text:p>
          </table:table-cell>
          <table:table-cell office:value-type="string" calcext:value-type="string">
            <text:p>Образувано/16/01/2012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ЮРОБАНК БЪЛГАРИЯ АД; ЕОС МАТРИКС ЕООД</text:p>
          </table:table-cell>
          <table:table-cell office:value-type="string" calcext:value-type="string">
            <text:p>Валентин Христов Рад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0913</text:p>
          </table:table-cell>
          <table:table-cell office:value-type="string" calcext:value-type="string">
            <text:p>Образувано/18/1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Християн Янков Георгиев</text:p>
          </table:table-cell>
          <table:table-cell office:value-type="string" calcext:value-type="string">
            <text:p>ОБЩИНА ПРАВЕЦ /община/</text:p>
            <text:p>гр.ПРАВЕЦ;  пл. ТОДОР ЖИВКОВ № 6/ОБЩИНА ПРАВЕЦ /община/</text:p>
            <text:p>гр.ПРАВЕЦ;  пл. ТОДОР ЖИВКОВ № 6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0917</text:p>
          </table:table-cell>
          <table:table-cell office:value-type="string" calcext:value-type="string">
            <text:p>Образувано/18/1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Любомир Несторов Несторов</text:p>
          </table:table-cell>
          <table:table-cell office:value-type="string" calcext:value-type="string">
            <text:p>ГРАНТ 83 ЕООД/ГРАНТ 83 ЕООД</text:p>
          </table:table-cell>
          <table:table-cell office:value-type="string" calcext:value-type="string">
            <text:p>ГРАНТ 83 ЕООД/ГРАНТ 83 ЕООД - 710 лева; СИМ ПРОПЪРТИ 2 ЕООД/СИМ ПРОПЪРТИ 2 ЕООД - 390 лева</text:p>
          </table:table-cell>
          <table:table-cell office:value-type="string" calcext:value-type="string">
            <text:p>11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0917</text:p>
          </table:table-cell>
          <table:table-cell office:value-type="string" calcext:value-type="string">
            <text:p>Образувано/18/1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Любомир Несторов Несторов</text:p>
          </table:table-cell>
          <table:table-cell office:value-type="string" calcext:value-type="string">
            <text:p>СИМ ПРОПЪРТИ 2 ЕООД/СИМ ПРОПЪРТИ 2 ЕООД</text:p>
          </table:table-cell>
          <table:table-cell office:value-type="string" calcext:value-type="string">
            <text:p>ГРАНТ 83 ЕООД/ГРАНТ 83 ЕООД - 710 лева; СИМ ПРОПЪРТИ 2 ЕООД/СИМ ПРОПЪРТИ 2 ЕООД - 390 лева</text:p>
          </table:table-cell>
          <table:table-cell office:value-type="string" calcext:value-type="string">
            <text:p>11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829</text:p>
          </table:table-cell>
          <table:table-cell office:value-type="string" calcext:value-type="string">
            <text:p>Образувано/02/0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асилка Несторова Ненчева</text:p>
          </table:table-cell>
          <table:table-cell office:value-type="string" calcext:value-type="string">
            <text:p>ХАЙ <text:s/>ЮН <text:s/>ИНТЕРНЕШЪНЪЛ - 99 ООД/ХАЙ <text:s/>ЮН <text:s/>ИНТЕРНЕШЪНЪЛ - 99 ООД</text:p>
          </table:table-cell>
          <table:table-cell office:value-type="string" calcext:value-type="string">
            <text:p>ХАЙ <text:s/>ЮН <text:s/>ИНТЕРНЕШЪНЪЛ - 99 ООД/ХАЙ <text:s/>ЮН <text:s/>ИНТЕРНЕШЪНЪЛ - 99 ООД - 75 лева</text:p>
          </table:table-cell>
          <table:table-cell office:value-type="string" calcext:value-type="string">
            <text:p>75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306</text:p>
          </table:table-cell>
          <table:table-cell office:value-type="string" calcext:value-type="string">
            <text:p>Образувано/26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Мирослав Ангелов 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082</text:p>
          </table:table-cell>
          <table:table-cell office:value-type="string" calcext:value-type="string">
            <text:p>Перемирано/20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ЛЕНО АД</text:p>
          </table:table-cell>
          <table:table-cell office:value-type="string" calcext:value-type="string">
            <text:p>АСЕН СТЕФАНОВ Х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829</text:p>
          </table:table-cell>
          <table:table-cell office:value-type="string" calcext:value-type="string">
            <text:p>Образувано/02/0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Димитър Цветанов Ненчев</text:p>
          </table:table-cell>
          <table:table-cell office:value-type="string" calcext:value-type="string">
            <text:p>БАКАЛОВ-Н ЕООД/БАКАЛОВ-Н ЕООД</text:p>
          </table:table-cell>
          <table:table-cell office:value-type="string" calcext:value-type="string">
            <text:p>КОМЕТА-ІІІ ООД/КОМЕТА-ІІІ ООД - 590 лева; БАКАЛОВ-Н ЕООД/БАКАЛОВ-Н ЕООД - 130 лева</text:p>
          </table:table-cell>
          <table:table-cell office:value-type="string" calcext:value-type="string">
            <text:p>72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829</text:p>
          </table:table-cell>
          <table:table-cell office:value-type="string" calcext:value-type="string">
            <text:p>Образувано/02/0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Димитър Цветанов Ненчев</text:p>
          </table:table-cell>
          <table:table-cell office:value-type="string" calcext:value-type="string">
            <text:p>КОМЕТА-ІІІ ООД/КОМЕТА-ІІІ ООД</text:p>
          </table:table-cell>
          <table:table-cell office:value-type="string" calcext:value-type="string">
            <text:p>КОМЕТА-ІІІ ООД/КОМЕТА-ІІІ ООД - 590 лева; БАКАЛОВ-Н ЕООД/БАКАЛОВ-Н ЕООД - 130 лева</text:p>
          </table:table-cell>
          <table:table-cell office:value-type="string" calcext:value-type="string">
            <text:p>72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5114</text:p>
          </table:table-cell>
          <table:table-cell office:value-type="string" calcext:value-type="string">
            <text:p>Образувано/05/05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ФИ КРЕДИТ БЪЛГАРИЯ ЕООД</text:p>
          </table:table-cell>
          <table:table-cell office:value-type="string" calcext:value-type="string">
            <text:p>Гита Стефанова Голева</text:p>
          </table:table-cell>
          <table:table-cell office:value-type="string" calcext:value-type="string">
            <text:p>ОБЩИНСКИ ПЪТНИЧЕСКИ ТРАНСПОРТ ЕООД/ОБЩИНСКИ ПЪТНИЧЕСКИ ТРАНСПОРТ ЕООД</text:p>
          </table:table-cell>
          <table:table-cell office:value-type="string" calcext:value-type="string">
            <text:p>ОБЩИНСКИ ПЪТНИЧЕСКИ ТРАНСПОРТ ЕООД/ОБЩИНСКИ ПЪТНИЧЕСКИ ТРАНСПОРТ ЕООД - 750 лева</text:p>
          </table:table-cell>
          <table:table-cell office:value-type="string" calcext:value-type="string">
            <text:p>75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0440</text:p>
          </table:table-cell>
          <table:table-cell office:value-type="string" calcext:value-type="string">
            <text:p>Образувано/10/01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ПроКредит Банк (България) ЕАД; ПроКредит Банк (България) ЕАД</text:p>
          </table:table-cell>
          <table:table-cell office:value-type="string" calcext:value-type="string">
            <text:p>Наташа Герасимова Алекс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406</text:p>
          </table:table-cell>
          <table:table-cell office:value-type="string" calcext:value-type="string">
            <text:p>Образувано/07/12/2016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ГЕТБЕК БЪЛГАРИЯ ЕООД; УниКредит Булбанк АД</text:p>
          </table:table-cell>
          <table:table-cell office:value-type="string" calcext:value-type="string">
            <text:p>Славка Любомирова Стоянова</text:p>
          </table:table-cell>
          <table:table-cell office:value-type="string" calcext:value-type="string">
            <text:p>ТЕРИТОРИАЛНО ПОДЕЛЕНИЕ ДЪРЖАВНО ГОРСКО СТОПАНСТВО ТРЪН/ТЕРИТОРИАЛНО ПОДЕЛЕНИЕ ДЪРЖАВНО ГОРСКО СТОПАНСТВО ТРЪН</text:p>
          </table:table-cell>
          <table:table-cell office:value-type="string" calcext:value-type="string">
            <text:p>ТЕРИТОРИАЛНО ПОДЕЛЕНИЕ ДЪРЖАВНО ГОРСКО СТОПАНСТВО ТРЪН/ТЕРИТОРИАЛНО ПОДЕЛЕНИЕ ДЪРЖАВНО ГОРСКО СТОПАНСТВО ТРЪН - 900 лева</text:p>
          </table:table-cell>
          <table:table-cell office:value-type="string" calcext:value-type="string">
            <text:p>9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564</text:p>
          </table:table-cell>
          <table:table-cell office:value-type="string" calcext:value-type="string">
            <text:p>Образувано/13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Бисер Ангелов Симов</text:p>
          </table:table-cell>
          <table:table-cell office:value-type="string" calcext:value-type="string">
            <text:p>ГЛОБАЛ 22 /ГЛОБАЛ 22 </text:p>
          </table:table-cell>
          <table:table-cell office:value-type="string" calcext:value-type="string">
            <text:p>ГЛОБАЛ 22 /ГЛОБАЛ 22 <text:s/>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406</text:p>
          </table:table-cell>
          <table:table-cell office:value-type="string" calcext:value-type="string">
            <text:p>Образувано/07/12/2016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ГЕТБЕК БЪЛГАРИЯ ЕООД; УниКредит Булбанк АД</text:p>
          </table:table-cell>
          <table:table-cell office:value-type="string" calcext:value-type="string">
            <text:p>Александър Кирилов Стоя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406</text:p>
          </table:table-cell>
          <table:table-cell office:value-type="string" calcext:value-type="string">
            <text:p>Образувано/07/12/2016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ГЕТБЕК БЪЛГАРИЯ ЕООД; УниКредит Булбанк АД</text:p>
          </table:table-cell>
          <table:table-cell office:value-type="string" calcext:value-type="string">
            <text:p>Станислав Александров Стоя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0440</text:p>
          </table:table-cell>
          <table:table-cell office:value-type="string" calcext:value-type="string">
            <text:p>Образувано/10/01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ПроКредит Банк (България) ЕАД; ПроКредит Банк (България) ЕАД</text:p>
          </table:table-cell>
          <table:table-cell office:value-type="string" calcext:value-type="string">
            <text:p>Пламен Янев Алексиев</text:p>
          </table:table-cell>
          <table:table-cell office:value-type="string" calcext:value-type="string">
            <text:p>АНЖЕЛА-М ЕООД/АНЖЕЛА-М ЕООД</text:p>
          </table:table-cell>
          <table:table-cell office:value-type="string" calcext:value-type="string">
            <text:p>АНЖЕЛА-М ЕООД/АНЖЕЛА-М ЕООД - 435 лева</text:p>
          </table:table-cell>
          <table:table-cell office:value-type="string" calcext:value-type="string">
            <text:p>435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438</text:p>
          </table:table-cell>
          <table:table-cell office:value-type="string" calcext:value-type="string">
            <text:p>Образувано/09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Петър Добрев Добр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438</text:p>
          </table:table-cell>
          <table:table-cell office:value-type="string" calcext:value-type="string">
            <text:p>Образувано/09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Петър Добрев Добр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8432</text:p>
          </table:table-cell>
          <table:table-cell office:value-type="string" calcext:value-type="string">
            <text:p>Образувано/26/09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Георги Илийчев Цветанов</text:p>
          </table:table-cell>
          <table:table-cell office:value-type="string" calcext:value-type="string">
            <text:p>ВЕЛИМИРА ГРУП ЕООД/ВЕЛИМИРА ГРУП ЕООД</text:p>
          </table:table-cell>
          <table:table-cell office:value-type="string" calcext:value-type="string">
            <text:p>ВЕЛИМИРА ГРУП ЕООД/ВЕЛИМИРА ГРУП ЕООД - 780 лева; БИЛИ-2001 - ВАНЬО КИРИЛОВ /ЕТ/</text:p>
            <text:p>гр.ГОДЕЧ;  ул. ХАН АСПАРУХ  №13/БИЛИ-2001 - ВАНЬО КИРИЛОВ /ЕТ/</text:p>
            <text:p>гр.ГОДЕЧ;  ул. ХАН АСПАРУХ  №13 - 396 лева</text:p>
          </table:table-cell>
          <table:table-cell office:value-type="string" calcext:value-type="string">
            <text:p>1176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8432</text:p>
          </table:table-cell>
          <table:table-cell office:value-type="string" calcext:value-type="string">
            <text:p>Образувано/26/09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Георги Илийчев Цветанов</text:p>
          </table:table-cell>
          <table:table-cell office:value-type="string" calcext:value-type="string">
            <text:p>БИЛИ-2001 - ВАНЬО КИРИЛОВ /ЕТ/</text:p>
            <text:p>гр.ГОДЕЧ;  ул. ХАН АСПАРУХ  №13/БИЛИ-2001 - ВАНЬО КИРИЛОВ /ЕТ/</text:p>
            <text:p>гр.ГОДЕЧ;  ул. ХАН АСПАРУХ  №13</text:p>
          </table:table-cell>
          <table:table-cell office:value-type="string" calcext:value-type="string">
            <text:p>ВЕЛИМИРА ГРУП ЕООД/ВЕЛИМИРА ГРУП ЕООД - 780 лева; БИЛИ-2001 - ВАНЬО КИРИЛОВ /ЕТ/</text:p>
            <text:p>гр.ГОДЕЧ;  ул. ХАН АСПАРУХ  №13/БИЛИ-2001 - ВАНЬО КИРИЛОВ /ЕТ/</text:p>
            <text:p>гр.ГОДЕЧ;  ул. ХАН АСПАРУХ  №13 - 396 лева</text:p>
          </table:table-cell>
          <table:table-cell office:value-type="string" calcext:value-type="string">
            <text:p>1176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6405</text:p>
          </table:table-cell>
          <table:table-cell office:value-type="string" calcext:value-type="string">
            <text:p>Образувано/13/10/2021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обрин Александров Кортенски</text:p>
          </table:table-cell>
          <table:table-cell office:value-type="string" calcext:value-type="string">
            <text:p>ВАЙС-ПРОФИЛ ООД/ВАЙС-ПРОФИЛ ООД</text:p>
          </table:table-cell>
          <table:table-cell office:value-type="string" calcext:value-type="string">
            <text:p>ВАЙС-ПРОФИЛ ООД/ВАЙС-ПРОФИЛ ООД - 320 лева</text:p>
          </table:table-cell>
          <table:table-cell office:value-type="string" calcext:value-type="string">
            <text:p>32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438</text:p>
          </table:table-cell>
          <table:table-cell office:value-type="string" calcext:value-type="string">
            <text:p>Образувано/09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Петър Добрев Добр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9152</text:p>
          </table:table-cell>
          <table:table-cell office:value-type="string" calcext:value-type="string">
            <text:p>Образувано/24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Юке Рехян Хюсеи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438</text:p>
          </table:table-cell>
          <table:table-cell office:value-type="string" calcext:value-type="string">
            <text:p>Образувано/09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Петър Добрев Добр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1303</text:p>
          </table:table-cell>
          <table:table-cell office:value-type="string" calcext:value-type="string">
            <text:p>Образувано/23/04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БНП ПАРИБА ПЪРСЪНЪЛ ФАЙНЕНС ЕАД</text:p>
          </table:table-cell>
          <table:table-cell office:value-type="string" calcext:value-type="string">
            <text:p>Цвета Владимирова Вит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33</text:p>
          </table:table-cell>
          <table:table-cell office:value-type="string" calcext:value-type="string">
            <text:p>Образувано/16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ебатин Мехмедов Габ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33</text:p>
          </table:table-cell>
          <table:table-cell office:value-type="string" calcext:value-type="string">
            <text:p>Образувано/16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ебатин Мехмедов Габ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33</text:p>
          </table:table-cell>
          <table:table-cell office:value-type="string" calcext:value-type="string">
            <text:p>Образувано/16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Себатин Мехмедов Габ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6215</text:p>
          </table:table-cell>
          <table:table-cell office:value-type="string" calcext:value-type="string">
            <text:p>Образувано/30/06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БЕДИНЕНА БЪЛГАРСКА БАНКА АД; ЕОС МАТРИКС ЕООД</text:p>
          </table:table-cell>
          <table:table-cell office:value-type="string" calcext:value-type="string">
            <text:p>Елена Емилова Карамфилова</text:p>
          </table:table-cell>
          <table:table-cell office:value-type="string" calcext:value-type="string">
            <text:p>Микеле Холд Груп ЕООД/Микеле Холд Груп ЕООД</text:p>
          </table:table-cell>
          <table:table-cell office:value-type="string" calcext:value-type="string">
            <text:p>Микеле Холд Груп ЕООД/Микеле Холд Груп ЕООД - null лева; ОБЕДИНЕНА ТЪРГОВСКА КОМПАНИЯ ЛМ /ЕООД//ОБЕДИНЕНА ТЪРГОВСКА КОМПАНИЯ ЛМ /ЕООД/ - 566 лева</text:p>
          </table:table-cell>
          <table:table-cell office:value-type="string" calcext:value-type="string">
            <text:p>566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6215</text:p>
          </table:table-cell>
          <table:table-cell office:value-type="string" calcext:value-type="string">
            <text:p>Образувано/30/06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БЕДИНЕНА БЪЛГАРСКА БАНКА АД; ЕОС МАТРИКС ЕООД</text:p>
          </table:table-cell>
          <table:table-cell office:value-type="string" calcext:value-type="string">
            <text:p>Елена Емилова Карамфилова</text:p>
          </table:table-cell>
          <table:table-cell office:value-type="string" calcext:value-type="string">
            <text:p>ОБЕДИНЕНА ТЪРГОВСКА КОМПАНИЯ ЛМ /ЕООД//ОБЕДИНЕНА ТЪРГОВСКА КОМПАНИЯ ЛМ /ЕООД/</text:p>
          </table:table-cell>
          <table:table-cell office:value-type="string" calcext:value-type="string">
            <text:p>Микеле Холд Груп ЕООД/Микеле Холд Груп ЕООД - null лева; ОБЕДИНЕНА ТЪРГОВСКА КОМПАНИЯ ЛМ /ЕООД//ОБЕДИНЕНА ТЪРГОВСКА КОМПАНИЯ ЛМ /ЕООД/ - 566 лева</text:p>
          </table:table-cell>
          <table:table-cell office:value-type="string" calcext:value-type="string">
            <text:p>566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2139</text:p>
          </table:table-cell>
          <table:table-cell office:value-type="string" calcext:value-type="string">
            <text:p>Образувано/21/06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ОС МАТРИКС ЕООД</text:p>
          </table:table-cell>
          <table:table-cell office:value-type="string" calcext:value-type="string">
            <text:p>Румен Жечков Вълчев</text:p>
          </table:table-cell>
          <table:table-cell office:value-type="string" calcext:value-type="string">
            <text:p>АЙС СЕКЮРИТИ ЕООД/АЙС СЕКЮРИТИ ЕООД</text:p>
          </table:table-cell>
          <table:table-cell office:value-type="string" calcext:value-type="string">
            <text:p>АЙС СЕКЮРИТИ ЕООД/АЙС СЕКЮРИТИ ЕОО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52</text:p>
          </table:table-cell>
          <table:table-cell office:value-type="string" calcext:value-type="string">
            <text:p>Образувано/25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Трифон Евгениев Михов</text:p>
          </table:table-cell>
          <table:table-cell office:value-type="string" calcext:value-type="string">
            <text:p>ИЗИ ПАРСЪЛ ЕООД/ИЗИ ПАРСЪЛ ЕООД</text:p>
          </table:table-cell>
          <table:table-cell office:value-type="string" calcext:value-type="string">
            <text:p>ИЗИ ПАРСЪЛ ЕООД/ИЗИ ПАРСЪЛ ЕООД - 325 лева</text:p>
          </table:table-cell>
          <table:table-cell office:value-type="string" calcext:value-type="string">
            <text:p>325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1814</text:p>
          </table:table-cell>
          <table:table-cell office:value-type="string" calcext:value-type="string">
            <text:p>Образувано/14/05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лияна Василева Спас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139</text:p>
          </table:table-cell>
          <table:table-cell office:value-type="string" calcext:value-type="string">
            <text:p>Образувано/27/04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алентин Василев Спас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11463</text:p>
          </table:table-cell>
          <table:table-cell office:value-type="string" calcext:value-type="string">
            <text:p>Образувано/23/10/201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Бехидже Османова Салимова</text:p>
          </table:table-cell>
          <table:table-cell office:value-type="string" calcext:value-type="string">
            <text:p>ОБЩИНА ДУЛОВО/ОБЩИНА ДУЛОВО</text:p>
          </table:table-cell>
          <table:table-cell office:value-type="string" calcext:value-type="string">
            <text:p>ОБЩИНА ДУЛОВО/ОБЩИНА ДУЛОВО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139</text:p>
          </table:table-cell>
          <table:table-cell office:value-type="string" calcext:value-type="string">
            <text:p>Образувано/27/04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алентин Василев Спас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1638</text:p>
          </table:table-cell>
          <table:table-cell office:value-type="string" calcext:value-type="string">
            <text:p>Образувано/27/02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Нелишарлоте Георгиева Филипова</text:p>
          </table:table-cell>
          <table:table-cell office:value-type="string" calcext:value-type="string">
            <text:p>СТОЛИЧНА ОБЩИНА; РАЙОН "ЛОЗЕНЕЦ"/СТОЛИЧНА ОБЩИНА; РАЙОН "ЛОЗЕНЕЦ"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8559</text:p>
          </table:table-cell>
          <table:table-cell office:value-type="string" calcext:value-type="string">
            <text:p>Образувано/28/09/2017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Едуард Емануилов Йорд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0330</text:p>
          </table:table-cell>
          <table:table-cell office:value-type="string" calcext:value-type="string">
            <text:p>Образувано/03/1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Евделина Александрова Петрова</text:p>
          </table:table-cell>
          <table:table-cell office:value-type="string" calcext:value-type="string">
            <text:p>ФЕШЪН АЙКОН ООД/ФЕШЪН АЙКОН ООД</text:p>
          </table:table-cell>
          <table:table-cell office:value-type="string" calcext:value-type="string">
            <text:p>ФЕШЪН АЙКОН ООД/ФЕШЪН АЙКОН 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98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Адриана Ангелова Дими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0330</text:p>
          </table:table-cell>
          <table:table-cell office:value-type="string" calcext:value-type="string">
            <text:p>Образувано/03/1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Евделина Александрова Петрова</text:p>
          </table:table-cell>
          <table:table-cell office:value-type="string" calcext:value-type="string">
            <text:p>ФЕШЪН АЙКОН ООД/ФЕШЪН АЙКОН ООД</text:p>
          </table:table-cell>
          <table:table-cell office:value-type="string" calcext:value-type="string">
            <text:p>ФЕШЪН АЙКОН ООД/ФЕШЪН АЙКОН 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0330</text:p>
          </table:table-cell>
          <table:table-cell office:value-type="string" calcext:value-type="string">
            <text:p>Образувано/03/1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Евделина Александрова Петрова</text:p>
          </table:table-cell>
          <table:table-cell office:value-type="string" calcext:value-type="string">
            <text:p>ФЕШЪН АЙКОН ООД/ФЕШЪН АЙКОН ООД</text:p>
          </table:table-cell>
          <table:table-cell office:value-type="string" calcext:value-type="string">
            <text:p>ФЕШЪН АЙКОН ООД/ФЕШЪН АЙКОН 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35</text:p>
          </table:table-cell>
          <table:table-cell office:value-type="string" calcext:value-type="string">
            <text:p>Образувано/16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лександър Стефанов Александ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35</text:p>
          </table:table-cell>
          <table:table-cell office:value-type="string" calcext:value-type="string">
            <text:p>Образувано/16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лександър Стефанов Александ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41</text:p>
          </table:table-cell>
          <table:table-cell office:value-type="string" calcext:value-type="string">
            <text:p>Образувано/16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иглена Людмилова Любенова</text:p>
          </table:table-cell>
          <table:table-cell office:value-type="string" calcext:value-type="string">
            <text:p>РЕЗБОНАРЕЗНИ ИНСТРУМЕНТИ ГАБРОВО ЕООД/РЕЗБОНАРЕЗНИ ИНСТРУМЕНТИ ГАБРОВО ЕООД</text:p>
          </table:table-cell>
          <table:table-cell office:value-type="string" calcext:value-type="string">
            <text:p>РЕЗБОНАРЕЗНИ ИНСТРУМЕНТИ ГАБРОВО ЕООД/РЕЗБОНАРЕЗНИ ИНСТРУМЕНТИ ГАБРОВО ЕООД - 584 лева</text:p>
          </table:table-cell>
          <table:table-cell office:value-type="string" calcext:value-type="string">
            <text:p>584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41</text:p>
          </table:table-cell>
          <table:table-cell office:value-type="string" calcext:value-type="string">
            <text:p>Образувано/16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иглена Людмилова Любенова</text:p>
          </table:table-cell>
          <table:table-cell office:value-type="string" calcext:value-type="string">
            <text:p>РЕЗБОНАРЕЗНИ ИНСТРУМЕНТИ ГАБРОВО ЕООД/РЕЗБОНАРЕЗНИ ИНСТРУМЕНТИ ГАБРОВО ЕООД</text:p>
          </table:table-cell>
          <table:table-cell office:value-type="string" calcext:value-type="string">
            <text:p>РЕЗБОНАРЕЗНИ ИНСТРУМЕНТИ ГАБРОВО ЕООД/РЕЗБОНАРЕЗНИ ИНСТРУМЕНТИ ГАБРОВО ЕООД - 584 лева</text:p>
          </table:table-cell>
          <table:table-cell office:value-type="string" calcext:value-type="string">
            <text:p>584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41</text:p>
          </table:table-cell>
          <table:table-cell office:value-type="string" calcext:value-type="string">
            <text:p>Образувано/16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иглена Людмилова Любенова</text:p>
          </table:table-cell>
          <table:table-cell office:value-type="string" calcext:value-type="string">
            <text:p>РЕЗБОНАРЕЗНИ ИНСТРУМЕНТИ ГАБРОВО ЕООД/РЕЗБОНАРЕЗНИ ИНСТРУМЕНТИ ГАБРОВО ЕООД</text:p>
          </table:table-cell>
          <table:table-cell office:value-type="string" calcext:value-type="string">
            <text:p>РЕЗБОНАРЕЗНИ ИНСТРУМЕНТИ ГАБРОВО ЕООД/РЕЗБОНАРЕЗНИ ИНСТРУМЕНТИ ГАБРОВО ЕООД - 584 лева</text:p>
          </table:table-cell>
          <table:table-cell office:value-type="string" calcext:value-type="string">
            <text:p>584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319</text:p>
          </table:table-cell>
          <table:table-cell office:value-type="string" calcext:value-type="string">
            <text:p>Образувано/15/03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Ленко Петров Илиев</text:p>
          </table:table-cell>
          <table:table-cell office:value-type="string" calcext:value-type="string">
            <text:p>Кооперация ТПК ТВОРЕЦ/Кооперация ТПК ТВОРЕЦ</text:p>
          </table:table-cell>
          <table:table-cell office:value-type="string" calcext:value-type="string">
            <text:p>Кооперация ТПК ТВОРЕЦ/Кооперация ТПК ТВОРЕЦ - 500 лева</text:p>
          </table:table-cell>
          <table:table-cell office:value-type="string" calcext:value-type="string">
            <text:p>5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41</text:p>
          </table:table-cell>
          <table:table-cell office:value-type="string" calcext:value-type="string">
            <text:p>Образувано/16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Миглена Людмилова Любенова</text:p>
          </table:table-cell>
          <table:table-cell office:value-type="string" calcext:value-type="string">
            <text:p>РЕЗБОНАРЕЗНИ ИНСТРУМЕНТИ ГАБРОВО ЕООД/РЕЗБОНАРЕЗНИ ИНСТРУМЕНТИ ГАБРОВО ЕООД</text:p>
          </table:table-cell>
          <table:table-cell office:value-type="string" calcext:value-type="string">
            <text:p>РЕЗБОНАРЕЗНИ ИНСТРУМЕНТИ ГАБРОВО ЕООД/РЕЗБОНАРЕЗНИ ИНСТРУМЕНТИ ГАБРОВО ЕООД - 584 лева</text:p>
          </table:table-cell>
          <table:table-cell office:value-type="string" calcext:value-type="string">
            <text:p>584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0072</text:p>
          </table:table-cell>
          <table:table-cell office:value-type="string" calcext:value-type="string">
            <text:p>Образувано/06/01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Ангел Данчев Симео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0072</text:p>
          </table:table-cell>
          <table:table-cell office:value-type="string" calcext:value-type="string">
            <text:p>Образувано/06/01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Атанас Данчев Симео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10761</text:p>
          </table:table-cell>
          <table:table-cell office:value-type="string" calcext:value-type="string">
            <text:p>Образувано/06/10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КРЕДИСИМО ЕАД</text:p>
          </table:table-cell>
          <table:table-cell office:value-type="string" calcext:value-type="string">
            <text:p>Велизар Георгиев Стоим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79</text:p>
          </table:table-cell>
          <table:table-cell office:value-type="string" calcext:value-type="string">
            <text:p>Образувано/24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есела Ненова Коевск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0361</text:p>
          </table:table-cell>
          <table:table-cell office:value-type="string" calcext:value-type="string">
            <text:p>Образувано/03/1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Германка Сергеева Симео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79</text:p>
          </table:table-cell>
          <table:table-cell office:value-type="string" calcext:value-type="string">
            <text:p>Образувано/24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Христо Христов Коевск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322</text:p>
          </table:table-cell>
          <table:table-cell office:value-type="string" calcext:value-type="string">
            <text:p>Образувано/15/03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танас Симеонов Атанасов</text:p>
          </table:table-cell>
          <table:table-cell office:value-type="string" calcext:value-type="string">
            <text:p>МЕГА СЕКЮРИТИ ГРУП ЕООД/МЕГА СЕКЮРИТИ ГРУП ЕООД</text:p>
          </table:table-cell>
          <table:table-cell office:value-type="string" calcext:value-type="string">
            <text:p>МЕГА СЕКЮРИТИ ГРУП ЕООД/МЕГА СЕКЮРИТИ ГРУП ЕОО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1806</text:p>
          </table:table-cell>
          <table:table-cell office:value-type="string" calcext:value-type="string">
            <text:p>Образувано/19/02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ТРАНСКАРТ ФАЙНЕНШЪЛ СЪРВИСИС АД</text:p>
          </table:table-cell>
          <table:table-cell office:value-type="string" calcext:value-type="string">
            <text:p>Валери Миланов Янев</text:p>
          </table:table-cell>
          <table:table-cell office:value-type="string" calcext:value-type="string">
            <text:p>КАРАДЖОВИ 87 /КАРАДЖОВИ 87 </text:p>
          </table:table-cell>
          <table:table-cell office:value-type="string" calcext:value-type="string">
            <text:p>ДЕНИБОР /ЕООД//ДЕНИБОР /ЕООД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1806</text:p>
          </table:table-cell>
          <table:table-cell office:value-type="string" calcext:value-type="string">
            <text:p>Образувано/19/02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ТРАНСКАРТ ФАЙНЕНШЪЛ СЪРВИСИС АД</text:p>
          </table:table-cell>
          <table:table-cell office:value-type="string" calcext:value-type="string">
            <text:p>Валери Миланов Янев</text:p>
          </table:table-cell>
          <table:table-cell office:value-type="string" calcext:value-type="string">
            <text:p>ДЕНИБОР /ЕООД//ДЕНИБОР /ЕООД/</text:p>
          </table:table-cell>
          <table:table-cell office:value-type="string" calcext:value-type="string">
            <text:p>ДЕНИБОР /ЕООД//ДЕНИБОР /ЕООД/ - null лева</text:p>
          </table:table-cell>
          <table:table-cell office:value-type="string" calcext:value-type="string">
            <text:p>0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48410400278</text:p>
          </table:table-cell>
          <table:table-cell office:value-type="string" calcext:value-type="string">
            <text:p>Образувано/24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Лидия Данаилова Стефанова-вурмбранд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40</text:p>
          </table:table-cell>
          <table:table-cell office:value-type="string" calcext:value-type="string">
            <text:p>Образувано/16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Андрей Албертов Андре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78</text:p>
          </table:table-cell>
          <table:table-cell office:value-type="string" calcext:value-type="string">
            <text:p>Образувано/24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Лидия Данаилова Стефанова-вурмбранд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85</text:p>
          </table:table-cell>
          <table:table-cell office:value-type="string" calcext:value-type="string">
            <text:p>Образувано/20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Иван Маринов Пей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85</text:p>
          </table:table-cell>
          <table:table-cell office:value-type="string" calcext:value-type="string">
            <text:p>Образувано/20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Иван Маринов Пей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85</text:p>
          </table:table-cell>
          <table:table-cell office:value-type="string" calcext:value-type="string">
            <text:p>Образувано/20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Иван Маринов Пей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85</text:p>
          </table:table-cell>
          <table:table-cell office:value-type="string" calcext:value-type="string">
            <text:p>Образувано/20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Иван Маринов Пей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1785</text:p>
          </table:table-cell>
          <table:table-cell office:value-type="string" calcext:value-type="string">
            <text:p>Образувано/20/1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Иван Маринов Пей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0552</text:p>
          </table:table-cell>
          <table:table-cell office:value-type="string" calcext:value-type="string">
            <text:p>Образувано/21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ВЕРГАЗ КАПИТАЛ АД</text:p>
          </table:table-cell>
          <table:table-cell office:value-type="string" calcext:value-type="string">
            <text:p>Ирен Тодорова Тан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4627</text:p>
          </table:table-cell>
          <table:table-cell office:value-type="string" calcext:value-type="string">
            <text:p>Образувано/01/06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СИСТО ЕООД; АФИЛИТИ КОРП ЕООД</text:p>
          </table:table-cell>
          <table:table-cell office:value-type="string" calcext:value-type="string">
            <text:p>Васко Атанасов Малковск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363</text:p>
          </table:table-cell>
          <table:table-cell office:value-type="string" calcext:value-type="string">
            <text:p>Образувано/25/05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лияна Кирилова Тотева</text:p>
          </table:table-cell>
          <table:table-cell office:value-type="string" calcext:value-type="string">
            <text:p>НАЦИОНАЛЕН УЧЕБЕН КОМПЛЕКС ПО КУЛТУРА С ЛИЦЕЙ ЗА ИЗУЧАВАНЕ НА ИТАЛИАНСКИ ЕЗИК И КУЛТУРА С УЧАСТИЕТО НА РЕПУБЛИКА ИТАЛИЯ/НАЦИОНАЛЕН УЧЕБЕН КОМПЛЕКС ПО КУЛТУРА С ЛИЦЕЙ ЗА ИЗУЧАВАНЕ НА ИТАЛИАНСКИ ЕЗИК И КУЛТУРА С УЧАСТИЕТО НА РЕПУБЛИКА ИТАЛИЯ</text:p>
          </table:table-cell>
          <table:table-cell office:value-type="string" calcext:value-type="string">
            <text:p>НАЦИОНАЛЕН УЧЕБЕН КОМПЛЕКС ПО КУЛТУРА С ЛИЦЕЙ ЗА ИЗУЧАВАНЕ НА ИТАЛИАНСКИ ЕЗИК И КУЛТУРА С УЧАСТИЕТО НА РЕПУБЛИКА ИТАЛИЯ/НАЦИОНАЛЕН УЧЕБЕН КОМПЛЕКС ПО КУЛТУРА С ЛИЦЕЙ ЗА ИЗУЧАВАНЕ НА ИТАЛИАНСКИ ЕЗИК И КУЛТУРА С УЧАСТИЕТО НА РЕПУБЛИКА ИТАЛИЯ - 450 лева</text:p>
          </table:table-cell>
          <table:table-cell office:value-type="string" calcext:value-type="string">
            <text:p>45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363</text:p>
          </table:table-cell>
          <table:table-cell office:value-type="string" calcext:value-type="string">
            <text:p>Образувано/25/05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рио Кирилов Гирг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6195</text:p>
          </table:table-cell>
          <table:table-cell office:value-type="string" calcext:value-type="string">
            <text:p>Образувано/28/07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Андреян Цветанов Качамач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18410401538</text:p>
          </table:table-cell>
          <table:table-cell office:value-type="string" calcext:value-type="string">
            <text:p>Образувано/09/06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ЕДИНЕНА БЪЛГАРСКА БАНКА АД; ЕОС МАТРИКС ЕООД</text:p>
          </table:table-cell>
          <table:table-cell office:value-type="string" calcext:value-type="string">
            <text:p>Павлинка Здравкова Кръстева</text:p>
          </table:table-cell>
          <table:table-cell office:value-type="string" calcext:value-type="string">
            <text:p>ТЕРИТОРИАЛНО ПОДЕЛЕНИЕ БЪЛГАРСКИ ПОЩИ-ЕАД-КЮСТЕНДИЛ/ТЕРИТОРИАЛНО ПОДЕЛЕНИЕ БЪЛГАРСКИ ПОЩИ-ЕАД-КЮСТЕНДИЛ</text:p>
          </table:table-cell>
          <table:table-cell office:value-type="string" calcext:value-type="string">
            <text:p>ТЕРИТОРИАЛНО ПОДЕЛЕНИЕ БЪЛГАРСКИ ПОЩИ-ЕАД-КЮСТЕНДИЛ/ТЕРИТОРИАЛНО ПОДЕЛЕНИЕ БЪЛГАРСКИ ПОЩИ-ЕАД-КЮСТЕНДИЛ - 485 лева</text:p>
          </table:table-cell>
          <table:table-cell office:value-type="string" calcext:value-type="string">
            <text:p>485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2053</text:p>
          </table:table-cell>
          <table:table-cell office:value-type="string" calcext:value-type="string">
            <text:p>Перемирано/08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Веселин Лъчезаров Димитров</text:p>
          </table:table-cell>
          <table:table-cell office:value-type="string" calcext:value-type="string">
            <text:p>СТОЛИЧНА ОБЩИНА; РАЙОН ОВЧА КУПЕЛ/СТОЛИЧНА ОБЩИНА; РАЙОН ОВЧА КУПЕЛ</text:p>
          </table:table-cell>
          <table:table-cell office:value-type="string" calcext:value-type="string">
            <text:p>СТОЛИЧНА ОБЩИНА; РАЙОН ОВЧА КУПЕЛ/СТОЛИЧНА ОБЩИНА; РАЙОН ОВЧА КУПЕЛ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2053</text:p>
          </table:table-cell>
          <table:table-cell office:value-type="string" calcext:value-type="string">
            <text:p>Перемирано/08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Веселин Лъчезаров Димитров</text:p>
          </table:table-cell>
          <table:table-cell office:value-type="string" calcext:value-type="string">
            <text:p>МОНТАЖ СТРОИТЕЛНИ КОНСТРУКЦИИ АД/МОНТАЖ СТРОИТЕЛНИ КОНСТРУКЦИИ АД</text:p>
          </table:table-cell>
          <table:table-cell office:value-type="string" calcext:value-type="string">
            <text:p>СТОЛИЧНА ОБЩИНА; РАЙОН ОВЧА КУПЕЛ/СТОЛИЧНА ОБЩИНА; РАЙОН ОВЧА КУПЕЛ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75</text:p>
          </table:table-cell>
          <table:table-cell office:value-type="string" calcext:value-type="string">
            <text:p>Образувано/28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анка ДСК АД; МАКРОАДВАНС АД</text:p>
          </table:table-cell>
          <table:table-cell office:value-type="string" calcext:value-type="string">
            <text:p>Ирина Павлова Иванова</text:p>
          </table:table-cell>
          <table:table-cell office:value-type="string" calcext:value-type="string">
            <text:p>42. ОУ "ХАДЖИ ДИМИТЪР"/42. ОУ "ХАДЖИ ДИМИТЪР"</text:p>
          </table:table-cell>
          <table:table-cell office:value-type="string" calcext:value-type="string">
            <text:p>42. ОУ "ХАДЖИ ДИМИТЪР"/42. ОУ "ХАДЖИ ДИМИТЪР" - 120 лева</text:p>
          </table:table-cell>
          <table:table-cell office:value-type="string" calcext:value-type="string">
            <text:p>12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4324</text:p>
          </table:table-cell>
          <table:table-cell office:value-type="string" calcext:value-type="string">
            <text:p>Образувано/16/12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на Петрова Ни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0950</text:p>
          </table:table-cell>
          <table:table-cell office:value-type="string" calcext:value-type="string">
            <text:p>Образувано/04/0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Валентин Борисов Пенев</text:p>
          </table:table-cell>
          <table:table-cell office:value-type="string" calcext:value-type="string">
            <text:p>ЕНИГМА ГАРД ЕООД/ЕНИГМА ГАРД ЕООД</text:p>
          </table:table-cell>
          <table:table-cell office:value-type="string" calcext:value-type="string">
            <text:p>ЕНИГМА ГАРД ЕООД/ЕНИГМА ГАРД ЕОО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4324</text:p>
          </table:table-cell>
          <table:table-cell office:value-type="string" calcext:value-type="string">
            <text:p>Образувано/16/12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на Петрова Ни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08</text:p>
          </table:table-cell>
          <table:table-cell office:value-type="string" calcext:value-type="string">
            <text:p>Образувано/17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иктория Георгиева Вел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08</text:p>
          </table:table-cell>
          <table:table-cell office:value-type="string" calcext:value-type="string">
            <text:p>Образувано/17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иолета Борисова Николова</text:p>
          </table:table-cell>
          <table:table-cell office:value-type="string" calcext:value-type="string">
            <text:p>МЕДИЦИНСКИ ФАКУЛТЕТ - ДЕКАНАТ/МЕДИЦИНСКИ ФАКУЛТЕТ - ДЕКАНАТ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08</text:p>
          </table:table-cell>
          <table:table-cell office:value-type="string" calcext:value-type="string">
            <text:p>Образувано/17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иктория Георгиева Вел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0070</text:p>
          </table:table-cell>
          <table:table-cell office:value-type="string" calcext:value-type="string">
            <text:p>Образувано/06/01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Людмила Антонова Лаза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1101</text:p>
          </table:table-cell>
          <table:table-cell office:value-type="string" calcext:value-type="string">
            <text:p>Образувано/03/02/2017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АРТИН БОЖИДАРОВ СРЕБРОВ</text:p>
          </table:table-cell>
          <table:table-cell office:value-type="string" calcext:value-type="string">
            <text:p>Иван Владиславов Владов</text:p>
          </table:table-cell>
          <table:table-cell office:value-type="string" calcext:value-type="string">
            <text:p>КНИГОМАНИЯ ЕООД/КНИГОМАНИЯ ЕООД</text:p>
          </table:table-cell>
          <table:table-cell office:value-type="string" calcext:value-type="string">
            <text:p>КНИГОМАНИЯ ЕООД/КНИГОМАНИЯ ЕООД - 600 лева</text:p>
          </table:table-cell>
          <table:table-cell office:value-type="string" calcext:value-type="string">
            <text:p>60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3094</text:p>
          </table:table-cell>
          <table:table-cell office:value-type="string" calcext:value-type="string">
            <text:p>Образувано/06/1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; АГЕНЦИЯ <text:s/>ЗА <text:s/>СЪБИРАНЕ <text:s/>НА <text:s/>ВЗЕМАНИЯ ЕАД</text:p>
          </table:table-cell>
          <table:table-cell office:value-type="string" calcext:value-type="string">
            <text:p>Бойчо Методиев Бойчев</text:p>
          </table:table-cell>
          <table:table-cell office:value-type="string" calcext:value-type="string">
            <text:p>СТОЛИЧНА ОБЩИНА; РАЙОН ЛЮЛИН/СТОЛИЧНА ОБЩИНА; РАЙОН ЛЮЛИН</text:p>
          </table:table-cell>
          <table:table-cell office:value-type="string" calcext:value-type="string">
            <text:p>СТОЛИЧНА ОБЩИНА; РАЙОН ЛЮЛИН/СТОЛИЧНА ОБЩИНА; РАЙОН ЛЮЛИН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942</text:p>
          </table:table-cell>
          <table:table-cell office:value-type="string" calcext:value-type="string">
            <text:p>Образувано/08/12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Виктория Стефанова Пе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16072</text:p>
          </table:table-cell>
          <table:table-cell office:value-type="string" calcext:value-type="string">
            <text:p>Образувано/12/12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Ангел Людмилов Ц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555</text:p>
          </table:table-cell>
          <table:table-cell office:value-type="string" calcext:value-type="string">
            <text:p>Образувано/1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ФИ КРЕДИТ БЪЛГАРИЯ ЕООД</text:p>
          </table:table-cell>
          <table:table-cell office:value-type="string" calcext:value-type="string">
            <text:p>Павел Петро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10395</text:p>
          </table:table-cell>
          <table:table-cell office:value-type="string" calcext:value-type="string">
            <text:p>Прекратено и приключено чл. 433/ГПК/10/10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БНП ПАРИБА ПЪРСЪНЪЛ ФАЙНЕНС ЕАД</text:p>
          </table:table-cell>
          <table:table-cell office:value-type="string" calcext:value-type="string">
            <text:p>Димитър Кирилов Крокев</text:p>
          </table:table-cell>
          <table:table-cell office:value-type="string" calcext:value-type="string">
            <text:p>СОТ-СИГНАЛНО ОХРАНИТЕЛНА ТЕХНИКА ЕООД/СОТ-СИГНАЛНО ОХРАНИТЕЛНА ТЕХНИКА ЕООД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279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Стефан Райн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2748</text:p>
          </table:table-cell>
          <table:table-cell office:value-type="string" calcext:value-type="string">
            <text:p>Образувано/28/02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П СОФИЯ — ОФИС ПОДУЯНЕ ; КРЕДИТ ИНКАСО ИНВЕСТМЪНТС БГ ЕАД; БНП ПАРИБА ПЪРСЪНЪЛ ФАЙНЕНС ЕАД</text:p>
          </table:table-cell>
          <table:table-cell office:value-type="string" calcext:value-type="string">
            <text:p>Васил Стоянов Спас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1635</text:p>
          </table:table-cell>
          <table:table-cell office:value-type="string" calcext:value-type="string">
            <text:p>Образувано/16/11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Никола Борисов Дамянов</text:p>
          </table:table-cell>
          <table:table-cell office:value-type="string" calcext:value-type="string">
            <text:p>ACM/ACM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7193</text:p>
          </table:table-cell>
          <table:table-cell office:value-type="string" calcext:value-type="string">
            <text:p>Образувано/05/07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Стоянка Петрова Вел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500</text:p>
          </table:table-cell>
          <table:table-cell office:value-type="string" calcext:value-type="string">
            <text:p>Образувано/01/11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рия Стефанова Крайселска</text:p>
          </table:table-cell>
          <table:table-cell office:value-type="string" calcext:value-type="string">
            <text:p>АРТ ФИНЕС ЕООД/АРТ ФИНЕС ЕООД</text:p>
          </table:table-cell>
          <table:table-cell office:value-type="string" calcext:value-type="string">
            <text:p>АРТ ФИНЕС ЕООД/АРТ ФИНЕС ЕООД - 390 лева</text:p>
          </table:table-cell>
          <table:table-cell office:value-type="string" calcext:value-type="string">
            <text:p>39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1458</text:p>
          </table:table-cell>
          <table:table-cell office:value-type="string" calcext:value-type="string">
            <text:p>Образувано/27/01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Ивелина Георгиева Станкова</text:p>
          </table:table-cell>
          <table:table-cell office:value-type="string" calcext:value-type="string">
            <text:p>ХАРМОНИЯ - 48 /ЕООД//ХАРМОНИЯ - 48 /ЕООД/</text:p>
          </table:table-cell>
          <table:table-cell office:value-type="string" calcext:value-type="string">
            <text:p>ХАРМОНИЯ - 48 /ЕООД//ХАРМОНИЯ - 48 /ЕООД/ - 1077 лева</text:p>
          </table:table-cell>
          <table:table-cell office:value-type="string" calcext:value-type="string">
            <text:p>1077 лева</text:p>
          </table:table-cell>
          <table:table-cell table:number-columns-repeated="2" office:value-type="string" calcext:value-type="string">
            <text:p>20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38410408812</text:p>
          </table:table-cell>
          <table:table-cell office:value-type="string" calcext:value-type="string">
            <text:p>Образувано/09/08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Илиян Бойков Ге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20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1557</text:p>
          </table:table-cell>
          <table:table-cell office:value-type="string" calcext:value-type="string">
            <text:p>Перемирано/24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ронтекс Интернешънъл ЕАД</text:p>
          </table:table-cell>
          <table:table-cell office:value-type="string" calcext:value-type="string">
            <text:p>Нели Валериева Николова</text:p>
          </table:table-cell>
          <table:table-cell office:value-type="string" calcext:value-type="string">
            <text:p>ЛИЛАНД /ООД//ЛИЛАНД /ООД/</text:p>
          </table:table-cell>
          <table:table-cell office:value-type="string" calcext:value-type="string">
            <text:p>ЛИЛАНД /ООД//ЛИЛАНД /ООД/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4780</text:p>
          </table:table-cell>
          <table:table-cell office:value-type="string" calcext:value-type="string">
            <text:p>Образувано/10/12/202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Дана Георгиева Ни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1557</text:p>
          </table:table-cell>
          <table:table-cell office:value-type="string" calcext:value-type="string">
            <text:p>Перемирано/24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ронтекс Интернешънъл ЕАД</text:p>
          </table:table-cell>
          <table:table-cell office:value-type="string" calcext:value-type="string">
            <text:p>Нели Валериева Николова</text:p>
          </table:table-cell>
          <table:table-cell office:value-type="string" calcext:value-type="string">
            <text:p>ЛИЛАНД /ООД//ЛИЛАНД /ООД/</text:p>
          </table:table-cell>
          <table:table-cell office:value-type="string" calcext:value-type="string">
            <text:p>ЛИЛАНД /ООД//ЛИЛАНД /ООД/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06</text:p>
          </table:table-cell>
          <table:table-cell office:value-type="string" calcext:value-type="string">
            <text:p>Образувано/17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амелия Иванова Костадинова</text:p>
          </table:table-cell>
          <table:table-cell office:value-type="string" calcext:value-type="string">
            <text:p>Екс Клийнърс /ЕООД//Екс Клийнърс /ЕООД/</text:p>
          </table:table-cell>
          <table:table-cell office:value-type="string" calcext:value-type="string">
            <text:p>Екс Клийнърс /ЕООД//Екс Клийнърс /ЕООД/ - null лева</text:p>
          </table:table-cell>
          <table:table-cell office:value-type="string" calcext:value-type="string">
            <text:p>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48410400206</text:p>
          </table:table-cell>
          <table:table-cell office:value-type="string" calcext:value-type="string">
            <text:p>Образувано/17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ван Костадинов Лаза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06</text:p>
          </table:table-cell>
          <table:table-cell office:value-type="string" calcext:value-type="string">
            <text:p>Образувано/17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амелия Иванова Костадинова</text:p>
          </table:table-cell>
          <table:table-cell office:value-type="string" calcext:value-type="string">
            <text:p>Екс Клийнърс /ЕООД//Екс Клийнърс /ЕООД/</text:p>
          </table:table-cell>
          <table:table-cell office:value-type="string" calcext:value-type="string">
            <text:p>Екс Клийнърс /ЕООД//Екс Клийнърс /ЕООД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06</text:p>
          </table:table-cell>
          <table:table-cell office:value-type="string" calcext:value-type="string">
            <text:p>Образувано/17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ван Костадинов Лаза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06</text:p>
          </table:table-cell>
          <table:table-cell office:value-type="string" calcext:value-type="string">
            <text:p>Образувано/17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амелия Иванова Костадинова</text:p>
          </table:table-cell>
          <table:table-cell office:value-type="string" calcext:value-type="string">
            <text:p>Екс Клийнърс /ЕООД//Екс Клийнърс /ЕООД/</text:p>
          </table:table-cell>
          <table:table-cell office:value-type="string" calcext:value-type="string">
            <text:p>Екс Клийнърс /ЕООД//Екс Клийнърс /ЕООД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06</text:p>
          </table:table-cell>
          <table:table-cell office:value-type="string" calcext:value-type="string">
            <text:p>Образувано/17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амелия Иванова Костадинова</text:p>
          </table:table-cell>
          <table:table-cell office:value-type="string" calcext:value-type="string">
            <text:p>Екс Клийнърс /ЕООД//Екс Клийнърс /ЕООД/</text:p>
          </table:table-cell>
          <table:table-cell office:value-type="string" calcext:value-type="string">
            <text:p>Екс Клийнърс /ЕООД//Екс Клийнърс /ЕООД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06</text:p>
          </table:table-cell>
          <table:table-cell office:value-type="string" calcext:value-type="string">
            <text:p>Образувано/17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амелия Иванова Костадинова</text:p>
          </table:table-cell>
          <table:table-cell office:value-type="string" calcext:value-type="string">
            <text:p>ГЕРИС КОНСУЛТ /ЕООД//ГЕРИС КОНСУЛТ /ЕООД/</text:p>
          </table:table-cell>
          <table:table-cell office:value-type="string" calcext:value-type="string">
            <text:p>Екс Клийнърс /ЕООД//Екс Клийнърс /ЕООД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4369</text:p>
          </table:table-cell>
          <table:table-cell office:value-type="string" calcext:value-type="string">
            <text:p>Свършено/18/09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Георги Филип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89</text:p>
          </table:table-cell>
          <table:table-cell office:value-type="string" calcext:value-type="string">
            <text:p>Образувано/06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Лилия Огнянова Личева</text:p>
          </table:table-cell>
          <table:table-cell office:value-type="string" calcext:value-type="string">
            <text:p>БОРИВАН ООД/БОРИВАН ООД</text:p>
          </table:table-cell>
          <table:table-cell office:value-type="string" calcext:value-type="string">
            <text:p>БОРИВАН ООД/БОРИВАН ООД - 1077 лева</text:p>
          </table:table-cell>
          <table:table-cell office:value-type="string" calcext:value-type="string">
            <text:p>1077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08410402766</text:p>
          </table:table-cell>
          <table:table-cell office:value-type="string" calcext:value-type="string">
            <text:p>Образувано/28/07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ЕЛОН БЪЛГАРИЯ ЕАД</text:p>
          </table:table-cell>
          <table:table-cell office:value-type="string" calcext:value-type="string">
            <text:p>Петър Веселинов Драмов</text:p>
          </table:table-cell>
          <table:table-cell office:value-type="string" calcext:value-type="string">
            <text:p>ДЕЛТА ГРУП СЕКЮРИТИ ЕООД/ДЕЛТА ГРУП СЕКЮРИТИ ЕООД</text:p>
          </table:table-cell>
          <table:table-cell office:value-type="string" calcext:value-type="string">
            <text:p>КАТ ЕНТЪРПРАИС ЕООД/КАТ ЕНТЪРПРАИС ЕООД - 240 лева</text:p>
          </table:table-cell>
          <table:table-cell office:value-type="string" calcext:value-type="string">
            <text:p>24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2766</text:p>
          </table:table-cell>
          <table:table-cell office:value-type="string" calcext:value-type="string">
            <text:p>Образувано/28/07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ЕЛОН БЪЛГАРИЯ ЕАД</text:p>
          </table:table-cell>
          <table:table-cell office:value-type="string" calcext:value-type="string">
            <text:p>Петър Веселинов Драмов</text:p>
          </table:table-cell>
          <table:table-cell office:value-type="string" calcext:value-type="string">
            <text:p>КАТ ЕНТЪРПРАИС ЕООД/КАТ ЕНТЪРПРАИС ЕООД</text:p>
          </table:table-cell>
          <table:table-cell office:value-type="string" calcext:value-type="string">
            <text:p>КАТ ЕНТЪРПРАИС ЕООД/КАТ ЕНТЪРПРАИС ЕООД - 240 лева</text:p>
          </table:table-cell>
          <table:table-cell office:value-type="string" calcext:value-type="string">
            <text:p>24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401</text:p>
          </table:table-cell>
          <table:table-cell office:value-type="string" calcext:value-type="string">
            <text:p>Образувано/15/0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Жанет Методиева Виткова</text:p>
          </table:table-cell>
          <table:table-cell office:value-type="string" calcext:value-type="string">
            <text:p>КАМ 2014/КАМ 2014</text:p>
          </table:table-cell>
          <table:table-cell office:value-type="string" calcext:value-type="string">
            <text:p>КАМ 2014/КАМ 2014 - null лева</text:p>
          </table:table-cell>
          <table:table-cell office:value-type="string" calcext:value-type="string">
            <text:p>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38410402782</text:p>
          </table:table-cell>
          <table:table-cell office:value-type="string" calcext:value-type="string">
            <text:p>Образувано/28/02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Анка Миладинова Алекс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0401</text:p>
          </table:table-cell>
          <table:table-cell office:value-type="string" calcext:value-type="string">
            <text:p>Образувано/15/01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Жанет Методиева Вит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КАМ 2014/КАМ 2014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3313</text:p>
          </table:table-cell>
          <table:table-cell office:value-type="string" calcext:value-type="string">
            <text:p>Прекратено и приключено чл. 433/ГПК/19/02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Цвета Сотирова Лас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2251</text:p>
          </table:table-cell>
          <table:table-cell office:value-type="string" calcext:value-type="string">
            <text:p>Образувано/31/03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Жасмина Сотирова Костади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34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лавен Николаев Мин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04</text:p>
          </table:table-cell>
          <table:table-cell office:value-type="string" calcext:value-type="string">
            <text:p>Образувано/11/10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; ТИ БИ АЙ Банк ЕАД</text:p>
          </table:table-cell>
          <table:table-cell office:value-type="string" calcext:value-type="string">
            <text:p>Атче Красимирова Влад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Сато ЕООД/Сато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75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Красимир Михайлов Данаи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26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Ивайло Иванов Григоров</text:p>
          </table:table-cell>
          <table:table-cell office:value-type="string" calcext:value-type="string">
            <text:p>ИСИС МЕДИЯ ООД/ИСИС МЕДИЯ ООД</text:p>
          </table:table-cell>
          <table:table-cell office:value-type="string" calcext:value-type="string">
            <text:p>ИСИС МЕДИЯ ООД/ИСИС МЕДИЯ ООД - 800 лева</text:p>
          </table:table-cell>
          <table:table-cell office:value-type="string" calcext:value-type="string">
            <text:p>8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68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Валентина Владимирова Рай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823</text:p>
          </table:table-cell>
          <table:table-cell office:value-type="string" calcext:value-type="string">
            <text:p>Образувано/15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ВЕРГАЗ КАПИТАЛ АД</text:p>
          </table:table-cell>
          <table:table-cell office:value-type="string" calcext:value-type="string">
            <text:p>Теодор Любомиров Велич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823</text:p>
          </table:table-cell>
          <table:table-cell office:value-type="string" calcext:value-type="string">
            <text:p>Образувано/15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ВЕРГАЗ КАПИТАЛ АД</text:p>
          </table:table-cell>
          <table:table-cell office:value-type="string" calcext:value-type="string">
            <text:p>Диана Иванова Велич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500</text:p>
          </table:table-cell>
          <table:table-cell office:value-type="string" calcext:value-type="string">
            <text:p>Образувано/01/11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рия Стефанова Крайселск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АРТ ФИНЕС ЕООД/АРТ ФИНЕС ЕООД - 390 лева</text:p>
          </table:table-cell>
          <table:table-cell office:value-type="string" calcext:value-type="string">
            <text:p>39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501</text:p>
          </table:table-cell>
          <table:table-cell office:value-type="string" calcext:value-type="string">
            <text:p>Образувано/01/11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ни Русинова Пав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542</text:p>
          </table:table-cell>
          <table:table-cell office:value-type="string" calcext:value-type="string">
            <text:p>Образувано/08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ргарита Кирилова Куртева</text:p>
          </table:table-cell>
          <table:table-cell office:value-type="string" calcext:value-type="string">
            <text:p>ФАКУЛТЕТ ПО ДЕНТАЛНА МЕДИЦИНА/ФАКУЛТЕТ ПО ДЕНТАЛНА МЕДИЦИНА</text:p>
          </table:table-cell>
          <table:table-cell office:value-type="string" calcext:value-type="string">
            <text:p>ФАКУЛТЕТ ПО ДЕНТАЛНА МЕДИЦИНА/ФАКУЛТЕТ ПО ДЕНТАЛНА МЕДИЦИНА - 329 лева</text:p>
          </table:table-cell>
          <table:table-cell office:value-type="string" calcext:value-type="string">
            <text:p>329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71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Валентин Викторов Истат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4798</text:p>
          </table:table-cell>
          <table:table-cell office:value-type="string" calcext:value-type="string">
            <text:p>Образувано/29/07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ВЕРГАЗ КАПИТАЛ АД</text:p>
          </table:table-cell>
          <table:table-cell office:value-type="string" calcext:value-type="string">
            <text:p>Юлиян Асенов Анге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061</text:p>
          </table:table-cell>
          <table:table-cell office:value-type="string" calcext:value-type="string">
            <text:p>Свършено/19/05/2025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Дорейд Джауад Джасим</text:p>
          </table:table-cell>
          <table:table-cell office:value-type="string" calcext:value-type="string">
            <text:p>СЪДЪРЛАНД ГЛОБЪЛ СЪРВИСИЗ БЪЛГАРИЯ ЕООД/СЪДЪРЛАНД ГЛОБЪЛ СЪРВИСИЗ БЪЛГАРИЯ ЕООД</text:p>
          </table:table-cell>
          <table:table-cell office:value-type="string" calcext:value-type="string">
            <text:p>СЪДЪРЛАНД ГЛОБЪЛ СЪРВИСИЗ БЪЛГАРИЯ ЕООД/СЪДЪРЛАНД ГЛОБЪЛ СЪРВИСИЗ БЪЛГАРИЯ ЕООД - 2400 лева</text:p>
          </table:table-cell>
          <table:table-cell office:value-type="string" calcext:value-type="string">
            <text:p>24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061</text:p>
          </table:table-cell>
          <table:table-cell office:value-type="string" calcext:value-type="string">
            <text:p>Свършено/19/05/2025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Дорейд Джауад Джасим</text:p>
          </table:table-cell>
          <table:table-cell office:value-type="string" calcext:value-type="string">
            <text:p>АЛОРИКА БЪЛГАРИЯ ЕООД/АЛОРИКА БЪЛГАРИЯ ЕООД</text:p>
          </table:table-cell>
          <table:table-cell office:value-type="string" calcext:value-type="string">
            <text:p>СЪДЪРЛАНД ГЛОБЪЛ СЪРВИСИЗ БЪЛГАРИЯ ЕООД/СЪДЪРЛАНД ГЛОБЪЛ СЪРВИСИЗ БЪЛГАРИЯ ЕООД - 2400 лева</text:p>
          </table:table-cell>
          <table:table-cell office:value-type="string" calcext:value-type="string">
            <text:p>24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21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Владислав Пламенов Петков</text:p>
          </table:table-cell>
          <table:table-cell office:value-type="string" calcext:value-type="string">
            <text:p>ТИТАН СОФИЯ ИЗТОК 1 ДЗЗД/ТИТАН СОФИЯ ИЗТОК 1 ДЗЗД</text:p>
          </table:table-cell>
          <table:table-cell office:value-type="string" calcext:value-type="string">
            <text:p>ТИТАН СОФИЯ ИЗТОК 1 ДЗЗД/ТИТАН СОФИЯ ИЗТОК 1 ДЗЗД - 1000 лева</text:p>
          </table:table-cell>
          <table:table-cell office:value-type="string" calcext:value-type="string">
            <text:p>100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3202</text:p>
          </table:table-cell>
          <table:table-cell office:value-type="string" calcext:value-type="string">
            <text:p>Образувано/11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Евгени Стойче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ЕЛНЕТ БГ ЕООД/ЕЛНЕТ БГ Е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026</text:p>
          </table:table-cell>
          <table:table-cell office:value-type="string" calcext:value-type="string">
            <text:p>Образувано/07/06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МИТЪР СТОЯНОВ КЪРТЕВ</text:p>
          </table:table-cell>
          <table:table-cell office:value-type="string" calcext:value-type="string">
            <text:p>Красимира Иванова Адамска</text:p>
          </table:table-cell>
          <table:table-cell office:value-type="string" calcext:value-type="string">
            <text:p>ИНТЕРСТРОЙПРОЕКТ 90 ООД/ИНТЕРСТРОЙПРОЕКТ 90 ООД</text:p>
          </table:table-cell>
          <table:table-cell office:value-type="string" calcext:value-type="string">
            <text:p>ДАРКБЛУ ХОУМ ООД/ДАРКБЛУ ХОУМ ООД - 2500 лева; ИНТЕРСТРОЙПРОЕКТ 90 ООД/ИНТЕРСТРОЙПРОЕКТ 90 ООД - 600 лева</text:p>
          </table:table-cell>
          <table:table-cell office:value-type="string" calcext:value-type="string">
            <text:p>31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026</text:p>
          </table:table-cell>
          <table:table-cell office:value-type="string" calcext:value-type="string">
            <text:p>Образувано/07/06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МИТЪР СТОЯНОВ КЪРТЕВ</text:p>
          </table:table-cell>
          <table:table-cell office:value-type="string" calcext:value-type="string">
            <text:p>Красимира Иванова Адамска</text:p>
          </table:table-cell>
          <table:table-cell office:value-type="string" calcext:value-type="string">
            <text:p>ДАРКБЛУ ХОУМ ООД/ДАРКБЛУ ХОУМ ООД</text:p>
          </table:table-cell>
          <table:table-cell office:value-type="string" calcext:value-type="string">
            <text:p>ДАРКБЛУ ХОУМ ООД/ДАРКБЛУ ХОУМ ООД - 2500 лева; ИНТЕРСТРОЙПРОЕКТ 90 ООД/ИНТЕРСТРОЙПРОЕКТ 90 ООД - 600 лева</text:p>
          </table:table-cell>
          <table:table-cell office:value-type="string" calcext:value-type="string">
            <text:p>31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19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Михаела Росенова Костади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18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Калоян Димитров Връб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1348</text:p>
          </table:table-cell>
          <table:table-cell office:value-type="string" calcext:value-type="string">
            <text:p>Образувано/16/03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Райна Георгиева Василева</text:p>
          </table:table-cell>
          <table:table-cell office:value-type="string" calcext:value-type="string">
            <text:p>3 МАТ ЕООД/3 МАТ ЕООД</text:p>
          </table:table-cell>
          <table:table-cell office:value-type="string" calcext:value-type="string">
            <text:p>3 МАТ ЕООД/3 МАТ ЕООД - 390 лева</text:p>
          </table:table-cell>
          <table:table-cell office:value-type="string" calcext:value-type="string">
            <text:p>39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1348</text:p>
          </table:table-cell>
          <table:table-cell office:value-type="string" calcext:value-type="string">
            <text:p>Образувано/16/03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Райна Георгиева Васи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3 МАТ ЕООД/3 МАТ ЕООД - 390 лева</text:p>
          </table:table-cell>
          <table:table-cell office:value-type="string" calcext:value-type="string">
            <text:p>39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319</text:p>
          </table:table-cell>
          <table:table-cell office:value-type="string" calcext:value-type="string">
            <text:p>Образувано/31/07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Георги Свиленов Янков</text:p>
          </table:table-cell>
          <table:table-cell office:value-type="string" calcext:value-type="string">
            <text:p>РАЙОН "БАНКЯ"/РАЙОН "БАНКЯ"</text:p>
          </table:table-cell>
          <table:table-cell office:value-type="string" calcext:value-type="string">
            <text:p>РАЙОН "БАНКЯ"/РАЙОН "БАНКЯ" - 1093 лева</text:p>
          </table:table-cell>
          <table:table-cell office:value-type="string" calcext:value-type="string">
            <text:p>1093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1325</text:p>
          </table:table-cell>
          <table:table-cell office:value-type="string" calcext:value-type="string">
            <text:p>Свършено/16/1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ФИ КРЕДИТ БЪЛГАРИЯ ЕООД</text:p>
          </table:table-cell>
          <table:table-cell office:value-type="string" calcext:value-type="string">
            <text:p>Максим Георгиев Тодоров</text:p>
          </table:table-cell>
          <table:table-cell office:value-type="string" calcext:value-type="string">
            <text:p>БМ ПРОТЕКШЪН ЕООД/БМ ПРОТЕКШЪН ЕООД</text:p>
          </table:table-cell>
          <table:table-cell office:value-type="string" calcext:value-type="string">
            <text:p>БМ ПРОТЕКШЪН ЕООД/БМ ПРОТЕКШЪН Е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18410402621</text:p>
          </table:table-cell>
          <table:table-cell office:value-type="string" calcext:value-type="string">
            <text:p>Образувано/13/04/201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Мирослав Иванов Митов</text:p>
          </table:table-cell>
          <table:table-cell office:value-type="string" calcext:value-type="string">
            <text:p>ТЕЛЕСИТИГРУП ЕООД/ТЕЛЕСИТИГРУП ЕООД</text:p>
          </table:table-cell>
          <table:table-cell office:value-type="string" calcext:value-type="string">
            <text:p>ТЕЛЕСИТИГРУП ЕООД/ТЕЛЕСИТИГРУП ЕООД - 2095 лева</text:p>
          </table:table-cell>
          <table:table-cell office:value-type="string" calcext:value-type="string">
            <text:p>2095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817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нгелина Георгиева Илиева</text:p>
          </table:table-cell>
          <table:table-cell office:value-type="string" calcext:value-type="string">
            <text:p>СМИД фешън груп ЕООД/СМИД фешън груп ЕООД</text:p>
          </table:table-cell>
          <table:table-cell office:value-type="string" calcext:value-type="string">
            <text:p>СМИД фешън груп ЕООД/СМИД фешън груп ЕООД - 1080 лева</text:p>
          </table:table-cell>
          <table:table-cell office:value-type="string" calcext:value-type="string">
            <text:p>108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3504</text:p>
          </table:table-cell>
          <table:table-cell office:value-type="string" calcext:value-type="string">
            <text:p>Прекратено и приключено чл. 433/ГПК/16/10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ОВАТИВНИ ФИНАНСИ ООД; ТИ БИ АЙ Банк ЕАД</text:p>
          </table:table-cell>
          <table:table-cell office:value-type="string" calcext:value-type="string">
            <text:p>Диана Георгиева Фалин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17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нгелина Георгиева Илиева</text:p>
          </table:table-cell>
          <table:table-cell office:value-type="string" calcext:value-type="string">
            <text:p>СМИД фешън груп ЕООД/СМИД фешън груп ЕООД</text:p>
          </table:table-cell>
          <table:table-cell office:value-type="string" calcext:value-type="string">
            <text:p>СМИД фешън груп ЕООД/СМИД фешън груп ЕООД - 1080 лева</text:p>
          </table:table-cell>
          <table:table-cell office:value-type="string" calcext:value-type="string">
            <text:p>108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2839</text:p>
          </table:table-cell>
          <table:table-cell office:value-type="string" calcext:value-type="string">
            <text:p>Образувано/30/08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Цветанка Димитрова Андреева</text:p>
          </table:table-cell>
          <table:table-cell office:value-type="string" calcext:value-type="string">
            <text:p>НОВА НАДЕЖДА - 2014 ООД/НОВА НАДЕЖДА - 2014 ООД</text:p>
          </table:table-cell>
          <table:table-cell office:value-type="string" calcext:value-type="string">
            <text:p>НОВА НАДЕЖДА - 2014 ООД/НОВА НАДЕЖДА - 2014 ООД - 610 лева</text:p>
          </table:table-cell>
          <table:table-cell office:value-type="string" calcext:value-type="string">
            <text:p>61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166</text:p>
          </table:table-cell>
          <table:table-cell office:value-type="string" calcext:value-type="string">
            <text:p>Образувано/21/06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Борислава Валериева Георг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МНОГОПРОФИЛНА БОЛНИЦА ЗА АКТИВНО ЛЕЧЕНИЕ "КНЯГИНЯ КЛЕМЕНТИНА" - СОФИЯ ЕАД/МНОГОПРОФИЛНА БОЛНИЦА ЗА АКТИВНО ЛЕЧЕНИЕ "КНЯГИНЯ КЛЕМЕНТИНА" - СОФИЯ ЕА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839</text:p>
          </table:table-cell>
          <table:table-cell office:value-type="string" calcext:value-type="string">
            <text:p>Образувано/30/08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Цветанка Димитрова Андре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ОВА НАДЕЖДА - 2014 ООД/НОВА НАДЕЖДА - 2014 ООД - 610 лева</text:p>
          </table:table-cell>
          <table:table-cell office:value-type="string" calcext:value-type="string">
            <text:p>61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495</text:p>
          </table:table-cell>
          <table:table-cell office:value-type="string" calcext:value-type="string">
            <text:p>Образувано/19/07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ПОДУЯНЕ </text:p>
          </table:table-cell>
          <table:table-cell office:value-type="string" calcext:value-type="string">
            <text:p>Васил Златков Васил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3086</text:p>
          </table:table-cell>
          <table:table-cell office:value-type="string" calcext:value-type="string">
            <text:p>Образувано/25/08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нгелина Христова Лоз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ПЧЕЛА - 97 ООД/ПЧЕЛА - 97 ООД - 1000 лева</text:p>
          </table:table-cell>
          <table:table-cell office:value-type="string" calcext:value-type="string">
            <text:p>10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27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Валентина Стефанова Раш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РИТАНСКО УЧИЛИЩЕ В СОФИЯ ООД/БРИТАНСКО УЧИЛИЩЕ В СОФИЯ ООД - 1538 лева</text:p>
          </table:table-cell>
          <table:table-cell office:value-type="string" calcext:value-type="string">
            <text:p>1538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1348</text:p>
          </table:table-cell>
          <table:table-cell office:value-type="string" calcext:value-type="string">
            <text:p>Образувано/16/03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Райна Георгиева Васи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3 МАТ ЕООД/3 МАТ ЕООД - 390 лева</text:p>
          </table:table-cell>
          <table:table-cell office:value-type="string" calcext:value-type="string">
            <text:p>39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44</text:p>
          </table:table-cell>
          <table:table-cell office:value-type="string" calcext:value-type="string">
            <text:p>Образувано/20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Полина Веселинова Ко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495</text:p>
          </table:table-cell>
          <table:table-cell office:value-type="string" calcext:value-type="string">
            <text:p>Образувано/19/07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ПОДУЯНЕ </text:p>
          </table:table-cell>
          <table:table-cell office:value-type="string" calcext:value-type="string">
            <text:p>Мария Андреева Гуджунова</text:p>
          </table:table-cell>
          <table:table-cell office:value-type="string" calcext:value-type="string">
            <text:p>Миа 22 ООД/Миа 22 ООД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5477</text:p>
          </table:table-cell>
          <table:table-cell office:value-type="string" calcext:value-type="string">
            <text:p>Образувано/26/04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Боянка Ганчева Бодурова</text:p>
          </table:table-cell>
          <table:table-cell office:value-type="string" calcext:value-type="string">
            <text:p>ВЕЛЕВ И СИНОВЕ ООД/ВЕЛЕВ И СИНОВЕ ООД</text:p>
          </table:table-cell>
          <table:table-cell office:value-type="string" calcext:value-type="string">
            <text:p>СОФИЯ 2003 ООД/СОФИЯ 2003 ООД - 650 лева; ВЕЛЕВ И СИНОВЕ ООД/ВЕЛЕВ И СИНОВЕ ООД - 340 лева</text:p>
          </table:table-cell>
          <table:table-cell office:value-type="string" calcext:value-type="string">
            <text:p>99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5477</text:p>
          </table:table-cell>
          <table:table-cell office:value-type="string" calcext:value-type="string">
            <text:p>Образувано/26/04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Боянка Ганчева Бодурова</text:p>
          </table:table-cell>
          <table:table-cell office:value-type="string" calcext:value-type="string">
            <text:p>СОФИЯ 2003 ООД/СОФИЯ 2003 ООД</text:p>
          </table:table-cell>
          <table:table-cell office:value-type="string" calcext:value-type="string">
            <text:p>СОФИЯ 2003 ООД/СОФИЯ 2003 ООД - 650 лева; ВЕЛЕВ И СИНОВЕ ООД/ВЕЛЕВ И СИНОВЕ ООД - 340 лева</text:p>
          </table:table-cell>
          <table:table-cell office:value-type="string" calcext:value-type="string">
            <text:p>99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27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Валентина Стефанова Раш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БРИТАНСКО УЧИЛИЩЕ В СОФИЯ ООД/БРИТАНСКО УЧИЛИЩЕ В СОФИЯ ООД - 1538 лева</text:p>
          </table:table-cell>
          <table:table-cell office:value-type="string" calcext:value-type="string">
            <text:p>1538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1348</text:p>
          </table:table-cell>
          <table:table-cell office:value-type="string" calcext:value-type="string">
            <text:p>Образувано/16/03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ЛИЧЕН ТЪРГОВЕЦ - АГЕНЦИЯ ЗА КОНТРОЛ НА ПРОСРОЧЕНИ ЗАДЪЛЖЕНИЯ ЕООД; АГЕНЦИЯ ЗА КОНТРОЛ НА ПРОСРОЧЕНИ ЗАДЪЛЖЕНИЯ АД</text:p>
          </table:table-cell>
          <table:table-cell office:value-type="string" calcext:value-type="string">
            <text:p>Райна Георгиева Васи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3 МАТ ЕООД/3 МАТ ЕООД - 390 лева</text:p>
          </table:table-cell>
          <table:table-cell office:value-type="string" calcext:value-type="string">
            <text:p>39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44</text:p>
          </table:table-cell>
          <table:table-cell office:value-type="string" calcext:value-type="string">
            <text:p>Образувано/20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Полина Веселинова Ко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16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Лили-яна Михайлова Савова</text:p>
          </table:table-cell>
          <table:table-cell office:value-type="string" calcext:value-type="string">
            <text:p>солар пауър 11 /ЕООД//солар пауър 11 /ЕООД/</text:p>
          </table:table-cell>
          <table:table-cell office:value-type="string" calcext:value-type="string">
            <text:p>солар пауър 11 /ЕООД//солар пауър 11 /ЕООД/ - 585 лева</text:p>
          </table:table-cell>
          <table:table-cell office:value-type="string" calcext:value-type="string">
            <text:p>585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28410400103</text:p>
          </table:table-cell>
          <table:table-cell office:value-type="string" calcext:value-type="string">
            <text:p>Образувано/14/01/2022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КРАСНО СЕЛО ; СТОЛИЧНА ОБЩИНА </text:p>
          </table:table-cell>
          <table:table-cell office:value-type="string" calcext:value-type="string">
            <text:p>Мартин Герганов Ат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78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Ахмад Вали Мохамед</text:p>
          </table:table-cell>
          <table:table-cell office:value-type="string" calcext:value-type="string">
            <text:p>БГ - ОЙЛ ЕООД/БГ - ОЙЛ ЕООД</text:p>
          </table:table-cell>
          <table:table-cell office:value-type="string" calcext:value-type="string">
            <text:p>БГ - ОЙЛ ЕООД/БГ - ОЙЛ ЕООД - 170 лева</text:p>
          </table:table-cell>
          <table:table-cell office:value-type="string" calcext:value-type="string">
            <text:p>17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15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Михаил Димитр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534</text:p>
          </table:table-cell>
          <table:table-cell office:value-type="string" calcext:value-type="string">
            <text:p>Образувано/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ФИЙСКИ ГРАДСКИ СЪД </text:p>
          </table:table-cell>
          <table:table-cell office:value-type="string" calcext:value-type="string">
            <text:p>Ивайло Ангелов Стой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0971</text:p>
          </table:table-cell>
          <table:table-cell office:value-type="string" calcext:value-type="string">
            <text:p>Образувано/24/02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Петър Стоянов Бран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3288</text:p>
          </table:table-cell>
          <table:table-cell office:value-type="string" calcext:value-type="string">
            <text:p>Образувано/26/11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Антонио Валентинов Гру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715</text:p>
          </table:table-cell>
          <table:table-cell office:value-type="string" calcext:value-type="string">
            <text:p>Образувано/22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Даниела Тошкова Георгиева</text:p>
          </table:table-cell>
          <table:table-cell office:value-type="string" calcext:value-type="string">
            <text:p>ФЕСТ ПРОДАКШЪН ЕООД/ФЕСТ ПРОДАКШЪН ЕООД</text:p>
          </table:table-cell>
          <table:table-cell office:value-type="string" calcext:value-type="string">
            <text:p>ФЕСТ ПРОДАКШЪН ЕООД/ФЕСТ ПРОДАКШЪН ЕООД - 650 лева</text:p>
          </table:table-cell>
          <table:table-cell office:value-type="string" calcext:value-type="string">
            <text:p>65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813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Майя Дмитриевна Богданова</text:p>
          </table:table-cell>
          <table:table-cell office:value-type="string" calcext:value-type="string">
            <text:p>"Кока-Кола Хеленик Бизнес Сървисиз Организейшън" ЕООД/"Кока-Кола Хеленик Бизнес Сървисиз Организейшън" ЕООД</text:p>
          </table:table-cell>
          <table:table-cell office:value-type="string" calcext:value-type="string">
            <text:p>"Кока-Кола Хеленик Бизнес Сървисиз Организейшън" ЕООД/"Кока-Кола Хеленик Бизнес Сървисиз Организейшън" ЕООД - 1750 лева</text:p>
          </table:table-cell>
          <table:table-cell office:value-type="string" calcext:value-type="string">
            <text:p>175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3524</text:p>
          </table:table-cell>
          <table:table-cell office:value-type="string" calcext:value-type="string">
            <text:p>Образувано/02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Цветелина Пламенова Николова</text:p>
          </table:table-cell>
          <table:table-cell office:value-type="string" calcext:value-type="string">
            <text:p>ЛАГБАГ ЕООД/ЛАГБАГ ЕООД</text:p>
          </table:table-cell>
          <table:table-cell office:value-type="string" calcext:value-type="string">
            <text:p>ЛАГБАГ ЕООД/ЛАГБАГ ЕООД - 1500 лева</text:p>
          </table:table-cell>
          <table:table-cell office:value-type="string" calcext:value-type="string">
            <text:p>15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12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Ивайло Стефанов Никленов</text:p>
          </table:table-cell>
          <table:table-cell office:value-type="string" calcext:value-type="string">
            <text:p>ЛН СЪЛЮШЪНС ООД/ЛН СЪЛЮШЪНС ООД</text:p>
          </table:table-cell>
          <table:table-cell office:value-type="string" calcext:value-type="string">
            <text:p>ЛН СЪЛЮШЪНС ООД/ЛН СЪЛЮШЪНС ООД - null лева; МЕТРО БЪЛГАРИЯ ЕООД/МЕТРО БЪЛГАРИЯ ЕООД - 1500 лева</text:p>
          </table:table-cell>
          <table:table-cell office:value-type="string" calcext:value-type="string">
            <text:p>150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3696</text:p>
          </table:table-cell>
          <table:table-cell office:value-type="string" calcext:value-type="string">
            <text:p>Образувано/22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Силвия Веселинова Рад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715</text:p>
          </table:table-cell>
          <table:table-cell office:value-type="string" calcext:value-type="string">
            <text:p>Образувано/22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Даниела Тошкова Георг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ФЕСТ ПРОДАКШЪН ЕООД/ФЕСТ ПРОДАКШЪН ЕООД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4426</text:p>
          </table:table-cell>
          <table:table-cell office:value-type="string" calcext:value-type="string">
            <text:p>Образувано/28/04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Златка Ангелова Ни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ДЖИ ЕН ЕН ТРЕЙД 24 ЕООД/ДЖИ ЕН ЕН ТРЕЙД 24 ЕООД - 1080 лева; Херкулес БГ ЕООД/Херкулес БГ ЕООД - 510 лева; ГРАНДТАНДЕМ ЕООД /ГРАНДТАНДЕМ ЕООД <text:s/>- 510 лева; АВРОРА 1994 ЕООД /АВРОРА 1994 ЕООД <text:s/>- 460 лева; ФРАЙБУС М ЕООД/ФРАЙБУС М ЕООД - 460 лева; <text:s/>НИНТЕНДО БГ ЕООД/ НИНТЕНДО БГ ЕООД - 460 лева; ИМПЕРИЯ 82 ЕООД /ИМПЕРИЯ 82 ЕООД <text:s/>- 460 лева</text:p>
          </table:table-cell>
          <table:table-cell office:value-type="string" calcext:value-type="string">
            <text:p>394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0278</text:p>
          </table:table-cell>
          <table:table-cell office:value-type="string" calcext:value-type="string">
            <text:p>Образувано/17/01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Ивайло Стефанов Никленов</text:p>
          </table:table-cell>
          <table:table-cell office:value-type="string" calcext:value-type="string">
            <text:p>МЕТРО БЪЛГАРИЯ ЕООД/МЕТРО БЪЛГАРИЯ ЕООД</text:p>
          </table:table-cell>
          <table:table-cell office:value-type="string" calcext:value-type="string">
            <text:p>ЛН СЪЛЮШЪНС ООД/ЛН СЪЛЮШЪНС ООД - null лева; МЕТРО БЪЛГАРИЯ ЕООД/МЕТРО БЪЛГАРИЯ ЕООД - 1500 лева</text:p>
          </table:table-cell>
          <table:table-cell office:value-type="string" calcext:value-type="string">
            <text:p>15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0278</text:p>
          </table:table-cell>
          <table:table-cell office:value-type="string" calcext:value-type="string">
            <text:p>Образувано/17/01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Ивайло Стефанов Никленов</text:p>
          </table:table-cell>
          <table:table-cell office:value-type="string" calcext:value-type="string">
            <text:p>ЛН СЪЛЮШЪНС ООД/ЛН СЪЛЮШЪНС ООД</text:p>
          </table:table-cell>
          <table:table-cell office:value-type="string" calcext:value-type="string">
            <text:p>ЛН СЪЛЮШЪНС ООД/ЛН СЪЛЮШЪНС ООД - null лева; МЕТРО БЪЛГАРИЯ ЕООД/МЕТРО БЪЛГАРИЯ ЕООД - 1500 лева</text:p>
          </table:table-cell>
          <table:table-cell office:value-type="string" calcext:value-type="string">
            <text:p>15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6281</text:p>
          </table:table-cell>
          <table:table-cell office:value-type="string" calcext:value-type="string">
            <text:p>Перемирано/26/07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лектрохолд Продажби ЕАД</text:p>
          </table:table-cell>
          <table:table-cell office:value-type="string" calcext:value-type="string">
            <text:p>Стоян Йорданов Мит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05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Иван Петков Лазаров</text:p>
          </table:table-cell>
          <table:table-cell office:value-type="string" calcext:value-type="string">
            <text:p>КАРАДЖЪ ТУРС ИНТЕРНЕШЪНЪЛ ООД/КАРАДЖЪ ТУРС ИНТЕРНЕШЪНЪЛ ООД</text:p>
          </table:table-cell>
          <table:table-cell office:value-type="string" calcext:value-type="string">
            <text:p>КАРАДЖЪ ТУРС ИНТЕРНЕШЪНЪЛ ООД/КАРАДЖЪ ТУРС ИНТЕРНЕШЪНЪЛ ООД - 1000 лева</text:p>
          </table:table-cell>
          <table:table-cell office:value-type="string" calcext:value-type="string">
            <text:p>100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804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Цветелина Францова Русева</text:p>
          </table:table-cell>
          <table:table-cell office:value-type="string" calcext:value-type="string">
            <text:p>ТРАНС КО 04 /ЕООД//ТРАНС КО 04 /ЕООД/</text:p>
          </table:table-cell>
          <table:table-cell office:value-type="string" calcext:value-type="string">
            <text:p>ТРАНС КО 04 /ЕООД//ТРАНС КО 04 /ЕООД/ - 1890 лева</text:p>
          </table:table-cell>
          <table:table-cell office:value-type="string" calcext:value-type="string">
            <text:p>189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78410410910</text:p>
          </table:table-cell>
          <table:table-cell office:value-type="string" calcext:value-type="string">
            <text:p>Образувано/27/11/2017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ПОДУЯНЕ </text:p>
          </table:table-cell>
          <table:table-cell office:value-type="string" calcext:value-type="string">
            <text:p>Цветелина Францова Русева</text:p>
          </table:table-cell>
          <table:table-cell office:value-type="string" calcext:value-type="string">
            <text:p>ТРАНС КО 04 /ЕООД//ТРАНС КО 04 /ЕООД/</text:p>
          </table:table-cell>
          <table:table-cell office:value-type="string" calcext:value-type="string">
            <text:p>ТРАНС КО 04 /ЕООД//ТРАНС КО 04 /ЕООД/ - 1890 лева</text:p>
          </table:table-cell>
          <table:table-cell office:value-type="string" calcext:value-type="string">
            <text:p>189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488</text:p>
          </table:table-cell>
          <table:table-cell office:value-type="string" calcext:value-type="string">
            <text:p>Образувано/19/07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ПОДУЯНЕ </text:p>
          </table:table-cell>
          <table:table-cell office:value-type="string" calcext:value-type="string">
            <text:p>Емил Русев Слав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4073</text:p>
          </table:table-cell>
          <table:table-cell office:value-type="string" calcext:value-type="string">
            <text:p>Образувано/16/10/202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ЕКСИМ БАНК АД; ТЕКСИМ БАНК АД</text:p>
          </table:table-cell>
          <table:table-cell office:value-type="string" calcext:value-type="string">
            <text:p>Владимир Иванов Тонев</text:p>
          </table:table-cell>
          <table:table-cell office:value-type="string" calcext:value-type="string">
            <text:p>ИВ - АН 2014 ЕООД/ИВ - АН 2014 ЕООД</text:p>
          </table:table-cell>
          <table:table-cell office:value-type="string" calcext:value-type="string">
            <text:p>ИВ - АН 2014 ЕООД/ИВ - АН 2014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70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Валентин Йорданов Тонев</text:p>
          </table:table-cell>
          <table:table-cell office:value-type="string" calcext:value-type="string">
            <text:p>АЛЕКСАНДРИЯ АУТО ЕООД/АЛЕКСАНДРИЯ АУТО ЕООД</text:p>
          </table:table-cell>
          <table:table-cell office:value-type="string" calcext:value-type="string">
            <text:p>АЛЕКСАНДРИЯ АУТО ЕООД/АЛЕКСАНДРИЯ АУТО ЕООД - 467 лева</text:p>
          </table:table-cell>
          <table:table-cell office:value-type="string" calcext:value-type="string">
            <text:p>467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4073</text:p>
          </table:table-cell>
          <table:table-cell office:value-type="string" calcext:value-type="string">
            <text:p>Образувано/16/10/202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ЕКСИМ БАНК АД; ТЕКСИМ БАНК АД</text:p>
          </table:table-cell>
          <table:table-cell office:value-type="string" calcext:value-type="string">
            <text:p>Владимир Иванов Тон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ИВ - АН 2014 ЕООД/ИВ - АН 2014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4775</text:p>
          </table:table-cell>
          <table:table-cell office:value-type="string" calcext:value-type="string">
            <text:p>Образувано/08/06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ристиан Петр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536</text:p>
          </table:table-cell>
          <table:table-cell office:value-type="string" calcext:value-type="string">
            <text:p>Образувано/20/07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ФИЙСКИ ГРАДСКИ СЪД </text:p>
          </table:table-cell>
          <table:table-cell office:value-type="string" calcext:value-type="string">
            <text:p>Васил Валентинов Васил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03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Емил Димитров Павлов</text:p>
          </table:table-cell>
          <table:table-cell office:value-type="string" calcext:value-type="string">
            <text:p>ХИТ ХИПЕРМАРКЕТ ЕООД/ХИТ ХИПЕРМАРКЕТ ЕООД</text:p>
          </table:table-cell>
          <table:table-cell office:value-type="string" calcext:value-type="string">
            <text:p>ХИТ ХИПЕРМАРКЕТ ЕООД/ХИТ ХИПЕРМАРКЕТ ЕООД - null лева</text:p>
          </table:table-cell>
          <table:table-cell office:value-type="string" calcext:value-type="string">
            <text:p>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0676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Бисер Рейналдо Лопес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73</text:p>
          </table:table-cell>
          <table:table-cell office:value-type="string" calcext:value-type="string">
            <text:p>Образувано/27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Борислав Иванов Ян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7771</text:p>
          </table:table-cell>
          <table:table-cell office:value-type="string" calcext:value-type="string">
            <text:p>Перемирано/29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Вальо Георгиев Георг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651</text:p>
          </table:table-cell>
          <table:table-cell office:value-type="string" calcext:value-type="string">
            <text:p>Образувано/25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Дамян Велчев Николов</text:p>
          </table:table-cell>
          <table:table-cell office:value-type="string" calcext:value-type="string">
            <text:p>АСО СИГУРНОСТ ГРУП /ЕООД//АСО СИГУРНОСТ ГРУП /ЕООД/</text:p>
          </table:table-cell>
          <table:table-cell office:value-type="string" calcext:value-type="string">
            <text:p>АСО СИГУРНОСТ ГРУП /ЕООД//АСО СИГУРНОСТ ГРУП /ЕООД/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802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Мария Цветкова Славчева</text:p>
          </table:table-cell>
          <table:table-cell office:value-type="string" calcext:value-type="string">
            <text:p>ПОДЕЛЕНИЕ СТУДЕНТСКИ ОБЩЕЖИТИЯ И СТОЛОВЕ КЪМ ТЕХНИЧЕСКИ УНИВЕРСИТЕТ/ПОДЕЛЕНИЕ СТУДЕНТСКИ ОБЩЕЖИТИЯ И СТОЛОВЕ КЪМ ТЕХНИЧЕСКИ УНИВЕРСИТЕТ</text:p>
          </table:table-cell>
          <table:table-cell office:value-type="string" calcext:value-type="string">
            <text:p>ПОДЕЛЕНИЕ СТУДЕНТСКИ ОБЩЕЖИТИЯ И СТОЛОВЕ КЪМ ТЕХНИЧЕСКИ УНИВЕРСИТЕТ/ПОДЕЛЕНИЕ СТУДЕНТСКИ ОБЩЕЖИТИЯ И СТОЛОВЕ КЪМ ТЕХНИЧЕСКИ УНИВЕРСИТЕТ - 460 лева</text:p>
          </table:table-cell>
          <table:table-cell office:value-type="string" calcext:value-type="string">
            <text:p>46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8410401801</text:p>
          </table:table-cell>
          <table:table-cell office:value-type="string" calcext:value-type="string">
            <text:p>Образувано/15/05/202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Радка Надеждова Ми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448</text:p>
          </table:table-cell>
          <table:table-cell office:value-type="string" calcext:value-type="string">
            <text:p>Образувано/11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ладимир Страхилов Николов</text:p>
          </table:table-cell>
          <table:table-cell office:value-type="string" calcext:value-type="string">
            <text:p>ВНМ Транс /ЕООД//ВНМ Транс /ЕООД/</text:p>
          </table:table-cell>
          <table:table-cell office:value-type="string" calcext:value-type="string">
            <text:p>ВНМ Транс /ЕООД//ВНМ Транс /ЕООД/ - 1038 лева</text:p>
          </table:table-cell>
          <table:table-cell office:value-type="string" calcext:value-type="string">
            <text:p>1038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75</text:p>
          </table:table-cell>
          <table:table-cell office:value-type="string" calcext:value-type="string">
            <text:p>Образувано/06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еселин Гочев Го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75</text:p>
          </table:table-cell>
          <table:table-cell office:value-type="string" calcext:value-type="string">
            <text:p>Образувано/06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расимир Гочев Го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752</text:p>
          </table:table-cell>
          <table:table-cell office:value-type="string" calcext:value-type="string">
            <text:p>Образувано/07/05/2025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Цветелина Пламенова Николова</text:p>
          </table:table-cell>
          <table:table-cell office:value-type="string" calcext:value-type="string">
            <text:p>ЛАГБАГ ЕООД/ЛАГБАГ ЕООД</text:p>
          </table:table-cell>
          <table:table-cell office:value-type="string" calcext:value-type="string">
            <text:p>ЛАГБАГ ЕООД/ЛАГБАГ ЕООД - 1500 лева</text:p>
          </table:table-cell>
          <table:table-cell office:value-type="string" calcext:value-type="string">
            <text:p>150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3524</text:p>
          </table:table-cell>
          <table:table-cell office:value-type="string" calcext:value-type="string">
            <text:p>Образувано/02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Цветелина Пламенова Николова</text:p>
          </table:table-cell>
          <table:table-cell office:value-type="string" calcext:value-type="string">
            <text:p>ЛАГБАГ ЕООД/ЛАГБАГ ЕООД</text:p>
          </table:table-cell>
          <table:table-cell office:value-type="string" calcext:value-type="string">
            <text:p>ЛАГБАГ ЕООД/ЛАГБАГ ЕООД - 1500 лева</text:p>
          </table:table-cell>
          <table:table-cell office:value-type="string" calcext:value-type="string">
            <text:p>15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0522</text:p>
          </table:table-cell>
          <table:table-cell office:value-type="string" calcext:value-type="string">
            <text:p>Образувано/22/10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Елена Огнянова Пе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370</text:p>
          </table:table-cell>
          <table:table-cell office:value-type="string" calcext:value-type="string">
            <text:p>Образувано/04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лбена Славчева Илиева</text:p>
          </table:table-cell>
          <table:table-cell office:value-type="string" calcext:value-type="string">
            <text:p>Фреш Маркет 2014 ООД/Фреш Маркет 2014 ООД</text:p>
          </table:table-cell>
          <table:table-cell office:value-type="string" calcext:value-type="string">
            <text:p>Фреш Маркет 2014 ООД/Фреш Маркет 2014 ООД - 900 лева</text:p>
          </table:table-cell>
          <table:table-cell office:value-type="string" calcext:value-type="string">
            <text:p>9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076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Зоя Боянова Гюрова</text:p>
          </table:table-cell>
          <table:table-cell office:value-type="string" calcext:value-type="string">
            <text:p>Механа Хера /ЕООД//Механа Хера /ЕООД/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532</text:p>
          </table:table-cell>
          <table:table-cell office:value-type="string" calcext:value-type="string">
            <text:p>Образувано/15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Тодор Иванов Георгиев</text:p>
          </table:table-cell>
          <table:table-cell office:value-type="string" calcext:value-type="string">
            <text:p>Пюрити /ЕООД//Пюрити /ЕООД/</text:p>
          </table:table-cell>
          <table:table-cell office:value-type="string" calcext:value-type="string">
            <text:p>Пюрити /ЕООД//Пюрити /ЕООД/ - 160 лева</text:p>
          </table:table-cell>
          <table:table-cell office:value-type="string" calcext:value-type="string">
            <text:p>16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662</text:p>
          </table:table-cell>
          <table:table-cell office:value-type="string" calcext:value-type="string">
            <text:p>Образувано/21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Лучия Красимирова Кладник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124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ва Чавдарова Димитрова</text:p>
          </table:table-cell>
          <table:table-cell office:value-type="string" calcext:value-type="string">
            <text:p>ДИЙОР ПРИНТ ООД/ДИЙОР ПРИНТ ООД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41</text:p>
          </table:table-cell>
          <table:table-cell office:value-type="string" calcext:value-type="string">
            <text:p>Образувано/28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Панайотис Георгиос Китракис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630</text:p>
          </table:table-cell>
          <table:table-cell office:value-type="string" calcext:value-type="string">
            <text:p>Образувано/07/08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ЦИОНАЛНА АГЕНЦИЯ ЗА ПРИХОДИТЕ </text:p>
          </table:table-cell>
          <table:table-cell office:value-type="string" calcext:value-type="string">
            <text:p>Даниел Петков Михай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887</text:p>
          </table:table-cell>
          <table:table-cell office:value-type="string" calcext:value-type="string">
            <text:p>Образувано/28/06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</text:p>
          </table:table-cell>
          <table:table-cell office:value-type="string" calcext:value-type="string">
            <text:p>Илкер Белгин Кул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888</text:p>
          </table:table-cell>
          <table:table-cell office:value-type="string" calcext:value-type="string">
            <text:p>Образувано/28/06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</text:p>
          </table:table-cell>
          <table:table-cell office:value-type="string" calcext:value-type="string">
            <text:p>Гинка Йорданова Велкова</text:p>
          </table:table-cell>
          <table:table-cell office:value-type="string" calcext:value-type="string">
            <text:p>ДЕТСКИ ЦЕНТЪР УМНИЧЕ ЕООД/ДЕТСКИ ЦЕНТЪР УМНИЧЕ ЕООД</text:p>
          </table:table-cell>
          <table:table-cell office:value-type="string" calcext:value-type="string">
            <text:p>ДЕТСКИ ЦЕНТЪР УМНИЧЕ ЕООД/ДЕТСКИ ЦЕНТЪР УМНИЧЕ ЕООД - 355 лева</text:p>
          </table:table-cell>
          <table:table-cell office:value-type="string" calcext:value-type="string">
            <text:p>355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667</text:p>
          </table:table-cell>
          <table:table-cell office:value-type="string" calcext:value-type="string">
            <text:p>Образувано/05/06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ЦИОНАЛНА АГЕНЦИЯ ЗА ПРИХОДИТЕ </text:p>
          </table:table-cell>
          <table:table-cell office:value-type="string" calcext:value-type="string">
            <text:p>Огнян Радославов Калапиш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136</text:p>
          </table:table-cell>
          <table:table-cell office:value-type="string" calcext:value-type="string">
            <text:p>Образувано/10/04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</text:p>
          </table:table-cell>
          <table:table-cell office:value-type="string" calcext:value-type="string">
            <text:p>Кристина Венелинова Ни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1960</text:p>
          </table:table-cell>
          <table:table-cell office:value-type="string" calcext:value-type="string">
            <text:p>Образувано/26/02/2016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ТОЛИЧНА ОБЩИНА; РАЙОН ПОДУЯНЕ </text:p>
          </table:table-cell>
          <table:table-cell office:value-type="string" calcext:value-type="string">
            <text:p>Милена Маринова Гадж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126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велина Тодорова Владова</text:p>
          </table:table-cell>
          <table:table-cell office:value-type="string" calcext:value-type="string">
            <text:p>ТУРИНГ 2016 ЕООД/ТУРИНГ 2016 ЕООД</text:p>
          </table:table-cell>
          <table:table-cell office:value-type="string" calcext:value-type="string">
            <text:p>ТУРИНГ 2016 ЕООД/ТУРИНГ 2016 ЕООД - 467 лева</text:p>
          </table:table-cell>
          <table:table-cell office:value-type="string" calcext:value-type="string">
            <text:p>467 лева</text:p>
          </table:table-cell>
          <table:table-cell office:value-type="string" calcext:value-type="string">
            <text:p>08/11/2023</text:p>
          </table:table-cell>
          <table:table-cell office:value-type="string" calcext:value-type="string">
            <text:p>19/05/2025</text:p>
          </table:table-cell>
          <table:table-cell office:value-type="string" calcext:value-type="string">
            <text:p>13/11/202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128410415357</text:p>
          </table:table-cell>
          <table:table-cell office:value-type="string" calcext:value-type="string">
            <text:p>Образувано/28/11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Евелина Тодорова Владова</text:p>
          </table:table-cell>
          <table:table-cell office:value-type="string" calcext:value-type="string">
            <text:p>ТУРИНГ 2016 ЕООД/ТУРИНГ 2016 ЕООД</text:p>
          </table:table-cell>
          <table:table-cell office:value-type="string" calcext:value-type="string">
            <text:p>ТУРИНГ 2016 ЕООД/ТУРИНГ 2016 ЕООД - 467 лева</text:p>
          </table:table-cell>
          <table:table-cell office:value-type="string" calcext:value-type="string">
            <text:p>467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407</text:p>
          </table:table-cell>
          <table:table-cell office:value-type="string" calcext:value-type="string">
            <text:p>Образувано/14/07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СТРАХОВАТЕЛНО <text:s/>АКЦИОНЕРНО ДРУЖЕСТВО АРМЕЕЦ АД</text:p>
          </table:table-cell>
          <table:table-cell office:value-type="string" calcext:value-type="string">
            <text:p>Георги Ангелов Анге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751</text:p>
          </table:table-cell>
          <table:table-cell office:value-type="string" calcext:value-type="string">
            <text:p>Образувано/02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Тихомир Валентинов Иванов</text:p>
          </table:table-cell>
          <table:table-cell office:value-type="string" calcext:value-type="string">
            <text:p>Ди Екс Си България ЕООД/Ди Екс Си България ЕООД</text:p>
          </table:table-cell>
          <table:table-cell office:value-type="string" calcext:value-type="string">
            <text:p>Ди Екс Си България ЕООД/Ди Екс Си България ЕООД - null лева</text:p>
          </table:table-cell>
          <table:table-cell office:value-type="string" calcext:value-type="string">
            <text:p>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28410401102</text:p>
          </table:table-cell>
          <table:table-cell office:value-type="string" calcext:value-type="string">
            <text:p>Образувано/25/02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Тихомир Валентинов Иванов</text:p>
          </table:table-cell>
          <table:table-cell office:value-type="string" calcext:value-type="string">
            <text:p>Ди Екс Си България ЕООД/Ди Екс Си България ЕООД</text:p>
          </table:table-cell>
          <table:table-cell office:value-type="string" calcext:value-type="string">
            <text:p>Ди Екс Си България ЕООД/Ди Екс Си България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55</text:p>
          </table:table-cell>
          <table:table-cell office:value-type="string" calcext:value-type="string">
            <text:p>Образувано/21/11/2023</text:p>
          </table:table-cell>
          <table:table-cell office:value-type="string" calcext:value-type="string">
            <text:p>Публич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ФИЙСКИ РАЙОНЕН СЪД </text:p>
          </table:table-cell>
          <table:table-cell office:value-type="string" calcext:value-type="string">
            <text:p>Георги Асенов Стоименов</text:p>
          </table:table-cell>
          <table:table-cell office:value-type="string" calcext:value-type="string">
            <text:p>СТОЛИЧНА ОБЩИНА; РАЙОН НАДЕЖДА/СТОЛИЧНА ОБЩИНА; РАЙОН НАДЕЖДА</text:p>
          </table:table-cell>
          <table:table-cell office:value-type="string" calcext:value-type="string">
            <text:p>СТОЛИЧНА ОБЩИНА; РАЙОН НАДЕЖДА/СТОЛИЧНА ОБЩИНА; РАЙОН НАДЕЖДА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1082</text:p>
          </table:table-cell>
          <table:table-cell office:value-type="string" calcext:value-type="string">
            <text:p>Образувано/29/03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ЖЕНЕРАЛИ ЗАСТРАХОВАНЕ АД</text:p>
          </table:table-cell>
          <table:table-cell office:value-type="string" calcext:value-type="string">
            <text:p>Васил Димитров Пав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55</text:p>
          </table:table-cell>
          <table:table-cell office:value-type="string" calcext:value-type="string">
            <text:p>Образувано/21/11/2023</text:p>
          </table:table-cell>
          <table:table-cell office:value-type="string" calcext:value-type="string">
            <text:p>Публич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ФИЙСКИ РАЙОНЕН СЪД </text:p>
          </table:table-cell>
          <table:table-cell office:value-type="string" calcext:value-type="string">
            <text:p>Георги Асенов Стоименов</text:p>
          </table:table-cell>
          <table:table-cell office:value-type="string" calcext:value-type="string">
            <text:p>СТОЛИЧНА ОБЩИНА; РАЙОН НАДЕЖДА/СТОЛИЧНА ОБЩИНА; РАЙОН НАДЕЖДА</text:p>
          </table:table-cell>
          <table:table-cell office:value-type="string" calcext:value-type="string">
            <text:p>СТОЛИЧНА ОБЩИНА; РАЙОН НАДЕЖДА/СТОЛИЧНА ОБЩИНА; РАЙОН НАДЕЖДА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11588</text:p>
          </table:table-cell>
          <table:table-cell office:value-type="string" calcext:value-type="string">
            <text:p>Образувано/29/10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Иван Славов Димитров</text:p>
          </table:table-cell>
          <table:table-cell office:value-type="string" calcext:value-type="string">
            <text:p>ЕР БИ ЕЛ СТРОЙ КОНСУЛТ 2024 ЕООД/ЕР БИ ЕЛ СТРОЙ КОНСУЛТ 2024 ЕООД</text:p>
          </table:table-cell>
          <table:table-cell office:value-type="string" calcext:value-type="string">
            <text:p>ЕР БИ ЕЛ СТРОЙ КОНСУЛТ 2024 ЕООД/ЕР БИ ЕЛ СТРОЙ КОНСУЛТ 2024 ЕООД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0018</text:p>
          </table:table-cell>
          <table:table-cell office:value-type="string" calcext:value-type="string">
            <text:p>Образувано/03/01/2017</text:p>
          </table:table-cell>
          <table:table-cell office:value-type="string" calcext:value-type="string">
            <text:p>Публич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Антоанета Илиева Веселинова</text:p>
          </table:table-cell>
          <table:table-cell office:value-type="string" calcext:value-type="string">
            <text:p>ЕТ ЗАРА-98 - ЗЕПЮР ЯНАКИЕВА/ЕТ ЗАРА-98 - ЗЕПЮР ЯНАКИЕВА</text:p>
          </table:table-cell>
          <table:table-cell office:value-type="string" calcext:value-type="string">
            <text:p>ЕТ ЗАРА-98 - ЗЕПЮР ЯНАКИЕВА/ЕТ ЗАРА-98 - ЗЕПЮР ЯНАКИЕВА - 55 лева; Д-Р СТАНИСЛАВА КРАЙСЕЛСКА-АМБУЛАТОРИЯ ЗА ИНДИВИДУАЛНА ПРАКТИКА ЗА ПЪРВИЧНА МЕДИЦИНСКА ПОМОЩ ЕООД/Д-Р СТАНИСЛАВА КРАЙСЕЛСКА-АМБУЛАТОРИЯ ЗА ИНДИВИДУАЛНА ПРАКТИКА ЗА ПЪРВИЧНА МЕДИЦИНСКА ПОМОЩ ЕООД - 0 лева</text:p>
          </table:table-cell>
          <table:table-cell office:value-type="string" calcext:value-type="string">
            <text:p>55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0018</text:p>
          </table:table-cell>
          <table:table-cell office:value-type="string" calcext:value-type="string">
            <text:p>Образувано/03/01/2017</text:p>
          </table:table-cell>
          <table:table-cell office:value-type="string" calcext:value-type="string">
            <text:p>Публич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Антоанета Илиева Веселинова</text:p>
          </table:table-cell>
          <table:table-cell office:value-type="string" calcext:value-type="string">
            <text:p>Д-Р СТАНИСЛАВА КРАЙСЕЛСКА-АМБУЛАТОРИЯ ЗА ИНДИВИДУАЛНА ПРАКТИКА ЗА ПЪРВИЧНА МЕДИЦИНСКА ПОМОЩ ЕООД/Д-Р СТАНИСЛАВА КРАЙСЕЛСКА-АМБУЛАТОРИЯ ЗА ИНДИВИДУАЛНА ПРАКТИКА ЗА ПЪРВИЧНА МЕДИЦИНСКА ПОМОЩ ЕООД</text:p>
          </table:table-cell>
          <table:table-cell office:value-type="string" calcext:value-type="string">
            <text:p>ЕТ ЗАРА-98 - ЗЕПЮР ЯНАКИЕВА/ЕТ ЗАРА-98 - ЗЕПЮР ЯНАКИЕВА - 55 лева; Д-Р СТАНИСЛАВА КРАЙСЕЛСКА-АМБУЛАТОРИЯ ЗА ИНДИВИДУАЛНА ПРАКТИКА ЗА ПЪРВИЧНА МЕДИЦИНСКА ПОМОЩ ЕООД/Д-Р СТАНИСЛАВА КРАЙСЕЛСКА-АМБУЛАТОРИЯ ЗА ИНДИВИДУАЛНА ПРАКТИКА ЗА ПЪРВИЧНА МЕДИЦИНСКА ПОМОЩ ЕООД - 0 лева</text:p>
          </table:table-cell>
          <table:table-cell office:value-type="string" calcext:value-type="string">
            <text:p>55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56</text:p>
          </table:table-cell>
          <table:table-cell office:value-type="string" calcext:value-type="string">
            <text:p>Образувано/21/11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ФИЙСКИ РАЙОНЕН СЪД </text:p>
          </table:table-cell>
          <table:table-cell office:value-type="string" calcext:value-type="string">
            <text:p>Александър Господинов Георгиев</text:p>
          </table:table-cell>
          <table:table-cell office:value-type="string" calcext:value-type="string">
            <text:p>КРАФТСМЕН ТИЙМ /ЕООД//КРАФТСМЕН ТИЙМ /ЕООД/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750</text:p>
          </table:table-cell>
          <table:table-cell office:value-type="string" calcext:value-type="string">
            <text:p>Образувано/02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Светослав Цветанов Николов</text:p>
          </table:table-cell>
          <table:table-cell office:value-type="string" calcext:value-type="string">
            <text:p>АЕЦ КОЗЛОДУЙ ЕАД/АЕЦ КОЗЛОДУЙ ЕАД</text:p>
          </table:table-cell>
          <table:table-cell office:value-type="string" calcext:value-type="string">
            <text:p>АЕЦ КОЗЛОДУЙ ЕАД/АЕЦ КОЗЛОДУЙ ЕАД - 3090 лева</text:p>
          </table:table-cell>
          <table:table-cell office:value-type="string" calcext:value-type="string">
            <text:p>309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48410403231</text:p>
          </table:table-cell>
          <table:table-cell office:value-type="string" calcext:value-type="string">
            <text:p>Образувано/22/1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Светослав Цветанов Николов</text:p>
          </table:table-cell>
          <table:table-cell office:value-type="string" calcext:value-type="string">
            <text:p>АЕЦ КОЗЛОДУЙ ЕАД/АЕЦ КОЗЛОДУЙ ЕАД</text:p>
          </table:table-cell>
          <table:table-cell office:value-type="string" calcext:value-type="string">
            <text:p>АЕЦ КОЗЛОДУЙ ЕАД/АЕЦ КОЗЛОДУЙ ЕАД - 3090 лева</text:p>
          </table:table-cell>
          <table:table-cell office:value-type="string" calcext:value-type="string">
            <text:p>309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112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Йордан Рениев Бан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931</text:p>
          </table:table-cell>
          <table:table-cell office:value-type="string" calcext:value-type="string">
            <text:p>Образувано/18/10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Драгомир Гроздев Петров</text:p>
          </table:table-cell>
          <table:table-cell office:value-type="string" calcext:value-type="string">
            <text:p>ВАЛДА 90 ООД/ВАЛДА 90 ООД</text:p>
          </table:table-cell>
          <table:table-cell office:value-type="string" calcext:value-type="string">
            <text:p>ВАЛДА 90 ООД/ВАЛДА 90 ООД - 1077 лева</text:p>
          </table:table-cell>
          <table:table-cell office:value-type="string" calcext:value-type="string">
            <text:p>1077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48410402937</text:p>
          </table:table-cell>
          <table:table-cell office:value-type="string" calcext:value-type="string">
            <text:p>Образувано/22/10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; Фронтекс Интернешънъл ЕАД; Фронтекс Интернешънъл ЕАД; Фронтекс Интернешънъл ЕАД</text:p>
          </table:table-cell>
          <table:table-cell office:value-type="string" calcext:value-type="string">
            <text:p>Иван Атанасов Дангов</text:p>
          </table:table-cell>
          <table:table-cell office:value-type="string" calcext:value-type="string">
            <text:p>ДАЯНА - 91 АД/ДАЯНА - 91 АД</text:p>
          </table:table-cell>
          <table:table-cell office:value-type="string" calcext:value-type="string">
            <text:p>ДАЯНА - 91 АД/ДАЯНА - 91 АД - 700 лева</text:p>
          </table:table-cell>
          <table:table-cell office:value-type="string" calcext:value-type="string">
            <text:p>7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560</text:p>
          </table:table-cell>
          <table:table-cell office:value-type="string" calcext:value-type="string">
            <text:p>Образувано/17/06/2022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Ивелина Кръстева Ив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955</text:p>
          </table:table-cell>
          <table:table-cell office:value-type="string" calcext:value-type="string">
            <text:p>Образувано/08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Румен Данков Август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2142</text:p>
          </table:table-cell>
          <table:table-cell office:value-type="string" calcext:value-type="string">
            <text:p>Образувано/09/03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Денчо Иванов Ил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икифоров ЕООД/Никифоров ЕООД - 355 лева</text:p>
          </table:table-cell>
          <table:table-cell office:value-type="string" calcext:value-type="string">
            <text:p>355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1779</text:p>
          </table:table-cell>
          <table:table-cell office:value-type="string" calcext:value-type="string">
            <text:p>Образувано/19/02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ТРАНСКАРТ ФАЙНЕНШЪЛ СЪРВИСИС АД</text:p>
          </table:table-cell>
          <table:table-cell office:value-type="string" calcext:value-type="string">
            <text:p>Николай Богомилов Пав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9549</text:p>
          </table:table-cell>
          <table:table-cell office:value-type="string" calcext:value-type="string">
            <text:p>Образувано/04/09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Вероника Владкова Коц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2820</text:p>
          </table:table-cell>
          <table:table-cell office:value-type="string" calcext:value-type="string">
            <text:p>Перемир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БНП ПАРИБА ПЪРСЪНЪЛ ФАЙНЕНС ЕАД</text:p>
          </table:table-cell>
          <table:table-cell office:value-type="string" calcext:value-type="string">
            <text:p>Милен Мирославов Пе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9510</text:p>
          </table:table-cell>
          <table:table-cell office:value-type="string" calcext:value-type="string">
            <text:p>Образувано/04/09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Гергана Александрова Костак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1845</text:p>
          </table:table-cell>
          <table:table-cell office:value-type="string" calcext:value-type="string">
            <text:p>Образувано/13/04/2022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Иван Борисов Мар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10487</text:p>
          </table:table-cell>
          <table:table-cell office:value-type="string" calcext:value-type="string">
            <text:p>Образувано/10/10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Николай Методиев Васил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11829</text:p>
          </table:table-cell>
          <table:table-cell office:value-type="string" calcext:value-type="string">
            <text:p>Образувано/26/11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Жана Димитрова Ранге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11852</text:p>
          </table:table-cell>
          <table:table-cell office:value-type="string" calcext:value-type="string">
            <text:p>Образувано/26/11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Ана Иванова Атанасова</text:p>
          </table:table-cell>
          <table:table-cell office:value-type="string" calcext:value-type="string">
            <text:p>ЕТРОН - ХРИСТО ДИНОВ /ЕТ//ЕТРОН - ХРИСТО ДИНОВ /ЕТ/</text:p>
          </table:table-cell>
          <table:table-cell office:value-type="string" calcext:value-type="string">
            <text:p>ЕТРОН - ХРИСТО ДИНОВ /ЕТ//ЕТРОН - ХРИСТО ДИНОВ /ЕТ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338</text:p>
          </table:table-cell>
          <table:table-cell office:value-type="string" calcext:value-type="string">
            <text:p>Образувано/1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Станислав Златков Чакъ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5451</text:p>
          </table:table-cell>
          <table:table-cell office:value-type="string" calcext:value-type="string">
            <text:p>Образувано/30/08/2021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Дайана Цветанова Георг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3087</text:p>
          </table:table-cell>
          <table:table-cell office:value-type="string" calcext:value-type="string">
            <text:p>Перемир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Гриша Георгиев Масларски</text:p>
          </table:table-cell>
          <table:table-cell office:value-type="string" calcext:value-type="string">
            <text:p>ЕТ БЛЕК ХОУКС - СТАНИСЛАВ <text:s/>РАДКОВ/ЕТ БЛЕК ХОУКС - СТАНИСЛАВ <text:s/>РАДКОВ</text:p>
          </table:table-cell>
          <table:table-cell office:value-type="string" calcext:value-type="string">
            <text:p>ЕТ БЛЕК ХОУКС - СТАНИСЛАВ <text:s/>РАДКОВ/ЕТ БЛЕК ХОУКС - СТАНИСЛАВ <text:s/>РАДКОВ - 600 лева</text:p>
          </table:table-cell>
          <table:table-cell office:value-type="string" calcext:value-type="string">
            <text:p>6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250</text:p>
          </table:table-cell>
          <table:table-cell office:value-type="string" calcext:value-type="string">
            <text:p>Образувано/1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Светлана Любенова Белухова</text:p>
          </table:table-cell>
          <table:table-cell office:value-type="string" calcext:value-type="string">
            <text:p>МНОГОПРОФИЛНА БОЛНИЦА ЗА АКТИВНО ЛЕЧЕНИЕ - ИВАН СКЕНДЕРОВ ЕООД/МНОГОПРОФИЛНА БОЛНИЦА ЗА АКТИВНО ЛЕЧЕНИЕ - ИВАН СКЕНДЕРОВ ЕООД</text:p>
          </table:table-cell>
          <table:table-cell office:value-type="string" calcext:value-type="string">
            <text:p>МНОГОПРОФИЛНА БОЛНИЦА ЗА АКТИВНО ЛЕЧЕНИЕ - ИВАН СКЕНДЕРОВ ЕООД/МНОГОПРОФИЛНА БОЛНИЦА ЗА АКТИВНО ЛЕЧЕНИЕ - ИВАН СКЕНДЕРОВ ЕООД - 240 лева</text:p>
          </table:table-cell>
          <table:table-cell office:value-type="string" calcext:value-type="string">
            <text:p>24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3766</text:p>
          </table:table-cell>
          <table:table-cell office:value-type="string" calcext:value-type="string">
            <text:p>Образувано/26/05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асил Кирилов Шейнов</text:p>
          </table:table-cell>
          <table:table-cell office:value-type="string" calcext:value-type="string">
            <text:p>ДОГРАМА СТИЛ-ПРОЕКТ ООД/ДОГРАМА СТИЛ-ПРОЕКТ ООД</text:p>
          </table:table-cell>
          <table:table-cell office:value-type="string" calcext:value-type="string">
            <text:p>Елизор Дизайн ЕООД/Елизор Дизайн ЕООД - 710 лева</text:p>
          </table:table-cell>
          <table:table-cell office:value-type="string" calcext:value-type="string">
            <text:p>71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3766</text:p>
          </table:table-cell>
          <table:table-cell office:value-type="string" calcext:value-type="string">
            <text:p>Образувано/26/05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асил Кирилов Шейнов</text:p>
          </table:table-cell>
          <table:table-cell office:value-type="string" calcext:value-type="string">
            <text:p>Елизор Дизайн ЕООД/Елизор Дизайн ЕООД</text:p>
          </table:table-cell>
          <table:table-cell office:value-type="string" calcext:value-type="string">
            <text:p>Елизор Дизайн ЕООД/Елизор Дизайн ЕООД - 710 лева</text:p>
          </table:table-cell>
          <table:table-cell office:value-type="string" calcext:value-type="string">
            <text:p>71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355</text:p>
          </table:table-cell>
          <table:table-cell office:value-type="string" calcext:value-type="string">
            <text:p>Образувано/1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Сашо Лъчезаров Анге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346</text:p>
          </table:table-cell>
          <table:table-cell office:value-type="string" calcext:value-type="string">
            <text:p>Образувано/1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Христина Ивова Ранге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291</text:p>
          </table:table-cell>
          <table:table-cell office:value-type="string" calcext:value-type="string">
            <text:p>Образувано/1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Радослав Атанасов Люб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2820</text:p>
          </table:table-cell>
          <table:table-cell office:value-type="string" calcext:value-type="string">
            <text:p>Перемир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; БНП ПАРИБА ПЪРСЪНЪЛ ФАЙНЕНС ЕАД</text:p>
          </table:table-cell>
          <table:table-cell office:value-type="string" calcext:value-type="string">
            <text:p>Милен Мирославов Пе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3087</text:p>
          </table:table-cell>
          <table:table-cell office:value-type="string" calcext:value-type="string">
            <text:p>Перемир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Гриша Георгиев Масларск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ЕТ БЛЕК ХОУКС - СТАНИСЛАВ <text:s/>РАДКОВ/ЕТ БЛЕК ХОУКС - СТАНИСЛАВ <text:s/>РАДКОВ - 600 лева</text:p>
          </table:table-cell>
          <table:table-cell office:value-type="string" calcext:value-type="string">
            <text:p>6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5959</text:p>
          </table:table-cell>
          <table:table-cell office:value-type="string" calcext:value-type="string">
            <text:p>Образувано/17/07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Иван Стоянов Дренски</text:p>
          </table:table-cell>
          <table:table-cell office:value-type="string" calcext:value-type="string">
            <text:p>РИК Финанс ЕООД/РИК Финанс ЕООД</text:p>
          </table:table-cell>
          <table:table-cell office:value-type="string" calcext:value-type="string">
            <text:p>РИК Финанс ЕООД/РИК Финанс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58410401749</text:p>
          </table:table-cell>
          <table:table-cell office:value-type="string" calcext:value-type="string">
            <text:p>Образувано/02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Цветелина Пламенова Николова</text:p>
          </table:table-cell>
          <table:table-cell office:value-type="string" calcext:value-type="string">
            <text:p>ЛАГБАГ ЕООД/ЛАГБАГ ЕООД</text:p>
          </table:table-cell>
          <table:table-cell office:value-type="string" calcext:value-type="string">
            <text:p>ЛАГБАГ ЕООД/ЛАГБАГ ЕООД - 1500 лева</text:p>
          </table:table-cell>
          <table:table-cell office:value-type="string" calcext:value-type="string">
            <text:p>150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3524</text:p>
          </table:table-cell>
          <table:table-cell office:value-type="string" calcext:value-type="string">
            <text:p>Образувано/02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Цветелина Пламенова Николова</text:p>
          </table:table-cell>
          <table:table-cell office:value-type="string" calcext:value-type="string">
            <text:p>ЛАГБАГ ЕООД/ЛАГБАГ ЕООД</text:p>
          </table:table-cell>
          <table:table-cell office:value-type="string" calcext:value-type="string">
            <text:p>ЛАГБАГ ЕООД/ЛАГБАГ ЕООД - 1500 лева</text:p>
          </table:table-cell>
          <table:table-cell office:value-type="string" calcext:value-type="string">
            <text:p>15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189</text:p>
          </table:table-cell>
          <table:table-cell office:value-type="string" calcext:value-type="string">
            <text:p>Образувано/11/10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ОС МАТРИКС ЕООД; ТИ БИ АЙ Банк ЕАД</text:p>
          </table:table-cell>
          <table:table-cell office:value-type="string" calcext:value-type="string">
            <text:p>Симеон Иванов Симео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121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мил Петров Спасов</text:p>
          </table:table-cell>
          <table:table-cell office:value-type="string" calcext:value-type="string">
            <text:p>САЛАМАНДЪР - АСО ООД/САЛАМАНДЪР - АСО ООД</text:p>
          </table:table-cell>
          <table:table-cell office:value-type="string" calcext:value-type="string">
            <text:p>САЛАМАНДЪР - АСО ООД/САЛАМАНДЪР - АСО ООД - 1077 лева</text:p>
          </table:table-cell>
          <table:table-cell office:value-type="string" calcext:value-type="string">
            <text:p>1077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0121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мил Петров Спасов</text:p>
          </table:table-cell>
          <table:table-cell office:value-type="string" calcext:value-type="string">
            <text:p>САЛАМАНДЪР - АСО ООД/САЛАМАНДЪР - АСО ООД</text:p>
          </table:table-cell>
          <table:table-cell office:value-type="string" calcext:value-type="string">
            <text:p>САЛАМАНДЪР - АСО ООД/САЛАМАНДЪР - АСО 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121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мил Петров Спасов</text:p>
          </table:table-cell>
          <table:table-cell office:value-type="string" calcext:value-type="string">
            <text:p>АГЕНЦИЯ ЗА СИГУРНОСТ СКОРПИО ООД/АГЕНЦИЯ ЗА СИГУРНОСТ СКОРПИО ООД</text:p>
          </table:table-cell>
          <table:table-cell office:value-type="string" calcext:value-type="string">
            <text:p>САЛАМАНДЪР - АСО ООД/САЛАМАНДЪР - АСО 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1321</text:p>
          </table:table-cell>
          <table:table-cell office:value-type="string" calcext:value-type="string">
            <text:p>Образувано/26/01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ОФИЙСКА ВОДА АД; АПС БЕТА България ЕООД; РАЙВЪЛ (ЕУ) ЕАД</text:p>
          </table:table-cell>
          <table:table-cell office:value-type="string" calcext:value-type="string">
            <text:p>Елена Василева Георгиева</text:p>
          </table:table-cell>
          <table:table-cell office:value-type="string" calcext:value-type="string">
            <text:p>Ей Ес Пи ЕООД/Ей Ес Пи ЕООД</text:p>
          </table:table-cell>
          <table:table-cell office:value-type="string" calcext:value-type="string">
            <text:p>Ей Ес Пи ЕООД/Ей Ес Пи ЕООД - 610 лева</text:p>
          </table:table-cell>
          <table:table-cell office:value-type="string" calcext:value-type="string">
            <text:p>61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580</text:p>
          </table:table-cell>
          <table:table-cell office:value-type="string" calcext:value-type="string">
            <text:p>Образувано/14/1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ВИТОША </text:p>
          </table:table-cell>
          <table:table-cell office:value-type="string" calcext:value-type="string">
            <text:p>Силвия Методиева Мустова</text:p>
          </table:table-cell>
          <table:table-cell office:value-type="string" calcext:value-type="string">
            <text:p>ЕКИП СТОЕВИ ООД/ЕКИП СТОЕВИ ООД</text:p>
          </table:table-cell>
          <table:table-cell office:value-type="string" calcext:value-type="string">
            <text:p>ЕКИП СТОЕВИ ООД/ЕКИП СТОЕВИ ООД - 710 лева</text:p>
          </table:table-cell>
          <table:table-cell office:value-type="string" calcext:value-type="string">
            <text:p>71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075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Зорница Людмилова Герг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52</text:p>
          </table:table-cell>
          <table:table-cell office:value-type="string" calcext:value-type="string">
            <text:p>Образувано/21/11/2023</text:p>
          </table:table-cell>
          <table:table-cell office:value-type="string" calcext:value-type="string">
            <text:p>Публич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ФИЙСКИ РАЙОНЕН СЪД </text:p>
          </table:table-cell>
          <table:table-cell office:value-type="string" calcext:value-type="string">
            <text:p>Иван Любомиров Недял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3298</text:p>
          </table:table-cell>
          <table:table-cell office:value-type="string" calcext:value-type="string">
            <text:p>Свършено/13/09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Христо Петров Генов</text:p>
          </table:table-cell>
          <table:table-cell office:value-type="string" calcext:value-type="string">
            <text:p>ЛУБРИКА ООД/ЛУБРИКА ООД</text:p>
          </table:table-cell>
          <table:table-cell office:value-type="string" calcext:value-type="string">
            <text:p>ЛУБРИКА ООД/ЛУБРИКА ООД - 1757 лева</text:p>
          </table:table-cell>
          <table:table-cell office:value-type="string" calcext:value-type="string">
            <text:p>1757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2302</text:p>
          </table:table-cell>
          <table:table-cell office:value-type="string" calcext:value-type="string">
            <text:p>Образувано/29/03/2021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ИВАН ХРИСТОВ АНДОНОВ</text:p>
          </table:table-cell>
          <table:table-cell office:value-type="string" calcext:value-type="string">
            <text:p>Милен Василев Спасов</text:p>
          </table:table-cell>
          <table:table-cell office:value-type="string" calcext:value-type="string">
            <text:p>ЕТ МИРА-Р - МИТРА АХЧИЙСКА/ЕТ МИРА-Р - МИТРА АХЧИЙСКА</text:p>
          </table:table-cell>
          <table:table-cell office:value-type="string" calcext:value-type="string">
            <text:p>ЕТ МИРА-Р - МИТРА АХЧИЙСКА/ЕТ МИРА-Р - МИТРА АХЧИЙСКА - 180 лева</text:p>
          </table:table-cell>
          <table:table-cell office:value-type="string" calcext:value-type="string">
            <text:p>18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11</text:p>
          </table:table-cell>
          <table:table-cell office:value-type="string" calcext:value-type="string">
            <text:p>Образувано/13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тойчо Николаев Алексиев</text:p>
          </table:table-cell>
          <table:table-cell office:value-type="string" calcext:value-type="string">
            <text:p>КРЕМЪК ЕООД/КРЕМЪК ЕООД</text:p>
          </table:table-cell>
          <table:table-cell office:value-type="string" calcext:value-type="string">
            <text:p>КРЕМЪК ЕООД/КРЕМЪК ЕООД - 1077 лева</text:p>
          </table:table-cell>
          <table:table-cell office:value-type="string" calcext:value-type="string">
            <text:p>1077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0054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Дерин Танев Филипов</text:p>
          </table:table-cell>
          <table:table-cell office:value-type="string" calcext:value-type="string">
            <text:p>Ес Гранд Груп Секюрити Къмпани ЕООД/Ес Гранд Груп Секюрити Къмпани ЕООД</text:p>
          </table:table-cell>
          <table:table-cell office:value-type="string" calcext:value-type="string">
            <text:p>Ес Гранд Груп Секюрити Къмпани ЕООД/Ес Гранд Груп Секюрити Къмпани ЕООД - null лева</text:p>
          </table:table-cell>
          <table:table-cell office:value-type="string" calcext:value-type="string">
            <text:p>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48410400330</text:p>
          </table:table-cell>
          <table:table-cell office:value-type="string" calcext:value-type="string">
            <text:p>Образувано/1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Христо Маринов Христ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3333</text:p>
          </table:table-cell>
          <table:table-cell office:value-type="string" calcext:value-type="string">
            <text:p>Образувано/11/08/2022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ЕОС МАТРИКС ЕООД; ТИ БИ АЙ Банк ЕАД</text:p>
          </table:table-cell>
          <table:table-cell office:value-type="string" calcext:value-type="string">
            <text:p>Симеон Владимиров Виденов</text:p>
          </table:table-cell>
          <table:table-cell office:value-type="string" calcext:value-type="string">
            <text:p>Фили Вайб АД/Фили Вайб АД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11</text:p>
          </table:table-cell>
          <table:table-cell office:value-type="string" calcext:value-type="string">
            <text:p>Образувано/13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тойчо Николаев Алекс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КРЕМЪК ЕООД/КРЕМЪК Е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10</text:p>
          </table:table-cell>
          <table:table-cell office:value-type="string" calcext:value-type="string">
            <text:p>Образувано/13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Таня Илиева Ранге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53</text:p>
          </table:table-cell>
          <table:table-cell office:value-type="string" calcext:value-type="string">
            <text:p>Образувано/21/11/2023</text:p>
          </table:table-cell>
          <table:table-cell office:value-type="string" calcext:value-type="string">
            <text:p>Публич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ФИЙСКИ РАЙОНЕН СЪД </text:p>
          </table:table-cell>
          <table:table-cell office:value-type="string" calcext:value-type="string">
            <text:p>Мици Михайл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12010</text:p>
          </table:table-cell>
          <table:table-cell office:value-type="string" calcext:value-type="string">
            <text:p>Свършено/08/10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Петър Иванов Сарафов</text:p>
          </table:table-cell>
          <table:table-cell office:value-type="string" calcext:value-type="string">
            <text:p>ОМЕГА ООД/ОМЕГА ООД</text:p>
          </table:table-cell>
          <table:table-cell office:value-type="string" calcext:value-type="string">
            <text:p>ОМЕГА ООД/ОМЕГА ООД - 560 лева</text:p>
          </table:table-cell>
          <table:table-cell office:value-type="string" calcext:value-type="string">
            <text:p>56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59</text:p>
          </table:table-cell>
          <table:table-cell office:value-type="string" calcext:value-type="string">
            <text:p>Образувано/19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Бонка Маринова Маринова</text:p>
          </table:table-cell>
          <table:table-cell office:value-type="string" calcext:value-type="string">
            <text:p>ДЖЕМА 2008 ЕООД/ДЖЕМА 2008 ЕООД</text:p>
          </table:table-cell>
          <table:table-cell office:value-type="string" calcext:value-type="string">
            <text:p>ДЖЕМА 2008 ЕООД/ДЖЕМА 2008 ЕООД - 935 лева</text:p>
          </table:table-cell>
          <table:table-cell office:value-type="string" calcext:value-type="string">
            <text:p>935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59</text:p>
          </table:table-cell>
          <table:table-cell office:value-type="string" calcext:value-type="string">
            <text:p>Образувано/19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Бонка Маринова Маринова</text:p>
          </table:table-cell>
          <table:table-cell office:value-type="string" calcext:value-type="string">
            <text:p>ДЖЕМА 2008 ЕООД/ДЖЕМА 2008 ЕООД</text:p>
          </table:table-cell>
          <table:table-cell office:value-type="string" calcext:value-type="string">
            <text:p>ДЖЕМА 2008 ЕООД/ДЖЕМА 2008 ЕООД - 935 лева</text:p>
          </table:table-cell>
          <table:table-cell office:value-type="string" calcext:value-type="string">
            <text:p>935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068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Ива Димитрова Горанова</text:p>
          </table:table-cell>
          <table:table-cell office:value-type="string" calcext:value-type="string">
            <text:p>ХОСПИС ФИЛАРЕТОВА ЕООД/ХОСПИС ФИЛАРЕТОВА ЕООД</text:p>
          </table:table-cell>
          <table:table-cell office:value-type="string" calcext:value-type="string">
            <text:p>ХОСПИС ФИЛАРЕТОВА ЕООД/ХОСПИС ФИЛАРЕТОВА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1650</text:p>
          </table:table-cell>
          <table:table-cell office:value-type="string" calcext:value-type="string">
            <text:p>Образувано/16/11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Тихомир Стоянов Дели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270</text:p>
          </table:table-cell>
          <table:table-cell office:value-type="string" calcext:value-type="string">
            <text:p>Образувано/1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Симона Апостолова Енчева</text:p>
          </table:table-cell>
          <table:table-cell office:value-type="string" calcext:value-type="string">
            <text:p>ТИКИ 84 /ООД//ТИКИ 84 /ООД/</text:p>
          </table:table-cell>
          <table:table-cell office:value-type="string" calcext:value-type="string">
            <text:p>ТИКИ 84 /ООД//ТИКИ 84 /ООД/ - 1077 лева</text:p>
          </table:table-cell>
          <table:table-cell office:value-type="string" calcext:value-type="string">
            <text:p>1077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18410400533</text:p>
          </table:table-cell>
          <table:table-cell office:value-type="string" calcext:value-type="string">
            <text:p>Образувано/01/02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Емилия Георгиева Тодо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1099</text:p>
          </table:table-cell>
          <table:table-cell office:value-type="string" calcext:value-type="string">
            <text:p>Образувано/04/11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ТРАНСКАРТ ФАЙНЕНШЪЛ СЪРВИСИС АД</text:p>
          </table:table-cell>
          <table:table-cell office:value-type="string" calcext:value-type="string">
            <text:p>Йордан Иванов Василев</text:p>
          </table:table-cell>
          <table:table-cell office:value-type="string" calcext:value-type="string">
            <text:p>УНИВЕКС ТРЕЙДИНГ 77 /ЕООД//УНИВЕКС ТРЕЙДИНГ 77 /ЕООД/</text:p>
          </table:table-cell>
          <table:table-cell office:value-type="string" calcext:value-type="string">
            <text:p>УНИВЕКС ТРЕЙДИНГ 77 /ЕООД//УНИВЕКС ТРЕЙДИНГ 77 /ЕООД/ - 60 лева</text:p>
          </table:table-cell>
          <table:table-cell office:value-type="string" calcext:value-type="string">
            <text:p>6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58</text:p>
          </table:table-cell>
          <table:table-cell office:value-type="string" calcext:value-type="string">
            <text:p>Образувано/19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ван Борисов Нико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9106</text:p>
          </table:table-cell>
          <table:table-cell office:value-type="string" calcext:value-type="string">
            <text:p>Образувано/08/08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ОТО-ПФОЕ ЕООД</text:p>
          </table:table-cell>
          <table:table-cell office:value-type="string" calcext:value-type="string">
            <text:p>ЕМИЛ ДИМИТРОВ ЦЕНОВ</text:p>
          </table:table-cell>
          <table:table-cell office:value-type="string" calcext:value-type="string">
            <text:p>ПРОЕКТОКОНСУЛТ-ТН /ЕООД//ПРОЕКТОКОНСУЛТ-ТН /ЕООД/</text:p>
          </table:table-cell>
          <table:table-cell office:value-type="string" calcext:value-type="string">
            <text:p>ПРОЕКТОКОНСУЛТ-ТН /ЕООД//ПРОЕКТОКОНСУЛТ-ТН /ЕООД/ - 1077 лева</text:p>
          </table:table-cell>
          <table:table-cell office:value-type="string" calcext:value-type="string">
            <text:p>1077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3524</text:p>
          </table:table-cell>
          <table:table-cell office:value-type="string" calcext:value-type="string">
            <text:p>Образувано/02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ШЪНЪЛ САЛАМАНКА КАПИТАЛ ООД</text:p>
          </table:table-cell>
          <table:table-cell office:value-type="string" calcext:value-type="string">
            <text:p>Цветелина Пламенова Николова</text:p>
          </table:table-cell>
          <table:table-cell office:value-type="string" calcext:value-type="string">
            <text:p>ЛАГБАГ ЕООД/ЛАГБАГ ЕООД</text:p>
          </table:table-cell>
          <table:table-cell office:value-type="string" calcext:value-type="string">
            <text:p>ЛАГБАГ ЕООД/ЛАГБАГ ЕООД - 1500 лева</text:p>
          </table:table-cell>
          <table:table-cell office:value-type="string" calcext:value-type="string">
            <text:p>15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0342</text:p>
          </table:table-cell>
          <table:table-cell office:value-type="string" calcext:value-type="string">
            <text:p>Образувано/24/01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ристиян Димитров Вид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105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леонора Георгиева Димитрова</text:p>
          </table:table-cell>
          <table:table-cell office:value-type="string" calcext:value-type="string">
            <text:p>УНИВЕРСИТЕТСКА МНОГОПРОФИЛНА БОЛНИЦА ЗА АКТИВНО ЛЕЧЕНИЕ "ЦАРИЦА ЙОАННА-ИСУЛ" ЕАД/УНИВЕРСИТЕТСКА МНОГОПРОФИЛНА БОЛНИЦА ЗА АКТИВНО ЛЕЧЕНИЕ "ЦАРИЦА ЙОАННА-ИСУЛ" ЕАД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4113</text:p>
          </table:table-cell>
          <table:table-cell office:value-type="string" calcext:value-type="string">
            <text:p>Образувано/15/11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ИВАНКА СТОЯНОВА ЦЕ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645</text:p>
          </table:table-cell>
          <table:table-cell office:value-type="string" calcext:value-type="string">
            <text:p>Образувано/14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Надя Симеонова Алексова</text:p>
          </table:table-cell>
          <table:table-cell office:value-type="string" calcext:value-type="string">
            <text:p>АЦОМ ООД/АЦОМ ООД</text:p>
          </table:table-cell>
          <table:table-cell office:value-type="string" calcext:value-type="string">
            <text:p>АЦОМ ООД/АЦОМ ООД - null лева</text:p>
          </table:table-cell>
          <table:table-cell office:value-type="string" calcext:value-type="string">
            <text:p>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3805</text:p>
          </table:table-cell>
          <table:table-cell office:value-type="string" calcext:value-type="string">
            <text:p>Образувано/29/1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КРАСНО СЕЛО </text:p>
          </table:table-cell>
          <table:table-cell office:value-type="string" calcext:value-type="string">
            <text:p>Петър Венциславов Пав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821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Тошко Петров Тодо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782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Орлин Николаев Абадж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829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Христо Симеонов Люб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762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Даниела Миткова Цен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804</text:p>
          </table:table-cell>
          <table:table-cell office:value-type="string" calcext:value-type="string">
            <text:p>Образувано/29/1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КРАСНО СЕЛО </text:p>
          </table:table-cell>
          <table:table-cell office:value-type="string" calcext:value-type="string">
            <text:p>Мариела Георгиева Чуховск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118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лка Славчова Златанова</text:p>
          </table:table-cell>
          <table:table-cell office:value-type="string" calcext:value-type="string">
            <text:p>ВИВЕРЕ ПРИМА ООД/ВИВЕРЕ ПРИМА ООД</text:p>
          </table:table-cell>
          <table:table-cell office:value-type="string" calcext:value-type="string">
            <text:p>ВИВЕРЕ ПРИМА ООД/ВИВЕРЕ ПРИМА 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16/09/2024</text:p>
          </table:table-cell>
          <table:table-cell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48410400785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Мирослав Янков Костов</text:p>
          </table:table-cell>
          <table:table-cell office:value-type="string" calcext:value-type="string">
            <text:p>НИК.М-СТРОЙ ЕООД/НИК.М-СТРОЙ ЕООД</text:p>
          </table:table-cell>
          <table:table-cell office:value-type="string" calcext:value-type="string">
            <text:p>НИК.М-СТРОЙ ЕООД/НИК.М-СТРОЙ ЕООД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118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лка Славчова Златанова</text:p>
          </table:table-cell>
          <table:table-cell office:value-type="string" calcext:value-type="string">
            <text:p>ВИВЕРЕ ПРИМА ООД/ВИВЕРЕ ПРИМА ООД</text:p>
          </table:table-cell>
          <table:table-cell office:value-type="string" calcext:value-type="string">
            <text:p>ВИВЕРЕ ПРИМА ООД/ВИВЕРЕ ПРИМА 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118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лка Славчова Златанова</text:p>
          </table:table-cell>
          <table:table-cell office:value-type="string" calcext:value-type="string">
            <text:p>АДИЛУКС ЕООД/АДИЛУКС ЕООД</text:p>
          </table:table-cell>
          <table:table-cell office:value-type="string" calcext:value-type="string">
            <text:p>ВИВЕРЕ ПРИМА ООД/ВИВЕРЕ ПРИМА 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816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Айхан Емин Хасан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779</text:p>
          </table:table-cell>
          <table:table-cell office:value-type="string" calcext:value-type="string">
            <text:p>Образувано/08/05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Страхил Димчев Дим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809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Пенчо Иванов Дон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820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Милен Росенов Стой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0447</text:p>
          </table:table-cell>
          <table:table-cell office:value-type="string" calcext:value-type="string">
            <text:p>Образувано/21/01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БЕДИНЕНА БЪЛГАРСКА БАНКА АД; АМС България ООД; КЕЙ БИ СИ БАНК БЪЛГАРИЯ ЕАД</text:p>
          </table:table-cell>
          <table:table-cell office:value-type="string" calcext:value-type="string">
            <text:p>Златан Йорданов Костов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0447</text:p>
          </table:table-cell>
          <table:table-cell office:value-type="string" calcext:value-type="string">
            <text:p>Образувано/21/01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БЕДИНЕНА БЪЛГАРСКА БАНКА АД; АМС България ООД; КЕЙ БИ СИ БАНК БЪЛГАРИЯ ЕАД</text:p>
          </table:table-cell>
          <table:table-cell office:value-type="string" calcext:value-type="string">
            <text:p>Златан Йорданов Костов</text:p>
          </table:table-cell>
          <table:table-cell office:value-type="string" calcext:value-type="string">
            <text:p>ГЛОБАЛ СИСТЕМ ГРУП /ЕООД/</text:p>
            <text:p>гр.СОФИЯ;  ул. ТРИ  УШИ  №3 ет.1/ГЛОБАЛ СИСТЕМ ГРУП /ЕООД/</text:p>
            <text:p>гр.СОФИЯ;  ул. ТРИ  УШИ  №3 ет.1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0159</text:p>
          </table:table-cell>
          <table:table-cell office:value-type="string" calcext:value-type="string">
            <text:p>Образувано/09/01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Димитър Николов Димитров</text:p>
          </table:table-cell>
          <table:table-cell office:value-type="string" calcext:value-type="string">
            <text:p>МАТЕО 69 ЕООД/МАТЕО 69 ЕООД</text:p>
          </table:table-cell>
          <table:table-cell office:value-type="string" calcext:value-type="string">
            <text:p>МАТЕО 69 ЕООД/МАТЕО 69 ЕООД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0159</text:p>
          </table:table-cell>
          <table:table-cell office:value-type="string" calcext:value-type="string">
            <text:p>Образувано/09/01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АКРОАДВАНС АД</text:p>
          </table:table-cell>
          <table:table-cell office:value-type="string" calcext:value-type="string">
            <text:p>Димитър Никол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МАТЕО 69 ЕООД/МАТЕО 69 ЕООД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813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Станю Йорданов Мирчев</text:p>
          </table:table-cell>
          <table:table-cell office:value-type="string" calcext:value-type="string">
            <text:p>БРАНАКС ЕООД /БРАНАКС ЕООД </text:p>
          </table:table-cell>
          <table:table-cell office:value-type="string" calcext:value-type="string">
            <text:p>БРАНАКС ЕООД /БРАНАКС ЕООД <text:s/>- 1000 лева</text:p>
          </table:table-cell>
          <table:table-cell office:value-type="string" calcext:value-type="string">
            <text:p>100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48410400345</text:p>
          </table:table-cell>
          <table:table-cell office:value-type="string" calcext:value-type="string">
            <text:p>Образувано/1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Иванка Котева Васи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8812</text:p>
          </table:table-cell>
          <table:table-cell office:value-type="string" calcext:value-type="string">
            <text:p>Образувано/09/08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Илиян Бойков Ге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127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мил Александров Милов</text:p>
          </table:table-cell>
          <table:table-cell office:value-type="string" calcext:value-type="string">
            <text:p>СОЛАР КРЕСТ /ООД//СОЛАР КРЕСТ /ООД/</text:p>
          </table:table-cell>
          <table:table-cell office:value-type="string" calcext:value-type="string">
            <text:p>СОЛАР КРЕСТ /ООД//СОЛАР КРЕСТ /ООД/ - 933 лева</text:p>
          </table:table-cell>
          <table:table-cell office:value-type="string" calcext:value-type="string">
            <text:p>933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98410403938</text:p>
          </table:table-cell>
          <table:table-cell office:value-type="string" calcext:value-type="string">
            <text:p>Образувано/29/10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ПЕТЯ ЗЛАТАНОВА СЛАВОВА</text:p>
          </table:table-cell>
          <table:table-cell office:value-type="string" calcext:value-type="string">
            <text:p>ЛУКС КЛИНИНГ ТИЙМ ЕООД/ЛУКС КЛИНИНГ ТИЙМ ЕООД</text:p>
          </table:table-cell>
          <table:table-cell office:value-type="string" calcext:value-type="string">
            <text:p>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3938</text:p>
          </table:table-cell>
          <table:table-cell office:value-type="string" calcext:value-type="string">
            <text:p>Образувано/29/10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</text:p>
          </table:table-cell>
          <table:table-cell office:value-type="string" calcext:value-type="string">
            <text:p>ПЕТЯ ЗЛАТАНОВА СЛАВОВА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18410407018</text:p>
          </table:table-cell>
          <table:table-cell office:value-type="string" calcext:value-type="string">
            <text:p>Образувано/14/09/201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Санка Траянова Христова</text:p>
          </table:table-cell>
          <table:table-cell office:value-type="string" calcext:value-type="string">
            <text:p>МУНДУС КОМФОРТ ЕООД/МУНДУС КОМФОРТ ЕООД</text:p>
          </table:table-cell>
          <table:table-cell office:value-type="string" calcext:value-type="string">
            <text:p>МУНДУС КОМФОРТ ЕООД/МУНДУС КОМФОРТ ЕООД - null лева; ДИАЛМА - ПС ЕООД/ДИАЛМА - ПС ЕООД - 933 лева; ВОЛФ-96 ЕООД/ВОЛФ-96 ЕООД - 160 лева</text:p>
          </table:table-cell>
          <table:table-cell office:value-type="string" calcext:value-type="string">
            <text:p>1093 лева</text:p>
          </table:table-cell>
          <table:table-cell office:value-type="string" calcext:value-type="string">
            <text:p>30/10/2024</text:p>
          </table:table-cell>
          <table:table-cell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18410407018</text:p>
          </table:table-cell>
          <table:table-cell office:value-type="string" calcext:value-type="string">
            <text:p>Образувано/14/09/201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Санка Траянова Христова</text:p>
          </table:table-cell>
          <table:table-cell office:value-type="string" calcext:value-type="string">
            <text:p>МУНДУС КОМФОРТ ЕООД/МУНДУС КОМФОРТ ЕООД</text:p>
          </table:table-cell>
          <table:table-cell office:value-type="string" calcext:value-type="string">
            <text:p>МУНДУС КОМФОРТ ЕООД/МУНДУС КОМФОРТ ЕООД - null лева; ДИАЛМА - ПС ЕООД/ДИАЛМА - ПС ЕООД - 933 лева; ВОЛФ-96 ЕООД/ВОЛФ-96 ЕООД - 160 лева</text:p>
          </table:table-cell>
          <table:table-cell office:value-type="string" calcext:value-type="string">
            <text:p>1093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18410407018</text:p>
          </table:table-cell>
          <table:table-cell office:value-type="string" calcext:value-type="string">
            <text:p>Образувано/14/09/201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Санка Траянова Христова</text:p>
          </table:table-cell>
          <table:table-cell office:value-type="string" calcext:value-type="string">
            <text:p>ДИАЛМА - ПС ЕООД/ДИАЛМА - ПС ЕООД</text:p>
          </table:table-cell>
          <table:table-cell office:value-type="string" calcext:value-type="string">
            <text:p>МУНДУС КОМФОРТ ЕООД/МУНДУС КОМФОРТ ЕООД - null лева; ДИАЛМА - ПС ЕООД/ДИАЛМА - ПС ЕООД - 933 лева; ВОЛФ-96 ЕООД/ВОЛФ-96 ЕООД - 160 лева</text:p>
          </table:table-cell>
          <table:table-cell office:value-type="string" calcext:value-type="string">
            <text:p>1093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18410407018</text:p>
          </table:table-cell>
          <table:table-cell office:value-type="string" calcext:value-type="string">
            <text:p>Образувано/14/09/201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Санка Траянова Христова</text:p>
          </table:table-cell>
          <table:table-cell office:value-type="string" calcext:value-type="string">
            <text:p>ВОЛФ-96 ЕООД/ВОЛФ-96 ЕООД</text:p>
          </table:table-cell>
          <table:table-cell office:value-type="string" calcext:value-type="string">
            <text:p>МУНДУС КОМФОРТ ЕООД/МУНДУС КОМФОРТ ЕООД - null лева; ДИАЛМА - ПС ЕООД/ДИАЛМА - ПС ЕООД - 933 лева; ВОЛФ-96 ЕООД/ВОЛФ-96 ЕООД - 160 лева</text:p>
          </table:table-cell>
          <table:table-cell office:value-type="string" calcext:value-type="string">
            <text:p>1093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565</text:p>
          </table:table-cell>
          <table:table-cell office:value-type="string" calcext:value-type="string">
            <text:p>Образувано/02/08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нгелина Христова Лозанова</text:p>
          </table:table-cell>
          <table:table-cell office:value-type="string" calcext:value-type="string">
            <text:p>ПЧЕЛА - 97 ООД/ПЧЕЛА - 97 ООД</text:p>
          </table:table-cell>
          <table:table-cell office:value-type="string" calcext:value-type="string">
            <text:p>ПЧЕЛА - 97 ООД/ПЧЕЛА - 97 ООД - 1000 лева</text:p>
          </table:table-cell>
          <table:table-cell office:value-type="string" calcext:value-type="string">
            <text:p>100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08410403086</text:p>
          </table:table-cell>
          <table:table-cell office:value-type="string" calcext:value-type="string">
            <text:p>Образувано/25/08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нгелина Христова Лозанова</text:p>
          </table:table-cell>
          <table:table-cell office:value-type="string" calcext:value-type="string">
            <text:p>ПЧЕЛА - 97 ООД/ПЧЕЛА - 97 ООД</text:p>
          </table:table-cell>
          <table:table-cell office:value-type="string" calcext:value-type="string">
            <text:p>ПЧЕЛА - 97 ООД/ПЧЕЛА - 97 ООД - 1000 лева</text:p>
          </table:table-cell>
          <table:table-cell office:value-type="string" calcext:value-type="string">
            <text:p>10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4608</text:p>
          </table:table-cell>
          <table:table-cell office:value-type="string" calcext:value-type="string">
            <text:p>Образувано/26/10/2022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лена Недева Стой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4608</text:p>
          </table:table-cell>
          <table:table-cell office:value-type="string" calcext:value-type="string">
            <text:p>Образувано/26/10/2022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лена Недева Стой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805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Йордан Ангелов Стеф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104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милия Лъчезарова Александрова</text:p>
          </table:table-cell>
          <table:table-cell office:value-type="string" calcext:value-type="string">
            <text:p>ПРЕСТИЖ - В.М. /ПРЕСТИЖ - В.М. </text:p>
          </table:table-cell>
          <table:table-cell office:value-type="string" calcext:value-type="string">
            <text:p>ПРЕСТИЖ - В.М. /ПРЕСТИЖ - В.М. <text:s/>- 700 лева</text:p>
          </table:table-cell>
          <table:table-cell office:value-type="string" calcext:value-type="string">
            <text:p>700 лева</text:p>
          </table:table-cell>
          <table:table-cell office:value-type="string" calcext:value-type="string">
            <text:p>26/01/2023</text:p>
          </table:table-cell>
          <table:table-cell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28410400712</text:p>
          </table:table-cell>
          <table:table-cell office:value-type="string" calcext:value-type="string">
            <text:p>Образувано/01/02/2022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Емилия Лъчезарова Александрова</text:p>
          </table:table-cell>
          <table:table-cell office:value-type="string" calcext:value-type="string">
            <text:p>ПРЕСТИЖ - В.М. /ПРЕСТИЖ - В.М. </text:p>
          </table:table-cell>
          <table:table-cell office:value-type="string" calcext:value-type="string">
            <text:p>ПРЕСТИЖ - В.М. /ПРЕСТИЖ - В.М. <text:s/>- 700 лева</text:p>
          </table:table-cell>
          <table:table-cell office:value-type="string" calcext:value-type="string">
            <text:p>7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3802</text:p>
          </table:table-cell>
          <table:table-cell office:value-type="string" calcext:value-type="string">
            <text:p>Образувано/18/05/2017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Росица Атанасова Воденичарова</text:p>
          </table:table-cell>
          <table:table-cell office:value-type="string" calcext:value-type="string">
            <text:p>ИНПЛЕЙ СИСТЕМС ЕООД/ИНПЛЕЙ СИСТЕМС ЕООД</text:p>
          </table:table-cell>
          <table:table-cell office:value-type="string" calcext:value-type="string">
            <text:p>ИНПЛЕЙ СИСТЕМС ЕООД/ИНПЛЕЙ СИСТЕМС ЕООД - 3750 лева; M ЕООД/M ЕООД - 400 лева</text:p>
          </table:table-cell>
          <table:table-cell office:value-type="string" calcext:value-type="string">
            <text:p>4150 лева</text:p>
          </table:table-cell>
          <table:table-cell table:number-columns-repeated="2" office:value-type="string" calcext:value-type="string">
            <text:p>19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78410403802</text:p>
          </table:table-cell>
          <table:table-cell office:value-type="string" calcext:value-type="string">
            <text:p>Образувано/18/05/2017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Росица Атанасова Воденичарова</text:p>
          </table:table-cell>
          <table:table-cell office:value-type="string" calcext:value-type="string">
            <text:p>M ЕООД/M ЕООД</text:p>
          </table:table-cell>
          <table:table-cell office:value-type="string" calcext:value-type="string">
            <text:p>ИНПЛЕЙ СИСТЕМС ЕООД/ИНПЛЕЙ СИСТЕМС ЕООД - 3750 лева; M ЕООД/M ЕООД - 400 лева</text:p>
          </table:table-cell>
          <table:table-cell office:value-type="string" calcext:value-type="string">
            <text:p>415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825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Стоянка Христова Илиева</text:p>
          </table:table-cell>
          <table:table-cell office:value-type="string" calcext:value-type="string">
            <text:p>МИН 2021 ЕООД/МИН 2021 ЕООД</text:p>
          </table:table-cell>
          <table:table-cell office:value-type="string" calcext:value-type="string">
            <text:p>МИН 2021 ЕООД/МИН 2021 ЕООД - 710 лева; МЕГАДРИЙМ 74 ЕООД/МЕГАДРИЙМ 74 ЕООД - 280 лева</text:p>
          </table:table-cell>
          <table:table-cell office:value-type="string" calcext:value-type="string">
            <text:p>99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825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Стоянка Христова Илиева</text:p>
          </table:table-cell>
          <table:table-cell office:value-type="string" calcext:value-type="string">
            <text:p>МЕГАДРИЙМ 74 ЕООД/МЕГАДРИЙМ 74 ЕООД</text:p>
          </table:table-cell>
          <table:table-cell office:value-type="string" calcext:value-type="string">
            <text:p>МИН 2021 ЕООД/МИН 2021 ЕООД - 710 лева; МЕГАДРИЙМ 74 ЕООД/МЕГАДРИЙМ 74 ЕООД - 280 лева</text:p>
          </table:table-cell>
          <table:table-cell office:value-type="string" calcext:value-type="string">
            <text:p>99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806</text:p>
          </table:table-cell>
          <table:table-cell office:value-type="string" calcext:value-type="string">
            <text:p>Образувано/20/01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Галина Иванова Станчева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1375</text:p>
          </table:table-cell>
          <table:table-cell office:value-type="string" calcext:value-type="string">
            <text:p>Образувано/05/02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Мирослав Николаев Васил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7588</text:p>
          </table:table-cell>
          <table:table-cell office:value-type="string" calcext:value-type="string">
            <text:p>Образувано/03/07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КРЕДИСИМО ЕАД</text:p>
          </table:table-cell>
          <table:table-cell office:value-type="string" calcext:value-type="string">
            <text:p>Десислава Цветанова Дими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46</text:p>
          </table:table-cell>
          <table:table-cell office:value-type="string" calcext:value-type="string">
            <text:p>Образувано/12/10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Емилиян Йорданов Йорд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1456</text:p>
          </table:table-cell>
          <table:table-cell office:value-type="string" calcext:value-type="string">
            <text:p>Образувано/05/02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Димитър Косев Пер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1403</text:p>
          </table:table-cell>
          <table:table-cell office:value-type="string" calcext:value-type="string">
            <text:p>Образувано/05/02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Моника Георгиева Пе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063</text:p>
          </table:table-cell>
          <table:table-cell office:value-type="string" calcext:value-type="string">
            <text:p>Образувано/03/01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Йордан Кирилов Йорданов</text:p>
          </table:table-cell>
          <table:table-cell office:value-type="string" calcext:value-type="string">
            <text:p>ФРЕШ <text:s/>ЕНД ФУУД <text:s/>ЛОДЖИСТИК ЕООД/ФРЕШ <text:s/>ЕНД ФУУД <text:s/>ЛОДЖИСТИК ЕООД</text:p>
          </table:table-cell>
          <table:table-cell office:value-type="string" calcext:value-type="string">
            <text:p>ФРЕШ <text:s/>ЕНД ФУУД <text:s/>ЛОДЖИСТИК ЕООД/ФРЕШ <text:s/>ЕНД ФУУД <text:s/>ЛОДЖИСТИК ЕООД - 1000 лева</text:p>
          </table:table-cell>
          <table:table-cell office:value-type="string" calcext:value-type="string">
            <text:p>100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3013</text:p>
          </table:table-cell>
          <table:table-cell office:value-type="string" calcext:value-type="string">
            <text:p>Образувано/29/09/201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ОТП ФАКТОРИНГ БЪЛГАРИЯ ЕАД; ЕОС МАТРИКС ЕООД; ЕОС МАТРИКС ЕООД; Банка ДСК АД</text:p>
          </table:table-cell>
          <table:table-cell office:value-type="string" calcext:value-type="string">
            <text:p>Милчо Янков Демиров</text:p>
          </table:table-cell>
          <table:table-cell office:value-type="string" calcext:value-type="string">
            <text:p>ТИТАН СОФИЯ ИЗТОК 1 ДЗЗД/ТИТАН СОФИЯ ИЗТОК 1 ДЗЗД</text:p>
          </table:table-cell>
          <table:table-cell office:value-type="string" calcext:value-type="string">
            <text:p>ТИТАН СОФИЯ ИЗТОК 1 ДЗЗД/ТИТАН СОФИЯ ИЗТОК 1 ДЗЗ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1374</text:p>
          </table:table-cell>
          <table:table-cell office:value-type="string" calcext:value-type="string">
            <text:p>Образувано/05/02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Цоньо Галенов Стоя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4357</text:p>
          </table:table-cell>
          <table:table-cell office:value-type="string" calcext:value-type="string">
            <text:p>Образувано/08/04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Ивелина Николова Добр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2722</text:p>
          </table:table-cell>
          <table:table-cell office:value-type="string" calcext:value-type="string">
            <text:p>Образувано/06/03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Кръстьо Иванов Бенов</text:p>
          </table:table-cell>
          <table:table-cell office:value-type="string" calcext:value-type="string">
            <text:p>ЗУЗИ-ЗЛАТКА КЮЛЮМОВА /ЕТ//ЗУЗИ-ЗЛАТКА КЮЛЮМОВА /ЕТ/</text:p>
          </table:table-cell>
          <table:table-cell office:value-type="string" calcext:value-type="string">
            <text:p>ЗУЗИ-ЗЛАТКА КЮЛЮМОВА /ЕТ//ЗУЗИ-ЗЛАТКА КЮЛЮМОВА /ЕТ/ - 130 лева</text:p>
          </table:table-cell>
          <table:table-cell office:value-type="string" calcext:value-type="string">
            <text:p>13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57</text:p>
          </table:table-cell>
          <table:table-cell office:value-type="string" calcext:value-type="string">
            <text:p>Образувано/12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Юлиян Петров Христов</text:p>
          </table:table-cell>
          <table:table-cell office:value-type="string" calcext:value-type="string">
            <text:p>ГТП АВТО ХОЛД /ЕООД//ГТП АВТО ХОЛД /ЕООД/</text:p>
          </table:table-cell>
          <table:table-cell office:value-type="string" calcext:value-type="string">
            <text:p>ГТП АВТО ХОЛД /ЕООД//ГТП АВТО ХОЛД /ЕООД/ - 940 лева</text:p>
          </table:table-cell>
          <table:table-cell office:value-type="string" calcext:value-type="string">
            <text:p>94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57</text:p>
          </table:table-cell>
          <table:table-cell office:value-type="string" calcext:value-type="string">
            <text:p>Образувано/12/10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Юлиян Петров Христов</text:p>
          </table:table-cell>
          <table:table-cell office:value-type="string" calcext:value-type="string">
            <text:p>АВТО ХОЛД /ЕООД//АВТО ХОЛД /ЕООД/</text:p>
          </table:table-cell>
          <table:table-cell office:value-type="string" calcext:value-type="string">
            <text:p>ГТП АВТО ХОЛД /ЕООД//ГТП АВТО ХОЛД /ЕООД/ - 940 лева</text:p>
          </table:table-cell>
          <table:table-cell office:value-type="string" calcext:value-type="string">
            <text:p>94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59</text:p>
          </table:table-cell>
          <table:table-cell office:value-type="string" calcext:value-type="string">
            <text:p>Образувано/12/10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Кирил Цветанов Кавданск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4181</text:p>
          </table:table-cell>
          <table:table-cell office:value-type="string" calcext:value-type="string">
            <text:p>Образувано/08/04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Юлия Трайчева Метод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4190</text:p>
          </table:table-cell>
          <table:table-cell office:value-type="string" calcext:value-type="string">
            <text:p>Образувано/08/04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Петьо Валериев Петру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4194</text:p>
          </table:table-cell>
          <table:table-cell office:value-type="string" calcext:value-type="string">
            <text:p>Образувано/08/04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Елена Василева Станиславова</text:p>
          </table:table-cell>
          <table:table-cell office:value-type="string" calcext:value-type="string">
            <text:p>АВАНТИ 777 ЕООД/АВАНТИ 777 ЕООД</text:p>
          </table:table-cell>
          <table:table-cell office:value-type="string" calcext:value-type="string">
            <text:p>АВАНТИ 777 ЕООД/АВАНТИ 777 ЕООД - 545 лева</text:p>
          </table:table-cell>
          <table:table-cell office:value-type="string" calcext:value-type="string">
            <text:p>545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4440</text:p>
          </table:table-cell>
          <table:table-cell office:value-type="string" calcext:value-type="string">
            <text:p>Образувано/14/04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Боряна Григорова Дими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4414</text:p>
          </table:table-cell>
          <table:table-cell office:value-type="string" calcext:value-type="string">
            <text:p>Образувано/14/04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Цанка Милчова Цанова</text:p>
          </table:table-cell>
          <table:table-cell office:value-type="string" calcext:value-type="string">
            <text:p>ЮНИВЪРС ТРЕЙД ООД/ЮНИВЪРС ТРЕЙД ООД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6907</text:p>
          </table:table-cell>
          <table:table-cell office:value-type="string" calcext:value-type="string">
            <text:p>Образувано/11/06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Никола Христов Георгиев</text:p>
          </table:table-cell>
          <table:table-cell office:value-type="string" calcext:value-type="string">
            <text:p>ОБЩИНА БОЖУРИЩЕ/ОБЩИНА БОЖУРИЩЕ</text:p>
          </table:table-cell>
          <table:table-cell office:value-type="string" calcext:value-type="string">
            <text:p>ОБЩИНА БОЖУРИЩЕ/ОБЩИНА БОЖУРИЩЕ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2748</text:p>
          </table:table-cell>
          <table:table-cell office:value-type="string" calcext:value-type="string">
            <text:p>Образувано/28/02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П СОФИЯ — ОФИС ПОДУЯНЕ ; КРЕДИТ ИНКАСО ИНВЕСТМЪНТС БГ ЕАД; БНП ПАРИБА ПЪРСЪНЪЛ ФАЙНЕНС ЕАД</text:p>
          </table:table-cell>
          <table:table-cell office:value-type="string" calcext:value-type="string">
            <text:p>Васил Стоянов Спас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11697</text:p>
          </table:table-cell>
          <table:table-cell office:value-type="string" calcext:value-type="string">
            <text:p>Образувано/30/10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Димитрина Ангелова Пе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0240</text:p>
          </table:table-cell>
          <table:table-cell office:value-type="string" calcext:value-type="string">
            <text:p>Образувано/08/0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Борислав Нелков Пе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0975</text:p>
          </table:table-cell>
          <table:table-cell office:value-type="string" calcext:value-type="string">
            <text:p>Образувано/04/02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Александър Георгиев Яким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3447</text:p>
          </table:table-cell>
          <table:table-cell office:value-type="string" calcext:value-type="string">
            <text:p>Образувано/30/03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Лалка Борисова Пет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4601</text:p>
          </table:table-cell>
          <table:table-cell office:value-type="string" calcext:value-type="string">
            <text:p>Образувано/05/05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Милко Цанков Узу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9677</text:p>
          </table:table-cell>
          <table:table-cell office:value-type="string" calcext:value-type="string">
            <text:p>Образувано/20/10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ЕДИНЕНА БЪЛГАРСКА БАНКА АД; ЕОС МАТРИКС ЕООД</text:p>
          </table:table-cell>
          <table:table-cell office:value-type="string" calcext:value-type="string">
            <text:p>Кузман Георгиев Ге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267</text:p>
          </table:table-cell>
          <table:table-cell office:value-type="string" calcext:value-type="string">
            <text:p>Образувано/01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РОБЕРТ СТОЯНОВ ГЕОРГ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8812</text:p>
          </table:table-cell>
          <table:table-cell office:value-type="string" calcext:value-type="string">
            <text:p>Образувано/09/08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Илиян Бойков Геров</text:p>
          </table:table-cell>
          <table:table-cell office:value-type="string" calcext:value-type="string">
            <text:p>Б ГЕРОВА/Б ГЕРОВА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2192</text:p>
          </table:table-cell>
          <table:table-cell office:value-type="string" calcext:value-type="string">
            <text:p>Образувано/13/02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Мариус Петров Лозанов</text:p>
          </table:table-cell>
          <table:table-cell office:value-type="string" calcext:value-type="string">
            <text:p>ЕС АЙ БИЛД /ООД//ЕС АЙ БИЛД /ООД/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9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4797</text:p>
          </table:table-cell>
          <table:table-cell office:value-type="string" calcext:value-type="string">
            <text:p>Образувано/29/07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ВЕРГАЗ КАПИТАЛ АД</text:p>
          </table:table-cell>
          <table:table-cell office:value-type="string" calcext:value-type="string">
            <text:p>Георги Иванов Терз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5353</text:p>
          </table:table-cell>
          <table:table-cell office:value-type="string" calcext:value-type="string">
            <text:p>Образувано/26/04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Александър Стефанов Цанев</text:p>
          </table:table-cell>
          <table:table-cell office:value-type="string" calcext:value-type="string">
            <text:p>ЗАФИР ЕСТЕЙТС 8 /ООД//ЗАФИР ЕСТЕЙТС 8 /ООД/</text:p>
          </table:table-cell>
          <table:table-cell office:value-type="string" calcext:value-type="string">
            <text:p>ЗАФИР ЕСТЕЙТС 8 /ООД//ЗАФИР ЕСТЕЙТС 8 /ООД/ - 935 лева; АЛЕКС 03 ЕООД/АЛЕКС 03 ЕООД - 220 лева</text:p>
          </table:table-cell>
          <table:table-cell office:value-type="string" calcext:value-type="string">
            <text:p>1155 лева</text:p>
          </table:table-cell>
          <table:table-cell office:value-type="string" calcext:value-type="string">
            <text:p>07/12/2023</text:p>
          </table:table-cell>
          <table:table-cell office:value-type="string" calcext:value-type="string">
            <text:p>16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28410405353</text:p>
          </table:table-cell>
          <table:table-cell office:value-type="string" calcext:value-type="string">
            <text:p>Образувано/26/04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Александър Стефанов Цанев</text:p>
          </table:table-cell>
          <table:table-cell office:value-type="string" calcext:value-type="string">
            <text:p>ЗАФИР ЕСТЕЙТС 8 /ООД//ЗАФИР ЕСТЕЙТС 8 /ООД/</text:p>
          </table:table-cell>
          <table:table-cell office:value-type="string" calcext:value-type="string">
            <text:p>ЗАФИР ЕСТЕЙТС 8 /ООД//ЗАФИР ЕСТЕЙТС 8 /ООД/ - 935 лева; АЛЕКС 03 ЕООД/АЛЕКС 03 ЕООД - 220 лева</text:p>
          </table:table-cell>
          <table:table-cell office:value-type="string" calcext:value-type="string">
            <text:p>1155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5353</text:p>
          </table:table-cell>
          <table:table-cell office:value-type="string" calcext:value-type="string">
            <text:p>Образувано/26/04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ПРОФИ КРЕДИТ БЪЛГАРИЯ ЕООД</text:p>
          </table:table-cell>
          <table:table-cell office:value-type="string" calcext:value-type="string">
            <text:p>Александър Стефанов Цанев</text:p>
          </table:table-cell>
          <table:table-cell office:value-type="string" calcext:value-type="string">
            <text:p>АЛЕКС 03 ЕООД/АЛЕКС 03 ЕООД</text:p>
          </table:table-cell>
          <table:table-cell office:value-type="string" calcext:value-type="string">
            <text:p>ЗАФИР ЕСТЕЙТС 8 /ООД//ЗАФИР ЕСТЕЙТС 8 /ООД/ - 935 лева; АЛЕКС 03 ЕООД/АЛЕКС 03 ЕООД - 220 лева</text:p>
          </table:table-cell>
          <table:table-cell office:value-type="string" calcext:value-type="string">
            <text:p>1155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0777</text:p>
          </table:table-cell>
          <table:table-cell office:value-type="string" calcext:value-type="string">
            <text:p>Образувано/21/01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Ангелина Георгиева Стоя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5387</text:p>
          </table:table-cell>
          <table:table-cell office:value-type="string" calcext:value-type="string">
            <text:p>Образувано/21/05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ОС МАТРИКС ЕООД; КРЕДИСИМО ЕАД; КРЕДИСИМО ЕАД</text:p>
          </table:table-cell>
          <table:table-cell office:value-type="string" calcext:value-type="string">
            <text:p>Диана Мишева Мат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2845</text:p>
          </table:table-cell>
          <table:table-cell office:value-type="string" calcext:value-type="string">
            <text:p>Образувано/14/09/201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Павлин Йорданов Маринов</text:p>
          </table:table-cell>
          <table:table-cell office:value-type="string" calcext:value-type="string">
            <text:p>Еклиптиктранс ЕООД/Еклиптиктранс ЕООД</text:p>
          </table:table-cell>
          <table:table-cell office:value-type="string" calcext:value-type="string">
            <text:p>Еклиптиктранс ЕООД/Еклиптиктранс ЕООД - 610 лева</text:p>
          </table:table-cell>
          <table:table-cell office:value-type="string" calcext:value-type="string">
            <text:p>61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2845</text:p>
          </table:table-cell>
          <table:table-cell office:value-type="string" calcext:value-type="string">
            <text:p>Образувано/14/09/201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Вълко Василев Димитров</text:p>
          </table:table-cell>
          <table:table-cell office:value-type="string" calcext:value-type="string">
            <text:p>ЛИЛЯНА ЕООД/ЛИЛЯНА ЕООД</text:p>
          </table:table-cell>
          <table:table-cell office:value-type="string" calcext:value-type="string">
            <text:p>ЛИЛЯНА ЕООД/ЛИЛЯНА ЕООД - 933 лева</text:p>
          </table:table-cell>
          <table:table-cell office:value-type="string" calcext:value-type="string">
            <text:p>933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3028</text:p>
          </table:table-cell>
          <table:table-cell office:value-type="string" calcext:value-type="string">
            <text:p>Образувано/07/04/2017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ЕДИНЕНА БЪЛГАРСКА БАНКА АД; ЕОС МАТРИКС ЕООД</text:p>
          </table:table-cell>
          <table:table-cell office:value-type="string" calcext:value-type="string">
            <text:p>Стефка Иванова Ил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11331</text:p>
          </table:table-cell>
          <table:table-cell office:value-type="string" calcext:value-type="string">
            <text:p>Образувано/08/11/201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; ЮРОБАНК БЪЛГАРИЯ АД; АЛФА БАНКА КЛОН БЪЛГАРИЯ ; ЕОС МАТРИКС ЕООД</text:p>
          </table:table-cell>
          <table:table-cell office:value-type="string" calcext:value-type="string">
            <text:p>Цветомила Георгиева Николова</text:p>
          </table:table-cell>
          <table:table-cell office:value-type="string" calcext:value-type="string">
            <text:p>НАЧАЛНО УЧИЛИЩЕ"П.Р.СЛАВЕЙКОВ"/НАЧАЛНО УЧИЛИЩЕ"П.Р.СЛАВЕЙКОВ"</text:p>
          </table:table-cell>
          <table:table-cell office:value-type="string" calcext:value-type="string">
            <text:p>НАЧАЛНО УЧИЛИЩЕ"П.Р.СЛАВЕЙКОВ"/НАЧАЛНО УЧИЛИЩЕ"П.Р.СЛАВЕЙКОВ" - 1000 лева</text:p>
          </table:table-cell>
          <table:table-cell office:value-type="string" calcext:value-type="string">
            <text:p>100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11331</text:p>
          </table:table-cell>
          <table:table-cell office:value-type="string" calcext:value-type="string">
            <text:p>Образувано/08/11/201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; ЮРОБАНК БЪЛГАРИЯ АД; АЛФА БАНКА КЛОН БЪЛГАРИЯ ; ЕОС МАТРИКС ЕООД</text:p>
          </table:table-cell>
          <table:table-cell office:value-type="string" calcext:value-type="string">
            <text:p>Тонислав Славчев Николов</text:p>
          </table:table-cell>
          <table:table-cell office:value-type="string" calcext:value-type="string">
            <text:p>ТИДИЕМ ПЛАСТ ООД/ТИДИЕМ ПЛАСТ ООД</text:p>
          </table:table-cell>
          <table:table-cell office:value-type="string" calcext:value-type="string">
            <text:p>ТИДИЕМ ПЛАСТ ООД/ТИДИЕМ ПЛАСТ ООД - 560 лева</text:p>
          </table:table-cell>
          <table:table-cell office:value-type="string" calcext:value-type="string">
            <text:p>56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10836</text:p>
          </table:table-cell>
          <table:table-cell office:value-type="string" calcext:value-type="string">
            <text:p>Образувано/16/11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Николай Миладинов Панайот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0031</text:p>
          </table:table-cell>
          <table:table-cell office:value-type="string" calcext:value-type="string">
            <text:p>Образувано/06/01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Елена Николаева Недял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3826</text:p>
          </table:table-cell>
          <table:table-cell office:value-type="string" calcext:value-type="string">
            <text:p>Перемирано/16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Григор Иванов Василев</text:p>
          </table:table-cell>
          <table:table-cell office:value-type="string" calcext:value-type="string">
            <text:p>МСК ВИНИЛ/МСК ВИНИЛ</text:p>
          </table:table-cell>
          <table:table-cell office:value-type="string" calcext:value-type="string">
            <text:p>МСК ВИНИЛ/МСК ВИНИЛ - 950 лева</text:p>
          </table:table-cell>
          <table:table-cell office:value-type="string" calcext:value-type="string">
            <text:p>95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3826</text:p>
          </table:table-cell>
          <table:table-cell office:value-type="string" calcext:value-type="string">
            <text:p>Перемирано/16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Григор Иванов Василев</text:p>
          </table:table-cell>
          <table:table-cell office:value-type="string" calcext:value-type="string">
            <text:p>АДВАНС-2002 ЕООД/АДВАНС-2002 ЕООД</text:p>
          </table:table-cell>
          <table:table-cell office:value-type="string" calcext:value-type="string">
            <text:p>МСК ВИНИЛ/МСК ВИНИЛ - 950 лева</text:p>
          </table:table-cell>
          <table:table-cell office:value-type="string" calcext:value-type="string">
            <text:p>95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856</text:p>
          </table:table-cell>
          <table:table-cell office:value-type="string" calcext:value-type="string">
            <text:p>Образувано/04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ГИНА КИРИЛОВА ПАВ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ТИТАН СОФИЯ ЦЕНТЪР ДЗЗД/ТИТАН СОФИЯ ЦЕНТЪР ДЗЗ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20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Бистра Танева Терзийска</text:p>
          </table:table-cell>
          <table:table-cell office:value-type="string" calcext:value-type="string">
            <text:p>МЕДИКО-ДИАГНОСТИЧНА ЛАБОРАТОРИЯ - ЦИБАЛАБ/МЕДИКО-ДИАГНОСТИЧНА ЛАБОРАТОРИЯ - ЦИБАЛАБ</text:p>
          </table:table-cell>
          <table:table-cell office:value-type="string" calcext:value-type="string">
            <text:p>/ - 514 лева</text:p>
          </table:table-cell>
          <table:table-cell office:value-type="string" calcext:value-type="string">
            <text:p>514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020</text:p>
          </table:table-cell>
          <table:table-cell office:value-type="string" calcext:value-type="string">
            <text:p>Образувано/13/02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Бистра Танева Терзийска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 - 514 лева</text:p>
          </table:table-cell>
          <table:table-cell office:value-type="string" calcext:value-type="string">
            <text:p>514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8856</text:p>
          </table:table-cell>
          <table:table-cell office:value-type="string" calcext:value-type="string">
            <text:p>Образувано/04/09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ГИНА КИРИЛОВА ПАВЛОВА</text:p>
          </table:table-cell>
          <table:table-cell office:value-type="string" calcext:value-type="string">
            <text:p>ТИТАН СОФИЯ ЦЕНТЪР ДЗЗД/ТИТАН СОФИЯ ЦЕНТЪР ДЗЗД</text:p>
          </table:table-cell>
          <table:table-cell office:value-type="string" calcext:value-type="string">
            <text:p>ТИТАН СОФИЯ ЦЕНТЪР ДЗЗД/ТИТАН СОФИЯ ЦЕНТЪР ДЗЗ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02527</text:p>
          </table:table-cell>
          <table:table-cell office:value-type="string" calcext:value-type="string">
            <text:p>Образувано/17/02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С БЕТА България ЕООД; РАЙВЪЛ (ЕУ) ЕАД; АПС България ЕООД</text:p>
          </table:table-cell>
          <table:table-cell office:value-type="string" calcext:value-type="string">
            <text:p>Георги Димитров Сапунджиев</text:p>
          </table:table-cell>
          <table:table-cell office:value-type="string" calcext:value-type="string">
            <text:p>ОСНОВНО УЧИЛИЩЕ <text:s/>НИКОЛА ВАПЦАРОВ/ОСНОВНО УЧИЛИЩЕ <text:s/>НИКОЛА ВАПЦАРОВ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2898</text:p>
          </table:table-cell>
          <table:table-cell office:value-type="string" calcext:value-type="string">
            <text:p>Прекратено и приключено чл. 433/ГПК/09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ТИ БИ АЙ Банк ЕАД</text:p>
          </table:table-cell>
          <table:table-cell office:value-type="string" calcext:value-type="string">
            <text:p>ДИНКО ИВАНОВ НЕНОВ</text:p>
          </table:table-cell>
          <table:table-cell office:value-type="string" calcext:value-type="string">
            <text:p>АУРУБИС БЪЛГАРИЯ АД/АУРУБИС БЪЛГАРИЯ АД</text:p>
          </table:table-cell>
          <table:table-cell office:value-type="string" calcext:value-type="string">
            <text:p>АУРУБИС БЪЛГАРИЯ АД/АУРУБИС БЪЛГАРИЯ АД - 2082 лева</text:p>
          </table:table-cell>
          <table:table-cell office:value-type="string" calcext:value-type="string">
            <text:p>2082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222</text:p>
          </table:table-cell>
          <table:table-cell office:value-type="string" calcext:value-type="string">
            <text:p>Образувано/04/05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нна Илиева Христова</text:p>
          </table:table-cell>
          <table:table-cell office:value-type="string" calcext:value-type="string">
            <text:p>ГРАНТ 83 ЕООД/ГРАНТ 83 ЕООД</text:p>
          </table:table-cell>
          <table:table-cell office:value-type="string" calcext:value-type="string">
            <text:p>ГРАНТ 83 ЕООД/ГРАНТ 83 ЕООД - 780 лева</text:p>
          </table:table-cell>
          <table:table-cell office:value-type="string" calcext:value-type="string">
            <text:p>780 лева</text:p>
          </table:table-cell>
          <table:table-cell table:number-columns-repeated="2" office:value-type="string" calcext:value-type="string">
            <text:p>16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58410401648</text:p>
          </table:table-cell>
          <table:table-cell office:value-type="string" calcext:value-type="string">
            <text:p>Образувано/05/02/2015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ДИМИТЪР КОСТАДИНОВ ШИШ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2100</text:p>
          </table:table-cell>
          <table:table-cell office:value-type="string" calcext:value-type="string">
            <text:p>Образувано/19/11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Адриана Благоева Василева</text:p>
          </table:table-cell>
          <table:table-cell office:value-type="string" calcext:value-type="string">
            <text:p>ПОЛИВО /ЕООД//ПОЛИВО /ЕООД/</text:p>
          </table:table-cell>
          <table:table-cell office:value-type="string" calcext:value-type="string">
            <text:p>СТОЛИЧНА ОБЩИНА; РАЙОН ВЪЗРАЖДАНЕ/СТОЛИЧНА ОБЩИНА; РАЙОН ВЪЗРАЖДАНЕ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2100</text:p>
          </table:table-cell>
          <table:table-cell office:value-type="string" calcext:value-type="string">
            <text:p>Образувано/19/11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Адриана Благоева Василева</text:p>
          </table:table-cell>
          <table:table-cell office:value-type="string" calcext:value-type="string">
            <text:p>СТОЛИЧНА ОБЩИНА; РАЙОН ВЪЗРАЖДАНЕ/СТОЛИЧНА ОБЩИНА; РАЙОН ВЪЗРАЖДАНЕ</text:p>
          </table:table-cell>
          <table:table-cell office:value-type="string" calcext:value-type="string">
            <text:p>СТОЛИЧНА ОБЩИНА; РАЙОН ВЪЗРАЖДАНЕ/СТОЛИЧНА ОБЩИНА; РАЙОН ВЪЗРАЖДАНЕ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0963</text:p>
          </table:table-cell>
          <table:table-cell office:value-type="string" calcext:value-type="string">
            <text:p>Образувано/24/02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нна Илиева Христова</text:p>
          </table:table-cell>
          <table:table-cell office:value-type="string" calcext:value-type="string">
            <text:p>ГРАНТ 83 ЕООД/ГРАНТ 83 ЕООД</text:p>
          </table:table-cell>
          <table:table-cell office:value-type="string" calcext:value-type="string">
            <text:p>ГРАНТ 83 ЕООД/ГРАНТ 83 ЕОО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10555</text:p>
          </table:table-cell>
          <table:table-cell office:value-type="string" calcext:value-type="string">
            <text:p>Образувано/10/11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Здравко Владимиров Мих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670</text:p>
          </table:table-cell>
          <table:table-cell office:value-type="string" calcext:value-type="string">
            <text:p>Образувано/21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тефан Стефанов Славейски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7690</text:p>
          </table:table-cell>
          <table:table-cell office:value-type="string" calcext:value-type="string">
            <text:p>Образувано/04/07/201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Илиана Виолетова Стойкова-ян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38410409473</text:p>
          </table:table-cell>
          <table:table-cell office:value-type="string" calcext:value-type="string">
            <text:p>Образувано/03/09/201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БЕДИНЕНА БЪЛГАРСКА БАНКА АД; ОБЕДИНЕНА БЪЛГАРСКА БАНКА АД; ЕОС МАТРИКС ЕООД</text:p>
          </table:table-cell>
          <table:table-cell office:value-type="string" calcext:value-type="string">
            <text:p>Цветанка Антова Ранге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430</text:p>
          </table:table-cell>
          <table:table-cell office:value-type="string" calcext:value-type="string">
            <text:p>Образувано/12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И БИ АЙ Банк ЕАД</text:p>
          </table:table-cell>
          <table:table-cell office:value-type="string" calcext:value-type="string">
            <text:p>Виктория Геннадиевна Кибка</text:p>
          </table:table-cell>
          <table:table-cell office:value-type="string" calcext:value-type="string">
            <text:p>СЪДЪРЛАНД ГЛОБЪЛ СЪРВИСИЗ БЪЛГАРИЯ ЕООД/СЪДЪРЛАНД ГЛОБЪЛ СЪРВИСИЗ БЪЛГАРИЯ ЕООД</text:p>
          </table:table-cell>
          <table:table-cell office:value-type="string" calcext:value-type="string">
            <text:p>СЪДЪРЛАНД ГЛОБЪЛ СЪРВИСИЗ БЪЛГАРИЯ ЕООД/СЪДЪРЛАНД ГЛОБЪЛ СЪРВИСИЗ БЪЛГАРИЯ ЕООД - 2000 лева</text:p>
          </table:table-cell>
          <table:table-cell office:value-type="string" calcext:value-type="string">
            <text:p>200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3145</text:p>
          </table:table-cell>
          <table:table-cell office:value-type="string" calcext:value-type="string">
            <text:p>Свършено/31/03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ФИ КРЕДИТ БЪЛГАРИЯ ЕООД</text:p>
          </table:table-cell>
          <table:table-cell office:value-type="string" calcext:value-type="string">
            <text:p>Симона Симеонова Йов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0744</text:p>
          </table:table-cell>
          <table:table-cell office:value-type="string" calcext:value-type="string">
            <text:p>Образувано/27/01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Найден Иванов Анге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556</text:p>
          </table:table-cell>
          <table:table-cell office:value-type="string" calcext:value-type="string">
            <text:p>Свършено/16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ФИ КРЕДИТ БЪЛГАРИЯ ЕООД</text:p>
          </table:table-cell>
          <table:table-cell office:value-type="string" calcext:value-type="string">
            <text:p>Лалка Ангелова Стоичкова</text:p>
          </table:table-cell>
          <table:table-cell office:value-type="string" calcext:value-type="string">
            <text:p>78 СРЕДНО УЧИЛИЩЕ "ХРИСТО СМИРНЕНСКИ"/78 СРЕДНО УЧИЛИЩЕ "ХРИСТО СМИРНЕНСКИ"</text:p>
          </table:table-cell>
          <table:table-cell office:value-type="string" calcext:value-type="string">
            <text:p>78 СРЕДНО УЧИЛИЩЕ "ХРИСТО СМИРНЕНСКИ"/78 СРЕДНО УЧИЛИЩЕ "ХРИСТО СМИРНЕНСКИ" - 1040 лева</text:p>
          </table:table-cell>
          <table:table-cell office:value-type="string" calcext:value-type="string">
            <text:p>104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700</text:p>
          </table:table-cell>
          <table:table-cell office:value-type="string" calcext:value-type="string">
            <text:p>Образувано/16/08/2023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; РАЙОН ВИТОША </text:p>
          </table:table-cell>
          <table:table-cell office:value-type="string" calcext:value-type="string">
            <text:p>Айше Исмаил Ибрям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98410402139</text:p>
          </table:table-cell>
          <table:table-cell office:value-type="string" calcext:value-type="string">
            <text:p>Образувано/21/06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ОС МАТРИКС ЕООД</text:p>
          </table:table-cell>
          <table:table-cell office:value-type="string" calcext:value-type="string">
            <text:p>Румен Жечков Вълчев</text:p>
          </table:table-cell>
          <table:table-cell office:value-type="string" calcext:value-type="string">
            <text:p>АЙС СЕКЮРИТИ ЕООД/АЙС СЕКЮРИТИ ЕООД</text:p>
          </table:table-cell>
          <table:table-cell office:value-type="string" calcext:value-type="string">
            <text:p>АЙС СЕКЮРИТИ ЕООД/АЙС СЕКЮРИТИ ЕООД - 780 лева</text:p>
          </table:table-cell>
          <table:table-cell office:value-type="string" calcext:value-type="string">
            <text:p>78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877</text:p>
          </table:table-cell>
          <table:table-cell office:value-type="string" calcext:value-type="string">
            <text:p>Образувано/19/05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РАЙОН ВИТОША </text:p>
          </table:table-cell>
          <table:table-cell office:value-type="string" calcext:value-type="string">
            <text:p>Александър Любчов 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270</text:p>
          </table:table-cell>
          <table:table-cell office:value-type="string" calcext:value-type="string">
            <text:p>Образувано/24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атя Иванова Иванова</text:p>
          </table:table-cell>
          <table:table-cell office:value-type="string" calcext:value-type="string">
            <text:p>СИМОНА И КО ООД/СИМОНА И КО ООД</text:p>
          </table:table-cell>
          <table:table-cell office:value-type="string" calcext:value-type="string">
            <text:p>СИМОНА И КО ООД/СИМОНА И КО ООД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0961</text:p>
          </table:table-cell>
          <table:table-cell office:value-type="string" calcext:value-type="string">
            <text:p>Образувано/24/02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Лазаринка Николаева Йорда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0961</text:p>
          </table:table-cell>
          <table:table-cell office:value-type="string" calcext:value-type="string">
            <text:p>Образувано/24/02/2021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асил Николов Михай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482</text:p>
          </table:table-cell>
          <table:table-cell office:value-type="string" calcext:value-type="string">
            <text:p>Образувано/12/02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; ТИ БИ АЙ Банк ЕАД; АПС БЕТА България ЕООД</text:p>
          </table:table-cell>
          <table:table-cell office:value-type="string" calcext:value-type="string">
            <text:p>Катя Мирчева Сотир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487</text:p>
          </table:table-cell>
          <table:table-cell office:value-type="string" calcext:value-type="string">
            <text:p>Образувано/09/06/2022</text:p>
          </table:table-cell>
          <table:table-cell office:value-type="string" calcext:value-type="string">
            <text:p>В полза на съдилищ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ФИЙСКИ ГРАДСКИ СЪД </text:p>
          </table:table-cell>
          <table:table-cell office:value-type="string" calcext:value-type="string">
            <text:p>Рафаел Митков Григо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3114</text:p>
          </table:table-cell>
          <table:table-cell office:value-type="string" calcext:value-type="string">
            <text:p>Образувано/05/10/201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П ФАКТОРИНГ БЪЛГАРИЯ ЕАД; ЕОС МАТРИКС ЕООД; ЕОС МАТРИКС ЕООД; Банка ДСК АД</text:p>
          </table:table-cell>
          <table:table-cell office:value-type="string" calcext:value-type="string">
            <text:p>Валентин Георгиев Атанасов</text:p>
          </table:table-cell>
          <table:table-cell office:value-type="string" calcext:value-type="string">
            <text:p>ИНТЕРАКАС БИЛД /ЕООД//ИНТЕРАКАС БИЛД /ЕООД/</text:p>
          </table:table-cell>
          <table:table-cell office:value-type="string" calcext:value-type="string">
            <text:p>ИНТЕРАКАС БИЛД /ЕООД//ИНТЕРАКАС БИЛД /ЕООД/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480</text:p>
          </table:table-cell>
          <table:table-cell office:value-type="string" calcext:value-type="string">
            <text:p>Образувано/12/02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; ТИ БИ АЙ Банк ЕАД; АПС БЕТА България ЕООД; АПС БЕТА България ЕООД</text:p>
          </table:table-cell>
          <table:table-cell office:value-type="string" calcext:value-type="string">
            <text:p>Йордан Иванов Паунов</text:p>
          </table:table-cell>
          <table:table-cell office:value-type="string" calcext:value-type="string">
            <text:p>ЕТ ДЕНИ 74 - ДАМЯН ИВАНОВ/ЕТ ДЕНИ 74 - ДАМЯН ИВАНОВ</text:p>
          </table:table-cell>
          <table:table-cell office:value-type="string" calcext:value-type="string">
            <text:p>ЕТ ДЕНИ 74 - ДАМЯН ИВАНОВ/ЕТ ДЕНИ 74 - ДАМЯН ИВАНОВ - 1400 лева</text:p>
          </table:table-cell>
          <table:table-cell office:value-type="string" calcext:value-type="string">
            <text:p>140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483</text:p>
          </table:table-cell>
          <table:table-cell office:value-type="string" calcext:value-type="string">
            <text:p>Образувано/12/02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; ТИ БИ АЙ Банк ЕАД; АПС БЕТА България ЕООД</text:p>
          </table:table-cell>
          <table:table-cell office:value-type="string" calcext:value-type="string">
            <text:p>Иван Николов Нико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872</text:p>
          </table:table-cell>
          <table:table-cell office:value-type="string" calcext:value-type="string">
            <text:p>Образувано/14/03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</text:p>
          </table:table-cell>
          <table:table-cell office:value-type="string" calcext:value-type="string">
            <text:p>Николина Иванова Иванова</text:p>
          </table:table-cell>
          <table:table-cell office:value-type="string" calcext:value-type="string">
            <text:p>Макита 2020 ЕООД/Макита 2020 ЕООД</text:p>
          </table:table-cell>
          <table:table-cell office:value-type="string" calcext:value-type="string">
            <text:p>Макита 2020 ЕООД/Макита 2020 ЕООД - 710 лева</text:p>
          </table:table-cell>
          <table:table-cell office:value-type="string" calcext:value-type="string">
            <text:p>71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314</text:p>
          </table:table-cell>
          <table:table-cell office:value-type="string" calcext:value-type="string">
            <text:p>Образувано/18/04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</text:p>
          </table:table-cell>
          <table:table-cell office:value-type="string" calcext:value-type="string">
            <text:p>Анелия Стефанова Колева</text:p>
          </table:table-cell>
          <table:table-cell office:value-type="string" calcext:value-type="string">
            <text:p>ЕВИТА М БРОКЕР /ООД//ЕВИТА М БРОКЕР /ООД/</text:p>
          </table:table-cell>
          <table:table-cell office:value-type="string" calcext:value-type="string">
            <text:p>ЕВИТА М БРОКЕР /ООД//ЕВИТА М БРОКЕР /ООД/ - 378 лева</text:p>
          </table:table-cell>
          <table:table-cell office:value-type="string" calcext:value-type="string">
            <text:p>378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298</text:p>
          </table:table-cell>
          <table:table-cell office:value-type="string" calcext:value-type="string">
            <text:p>Образувано/17/04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Светозар Николов Нико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329</text:p>
          </table:table-cell>
          <table:table-cell office:value-type="string" calcext:value-type="string">
            <text:p>Образувано/22/04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; АГЕНЦИЯ ЗА КОНТРОЛ НА ПРОСРОЧЕНИ ЗАДЪЛЖЕНИЯ АД; АГЕНЦИЯ <text:s/>ЗА <text:s/>СЪБИРАНЕ <text:s/>НА <text:s/>ВЗЕМАНИЯ ЕАД</text:p>
          </table:table-cell>
          <table:table-cell office:value-type="string" calcext:value-type="string">
            <text:p>Аспарух Александров Аспарух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54</text:p>
          </table:table-cell>
          <table:table-cell office:value-type="string" calcext:value-type="string">
            <text:p>Образувано/12/10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Петър Петров Вел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428</text:p>
          </table:table-cell>
          <table:table-cell office:value-type="string" calcext:value-type="string">
            <text:p>Образувано/02/06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Тинка Атанасова Анге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428</text:p>
          </table:table-cell>
          <table:table-cell office:value-type="string" calcext:value-type="string">
            <text:p>Образувано/02/06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Николай Делчев Ангелов</text:p>
          </table:table-cell>
          <table:table-cell office:value-type="string" calcext:value-type="string">
            <text:p>АЛ ЕКСПЕРТ ТРЕЙДИНГ ЕООД/АЛ ЕКСПЕРТ ТРЕЙДИНГ ЕООД</text:p>
          </table:table-cell>
          <table:table-cell office:value-type="string" calcext:value-type="string">
            <text:p>АЛ ЕКСПЕРТ ТРЕЙДИНГ ЕООД/АЛ ЕКСПЕРТ ТРЕЙДИНГ Е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5130</text:p>
          </table:table-cell>
          <table:table-cell office:value-type="string" calcext:value-type="string">
            <text:p>Образувано/22/12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Наталия Боянова Плугч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1351</text:p>
          </table:table-cell>
          <table:table-cell office:value-type="string" calcext:value-type="string">
            <text:p>Образувано/11/03/2021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ОВАТИВНИ ФИНАНСИ ООД; ТИ БИ АЙ Банк ЕАД</text:p>
          </table:table-cell>
          <table:table-cell office:value-type="string" calcext:value-type="string">
            <text:p>Снежана Неделчева Костади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74</text:p>
          </table:table-cell>
          <table:table-cell office:value-type="string" calcext:value-type="string">
            <text:p>Образувано/06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вайло Неделчев Костад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774</text:p>
          </table:table-cell>
          <table:table-cell office:value-type="string" calcext:value-type="string">
            <text:p>Образувано/06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Емил Неделчев Костад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5130</text:p>
          </table:table-cell>
          <table:table-cell office:value-type="string" calcext:value-type="string">
            <text:p>Образувано/22/12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Наталия Боянова Плугч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834</text:p>
          </table:table-cell>
          <table:table-cell office:value-type="string" calcext:value-type="string">
            <text:p>Образувано/13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Димитър Младенов Радослав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835</text:p>
          </table:table-cell>
          <table:table-cell office:value-type="string" calcext:value-type="string">
            <text:p>Образувано/13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Димитринка Тинкова Добр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6195</text:p>
          </table:table-cell>
          <table:table-cell office:value-type="string" calcext:value-type="string">
            <text:p>Образувано/28/07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РЕДИТ ИНКАСО ИНВЕСТМЪНТС БГ ЕАД</text:p>
          </table:table-cell>
          <table:table-cell office:value-type="string" calcext:value-type="string">
            <text:p>Андреян Цветанов Качамач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378</text:p>
          </table:table-cell>
          <table:table-cell office:value-type="string" calcext:value-type="string">
            <text:p>Образувано/07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Любка Стоянова Добревск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052</text:p>
          </table:table-cell>
          <table:table-cell office:value-type="string" calcext:value-type="string">
            <text:p>Образувано/13/09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Симеон Танев Михай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008</text:p>
          </table:table-cell>
          <table:table-cell office:value-type="string" calcext:value-type="string">
            <text:p>Образув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РОСТИСЛАВ СВЕТОСЛАВОВ СУНЧЕВ</text:p>
          </table:table-cell>
          <table:table-cell office:value-type="string" calcext:value-type="string">
            <text:p>ПЕРЛАПАК /ЕООД//ПЕРЛАПАК /ЕООД/</text:p>
          </table:table-cell>
          <table:table-cell office:value-type="string" calcext:value-type="string">
            <text:p>ЛН СЪЛЮШЪНС ООД/ЛН СЪЛЮШЪНС ООД - null лева; ПЕРЛАПАК /ЕООД//ПЕРЛАПАК /ЕООД/ - 150 лева</text:p>
          </table:table-cell>
          <table:table-cell office:value-type="string" calcext:value-type="string">
            <text:p>150 лева</text:p>
          </table:table-cell>
          <table:table-cell table:number-columns-repeated="2" office:value-type="string" calcext:value-type="string">
            <text:p>16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48410400321</text:p>
          </table:table-cell>
          <table:table-cell office:value-type="string" calcext:value-type="string">
            <text:p>Образувано/31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офия Лазарова Соко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2775</text:p>
          </table:table-cell>
          <table:table-cell office:value-type="string" calcext:value-type="string">
            <text:p>Образувано/18/07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П ФАКТОРИНГ БЪЛГАРИЯ ЕАД; ЕОС МАТРИКС ЕООД; Банка ДСК АД</text:p>
          </table:table-cell>
          <table:table-cell office:value-type="string" calcext:value-type="string">
            <text:p>Пейо Тошков Мари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532</text:p>
          </table:table-cell>
          <table:table-cell office:value-type="string" calcext:value-type="string">
            <text:p>Образувано/15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Тодор Иванов Георгиев</text:p>
          </table:table-cell>
          <table:table-cell office:value-type="string" calcext:value-type="string">
            <text:p>Пюрити /ЕООД//Пюрити /ЕООД/</text:p>
          </table:table-cell>
          <table:table-cell office:value-type="string" calcext:value-type="string">
            <text:p>Пюрити /ЕООД//Пюрити /ЕООД/ - 160 лева</text:p>
          </table:table-cell>
          <table:table-cell office:value-type="string" calcext:value-type="string">
            <text:p>16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529</text:p>
          </table:table-cell>
          <table:table-cell office:value-type="string" calcext:value-type="string">
            <text:p>Образувано/15/02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Руслан Атанасов Даскалов</text:p>
          </table:table-cell>
          <table:table-cell office:value-type="string" calcext:value-type="string">
            <text:p>КОНДОР БАУ ЕООД/КОНДОР БАУ ЕООД</text:p>
          </table:table-cell>
          <table:table-cell office:value-type="string" calcext:value-type="string">
            <text:p>КОНДОР БАУ ЕООД/КОНДОР БАУ ЕООД - 560 лева</text:p>
          </table:table-cell>
          <table:table-cell office:value-type="string" calcext:value-type="string">
            <text:p>56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8150</text:p>
          </table:table-cell>
          <table:table-cell office:value-type="string" calcext:value-type="string">
            <text:p>Образувано/15/09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Вера Христова Костадин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008</text:p>
          </table:table-cell>
          <table:table-cell office:value-type="string" calcext:value-type="string">
            <text:p>Образув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РОСТИСЛАВ СВЕТОСЛАВОВ СУНЧЕВ</text:p>
          </table:table-cell>
          <table:table-cell office:value-type="string" calcext:value-type="string">
            <text:p>ЛН СЪЛЮШЪНС ООД/ЛН СЪЛЮШЪНС ООД</text:p>
          </table:table-cell>
          <table:table-cell office:value-type="string" calcext:value-type="string">
            <text:p>ЛН СЪЛЮШЪНС ООД/ЛН СЪЛЮШЪНС ООД - null лева; ПЕРЛАПАК /ЕООД//ПЕРЛАПАК /ЕООД/ - 150 лева</text:p>
          </table:table-cell>
          <table:table-cell office:value-type="string" calcext:value-type="string">
            <text:p>150 лева</text:p>
          </table:table-cell>
          <table:table-cell table:number-columns-repeated="2" office:value-type="string" calcext:value-type="string">
            <text:p>16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2008</text:p>
          </table:table-cell>
          <table:table-cell office:value-type="string" calcext:value-type="string">
            <text:p>Образув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ДИМА СВЕТОСЛАВОВА <text:s/>СУН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008</text:p>
          </table:table-cell>
          <table:table-cell office:value-type="string" calcext:value-type="string">
            <text:p>Образув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расимира Йорданова Сун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0007</text:p>
          </table:table-cell>
          <table:table-cell office:value-type="string" calcext:value-type="string">
            <text:p>Перемирано/12/09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Христо Кирилов Сотиров</text:p>
          </table:table-cell>
          <table:table-cell office:value-type="string" calcext:value-type="string">
            <text:p>ЧИСТОТА СОФИЯ АД/ЧИСТОТА СОФИЯ АД</text:p>
          </table:table-cell>
          <table:table-cell office:value-type="string" calcext:value-type="string">
            <text:p>ЧИСТОТА СОФИЯ АД/ЧИСТОТА СОФИЯ АД - 110 лева</text:p>
          </table:table-cell>
          <table:table-cell office:value-type="string" calcext:value-type="string">
            <text:p>11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00914</text:p>
          </table:table-cell>
          <table:table-cell office:value-type="string" calcext:value-type="string">
            <text:p>Перемирано/19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 ЛЕГО АД</text:p>
          </table:table-cell>
          <table:table-cell office:value-type="string" calcext:value-type="string">
            <text:p>Панчо Павлов Благоев</text:p>
          </table:table-cell>
          <table:table-cell office:value-type="string" calcext:value-type="string">
            <text:p>АДАМАНТ СЪРВИС ГРУП ЕАД/АДАМАНТ СЪРВИС ГРУП ЕАД</text:p>
          </table:table-cell>
          <table:table-cell office:value-type="string" calcext:value-type="string">
            <text:p>АДАМАНТ СЪРВИС ГРУП ЕАД/АДАМАНТ СЪРВИС ГРУП ЕАД - 77 лева</text:p>
          </table:table-cell>
          <table:table-cell office:value-type="string" calcext:value-type="string">
            <text:p>77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1886</text:p>
          </table:table-cell>
          <table:table-cell office:value-type="string" calcext:value-type="string">
            <text:p>Образувано/28/06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</text:p>
          </table:table-cell>
          <table:table-cell office:value-type="string" calcext:value-type="string">
            <text:p>Василка Николова Младенова</text:p>
          </table:table-cell>
          <table:table-cell office:value-type="string" calcext:value-type="string">
            <text:p>ГРИЙН ПАРТНЪРС-БКС ДЗЗД/ГРИЙН ПАРТНЪРС-БКС ДЗЗД</text:p>
          </table:table-cell>
          <table:table-cell office:value-type="string" calcext:value-type="string">
            <text:p>ГРИЙН ПАРТНЪРС-БКС ДЗЗД/ГРИЙН ПАРТНЪРС-БКС ДЗЗ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05353</text:p>
          </table:table-cell>
          <table:table-cell office:value-type="string" calcext:value-type="string">
            <text:p>Образувано/20/05/201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Роза Георгиева Ил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3136</text:p>
          </table:table-cell>
          <table:table-cell office:value-type="string" calcext:value-type="string">
            <text:p>Образувано/25/08/202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Георги Георгиев Дамя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6038</text:p>
          </table:table-cell>
          <table:table-cell office:value-type="string" calcext:value-type="string">
            <text:p>Перемирано/07/08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МАРТ КЪЛЕКТ ЕООД; АГЕНЦИЯ <text:s/>ЗА <text:s/>СЪБИРАНЕ <text:s/>НА <text:s/>ВЗЕМАНИЯ ЕАД</text:p>
          </table:table-cell>
          <table:table-cell office:value-type="string" calcext:value-type="string">
            <text:p>Любка Маринова Шуманова</text:p>
          </table:table-cell>
          <table:table-cell office:value-type="string" calcext:value-type="string">
            <text:p>ВАСИЛКА - АГЕНЦИЯ ЗА ЧИСТОТА ЕООД/ВАСИЛКА - АГЕНЦИЯ ЗА ЧИСТОТА ЕООД</text:p>
          </table:table-cell>
          <table:table-cell office:value-type="string" calcext:value-type="string">
            <text:p>РИЪЛ ЕСТЕЙТ СЪРВИЗ ГРУП БЪЛГАРИЯ ООД/РИЪЛ ЕСТЕЙТ СЪРВИЗ ГРУП БЪЛГАРИЯ ООД - null лева; ВАСИЛКА - АГЕНЦИЯ ЗА ЧИСТОТА ЕООД/ВАСИЛКА - АГЕНЦИЯ ЗА ЧИСТОТА ЕООД - 150 лева</text:p>
          </table:table-cell>
          <table:table-cell office:value-type="string" calcext:value-type="string">
            <text:p>15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6038</text:p>
          </table:table-cell>
          <table:table-cell office:value-type="string" calcext:value-type="string">
            <text:p>Перемирано/07/08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МАРТ КЪЛЕКТ ЕООД; АГЕНЦИЯ <text:s/>ЗА <text:s/>СЪБИРАНЕ <text:s/>НА <text:s/>ВЗЕМАНИЯ ЕАД</text:p>
          </table:table-cell>
          <table:table-cell office:value-type="string" calcext:value-type="string">
            <text:p>Любка Маринова Шуманова</text:p>
          </table:table-cell>
          <table:table-cell office:value-type="string" calcext:value-type="string">
            <text:p>РИЪЛ ЕСТЕЙТ СЪРВИЗ ГРУП БЪЛГАРИЯ ООД/РИЪЛ ЕСТЕЙТ СЪРВИЗ ГРУП БЪЛГАРИЯ ООД</text:p>
          </table:table-cell>
          <table:table-cell office:value-type="string" calcext:value-type="string">
            <text:p>РИЪЛ ЕСТЕЙТ СЪРВИЗ ГРУП БЪЛГАРИЯ ООД/РИЪЛ ЕСТЕЙТ СЪРВИЗ ГРУП БЪЛГАРИЯ ООД - null лева; ВАСИЛКА - АГЕНЦИЯ ЗА ЧИСТОТА ЕООД/ВАСИЛКА - АГЕНЦИЯ ЗА ЧИСТОТА ЕООД - 150 лева</text:p>
          </table:table-cell>
          <table:table-cell office:value-type="string" calcext:value-type="string">
            <text:p>15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1650</text:p>
          </table:table-cell>
          <table:table-cell office:value-type="string" calcext:value-type="string">
            <text:p>Образувано/19/03/2021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Стоян Владимиров Ка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1165</text:p>
          </table:table-cell>
          <table:table-cell office:value-type="string" calcext:value-type="string">
            <text:p>Образувано/03/04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ронтекс Интернешънъл ЕАД</text:p>
          </table:table-cell>
          <table:table-cell office:value-type="string" calcext:value-type="string">
            <text:p>Румяна Георгиева Ангелова</text:p>
          </table:table-cell>
          <table:table-cell office:value-type="string" calcext:value-type="string">
            <text:p>МЕРКУРИЙ-99 ООД/МЕРКУРИЙ-99 ООД</text:p>
          </table:table-cell>
          <table:table-cell office:value-type="string" calcext:value-type="string">
            <text:p>МЕРКУРИЙ-99 ООД/МЕРКУРИЙ-99 ООД - 750 лева</text:p>
          </table:table-cell>
          <table:table-cell office:value-type="string" calcext:value-type="string">
            <text:p>75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018</text:p>
          </table:table-cell>
          <table:table-cell office:value-type="string" calcext:value-type="string">
            <text:p>Образувано/11/07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ЦИОНАЛНА АГЕНЦИЯ ЗА ПРИХОДИТЕ </text:p>
          </table:table-cell>
          <table:table-cell office:value-type="string" calcext:value-type="string">
            <text:p>Огнян Асенов Христ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305</text:p>
          </table:table-cell>
          <table:table-cell office:value-type="string" calcext:value-type="string">
            <text:p>Образувано/26/01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Стефка Асенова Трайкова</text:p>
          </table:table-cell>
          <table:table-cell office:value-type="string" calcext:value-type="string">
            <text:p>ПОДЕЛЕНИЕ СТУДЕНТСКИ ОБЩЕЖИТИЯ И СТОЛОВЕ КЪМ ТЕХНИЧЕСКИ УНИВЕРСИТЕТ/ПОДЕЛЕНИЕ СТУДЕНТСКИ ОБЩЕЖИТИЯ И СТОЛОВЕ КЪМ ТЕХНИЧЕСКИ УНИВЕРСИТЕТ</text:p>
          </table:table-cell>
          <table:table-cell office:value-type="string" calcext:value-type="string">
            <text:p>ПОДЕЛЕНИЕ СТУДЕНТСКИ ОБЩЕЖИТИЯ И СТОЛОВЕ КЪМ ТЕХНИЧЕСКИ УНИВЕРСИТЕТ/ПОДЕЛЕНИЕ СТУДЕНТСКИ ОБЩЕЖИТИЯ И СТОЛОВЕ КЪМ ТЕХНИЧЕСКИ УНИВЕРСИТЕТ - 462 лева</text:p>
          </table:table-cell>
          <table:table-cell office:value-type="string" calcext:value-type="string">
            <text:p>462 лева</text:p>
          </table:table-cell>
          <table:table-cell table:number-columns-repeated="2" office:value-type="string" calcext:value-type="string">
            <text:p>16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48410402144</text:p>
          </table:table-cell>
          <table:table-cell office:value-type="string" calcext:value-type="string">
            <text:p>Образувано/23/07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</text:p>
          </table:table-cell>
          <table:table-cell office:value-type="string" calcext:value-type="string">
            <text:p>Албена Ангелова Михайл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034</text:p>
          </table:table-cell>
          <table:table-cell office:value-type="string" calcext:value-type="string">
            <text:p>Образувано/12/07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</text:p>
          </table:table-cell>
          <table:table-cell office:value-type="string" calcext:value-type="string">
            <text:p>Румен Бориславов Миц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53</text:p>
          </table:table-cell>
          <table:table-cell office:value-type="string" calcext:value-type="string">
            <text:p>Образувано/12/10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Мирослав Гутиеров Цо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325</text:p>
          </table:table-cell>
          <table:table-cell office:value-type="string" calcext:value-type="string">
            <text:p>Образувано/31/07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Жасмина Исакова Дамянова</text:p>
          </table:table-cell>
          <table:table-cell office:value-type="string" calcext:value-type="string">
            <text:p>ОБЕДИНЕНО ДЕТСКО ЗАВЕДЕНИЕ N 179 СИНЧЕЦ/ОБЕДИНЕНО ДЕТСКО ЗАВЕДЕНИЕ N 179 СИНЧЕЦ</text:p>
          </table:table-cell>
          <table:table-cell office:value-type="string" calcext:value-type="string">
            <text:p>ОБЕДИНЕНО ДЕТСКО ЗАВЕДЕНИЕ N 179 СИНЧЕЦ/ОБЕДИНЕНО ДЕТСКО ЗАВЕДЕНИЕ N 179 СИНЧЕЦ - 819 лева</text:p>
          </table:table-cell>
          <table:table-cell office:value-type="string" calcext:value-type="string">
            <text:p>819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325</text:p>
          </table:table-cell>
          <table:table-cell office:value-type="string" calcext:value-type="string">
            <text:p>Образувано/31/07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ветлана Николаева Дамянова</text:p>
          </table:table-cell>
          <table:table-cell office:value-type="string" calcext:value-type="string">
            <text:p>ОБЕДИНЕНО ДЕТСКО ЗАВЕДЕНИЕ N 179 СИНЧЕЦ/ОБЕДИНЕНО ДЕТСКО ЗАВЕДЕНИЕ N 179 СИНЧЕЦ</text:p>
          </table:table-cell>
          <table:table-cell office:value-type="string" calcext:value-type="string">
            <text:p>ОБЕДИНЕНО ДЕТСКО ЗАВЕДЕНИЕ N 179 СИНЧЕЦ/ОБЕДИНЕНО ДЕТСКО ЗАВЕДЕНИЕ N 179 СИНЧЕЦ - 1709 лева</text:p>
          </table:table-cell>
          <table:table-cell office:value-type="string" calcext:value-type="string">
            <text:p>1709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353</text:p>
          </table:table-cell>
          <table:table-cell office:value-type="string" calcext:value-type="string">
            <text:p>Образувано/01/08/2024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ЦИОНАЛНА АГЕНЦИЯ ЗА ПРИХОДИТЕ </text:p>
          </table:table-cell>
          <table:table-cell office:value-type="string" calcext:value-type="string">
            <text:p>Ивайло Първанов Тош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2256</text:p>
          </table:table-cell>
          <table:table-cell office:value-type="string" calcext:value-type="string">
            <text:p>Образувано/30/07/2024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Ралица Николаева Маркова</text:p>
          </table:table-cell>
          <table:table-cell office:value-type="string" calcext:value-type="string">
            <text:p>КОТЕТЕРОВ-ИНВЕСТ ЕООД/КОТЕТЕРОВ-ИНВЕСТ ЕООД</text:p>
          </table:table-cell>
          <table:table-cell office:value-type="string" calcext:value-type="string">
            <text:p>КОТЕТЕРОВ-ИНВЕСТ ЕООД/КОТЕТЕРОВ-ИНВЕСТ ЕООД - 610 лева</text:p>
          </table:table-cell>
          <table:table-cell office:value-type="string" calcext:value-type="string">
            <text:p>61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8410400437</text:p>
          </table:table-cell>
          <table:table-cell office:value-type="string" calcext:value-type="string">
            <text:p>Образувано/12/02/2024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; ТИ БИ АЙ Банк ЕАД; АПС БЕТА България ЕООД</text:p>
          </table:table-cell>
          <table:table-cell office:value-type="string" calcext:value-type="string">
            <text:p>Веселин Шишманов Мицев</text:p>
          </table:table-cell>
          <table:table-cell office:value-type="string" calcext:value-type="string">
            <text:p>МОНОЛИТ АД/МОНОЛИТ АД</text:p>
          </table:table-cell>
          <table:table-cell office:value-type="string" calcext:value-type="string">
            <text:p>МОНОЛИТ АД/МОНОЛИТ АД - 467 лева</text:p>
          </table:table-cell>
          <table:table-cell office:value-type="string" calcext:value-type="string">
            <text:p>467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544</text:p>
          </table:table-cell>
          <table:table-cell office:value-type="string" calcext:value-type="string">
            <text:p>Образувано/08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Николай Николаев Ив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051</text:p>
          </table:table-cell>
          <table:table-cell office:value-type="string" calcext:value-type="string">
            <text:p>Образувано/13/09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Огнян Стефанов Иванов</text:p>
          </table:table-cell>
          <table:table-cell office:value-type="string" calcext:value-type="string">
            <text:p>СТРОЙ КА /ЕООД/</text:p>
            <text:p>гр.ВАРНА;  "Княз Дондуков"  №29 вх.1 ап.4/СТРОЙ КА /ЕООД/</text:p>
            <text:p>гр.ВАРНА;  "Княз Дондуков"  №29 вх.1 ап.4</text:p>
          </table:table-cell>
          <table:table-cell office:value-type="string" calcext:value-type="string">
            <text:p>Ейч ди строймаркет ЕООД/Ейч ди строймаркет ЕООД - 325 лева; СТРОЙ КА /ЕООД/</text:p>
            <text:p>гр.ВАРНА;  "Княз Дондуков"  №29 вх.1 ап.4/СТРОЙ КА /ЕООД/</text:p>
            <text:p>гр.ВАРНА;  "Княз Дондуков"  №29 вх.1 ап.4 - 305 лева</text:p>
          </table:table-cell>
          <table:table-cell office:value-type="string" calcext:value-type="string">
            <text:p>63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051</text:p>
          </table:table-cell>
          <table:table-cell office:value-type="string" calcext:value-type="string">
            <text:p>Образувано/13/09/2023</text:p>
          </table:table-cell>
          <table:table-cell office:value-type="string" calcext:value-type="string">
            <text:p>В полза на физически л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Огнян Стефанов Иванов</text:p>
          </table:table-cell>
          <table:table-cell office:value-type="string" calcext:value-type="string">
            <text:p>Ейч ди строймаркет ЕООД/Ейч ди строймаркет ЕООД</text:p>
          </table:table-cell>
          <table:table-cell office:value-type="string" calcext:value-type="string">
            <text:p>Ейч ди строймаркет ЕООД/Ейч ди строймаркет ЕООД - 325 лева; СТРОЙ КА /ЕООД/</text:p>
            <text:p>гр.ВАРНА;  "Княз Дондуков"  №29 вх.1 ап.4/СТРОЙ КА /ЕООД/</text:p>
            <text:p>гр.ВАРНА;  "Княз Дондуков"  №29 вх.1 ап.4 - 305 лева</text:p>
          </table:table-cell>
          <table:table-cell office:value-type="string" calcext:value-type="string">
            <text:p>63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45</text:p>
          </table:table-cell>
          <table:table-cell office:value-type="string" calcext:value-type="string">
            <text:p>Образувано/12/10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Стефан Атанасо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008</text:p>
          </table:table-cell>
          <table:table-cell office:value-type="string" calcext:value-type="string">
            <text:p>Образув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ветослав Димов Сунч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2008</text:p>
          </table:table-cell>
          <table:table-cell office:value-type="string" calcext:value-type="string">
            <text:p>Образувано/31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расимира Йорданова Сунч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2188</text:p>
          </table:table-cell>
          <table:table-cell office:value-type="string" calcext:value-type="string">
            <text:p>Перемирано/18/10/2019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ЕМИЛ ВАЛЕНТИНОВ ГЕРАСИМОВ</text:p>
          </table:table-cell>
          <table:table-cell office:value-type="string" calcext:value-type="string">
            <text:p>РИЙВЪР ИНВЕСТ ЕООД/РИЙВЪР ИНВЕСТ ЕООД</text:p>
          </table:table-cell>
          <table:table-cell office:value-type="string" calcext:value-type="string">
            <text:p>РИЙВЪР ИНВЕСТ ЕООД/РИЙВЪР ИНВЕСТ ЕООД - 650 лева</text:p>
          </table:table-cell>
          <table:table-cell office:value-type="string" calcext:value-type="string">
            <text:p>650 лева</text:p>
          </table:table-cell>
          <table:table-cell table:number-columns-repeated="2" office:value-type="string" calcext:value-type="string">
            <text:p>16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68410406215</text:p>
          </table:table-cell>
          <table:table-cell office:value-type="string" calcext:value-type="string">
            <text:p>Образувано/30/06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БЕДИНЕНА БЪЛГАРСКА БАНКА АД; ЕОС МАТРИКС ЕООД</text:p>
          </table:table-cell>
          <table:table-cell office:value-type="string" calcext:value-type="string">
            <text:p>Елена Емилова Карамфилова</text:p>
          </table:table-cell>
          <table:table-cell office:value-type="string" calcext:value-type="string">
            <text:p>Микеле Холд Груп ЕООД/Микеле Холд Груп ЕООД</text:p>
          </table:table-cell>
          <table:table-cell office:value-type="string" calcext:value-type="string">
            <text:p>Микеле Холд Груп ЕООД/Микеле Холд Груп ЕООД - null лева; ОБЕДИНЕНА ТЪРГОВСКА КОМПАНИЯ ЛМ /ЕООД//ОБЕДИНЕНА ТЪРГОВСКА КОМПАНИЯ ЛМ /ЕООД/ - 566 лева</text:p>
          </table:table-cell>
          <table:table-cell office:value-type="string" calcext:value-type="string">
            <text:p>566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6215</text:p>
          </table:table-cell>
          <table:table-cell office:value-type="string" calcext:value-type="string">
            <text:p>Образувано/30/06/2016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БЕДИНЕНА БЪЛГАРСКА БАНКА АД; ЕОС МАТРИКС ЕООД</text:p>
          </table:table-cell>
          <table:table-cell office:value-type="string" calcext:value-type="string">
            <text:p>Елена Емилова Карамфилова</text:p>
          </table:table-cell>
          <table:table-cell office:value-type="string" calcext:value-type="string">
            <text:p>ОБЕДИНЕНА ТЪРГОВСКА КОМПАНИЯ ЛМ /ЕООД//ОБЕДИНЕНА ТЪРГОВСКА КОМПАНИЯ ЛМ /ЕООД/</text:p>
          </table:table-cell>
          <table:table-cell office:value-type="string" calcext:value-type="string">
            <text:p>Микеле Холд Груп ЕООД/Микеле Холд Груп ЕООД - null лева; ОБЕДИНЕНА ТЪРГОВСКА КОМПАНИЯ ЛМ /ЕООД//ОБЕДИНЕНА ТЪРГОВСКА КОМПАНИЯ ЛМ /ЕООД/ - 566 лева</text:p>
          </table:table-cell>
          <table:table-cell office:value-type="string" calcext:value-type="string">
            <text:p>566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88410403921</text:p>
          </table:table-cell>
          <table:table-cell office:value-type="string" calcext:value-type="string">
            <text:p>Образувано/01/11/2018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КС КОЛЕКТ ЕООД</text:p>
          </table:table-cell>
          <table:table-cell office:value-type="string" calcext:value-type="string">
            <text:p>ЕМИЛ ВАЛЕНТИНОВ ГЕРАСИМОВ</text:p>
          </table:table-cell>
          <table:table-cell office:value-type="string" calcext:value-type="string">
            <text:p>РИЙВЪР ИНВЕСТ ЕООД/РИЙВЪР ИНВЕСТ ЕООД</text:p>
          </table:table-cell>
          <table:table-cell office:value-type="string" calcext:value-type="string">
            <text:p>РИЙВЪР ИНВЕСТ ЕООД/РИЙВЪР ИНВЕСТ ЕООД - 650 лева</text:p>
          </table:table-cell>
          <table:table-cell office:value-type="string" calcext:value-type="string">
            <text:p>65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4488</text:p>
          </table:table-cell>
          <table:table-cell office:value-type="string" calcext:value-type="string">
            <text:p>Образувано/21/10/2022</text:p>
          </table:table-cell>
          <table:table-cell office:value-type="string" calcext:value-type="string">
            <text:p>Част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</text:p>
          </table:table-cell>
          <table:table-cell office:value-type="string" calcext:value-type="string">
            <text:p>Мариела Иванова Деспот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543</text:p>
          </table:table-cell>
          <table:table-cell office:value-type="string" calcext:value-type="string">
            <text:p>Образувано/08/11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вайло Михайлов Радо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86</text:p>
          </table:table-cell>
          <table:table-cell office:value-type="string" calcext:value-type="string">
            <text:p>Образувано/25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ван Георгие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ИВАС АУТО ЕООД/ИВАС АУТО ЕООД - 170 лева</text:p>
          </table:table-cell>
          <table:table-cell office:value-type="string" calcext:value-type="string">
            <text:p>17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1986</text:p>
          </table:table-cell>
          <table:table-cell office:value-type="string" calcext:value-type="string">
            <text:p>Образувано/25/05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Йордан Георгиев Димит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785</text:p>
          </table:table-cell>
          <table:table-cell office:value-type="string" calcext:value-type="string">
            <text:p>Образувано/29/06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Пенка Пенчева Тот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46</text:p>
          </table:table-cell>
          <table:table-cell office:value-type="string" calcext:value-type="string">
            <text:p>Образувано/18/10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ван Стефанов Стефанов</text:p>
          </table:table-cell>
          <table:table-cell office:value-type="string" calcext:value-type="string">
            <text:p>КОМСИГ ЕАД/КОМСИГ ЕАД</text:p>
          </table:table-cell>
          <table:table-cell office:value-type="string" calcext:value-type="string">
            <text:p>КОМСИГ ЕАД/КОМСИГ ЕАД - 1077 лева</text:p>
          </table:table-cell>
          <table:table-cell office:value-type="string" calcext:value-type="string">
            <text:p>1077 лева</text:p>
          </table:table-cell>
          <table:table-cell table:number-columns-repeated="2" office:value-type="string" calcext:value-type="string">
            <text:p>16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38410402668</text:p>
          </table:table-cell>
          <table:table-cell office:value-type="string" calcext:value-type="string">
            <text:p>Образувано/16/08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Галя Иванова Георгиева</text:p>
          </table:table-cell>
          <table:table-cell office:value-type="string" calcext:value-type="string">
            <text:p>ЦЕКАРЕ ЕООД/ЦЕКАРЕ ЕООД</text:p>
          </table:table-cell>
          <table:table-cell office:value-type="string" calcext:value-type="string">
            <text:p>ЦЕКАРЕ ЕООД/ЦЕКАРЕ ЕООД - 600 лева</text:p>
          </table:table-cell>
          <table:table-cell office:value-type="string" calcext:value-type="string">
            <text:p>60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3060</text:p>
          </table:table-cell>
          <table:table-cell office:value-type="string" calcext:value-type="string">
            <text:p>Перемирано/16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П СОФИЯ — ОФИС ЛЮЛИН ; АГЕНЦИЯ <text:s/>ЗА <text:s/>СЪБИРАНЕ <text:s/>НА <text:s/>ВЗЕМАНИЯ ЕАД; УниКредит Булбанк АД</text:p>
          </table:table-cell>
          <table:table-cell office:value-type="string" calcext:value-type="string">
            <text:p>Павел Георгиев Герг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3060</text:p>
          </table:table-cell>
          <table:table-cell office:value-type="string" calcext:value-type="string">
            <text:p>Перемирано/16/08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П СОФИЯ — ОФИС ЛЮЛИН ; АГЕНЦИЯ <text:s/>ЗА <text:s/>СЪБИРАНЕ <text:s/>НА <text:s/>ВЗЕМАНИЯ ЕАД; УниКредит Булбанк АД</text:p>
          </table:table-cell>
          <table:table-cell office:value-type="string" calcext:value-type="string">
            <text:p>Любомир Сашков Деми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430</text:p>
          </table:table-cell>
          <table:table-cell office:value-type="string" calcext:value-type="string">
            <text:p>Образувано/02/06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Наталия Томова Мит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430</text:p>
          </table:table-cell>
          <table:table-cell office:value-type="string" calcext:value-type="string">
            <text:p>Образувано/02/06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итко Любомиров Мит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7004</text:p>
          </table:table-cell>
          <table:table-cell office:value-type="string" calcext:value-type="string">
            <text:p>Перемирано/19/10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Костадин Николов Костадинов</text:p>
          </table:table-cell>
          <table:table-cell office:value-type="string" calcext:value-type="string">
            <text:p>КОВЕ 09 ЕООД/КОВЕ 09 ЕООД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08410403634</text:p>
          </table:table-cell>
          <table:table-cell office:value-type="string" calcext:value-type="string">
            <text:p>Образувано/18/09/2020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ОВАТИВНИ ФИНАНСИ ООД; ТИ БИ АЙ Банк ЕАД</text:p>
          </table:table-cell>
          <table:table-cell office:value-type="string" calcext:value-type="string">
            <text:p>Даниела Димитрова Лес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08410404545</text:p>
          </table:table-cell>
          <table:table-cell office:value-type="string" calcext:value-type="string">
            <text:p>Образувано/25/11/2010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Кирил Данчев Гор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52</text:p>
          </table:table-cell>
          <table:table-cell office:value-type="string" calcext:value-type="string">
            <text:p>Образувано/19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пас Николаев Шишк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4052</text:p>
          </table:table-cell>
          <table:table-cell office:value-type="string" calcext:value-type="string">
            <text:p>Образувано/19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Росица Николаева Шишк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8410402528</text:p>
          </table:table-cell>
          <table:table-cell office:value-type="string" calcext:value-type="string">
            <text:p>Образувано/15/06/202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Маргаритка Симеонова Василева</text:p>
          </table:table-cell>
          <table:table-cell office:value-type="string" calcext:value-type="string">
            <text:p>ЕЛИТ - П ЕООД/ЕЛИТ - П ЕООД</text:p>
          </table:table-cell>
          <table:table-cell office:value-type="string" calcext:value-type="string">
            <text:p>ЕЛИТ - П ЕООД/ЕЛИТ - П Е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06923</text:p>
          </table:table-cell>
          <table:table-cell office:value-type="string" calcext:value-type="string">
            <text:p>Перемирано/17/03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ГЕНЦИЯ <text:s/>ЗА <text:s/>СЪБИРАНЕ <text:s/>НА <text:s/>ВЗЕМАНИЯ ЕАД</text:p>
          </table:table-cell>
          <table:table-cell office:value-type="string" calcext:value-type="string">
            <text:p>Айше Мехмед Иванова</text:p>
          </table:table-cell>
          <table:table-cell office:value-type="string" calcext:value-type="string">
            <text:p>ПРОФЕСИОНАЛЕН УЧЕБЕН ЦЕНТЪР АВТОТРАНСПОРТ 99 ЕООД/ПРОФЕСИОНАЛЕН УЧЕБЕН ЦЕНТЪР АВТОТРАНСПОРТ 99 ЕООД</text:p>
          </table:table-cell>
          <table:table-cell office:value-type="string" calcext:value-type="string">
            <text:p>ПРОФЕСИОНАЛЕН УЧЕБЕН ЦЕНТЪР АВТОТРАНСПОРТ 99 ЕООД/ПРОФЕСИОНАЛЕН УЧЕБЕН ЦЕНТЪР АВТОТРАНСПОРТ 99 ЕООД - 2000 лева</text:p>
          </table:table-cell>
          <table:table-cell office:value-type="string" calcext:value-type="string">
            <text:p>200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10003</text:p>
          </table:table-cell>
          <table:table-cell office:value-type="string" calcext:value-type="string">
            <text:p>Перемирано/04/02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ронтекс Интернешънъл ЕАД</text:p>
          </table:table-cell>
          <table:table-cell office:value-type="string" calcext:value-type="string">
            <text:p>Траян Найденов Трая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1720</text:p>
          </table:table-cell>
          <table:table-cell office:value-type="string" calcext:value-type="string">
            <text:p>Образувано/27/02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Боянка Георгиева Боева</text:p>
          </table:table-cell>
          <table:table-cell office:value-type="string" calcext:value-type="string">
            <text:p>МНОГОПРОФИЛНА БОЛНИЦА ЗА АКТИВНО ЛЕЧЕНИЕ "СВЕТА АННА" СОФИЯ АД/МНОГОПРОФИЛНА БОЛНИЦА ЗА АКТИВНО ЛЕЧЕНИЕ "СВЕТА АННА" СОФИЯ АД</text:p>
          </table:table-cell>
          <table:table-cell office:value-type="string" calcext:value-type="string">
            <text:p>МНОГОПРОФИЛНА БОЛНИЦА ЗА АКТИВНО ЛЕЧЕНИЕ "СВЕТА АННА" СОФИЯ АД/МНОГОПРОФИЛНА БОЛНИЦА ЗА АКТИВНО ЛЕЧЕНИЕ "СВЕТА АННА" СОФИЯ АД - 460 лева</text:p>
          </table:table-cell>
          <table:table-cell office:value-type="string" calcext:value-type="string">
            <text:p>46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11705</text:p>
          </table:table-cell>
          <table:table-cell office:value-type="string" calcext:value-type="string">
            <text:p>Образувано/28/08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Милена Йорданова Иг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28410411705</text:p>
          </table:table-cell>
          <table:table-cell office:value-type="string" calcext:value-type="string">
            <text:p>Образувано/28/08/2012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С БЕТА България ЕООД; РАЙВЪЛ (ЕУ) ЕАД</text:p>
          </table:table-cell>
          <table:table-cell office:value-type="string" calcext:value-type="string">
            <text:p>Милена Йорданова Иго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1723</text:p>
          </table:table-cell>
          <table:table-cell office:value-type="string" calcext:value-type="string">
            <text:p>Образувано/27/02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Йорданка Грозданова Мит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58410411983</text:p>
          </table:table-cell>
          <table:table-cell office:value-type="string" calcext:value-type="string">
            <text:p>Свършено/16/05/2025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Елизабета Димитрова Панова</text:p>
          </table:table-cell>
          <table:table-cell office:value-type="string" calcext:value-type="string">
            <text:p>ЕТ АНАБЕЛ - СВЕТЛАНА АЛЕКОВА/ЕТ АНАБЕЛ - СВЕТЛАНА АЛЕКОВА</text:p>
          </table:table-cell>
          <table:table-cell office:value-type="string" calcext:value-type="string">
            <text:p>ЕТ АНАБЕЛ - СВЕТЛАНА АЛЕКОВА/ЕТ АНАБЕЛ - СВЕТЛАНА АЛЕКОВА - null лева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1540</text:p>
          </table:table-cell>
          <table:table-cell office:value-type="string" calcext:value-type="string">
            <text:p>Образувано/27/02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Борислав Бориславов Бе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1540</text:p>
          </table:table-cell>
          <table:table-cell office:value-type="string" calcext:value-type="string">
            <text:p>Образувано/27/02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Борислав Бориславов Бер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78410401577</text:p>
          </table:table-cell>
          <table:table-cell office:value-type="string" calcext:value-type="string">
            <text:p>Образувано/27/02/2017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Ивайло Кирилов Ил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18410407947</text:p>
          </table:table-cell>
          <table:table-cell office:value-type="string" calcext:value-type="string">
            <text:p>Образувано/30/12/2021</text:p>
          </table:table-cell>
          <table:table-cell office:value-type="string" calcext:value-type="string">
            <text:p>Публични общинск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ЕВГЕНИ СПАСОВ ГЕОРГИЕВ</text:p>
          </table:table-cell>
          <table:table-cell office:value-type="string" calcext:value-type="string">
            <text:p>ЗЕМЕН РАЙ БГ ЕООД/ЗЕМЕН РАЙ БГ ЕООД</text:p>
          </table:table-cell>
          <table:table-cell office:value-type="string" calcext:value-type="string">
            <text:p>ЗЕМЕН РАЙ БГ ЕООД/ЗЕМЕН РАЙ БГ ЕООД - 610 лева</text:p>
          </table:table-cell>
          <table:table-cell office:value-type="string" calcext:value-type="string">
            <text:p>61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250</text:p>
          </table:table-cell>
          <table:table-cell office:value-type="string" calcext:value-type="string">
            <text:p>Образувано/12/10/2023</text:p>
          </table:table-cell>
          <table:table-cell office:value-type="string" calcext:value-type="string">
            <text:p>Част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СТЕРСТВО НА ВЪТРЕШНИТЕ РАБОТИ </text:p>
          </table:table-cell>
          <table:table-cell office:value-type="string" calcext:value-type="string">
            <text:p>Димитър Вълчев Финдул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367</text:p>
          </table:table-cell>
          <table:table-cell office:value-type="string" calcext:value-type="string">
            <text:p>Образувано/04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СВЕТЛАНА ГЕОРГИЕВА ГЕОРГИ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0367</text:p>
          </table:table-cell>
          <table:table-cell office:value-type="string" calcext:value-type="string">
            <text:p>Образувано/04/0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БОРИСЛАВ ГЕОРГИЕВ ГЕОРГИЕ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993</text:p>
          </table:table-cell>
          <table:table-cell office:value-type="string" calcext:value-type="string">
            <text:p>Образувано/13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нгел Гецов Тодоров</text:p>
          </table:table-cell>
          <table:table-cell office:value-type="string" calcext:value-type="string">
            <text:p>ОБРАЗОВАНИЕ И НАУКА ЕАД/ОБРАЗОВАНИЕ И НАУКА ЕАД</text:p>
          </table:table-cell>
          <table:table-cell office:value-type="string" calcext:value-type="string">
            <text:p>ОБРАЗОВАНИЕ И НАУКА ЕАД/ОБРАЗОВАНИЕ И НАУКА ЕАД - 1000 лева</text:p>
          </table:table-cell>
          <table:table-cell office:value-type="string" calcext:value-type="string">
            <text:p>1000 лева</text:p>
          </table:table-cell>
          <table:table-cell table:number-columns-repeated="2" office:value-type="string" calcext:value-type="string">
            <text:p>16/05/2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178410403961</text:p>
          </table:table-cell>
          <table:table-cell office:value-type="string" calcext:value-type="string">
            <text:p>Образувано/25/05/2017</text:p>
          </table:table-cell>
          <table:table-cell office:value-type="string" calcext:value-type="string">
            <text:p>Публични държавни взем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ИЧНА ОБЩИНА - ДИРЕКЦИЯ ОБЩИНСКИ ПРИХОДИ; ОТДЕЛ РСВ </text:p>
          </table:table-cell>
          <table:table-cell office:value-type="string" calcext:value-type="string">
            <text:p>Георги Петков Цветан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196</text:p>
          </table:table-cell>
          <table:table-cell office:value-type="string" calcext:value-type="string">
            <text:p>Образувано/11/10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ПС БЕТА България ЕООД; ТИ БИ АЙ Банк ЕАД; АПС БЕТА България ЕООД</text:p>
          </table:table-cell>
          <table:table-cell office:value-type="string" calcext:value-type="string">
            <text:p>Давинчи Трайков Самуилов</text:p>
          </table:table-cell>
          <table:table-cell office:value-type="string" calcext:value-type="string">
            <text:p>УЛПИЯ СЕРДИКА 23/УЛПИЯ СЕРДИКА 23</text:p>
          </table:table-cell>
          <table:table-cell office:value-type="string" calcext:value-type="string">
            <text:p>УЛПИЯ СЕРДИКА 23/УЛПИЯ СЕРДИКА 23 - 1080 лева</text:p>
          </table:table-cell>
          <table:table-cell office:value-type="string" calcext:value-type="string">
            <text:p>108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993</text:p>
          </table:table-cell>
          <table:table-cell office:value-type="string" calcext:value-type="string">
            <text:p>Образувано/13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нгел Гецов Тодоров</text:p>
          </table:table-cell>
          <table:table-cell office:value-type="string" calcext:value-type="string">
            <text:p>ОБРАЗОВАНИЕ И НАУКА ЕАД/ОБРАЗОВАНИЕ И НАУКА ЕАД</text:p>
          </table:table-cell>
          <table:table-cell office:value-type="string" calcext:value-type="string">
            <text:p>ОБРАЗОВАНИЕ И НАУКА ЕАД/ОБРАЗОВАНИЕ И НАУКА ЕАД - 1000 лева</text:p>
          </table:table-cell>
          <table:table-cell office:value-type="string" calcext:value-type="string">
            <text:p>100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993</text:p>
          </table:table-cell>
          <table:table-cell office:value-type="string" calcext:value-type="string">
            <text:p>Образувано/13/12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Ангел Гецов Тодоров</text:p>
          </table:table-cell>
          <table:table-cell office:value-type="string" calcext:value-type="string">
            <text:p>БУМЕРАНГ АПС ЕООД/БУМЕРАНГ АПС ЕООД</text:p>
          </table:table-cell>
          <table:table-cell office:value-type="string" calcext:value-type="string">
            <text:p>ОБРАЗОВАНИЕ И НАУКА ЕАД/ОБРАЗОВАНИЕ И НАУКА ЕАД - 1000 лева</text:p>
          </table:table-cell>
          <table:table-cell office:value-type="string" calcext:value-type="string">
            <text:p>100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48410412270</text:p>
          </table:table-cell>
          <table:table-cell office:value-type="string" calcext:value-type="string">
            <text:p>Перемирано/18/03/2024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РЕДИТ ИНКАСО ИНВЕСТМЪНТС БГ ЕАД; БНП ПАРИБА ПЪРСЪНЪЛ ФАЙНЕНС ЕАД</text:p>
          </table:table-cell>
          <table:table-cell office:value-type="string" calcext:value-type="string">
            <text:p>Найден Апостолов Христ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390</text:p>
          </table:table-cell>
          <table:table-cell office:value-type="string" calcext:value-type="string">
            <text:p>Образувано/25/10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</text:p>
          </table:table-cell>
          <table:table-cell office:value-type="string" calcext:value-type="string">
            <text:p>Пресияна Георгиева Василева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168410410324</text:p>
          </table:table-cell>
          <table:table-cell office:value-type="string" calcext:value-type="string">
            <text:p>Образувано/03/11/2016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БЕДИНЕНА БЪЛГАРСКА БАНКА АД; ЕОС МАТРИКС ЕООД</text:p>
          </table:table-cell>
          <table:table-cell office:value-type="string" calcext:value-type="string">
            <text:p>Иван Василев Войводов</text:p>
          </table:table-cell>
          <table:table-cell office:value-type="string" calcext:value-type="string">
            <text:p>БГ ДИВЕЛЪПМЪНТС ООД/БГ ДИВЕЛЪПМЪНТС ООД</text:p>
          </table:table-cell>
          <table:table-cell office:value-type="string" calcext:value-type="string">
            <text:p>БГ ДИВЕЛЪПМЪНТС ООД/БГ ДИВЕЛЪПМЪНТС ООД - 1077 лева</text:p>
          </table:table-cell>
          <table:table-cell office:value-type="string" calcext:value-type="string">
            <text:p>1077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595</text:p>
          </table:table-cell>
          <table:table-cell office:value-type="string" calcext:value-type="string">
            <text:p>Образувано/15/11/2023</text:p>
          </table:table-cell>
          <table:table-cell office:value-type="string" calcext:value-type="string">
            <text:p>В полза на бан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ОБАНК БЪЛГАРИЯ АД</text:p>
          </table:table-cell>
          <table:table-cell office:value-type="string" calcext:value-type="string">
            <text:p>Олег Райков Костадинов</text:p>
          </table:table-cell>
          <table:table-cell office:value-type="string" calcext:value-type="string">
            <text:p>МАРТОЛИНА ГРУП ЕООД/МАРТОЛИНА ГРУП ЕООД</text:p>
          </table:table-cell>
          <table:table-cell office:value-type="string" calcext:value-type="string">
            <text:p>МАРТОЛИНА ГРУП ЕООД/МАРТОЛИНА ГРУП ЕООД - 270 лева</text:p>
          </table:table-cell>
          <table:table-cell office:value-type="string" calcext:value-type="string">
            <text:p>27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38410403611</text:p>
          </table:table-cell>
          <table:table-cell office:value-type="string" calcext:value-type="string">
            <text:p>Образувано/15/11/2023</text:p>
          </table:table-cell>
          <table:table-cell office:value-type="string" calcext:value-type="string">
            <text:p>В полза на търговц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ПЛОФИКАЦИЯ СОФИЯ ЕАД</text:p>
          </table:table-cell>
          <table:table-cell office:value-type="string" calcext:value-type="string">
            <text:p>Явор Николаев Попов</text:p>
          </table:table-cell>
          <table:table-cell office:value-type="string" calcext:value-type="string">
            <text:p>Няма запор на трудов договор</text:p>
          </table:table-cell>
          <table:table-cell office:value-type="string" calcext:value-type="string">
            <text:p>Няма активен трудов договор</text:p>
          </table:table-cell>
          <table:table-cell office:value-type="string" calcext:value-type="string">
            <text:p>0 лева</text:p>
          </table:table-cell>
          <table:table-cell office:value-type="string" calcext:value-type="string">
            <text:p>16/05/2025</text:p>
          </table:table-cell>
          <table:table-cell table:number-columns-repeated="16374"/>
        </table:table-row>
        <table:table-row table:style-name="ro2" table:number-rows-repeated="104757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111" meta:object-count="0"/>
    <meta:generator>LibreOffice/7.4.7.2$Linux_X86_64 LibreOffice_project/40$Build-2</meta:generator>
  </office:meta>
</office:document-meta>
</file>